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ulka1" style:family="table">
      <style:table-properties style:width="15.252cm" fo:margin-left="-0.018cm" fo:margin-top="0cm" fo:margin-bottom="0cm" table:align="left" style:writing-mode="lr-tb"/>
    </style:style>
    <style:style style:name="Tabulka1.A" style:family="table-column">
      <style:table-column-properties style:column-width="4.295cm"/>
    </style:style>
    <style:style style:name="Tabulka1.B" style:family="table-column">
      <style:table-column-properties style:column-width="1.974cm"/>
    </style:style>
    <style:style style:name="Tabulka1.C" style:family="table-column">
      <style:table-column-properties style:column-width="2.009cm"/>
    </style:style>
    <style:style style:name="Tabulka1.D" style:family="table-column">
      <style:table-column-properties style:column-width="1.212cm"/>
    </style:style>
    <style:style style:name="Tabulka1.E" style:family="table-column">
      <style:table-column-properties style:column-width="3.247cm"/>
    </style:style>
    <style:style style:name="Tabulka1.F" style:family="table-column">
      <style:table-column-properties style:column-width="0.984cm"/>
    </style:style>
    <style:style style:name="Tabulka1.G" style:family="table-column">
      <style:table-column-properties style:column-width="0.319cm"/>
    </style:style>
    <style:style style:name="Tabulka1.H" style:family="table-column">
      <style:table-column-properties style:column-width="0.653cm"/>
    </style:style>
    <style:style style:name="Tabulka1.I" style:family="table-column">
      <style:table-column-properties style:column-width="0.559cm"/>
    </style:style>
    <style:style style:name="Tabulka1.1" style:family="table-row">
      <style:table-row-properties style:min-row-height="0.52cm" fo:keep-together="auto"/>
    </style:style>
    <style:style style:name="Tabulka1.A1" style:family="table-cell">
      <style:table-cell-properties style:vertical-align="middle" fo:padding="0cm" fo:border-left="1pt solid #00000a" fo:border-right="1pt solid #00000a" fo:border-top="1pt solid #00000a" fo:border-bottom="none"/>
    </style:style>
    <style:style style:name="Tabulka1.F1" style:family="table-cell">
      <style:table-cell-properties style:vertical-align="middle" fo:padding="0cm" fo:border-left="none" fo:border-right="1pt solid #00000a" fo:border-top="1pt solid #00000a" fo:border-bottom="none"/>
    </style:style>
    <style:style style:name="Tabulka1.2" style:family="table-row">
      <style:table-row-properties style:min-row-height="0.242cm" fo:keep-together="auto"/>
    </style:style>
    <style:style style:name="Tabulka1.A2" style:family="table-cell">
      <style:table-cell-properties style:vertical-align="bottom" fo:padding="0cm" fo:border-left="1pt solid #00000a" fo:border-right="1pt solid #00000a" fo:border-top="none" fo:border-bottom="none"/>
    </style:style>
    <style:style style:name="Tabulka1.F2" style:family="table-cell">
      <style:table-cell-properties style:vertical-align="bottom" fo:padding="0cm" fo:border-left="none" fo:border-right="1pt solid #00000a" fo:border-top="none" fo:border-bottom="none"/>
    </style:style>
    <style:style style:name="Tabulka1.3" style:family="table-row">
      <style:table-row-properties style:min-row-height="0.238cm" fo:keep-together="auto"/>
    </style:style>
    <style:style style:name="Tabulka1.4" style:family="table-row">
      <style:table-row-properties style:min-row-height="0.189cm" fo:keep-together="auto"/>
    </style:style>
    <style:style style:name="Tabulka1.A4" style:family="table-cell">
      <style:table-cell-properties style:vertical-align="bottom" fo:padding="0cm" fo:border-left="1pt solid #00000a" fo:border-right="1pt solid #00000a" fo:border-top="none" fo:border-bottom="1pt solid #00000a"/>
    </style:style>
    <style:style style:name="Tabulka1.E4" style:family="table-cell">
      <style:table-cell-properties style:vertical-align="bottom" fo:padding="0cm" fo:border-left="none" fo:border-right="1pt solid #00000a" fo:border-top="none" fo:border-bottom="1pt solid #00000a"/>
    </style:style>
    <style:style style:name="Tabulka1.F4" style:family="table-cell">
      <style:table-cell-properties style:vertical-align="bottom" fo:padding="0cm" fo:border-left="none" fo:border-right="none" fo:border-top="none" fo:border-bottom="1pt solid #00000a"/>
    </style:style>
    <style:style style:name="Tabulka1.5" style:family="table-row">
      <style:table-row-properties style:min-row-height="1.833cm" fo:keep-together="auto"/>
    </style:style>
    <style:style style:name="Tabulka1.A5" style:family="table-cell">
      <style:table-cell-properties style:vertical-align="middle" fo:padding="0cm" fo:border-left="1pt solid #00000a" fo:border-right="1pt solid #00000a" fo:border-top="none" fo:border-bottom="none"/>
    </style:style>
    <style:style style:name="Tabulka1.E5" style:family="table-cell">
      <style:table-cell-properties style:vertical-align="middle" fo:padding="0cm" fo:border-left="none" fo:border-right="1pt solid #00000a" fo:border-top="none" fo:border-bottom="none"/>
    </style:style>
    <style:style style:name="Tabulka1.6" style:family="table-row">
      <style:table-row-properties style:min-row-height="1.884cm" fo:keep-together="auto"/>
    </style:style>
    <style:style style:name="Tabulka1.A6" style:family="table-cell">
      <style:table-cell-properties style:vertical-align="middle" fo:padding="0cm" fo:border="0.5pt solid #00000a"/>
    </style:style>
    <style:style style:name="Tabulka1.7" style:family="table-row">
      <style:table-row-properties style:min-row-height="0.96cm" fo:keep-together="auto"/>
    </style:style>
    <style:style style:name="Tabulka1.A7" style:family="table-cell">
      <style:table-cell-properties style:vertical-align="middle" fo:padding="0cm" fo:border-left="1pt solid #00000a" fo:border-right="1pt solid #00000a" fo:border-top="0.5pt solid #00000a" fo:border-bottom="0.5pt solid #00000a"/>
    </style:style>
    <style:style style:name="Tabulka1.E7" style:family="table-cell">
      <style:table-cell-properties style:vertical-align="middle" fo:padding="0cm" fo:border-left="none" fo:border-right="1pt solid #00000a" fo:border-top="0.5pt solid #00000a" fo:border-bottom="0.5pt solid #00000a"/>
    </style:style>
    <style:style style:name="Tabulka1.9" style:family="table-row">
      <style:table-row-properties style:min-row-height="1.515cm" fo:keep-together="auto"/>
    </style:style>
    <style:style style:name="Tabulka1.10" style:family="table-row">
      <style:table-row-properties style:min-row-height="1.901cm" fo:keep-together="auto"/>
    </style:style>
    <style:style style:name="Tabulka1.11" style:family="table-row">
      <style:table-row-properties style:min-row-height="3.328cm" fo:keep-together="auto"/>
    </style:style>
    <style:style style:name="Tabulka1.13" style:family="table-row">
      <style:table-row-properties style:min-row-height="1.434cm" fo:keep-together="auto"/>
    </style:style>
    <style:style style:name="Tabulka1.A13" style:family="table-cell">
      <style:table-cell-properties style:vertical-align="middle" fo:padding="0cm" fo:border-left="1pt solid #00000a" fo:border-right="1pt solid #00000a" fo:border-top="0.5pt solid #00000a" fo:border-bottom="none"/>
    </style:style>
    <style:style style:name="Tabulka1.F13" style:family="table-cell">
      <style:table-cell-properties style:vertical-align="middle" fo:padding="0cm" fo:border-left="none" fo:border-right="1pt solid #00000a" fo:border-top="0.5pt solid #00000a" fo:border-bottom="none"/>
    </style:style>
    <style:style style:name="Tabulka1.14" style:family="table-row">
      <style:table-row-properties style:min-row-height="0.192cm" fo:keep-together="auto"/>
    </style:style>
    <style:style style:name="Tabulka1.A14" style:family="table-cell">
      <style:table-cell-properties style:vertical-align="middle" fo:padding="0cm" fo:border-left="1pt solid #00000a" fo:border-right="1pt solid #00000a" fo:border-top="none" fo:border-bottom="0.5pt solid #00000a"/>
    </style:style>
    <style:style style:name="Tabulka1.E14" style:family="table-cell">
      <style:table-cell-properties style:vertical-align="middle" fo:padding="0cm" fo:border-left="none" fo:border-right="1pt solid #00000a" fo:border-top="none" fo:border-bottom="0.5pt solid #00000a"/>
    </style:style>
    <style:style style:name="Tabulka1.F14" style:family="table-cell">
      <style:table-cell-properties style:vertical-align="middle" fo:padding="0cm" fo:border-left="none" fo:border-right="none" fo:border-top="none" fo:border-bottom="0.5pt solid #00000a"/>
    </style:style>
    <style:style style:name="Tabulka1.15" style:family="table-row">
      <style:table-row-properties style:min-row-height="1.409cm" fo:keep-together="auto"/>
    </style:style>
    <style:style style:name="Tabulka1.16" style:family="table-row">
      <style:table-row-properties style:min-row-height="0.483cm" fo:keep-together="auto"/>
    </style:style>
    <style:style style:name="Tabulka1.A17" style:family="table-cell">
      <style:table-cell-properties style:vertical-align="middle" fo:padding="0cm" fo:border-left="1pt solid #00000a" fo:border-right="1pt solid #00000a" fo:border-top="none" fo:border-bottom="1pt solid #00000a"/>
    </style:style>
    <style:style style:name="Tabulka1.E17" style:family="table-cell">
      <style:table-cell-properties style:vertical-align="middle" fo:padding="0cm" fo:border-left="none" fo:border-right="1pt solid #00000a" fo:border-top="none" fo:border-bottom="1pt solid #00000a"/>
    </style:style>
    <style:style style:name="Tabulka1.F17" style:family="table-cell">
      <style:table-cell-properties style:vertical-align="middle" fo:padding="0cm" fo:border-left="none" fo:border-right="none" fo:border-top="none" fo:border-bottom="1pt solid #00000a"/>
    </style:style>
    <style:style style:name="Tabulka1.18" style:family="table-row">
      <style:table-row-properties style:min-row-height="1.141cm" fo:keep-together="auto"/>
    </style:style>
    <style:style style:name="Tabulka1.19" style:family="table-row">
      <style:table-row-properties style:min-row-height="2.501cm" fo:keep-together="auto"/>
    </style:style>
    <style:style style:name="Tabulka1.20" style:family="table-row">
      <style:table-row-properties style:min-row-height="1.427cm" fo:keep-together="auto"/>
    </style:style>
    <style:style style:name="Tabulka1.21" style:family="table-row">
      <style:table-row-properties style:min-row-height="0.485cm" fo:keep-together="auto"/>
    </style:style>
    <style:style style:name="Tabulka1.22" style:family="table-row">
      <style:table-row-properties style:min-row-height="0.474cm" fo:keep-together="auto"/>
    </style:style>
    <style:style style:name="Tabulka1.24" style:family="table-row">
      <style:table-row-properties style:min-row-height="2.383cm" fo:keep-together="auto"/>
    </style:style>
    <style:style style:name="Tabulka1.25" style:family="table-row">
      <style:table-row-properties style:min-row-height="1.909cm" fo:keep-together="auto"/>
    </style:style>
    <style:style style:name="Tabulka1.26" style:family="table-row">
      <style:table-row-properties style:min-row-height="1.03cm" fo:keep-together="auto"/>
    </style:style>
    <style:style style:name="Tabulka1.A27" style:family="table-cell">
      <style:table-cell-properties style:vertical-align="middle" fo:padding="0cm" fo:border-left="1pt solid #00000a" fo:border-right="none" fo:border-top="none" fo:border-bottom="0.5pt solid #00000a"/>
    </style:style>
    <style:style style:name="Tabulka1.28" style:family="table-row">
      <style:table-row-properties style:min-row-height="2.358cm" fo:keep-together="auto"/>
    </style:style>
    <style:style style:name="Tabulka1.29" style:family="table-row">
      <style:table-row-properties style:min-row-height="3.325cm" fo:keep-together="auto"/>
    </style:style>
    <style:style style:name="Tabulka1.F31" style:family="table-cell">
      <style:table-cell-properties style:vertical-align="middle" fo:padding="0cm" fo:border="none"/>
    </style:style>
    <style:style style:name="Tabulka1.45" style:family="table-row">
      <style:table-row-properties style:min-row-height="0.953cm" fo:keep-together="auto"/>
    </style:style>
    <style:style style:name="Tabulka1.48" style:family="table-row">
      <style:table-row-properties style:min-row-height="0.935cm" fo:keep-together="auto"/>
    </style:style>
    <style:style style:name="Tabulka1.49" style:family="table-row">
      <style:table-row-properties style:min-row-height="2.473cm" fo:keep-together="auto"/>
    </style:style>
    <style:style style:name="Tabulka1.51" style:family="table-row">
      <style:table-row-properties style:min-row-height="2.053cm" fo:keep-together="auto"/>
    </style:style>
    <style:style style:name="Tabulka1.54" style:family="table-row">
      <style:table-row-properties style:min-row-height="3.413cm" fo:keep-together="auto"/>
    </style:style>
    <style:style style:name="Tabulka1.F55" style:family="table-cell">
      <style:table-cell-properties style:vertical-align="middle" fo:padding="0cm" fo:border-left="1pt solid #00000a" fo:border-right="none" fo:border-top="none" fo:border-bottom="none"/>
    </style:style>
    <style:style style:name="Tabulka1.62" style:family="table-row">
      <style:table-row-properties style:min-row-height="1.819cm" fo:keep-together="auto"/>
    </style:style>
    <style:style style:name="Tabulka1.63" style:family="table-row">
      <style:table-row-properties style:min-row-height="3.993cm" fo:keep-together="auto"/>
    </style:style>
    <style:style style:name="Tabulka1.64" style:family="table-row">
      <style:table-row-properties style:min-row-height="5.406cm" fo:keep-together="auto"/>
    </style:style>
    <style:style style:name="Tabulka1.65" style:family="table-row">
      <style:table-row-properties style:min-row-height="0.455cm" fo:keep-together="auto"/>
    </style:style>
    <style:style style:name="Tabulka1.A65" style:family="table-cell">
      <style:table-cell-properties style:vertical-align="middle" fo:padding="0cm" fo:border-left="1pt solid #00000a" fo:border-right="1pt solid #00000a" fo:border-top="0.5pt solid #00000a" fo:border-bottom="1pt solid #00000a"/>
    </style:style>
    <style:style style:name="Tabulka1.E65" style:family="table-cell">
      <style:table-cell-properties style:vertical-align="middle" fo:padding="0cm" fo:border-left="none" fo:border-right="1pt solid #00000a" fo:border-top="0.5pt solid #00000a" fo:border-bottom="1pt solid #00000a"/>
    </style:style>
    <style:style style:name="Tabulka2" style:family="table">
      <style:table-properties style:width="25.208cm" fo:margin-left="-0.732cm" fo:margin-top="0cm" fo:margin-bottom="0cm" table:align="left" style:writing-mode="lr-tb"/>
    </style:style>
    <style:style style:name="Tabulka2.A" style:family="table-column">
      <style:table-column-properties style:column-width="2.815cm"/>
    </style:style>
    <style:style style:name="Tabulka2.B" style:family="table-column">
      <style:table-column-properties style:column-width="8.001cm"/>
    </style:style>
    <style:style style:name="Tabulka2.C" style:family="table-column">
      <style:table-column-properties style:column-width="3.251cm"/>
    </style:style>
    <style:style style:name="Tabulka2.D" style:family="table-column">
      <style:table-column-properties style:column-width="2.499cm"/>
    </style:style>
    <style:style style:name="Tabulka2.E" style:family="table-column">
      <style:table-column-properties style:column-width="2.251cm"/>
    </style:style>
    <style:style style:name="Tabulka2.F" style:family="table-column">
      <style:table-column-properties style:column-width="4.355cm"/>
    </style:style>
    <style:style style:name="Tabulka2.G" style:family="table-column">
      <style:table-column-properties style:column-width="2.034cm"/>
    </style:style>
    <style:style style:name="Tabulka2.1" style:family="table-row">
      <style:table-row-properties fo:keep-together="auto"/>
    </style:style>
    <style:style style:name="Tabulka2.A1" style:family="table-cell">
      <style:table-cell-properties fo:background-color="#b2a1c7" fo:padding-left="0.199cm" fo:padding-right="0.191cm" fo:padding-top="0cm" fo:padding-bottom="0cm" fo:border="0.5pt solid #000001">
        <style:background-image/>
      </style:table-cell-properties>
    </style:style>
    <style:style style:name="Tabulka2.2" style:family="table-row">
      <style:table-row-properties style:min-row-height="0.917cm" fo:keep-together="auto"/>
    </style:style>
    <style:style style:name="Tabulka2.A2" style:family="table-cell">
      <style:table-cell-properties fo:padding-left="0.199cm" fo:padding-right="0.191cm" fo:padding-top="0cm" fo:padding-bottom="0cm" fo:border="0.5pt solid #000001"/>
    </style:style>
    <style:style style:name="Tabulka2.B2" style:family="table-cell">
      <style:table-cell-properties fo:padding-left="0.199cm" fo:padding-right="0.191cm" fo:padding-top="0cm" fo:padding-bottom="0cm" fo:border="0.5pt solid #000001"/>
    </style:style>
    <style:style style:name="Tabulka2.C2" style:family="table-cell">
      <style:table-cell-properties fo:padding-left="0.199cm" fo:padding-right="0.191cm" fo:padding-top="0cm" fo:padding-bottom="0cm" fo:border="0.5pt solid #000001"/>
    </style:style>
    <style:style style:name="Tabulka2.D2" style:family="table-cell">
      <style:table-cell-properties fo:padding-left="0.199cm" fo:padding-right="0.191cm" fo:padding-top="0cm" fo:padding-bottom="0cm" fo:border="0.5pt solid #000001"/>
    </style:style>
    <style:style style:name="Tabulka2.E2" style:family="table-cell">
      <style:table-cell-properties fo:padding-left="0.199cm" fo:padding-right="0.191cm" fo:padding-top="0cm" fo:padding-bottom="0cm" fo:border="0.5pt solid #000001"/>
    </style:style>
    <style:style style:name="Tabulka2.F2" style:family="table-cell">
      <style:table-cell-properties fo:padding-left="0.199cm" fo:padding-right="0.191cm" fo:padding-top="0cm" fo:padding-bottom="0cm" fo:border="0.5pt solid #000001"/>
    </style:style>
    <style:style style:name="Tabulka2.G2" style:family="table-cell">
      <style:table-cell-properties fo:padding-left="0.199cm" fo:padding-right="0.191cm" fo:padding-top="0cm" fo:padding-bottom="0cm" fo:border="0.5pt solid #000001"/>
    </style:style>
    <style:style style:name="Tabulka2.3" style:family="table-row">
      <style:table-row-properties style:min-row-height="1.834cm" fo:keep-together="auto"/>
    </style:style>
    <style:style style:name="Tabulka2.A3" style:family="table-cell">
      <style:table-cell-properties fo:padding-left="0.199cm" fo:padding-right="0.191cm" fo:padding-top="0cm" fo:padding-bottom="0cm" fo:border="0.5pt solid #000001"/>
    </style:style>
    <style:style style:name="Tabulka2.B3" style:family="table-cell">
      <style:table-cell-properties fo:padding-left="0.199cm" fo:padding-right="0.191cm" fo:padding-top="0cm" fo:padding-bottom="0cm" fo:border="0.5pt solid #000001"/>
    </style:style>
    <style:style style:name="Tabulka2.C3" style:family="table-cell">
      <style:table-cell-properties fo:padding-left="0.199cm" fo:padding-right="0.191cm" fo:padding-top="0cm" fo:padding-bottom="0cm" fo:border="0.5pt solid #000001"/>
    </style:style>
    <style:style style:name="Tabulka2.D3" style:family="table-cell">
      <style:table-cell-properties fo:padding-left="0.199cm" fo:padding-right="0.191cm" fo:padding-top="0cm" fo:padding-bottom="0cm" fo:border="0.5pt solid #000001"/>
    </style:style>
    <style:style style:name="Tabulka2.E3" style:family="table-cell">
      <style:table-cell-properties fo:padding-left="0.199cm" fo:padding-right="0.191cm" fo:padding-top="0cm" fo:padding-bottom="0cm" fo:border="0.5pt solid #000001"/>
    </style:style>
    <style:style style:name="Tabulka2.F3" style:family="table-cell">
      <style:table-cell-properties fo:padding-left="0.199cm" fo:padding-right="0.191cm" fo:padding-top="0cm" fo:padding-bottom="0cm" fo:border="0.5pt solid #000001"/>
    </style:style>
    <style:style style:name="Tabulka2.G3" style:family="table-cell">
      <style:table-cell-properties fo:padding-left="0.199cm" fo:padding-right="0.191cm" fo:padding-top="0cm" fo:padding-bottom="0cm" fo:border="0.5pt solid #000001"/>
    </style:style>
    <style:style style:name="Tabulka2.4" style:family="table-row">
      <style:table-row-properties style:min-row-height="1.235cm" fo:keep-together="auto"/>
    </style:style>
    <style:style style:name="Tabulka2.A4" style:family="table-cell">
      <style:table-cell-properties fo:padding-left="0.199cm" fo:padding-right="0.191cm" fo:padding-top="0cm" fo:padding-bottom="0cm" fo:border="0.5pt solid #000001"/>
    </style:style>
    <style:style style:name="Tabulka2.B4" style:family="table-cell">
      <style:table-cell-properties fo:padding-left="0.199cm" fo:padding-right="0.191cm" fo:padding-top="0cm" fo:padding-bottom="0cm" fo:border="0.5pt solid #000001"/>
    </style:style>
    <style:style style:name="Tabulka2.C4" style:family="table-cell">
      <style:table-cell-properties fo:padding-left="0.199cm" fo:padding-right="0.191cm" fo:padding-top="0cm" fo:padding-bottom="0cm" fo:border="0.5pt solid #000001"/>
    </style:style>
    <style:style style:name="Tabulka2.D4" style:family="table-cell">
      <style:table-cell-properties fo:padding-left="0.199cm" fo:padding-right="0.191cm" fo:padding-top="0cm" fo:padding-bottom="0cm" fo:border="0.5pt solid #000001"/>
    </style:style>
    <style:style style:name="Tabulka2.E4" style:family="table-cell">
      <style:table-cell-properties fo:padding-left="0.199cm" fo:padding-right="0.191cm" fo:padding-top="0cm" fo:padding-bottom="0cm" fo:border="0.5pt solid #000001"/>
    </style:style>
    <style:style style:name="Tabulka2.F4" style:family="table-cell">
      <style:table-cell-properties fo:padding-left="0.199cm" fo:padding-right="0.191cm" fo:padding-top="0cm" fo:padding-bottom="0cm" fo:border="0.5pt solid #000001"/>
    </style:style>
    <style:style style:name="Tabulka2.G4" style:family="table-cell">
      <style:table-cell-properties fo:padding-left="0.199cm" fo:padding-right="0.191cm" fo:padding-top="0cm" fo:padding-bottom="0cm" fo:border="0.5pt solid #000001"/>
    </style:style>
    <style:style style:name="Tabulka2.5" style:family="table-row">
      <style:table-row-properties style:min-row-height="1.87cm" fo:keep-together="auto"/>
    </style:style>
    <style:style style:name="Tabulka2.A5" style:family="table-cell">
      <style:table-cell-properties fo:padding-left="0.199cm" fo:padding-right="0.191cm" fo:padding-top="0cm" fo:padding-bottom="0cm" fo:border="0.5pt solid #000001"/>
    </style:style>
    <style:style style:name="Tabulka2.B5" style:family="table-cell">
      <style:table-cell-properties fo:padding-left="0.199cm" fo:padding-right="0.191cm" fo:padding-top="0cm" fo:padding-bottom="0cm" fo:border="0.5pt solid #000001"/>
    </style:style>
    <style:style style:name="Tabulka2.C5" style:family="table-cell">
      <style:table-cell-properties fo:padding-left="0.199cm" fo:padding-right="0.191cm" fo:padding-top="0cm" fo:padding-bottom="0cm" fo:border="0.5pt solid #000001"/>
    </style:style>
    <style:style style:name="Tabulka2.D5" style:family="table-cell">
      <style:table-cell-properties fo:padding-left="0.199cm" fo:padding-right="0.191cm" fo:padding-top="0cm" fo:padding-bottom="0cm" fo:border="0.5pt solid #000001"/>
    </style:style>
    <style:style style:name="Tabulka2.E5" style:family="table-cell">
      <style:table-cell-properties fo:padding-left="0.199cm" fo:padding-right="0.191cm" fo:padding-top="0cm" fo:padding-bottom="0cm" fo:border="0.5pt solid #000001"/>
    </style:style>
    <style:style style:name="Tabulka2.F5" style:family="table-cell">
      <style:table-cell-properties fo:padding-left="0.199cm" fo:padding-right="0.191cm" fo:padding-top="0cm" fo:padding-bottom="0cm" fo:border="0.5pt solid #000001"/>
    </style:style>
    <style:style style:name="Tabulka2.G5" style:family="table-cell">
      <style:table-cell-properties fo:padding-left="0.199cm" fo:padding-right="0.191cm" fo:padding-top="0cm" fo:padding-bottom="0cm" fo:border="0.5pt solid #000001"/>
    </style:style>
    <style:style style:name="Tabulka2.A6" style:family="table-cell">
      <style:table-cell-properties fo:padding-left="0.199cm" fo:padding-right="0.191cm" fo:padding-top="0cm" fo:padding-bottom="0cm" fo:border="0.5pt solid #000001"/>
    </style:style>
    <style:style style:name="Tabulka2.B6" style:family="table-cell">
      <style:table-cell-properties fo:padding-left="0.199cm" fo:padding-right="0.191cm" fo:padding-top="0cm" fo:padding-bottom="0cm" fo:border="0.5pt solid #000001"/>
    </style:style>
    <style:style style:name="Tabulka2.C6" style:family="table-cell">
      <style:table-cell-properties fo:padding-left="0.199cm" fo:padding-right="0.191cm" fo:padding-top="0cm" fo:padding-bottom="0cm" fo:border="0.5pt solid #000001"/>
    </style:style>
    <style:style style:name="Tabulka2.D6" style:family="table-cell">
      <style:table-cell-properties fo:padding-left="0.199cm" fo:padding-right="0.191cm" fo:padding-top="0cm" fo:padding-bottom="0cm" fo:border="0.5pt solid #000001"/>
    </style:style>
    <style:style style:name="Tabulka2.E6" style:family="table-cell">
      <style:table-cell-properties fo:padding-left="0.199cm" fo:padding-right="0.191cm" fo:padding-top="0cm" fo:padding-bottom="0cm" fo:border="0.5pt solid #000001"/>
    </style:style>
    <style:style style:name="Tabulka2.F6" style:family="table-cell">
      <style:table-cell-properties fo:padding-left="0.199cm" fo:padding-right="0.191cm" fo:padding-top="0cm" fo:padding-bottom="0cm" fo:border="0.5pt solid #000001"/>
    </style:style>
    <style:style style:name="Tabulka2.G6" style:family="table-cell">
      <style:table-cell-properties fo:padding-left="0.199cm" fo:padding-right="0.191cm" fo:padding-top="0cm" fo:padding-bottom="0cm" fo:border="0.5pt solid #000001"/>
    </style:style>
    <style:style style:name="Tabulka3" style:family="table">
      <style:table-properties style:width="25.204cm" fo:margin-left="-0.732cm" fo:margin-top="0cm" fo:margin-bottom="0cm" table:align="left" style:writing-mode="lr-tb"/>
    </style:style>
    <style:style style:name="Tabulka3.A" style:family="table-column">
      <style:table-column-properties style:column-width="2.817cm"/>
    </style:style>
    <style:style style:name="Tabulka3.B" style:family="table-column">
      <style:table-column-properties style:column-width="9.86cm"/>
    </style:style>
    <style:style style:name="Tabulka3.C" style:family="table-column">
      <style:table-column-properties style:column-width="2.494cm"/>
    </style:style>
    <style:style style:name="Tabulka3.D" style:family="table-column">
      <style:table-column-properties style:column-width="1.744cm"/>
    </style:style>
    <style:style style:name="Tabulka3.E" style:family="table-column">
      <style:table-column-properties style:column-width="2.912cm"/>
    </style:style>
    <style:style style:name="Tabulka3.F" style:family="table-column">
      <style:table-column-properties style:column-width="2.57cm"/>
    </style:style>
    <style:style style:name="Tabulka3.G" style:family="table-column">
      <style:table-column-properties style:column-width="2.805cm"/>
    </style:style>
    <style:style style:name="Tabulka3.1" style:family="table-row">
      <style:table-row-properties fo:keep-together="auto"/>
    </style:style>
    <style:style style:name="Tabulka3.A1" style:family="table-cell">
      <style:table-cell-properties fo:background-color="#b2a1c7" fo:padding-left="0.199cm" fo:padding-right="0.191cm" fo:padding-top="0cm" fo:padding-bottom="0cm" fo:border="0.5pt solid #000001">
        <style:background-image/>
      </style:table-cell-properties>
    </style:style>
    <style:style style:name="Tabulka3.2" style:family="table-row">
      <style:table-row-properties style:min-row-height="0.917cm" fo:keep-together="auto"/>
    </style:style>
    <style:style style:name="Tabulka3.A2" style:family="table-cell">
      <style:table-cell-properties fo:padding-left="0.199cm" fo:padding-right="0.191cm" fo:padding-top="0cm" fo:padding-bottom="0cm" fo:border="0.5pt solid #000001"/>
    </style:style>
    <style:style style:name="Tabulka3.B2" style:family="table-cell">
      <style:table-cell-properties fo:padding-left="0.199cm" fo:padding-right="0.191cm" fo:padding-top="0cm" fo:padding-bottom="0cm" fo:border="0.5pt solid #000001"/>
    </style:style>
    <style:style style:name="Tabulka3.C2" style:family="table-cell">
      <style:table-cell-properties fo:padding-left="0.199cm" fo:padding-right="0.191cm" fo:padding-top="0cm" fo:padding-bottom="0cm" fo:border="0.5pt solid #000001"/>
    </style:style>
    <style:style style:name="Tabulka3.D2" style:family="table-cell">
      <style:table-cell-properties fo:padding-left="0.199cm" fo:padding-right="0.191cm" fo:padding-top="0cm" fo:padding-bottom="0cm" fo:border="0.5pt solid #000001"/>
    </style:style>
    <style:style style:name="Tabulka3.E2" style:family="table-cell">
      <style:table-cell-properties fo:padding-left="0.199cm" fo:padding-right="0.191cm" fo:padding-top="0cm" fo:padding-bottom="0cm" fo:border="0.5pt solid #000001"/>
    </style:style>
    <style:style style:name="Tabulka3.F2" style:family="table-cell">
      <style:table-cell-properties fo:padding-left="0.199cm" fo:padding-right="0.191cm" fo:padding-top="0cm" fo:padding-bottom="0cm" fo:border="0.5pt solid #000001"/>
    </style:style>
    <style:style style:name="Tabulka3.G2" style:family="table-cell">
      <style:table-cell-properties fo:padding-left="0.199cm" fo:padding-right="0.191cm" fo:padding-top="0cm" fo:padding-bottom="0cm" fo:border="0.5pt solid #000001"/>
    </style:style>
    <style:style style:name="Tabulka3.A3" style:family="table-cell">
      <style:table-cell-properties fo:padding-left="0.199cm" fo:padding-right="0.191cm" fo:padding-top="0cm" fo:padding-bottom="0cm" fo:border="0.5pt solid #000001"/>
    </style:style>
    <style:style style:name="Tabulka3.B3" style:family="table-cell">
      <style:table-cell-properties fo:padding-left="0.199cm" fo:padding-right="0.191cm" fo:padding-top="0cm" fo:padding-bottom="0cm" fo:border="0.5pt solid #000001"/>
    </style:style>
    <style:style style:name="Tabulka3.C3" style:family="table-cell">
      <style:table-cell-properties fo:padding-left="0.199cm" fo:padding-right="0.191cm" fo:padding-top="0cm" fo:padding-bottom="0cm" fo:border="0.5pt solid #000001"/>
    </style:style>
    <style:style style:name="Tabulka3.D3" style:family="table-cell">
      <style:table-cell-properties fo:padding-left="0.199cm" fo:padding-right="0.191cm" fo:padding-top="0cm" fo:padding-bottom="0cm" fo:border="0.5pt solid #000001"/>
    </style:style>
    <style:style style:name="Tabulka3.E3" style:family="table-cell">
      <style:table-cell-properties fo:padding-left="0.199cm" fo:padding-right="0.191cm" fo:padding-top="0cm" fo:padding-bottom="0cm" fo:border="0.5pt solid #000001"/>
    </style:style>
    <style:style style:name="Tabulka3.F3" style:family="table-cell">
      <style:table-cell-properties fo:padding-left="0.199cm" fo:padding-right="0.191cm" fo:padding-top="0cm" fo:padding-bottom="0cm" fo:border="0.5pt solid #000001"/>
    </style:style>
    <style:style style:name="Tabulka3.G3" style:family="table-cell">
      <style:table-cell-properties fo:padding-left="0.199cm" fo:padding-right="0.191cm" fo:padding-top="0cm" fo:padding-bottom="0cm" fo:border="0.5pt solid #000001"/>
    </style:style>
    <style:style style:name="Tabulka3.4" style:family="table-row">
      <style:table-row-properties style:min-row-height="1.834cm" fo:keep-together="auto"/>
    </style:style>
    <style:style style:name="Tabulka3.A4" style:family="table-cell">
      <style:table-cell-properties fo:padding-left="0.199cm" fo:padding-right="0.191cm" fo:padding-top="0cm" fo:padding-bottom="0cm" fo:border="0.5pt solid #000001"/>
    </style:style>
    <style:style style:name="Tabulka3.B4" style:family="table-cell">
      <style:table-cell-properties fo:padding-left="0.199cm" fo:padding-right="0.191cm" fo:padding-top="0cm" fo:padding-bottom="0cm" fo:border="0.5pt solid #000001"/>
    </style:style>
    <style:style style:name="Tabulka3.C4" style:family="table-cell">
      <style:table-cell-properties fo:padding-left="0.199cm" fo:padding-right="0.191cm" fo:padding-top="0cm" fo:padding-bottom="0cm" fo:border="0.5pt solid #000001"/>
    </style:style>
    <style:style style:name="Tabulka3.D4" style:family="table-cell">
      <style:table-cell-properties fo:padding-left="0.199cm" fo:padding-right="0.191cm" fo:padding-top="0cm" fo:padding-bottom="0cm" fo:border="0.5pt solid #000001"/>
    </style:style>
    <style:style style:name="Tabulka3.E4" style:family="table-cell">
      <style:table-cell-properties fo:padding-left="0.199cm" fo:padding-right="0.191cm" fo:padding-top="0cm" fo:padding-bottom="0cm" fo:border="0.5pt solid #000001"/>
    </style:style>
    <style:style style:name="Tabulka3.F4" style:family="table-cell">
      <style:table-cell-properties fo:padding-left="0.199cm" fo:padding-right="0.191cm" fo:padding-top="0cm" fo:padding-bottom="0cm" fo:border="0.5pt solid #000001"/>
    </style:style>
    <style:style style:name="Tabulka3.G4" style:family="table-cell">
      <style:table-cell-properties fo:padding-left="0.199cm" fo:padding-right="0.191cm" fo:padding-top="0cm" fo:padding-bottom="0cm" fo:border="0.5pt solid #000001"/>
    </style:style>
    <style:style style:name="Tabulka3.5" style:family="table-row">
      <style:table-row-properties style:min-row-height="1.87cm" fo:keep-together="auto"/>
    </style:style>
    <style:style style:name="Tabulka3.A5" style:family="table-cell">
      <style:table-cell-properties fo:padding-left="0.199cm" fo:padding-right="0.191cm" fo:padding-top="0cm" fo:padding-bottom="0cm" fo:border="0.5pt solid #000001"/>
    </style:style>
    <style:style style:name="Tabulka3.B5" style:family="table-cell">
      <style:table-cell-properties fo:padding-left="0.199cm" fo:padding-right="0.191cm" fo:padding-top="0cm" fo:padding-bottom="0cm" fo:border="0.5pt solid #000001"/>
    </style:style>
    <style:style style:name="Tabulka3.C5" style:family="table-cell">
      <style:table-cell-properties fo:padding-left="0.199cm" fo:padding-right="0.191cm" fo:padding-top="0cm" fo:padding-bottom="0cm" fo:border="0.5pt solid #000001"/>
    </style:style>
    <style:style style:name="Tabulka3.D5" style:family="table-cell">
      <style:table-cell-properties fo:padding-left="0.199cm" fo:padding-right="0.191cm" fo:padding-top="0cm" fo:padding-bottom="0cm" fo:border="0.5pt solid #000001"/>
    </style:style>
    <style:style style:name="Tabulka3.E5" style:family="table-cell">
      <style:table-cell-properties fo:padding-left="0.199cm" fo:padding-right="0.191cm" fo:padding-top="0cm" fo:padding-bottom="0cm" fo:border="0.5pt solid #000001"/>
    </style:style>
    <style:style style:name="Tabulka3.F5" style:family="table-cell">
      <style:table-cell-properties fo:padding-left="0.199cm" fo:padding-right="0.191cm" fo:padding-top="0cm" fo:padding-bottom="0cm" fo:border="0.5pt solid #000001"/>
    </style:style>
    <style:style style:name="Tabulka3.G5" style:family="table-cell">
      <style:table-cell-properties fo:padding-left="0.199cm" fo:padding-right="0.191cm" fo:padding-top="0cm" fo:padding-bottom="0cm" fo:border="0.5pt solid #000001"/>
    </style:style>
    <style:style style:name="Tabulka3.6" style:family="table-row">
      <style:table-row-properties style:min-row-height="0.847cm" fo:keep-together="auto"/>
    </style:style>
    <style:style style:name="Tabulka3.A6" style:family="table-cell">
      <style:table-cell-properties fo:padding-left="0.199cm" fo:padding-right="0.191cm" fo:padding-top="0cm" fo:padding-bottom="0cm" fo:border="0.5pt solid #000001"/>
    </style:style>
    <style:style style:name="Tabulka3.B6" style:family="table-cell">
      <style:table-cell-properties fo:padding-left="0.199cm" fo:padding-right="0.191cm" fo:padding-top="0cm" fo:padding-bottom="0cm" fo:border="0.5pt solid #000001"/>
    </style:style>
    <style:style style:name="Tabulka3.C6" style:family="table-cell">
      <style:table-cell-properties fo:padding-left="0.199cm" fo:padding-right="0.191cm" fo:padding-top="0cm" fo:padding-bottom="0cm" fo:border="0.5pt solid #000001"/>
    </style:style>
    <style:style style:name="Tabulka3.D6" style:family="table-cell">
      <style:table-cell-properties fo:padding-left="0.199cm" fo:padding-right="0.191cm" fo:padding-top="0cm" fo:padding-bottom="0cm" fo:border="0.5pt solid #000001"/>
    </style:style>
    <style:style style:name="Tabulka3.E6" style:family="table-cell">
      <style:table-cell-properties fo:padding-left="0.199cm" fo:padding-right="0.191cm" fo:padding-top="0cm" fo:padding-bottom="0cm" fo:border="0.5pt solid #000001"/>
    </style:style>
    <style:style style:name="Tabulka3.F6" style:family="table-cell">
      <style:table-cell-properties fo:padding-left="0.199cm" fo:padding-right="0.191cm" fo:padding-top="0cm" fo:padding-bottom="0cm" fo:border="0.5pt solid #000001"/>
    </style:style>
    <style:style style:name="Tabulka3.G6" style:family="table-cell">
      <style:table-cell-properties fo:padding-left="0.199cm" fo:padding-right="0.191cm" fo:padding-top="0cm" fo:padding-bottom="0cm" fo:border="0.5pt solid #000001"/>
    </style:style>
    <style:style style:name="Tabulka3.A7" style:family="table-cell">
      <style:table-cell-properties fo:padding-left="0.199cm" fo:padding-right="0.191cm" fo:padding-top="0cm" fo:padding-bottom="0cm" fo:border="0.5pt solid #000001"/>
    </style:style>
    <style:style style:name="Tabulka3.B7" style:family="table-cell">
      <style:table-cell-properties fo:padding-left="0.199cm" fo:padding-right="0.191cm" fo:padding-top="0cm" fo:padding-bottom="0cm" fo:border="0.5pt solid #000001"/>
    </style:style>
    <style:style style:name="Tabulka3.C7" style:family="table-cell">
      <style:table-cell-properties fo:padding-left="0.199cm" fo:padding-right="0.191cm" fo:padding-top="0cm" fo:padding-bottom="0cm" fo:border="0.5pt solid #000001"/>
    </style:style>
    <style:style style:name="Tabulka3.D7" style:family="table-cell">
      <style:table-cell-properties fo:padding-left="0.199cm" fo:padding-right="0.191cm" fo:padding-top="0cm" fo:padding-bottom="0cm" fo:border="0.5pt solid #000001"/>
    </style:style>
    <style:style style:name="Tabulka3.E7" style:family="table-cell">
      <style:table-cell-properties fo:padding-left="0.199cm" fo:padding-right="0.191cm" fo:padding-top="0cm" fo:padding-bottom="0cm" fo:border="0.5pt solid #000001"/>
    </style:style>
    <style:style style:name="Tabulka3.F7" style:family="table-cell">
      <style:table-cell-properties fo:padding-left="0.199cm" fo:padding-right="0.191cm" fo:padding-top="0cm" fo:padding-bottom="0cm" fo:border="0.5pt solid #000001"/>
    </style:style>
    <style:style style:name="Tabulka3.G7" style:family="table-cell">
      <style:table-cell-properties fo:padding-left="0.199cm" fo:padding-right="0.191cm" fo:padding-top="0cm" fo:padding-bottom="0cm" fo:border="0.5pt solid #000001"/>
    </style:style>
    <style:style style:name="Tabulka3.8" style:family="table-row">
      <style:table-row-properties style:min-row-height="1.552cm" fo:keep-together="auto"/>
    </style:style>
    <style:style style:name="Tabulka3.A8" style:family="table-cell">
      <style:table-cell-properties fo:padding-left="0.199cm" fo:padding-right="0.191cm" fo:padding-top="0cm" fo:padding-bottom="0cm" fo:border="0.5pt solid #000001"/>
    </style:style>
    <style:style style:name="Tabulka3.B8" style:family="table-cell">
      <style:table-cell-properties fo:padding-left="0.199cm" fo:padding-right="0.191cm" fo:padding-top="0cm" fo:padding-bottom="0cm" fo:border="0.5pt solid #000001"/>
    </style:style>
    <style:style style:name="Tabulka3.C8" style:family="table-cell">
      <style:table-cell-properties fo:padding-left="0.199cm" fo:padding-right="0.191cm" fo:padding-top="0cm" fo:padding-bottom="0cm" fo:border="0.5pt solid #000001"/>
    </style:style>
    <style:style style:name="Tabulka3.D8" style:family="table-cell">
      <style:table-cell-properties fo:padding-left="0.199cm" fo:padding-right="0.191cm" fo:padding-top="0cm" fo:padding-bottom="0cm" fo:border="0.5pt solid #000001"/>
    </style:style>
    <style:style style:name="Tabulka3.E8" style:family="table-cell">
      <style:table-cell-properties fo:padding-left="0.199cm" fo:padding-right="0.191cm" fo:padding-top="0cm" fo:padding-bottom="0cm" fo:border="0.5pt solid #000001"/>
    </style:style>
    <style:style style:name="Tabulka3.F8" style:family="table-cell">
      <style:table-cell-properties fo:padding-left="0.199cm" fo:padding-right="0.191cm" fo:padding-top="0cm" fo:padding-bottom="0cm" fo:border="0.5pt solid #000001"/>
    </style:style>
    <style:style style:name="Tabulka3.G8" style:family="table-cell">
      <style:table-cell-properties fo:padding-left="0.199cm" fo:padding-right="0.191cm" fo:padding-top="0cm" fo:padding-bottom="0cm" fo:border="0.5pt solid #000001"/>
    </style:style>
    <style:style style:name="Tabulka3.A9" style:family="table-cell">
      <style:table-cell-properties fo:padding-left="0.199cm" fo:padding-right="0.191cm" fo:padding-top="0cm" fo:padding-bottom="0cm" fo:border="0.5pt solid #000001"/>
    </style:style>
    <style:style style:name="Tabulka3.B9" style:family="table-cell">
      <style:table-cell-properties fo:padding-left="0.199cm" fo:padding-right="0.191cm" fo:padding-top="0cm" fo:padding-bottom="0cm" fo:border="0.5pt solid #000001"/>
    </style:style>
    <style:style style:name="Tabulka3.C9" style:family="table-cell">
      <style:table-cell-properties fo:padding-left="0.199cm" fo:padding-right="0.191cm" fo:padding-top="0cm" fo:padding-bottom="0cm" fo:border="0.5pt solid #000001"/>
    </style:style>
    <style:style style:name="Tabulka3.D9" style:family="table-cell">
      <style:table-cell-properties fo:padding-left="0.199cm" fo:padding-right="0.191cm" fo:padding-top="0cm" fo:padding-bottom="0cm" fo:border="0.5pt solid #000001"/>
    </style:style>
    <style:style style:name="Tabulka3.E9" style:family="table-cell">
      <style:table-cell-properties fo:padding-left="0.199cm" fo:padding-right="0.191cm" fo:padding-top="0cm" fo:padding-bottom="0cm" fo:border="0.5pt solid #000001"/>
    </style:style>
    <style:style style:name="Tabulka3.F9" style:family="table-cell">
      <style:table-cell-properties fo:padding-left="0.199cm" fo:padding-right="0.191cm" fo:padding-top="0cm" fo:padding-bottom="0cm" fo:border="0.5pt solid #000001"/>
    </style:style>
    <style:style style:name="Tabulka3.G9" style:family="table-cell">
      <style:table-cell-properties fo:padding-left="0.199cm" fo:padding-right="0.191cm" fo:padding-top="0cm" fo:padding-bottom="0cm" fo:border="0.5pt solid #000001"/>
    </style:style>
    <style:style style:name="Tabulka4" style:family="table">
      <style:table-properties style:width="25.206cm" fo:margin-left="-0.732cm" fo:margin-top="0cm" fo:margin-bottom="0cm" table:align="left" style:writing-mode="lr-tb"/>
    </style:style>
    <style:style style:name="Tabulka4.A" style:family="table-column">
      <style:table-column-properties style:column-width="2.817cm"/>
    </style:style>
    <style:style style:name="Tabulka4.B" style:family="table-column">
      <style:table-column-properties style:column-width="8.752cm"/>
    </style:style>
    <style:style style:name="Tabulka4.C" style:family="table-column">
      <style:table-column-properties style:column-width="2.75cm"/>
    </style:style>
    <style:style style:name="Tabulka4.D" style:family="table-column">
      <style:table-column-properties style:column-width="2.348cm"/>
    </style:style>
    <style:style style:name="Tabulka4.E" style:family="table-column">
      <style:table-column-properties style:column-width="2.829cm"/>
    </style:style>
    <style:style style:name="Tabulka4.F" style:family="table-column">
      <style:table-column-properties style:column-width="3.674cm"/>
    </style:style>
    <style:style style:name="Tabulka4.G" style:family="table-column">
      <style:table-column-properties style:column-width="2.034cm"/>
    </style:style>
    <style:style style:name="Tabulka4.1" style:family="table-row">
      <style:table-row-properties fo:keep-together="auto"/>
    </style:style>
    <style:style style:name="Tabulka4.A1" style:family="table-cell">
      <style:table-cell-properties fo:background-color="#b2a1c7" fo:padding-left="0.199cm" fo:padding-right="0.191cm" fo:padding-top="0cm" fo:padding-bottom="0cm" fo:border="0.5pt solid #000001">
        <style:background-image/>
      </style:table-cell-properties>
    </style:style>
    <style:style style:name="Tabulka4.2" style:family="table-row">
      <style:table-row-properties style:min-row-height="1.058cm" fo:keep-together="auto"/>
    </style:style>
    <style:style style:name="Tabulka4.A2" style:family="table-cell">
      <style:table-cell-properties fo:padding-left="0.199cm" fo:padding-right="0.191cm" fo:padding-top="0cm" fo:padding-bottom="0cm" fo:border="0.5pt solid #000001"/>
    </style:style>
    <style:style style:name="Tabulka4.B2" style:family="table-cell">
      <style:table-cell-properties fo:padding-left="0.199cm" fo:padding-right="0.191cm" fo:padding-top="0cm" fo:padding-bottom="0cm" fo:border="0.5pt solid #000001"/>
    </style:style>
    <style:style style:name="Tabulka4.C2" style:family="table-cell">
      <style:table-cell-properties fo:padding-left="0.199cm" fo:padding-right="0.191cm" fo:padding-top="0cm" fo:padding-bottom="0cm" fo:border="0.5pt solid #000001"/>
    </style:style>
    <style:style style:name="Tabulka4.D2" style:family="table-cell">
      <style:table-cell-properties fo:padding-left="0.199cm" fo:padding-right="0.191cm" fo:padding-top="0cm" fo:padding-bottom="0cm" fo:border="0.5pt solid #000001"/>
    </style:style>
    <style:style style:name="Tabulka4.E2" style:family="table-cell">
      <style:table-cell-properties fo:padding-left="0.199cm" fo:padding-right="0.191cm" fo:padding-top="0cm" fo:padding-bottom="0cm" fo:border="0.5pt solid #000001"/>
    </style:style>
    <style:style style:name="Tabulka4.F2" style:family="table-cell">
      <style:table-cell-properties fo:padding-left="0.199cm" fo:padding-right="0.191cm" fo:padding-top="0cm" fo:padding-bottom="0cm" fo:border="0.5pt solid #000001"/>
    </style:style>
    <style:style style:name="Tabulka4.G2" style:family="table-cell">
      <style:table-cell-properties fo:padding-left="0.199cm" fo:padding-right="0.191cm" fo:padding-top="0cm" fo:padding-bottom="0cm" fo:border="0.5pt solid #000001"/>
    </style:style>
    <style:style style:name="Tabulka4.3" style:family="table-row">
      <style:table-row-properties style:min-row-height="1.834cm" fo:keep-together="auto"/>
    </style:style>
    <style:style style:name="Tabulka4.A3" style:family="table-cell">
      <style:table-cell-properties fo:padding-left="0.199cm" fo:padding-right="0.191cm" fo:padding-top="0cm" fo:padding-bottom="0cm" fo:border="0.5pt solid #000001"/>
    </style:style>
    <style:style style:name="Tabulka4.B3" style:family="table-cell">
      <style:table-cell-properties fo:padding-left="0.199cm" fo:padding-right="0.191cm" fo:padding-top="0cm" fo:padding-bottom="0cm" fo:border="0.5pt solid #000001"/>
    </style:style>
    <style:style style:name="Tabulka4.C3" style:family="table-cell">
      <style:table-cell-properties fo:padding-left="0.199cm" fo:padding-right="0.191cm" fo:padding-top="0cm" fo:padding-bottom="0cm" fo:border="0.5pt solid #000001"/>
    </style:style>
    <style:style style:name="Tabulka4.D3" style:family="table-cell">
      <style:table-cell-properties fo:padding-left="0.199cm" fo:padding-right="0.191cm" fo:padding-top="0cm" fo:padding-bottom="0cm" fo:border="0.5pt solid #000001"/>
    </style:style>
    <style:style style:name="Tabulka4.E3" style:family="table-cell">
      <style:table-cell-properties fo:padding-left="0.199cm" fo:padding-right="0.191cm" fo:padding-top="0cm" fo:padding-bottom="0cm" fo:border="0.5pt solid #000001"/>
    </style:style>
    <style:style style:name="Tabulka4.F3" style:family="table-cell">
      <style:table-cell-properties fo:padding-left="0.199cm" fo:padding-right="0.191cm" fo:padding-top="0cm" fo:padding-bottom="0cm" fo:border="0.5pt solid #000001"/>
    </style:style>
    <style:style style:name="Tabulka4.G3" style:family="table-cell">
      <style:table-cell-properties fo:padding-left="0.199cm" fo:padding-right="0.191cm" fo:padding-top="0cm" fo:padding-bottom="0cm" fo:border="0.5pt solid #000001"/>
    </style:style>
    <style:style style:name="Tabulka4.4" style:family="table-row">
      <style:table-row-properties style:min-row-height="1.235cm" fo:keep-together="auto"/>
    </style:style>
    <style:style style:name="Tabulka4.A4" style:family="table-cell">
      <style:table-cell-properties fo:padding-left="0.199cm" fo:padding-right="0.191cm" fo:padding-top="0cm" fo:padding-bottom="0cm" fo:border="0.5pt solid #000001"/>
    </style:style>
    <style:style style:name="Tabulka4.B4" style:family="table-cell">
      <style:table-cell-properties fo:padding-left="0.199cm" fo:padding-right="0.191cm" fo:padding-top="0cm" fo:padding-bottom="0cm" fo:border="0.5pt solid #000001"/>
    </style:style>
    <style:style style:name="Tabulka4.C4" style:family="table-cell">
      <style:table-cell-properties fo:padding-left="0.199cm" fo:padding-right="0.191cm" fo:padding-top="0cm" fo:padding-bottom="0cm" fo:border="0.5pt solid #000001"/>
    </style:style>
    <style:style style:name="Tabulka4.D4" style:family="table-cell">
      <style:table-cell-properties fo:padding-left="0.199cm" fo:padding-right="0.191cm" fo:padding-top="0cm" fo:padding-bottom="0cm" fo:border="0.5pt solid #000001"/>
    </style:style>
    <style:style style:name="Tabulka4.E4" style:family="table-cell">
      <style:table-cell-properties fo:padding-left="0.199cm" fo:padding-right="0.191cm" fo:padding-top="0cm" fo:padding-bottom="0cm" fo:border="0.5pt solid #000001"/>
    </style:style>
    <style:style style:name="Tabulka4.F4" style:family="table-cell">
      <style:table-cell-properties fo:padding-left="0.199cm" fo:padding-right="0.191cm" fo:padding-top="0cm" fo:padding-bottom="0cm" fo:border="0.5pt solid #000001"/>
    </style:style>
    <style:style style:name="Tabulka4.G4" style:family="table-cell">
      <style:table-cell-properties fo:padding-left="0.199cm" fo:padding-right="0.191cm" fo:padding-top="0cm" fo:padding-bottom="0cm" fo:border="0.5pt solid #000001"/>
    </style:style>
    <style:style style:name="Tabulka5" style:family="table">
      <style:table-properties style:width="25.204cm" fo:margin-left="-0.732cm" fo:margin-top="0cm" fo:margin-bottom="0cm" table:align="left" style:writing-mode="lr-tb"/>
    </style:style>
    <style:style style:name="Tabulka5.A" style:family="table-column">
      <style:table-column-properties style:column-width="2.812cm"/>
    </style:style>
    <style:style style:name="Tabulka5.B" style:family="table-column">
      <style:table-column-properties style:column-width="6.953cm"/>
    </style:style>
    <style:style style:name="Tabulka5.C" style:family="table-column">
      <style:table-column-properties style:column-width="3.103cm"/>
    </style:style>
    <style:style style:name="Tabulka5.D" style:family="table-column">
      <style:table-column-properties style:column-width="2.607cm"/>
    </style:style>
    <style:style style:name="Tabulka5.E" style:family="table-column">
      <style:table-column-properties style:column-width="2.598cm"/>
    </style:style>
    <style:style style:name="Tabulka5.F" style:family="table-column">
      <style:table-column-properties style:column-width="2.992cm"/>
    </style:style>
    <style:style style:name="Tabulka5.G" style:family="table-column">
      <style:table-column-properties style:column-width="4.138cm"/>
    </style:style>
    <style:style style:name="Tabulka5.1" style:family="table-row">
      <style:table-row-properties fo:keep-together="auto"/>
    </style:style>
    <style:style style:name="Tabulka5.A1" style:family="table-cell">
      <style:table-cell-properties fo:background-color="#b2a1c7" fo:padding-left="0.199cm" fo:padding-right="0.191cm" fo:padding-top="0cm" fo:padding-bottom="0cm" fo:border="0.5pt solid #000001">
        <style:background-image/>
      </style:table-cell-properties>
    </style:style>
    <style:style style:name="Tabulka5.2" style:family="table-row">
      <style:table-row-properties style:min-row-height="0.917cm" fo:keep-together="auto"/>
    </style:style>
    <style:style style:name="Tabulka5.A2" style:family="table-cell">
      <style:table-cell-properties fo:padding-left="0.199cm" fo:padding-right="0.191cm" fo:padding-top="0cm" fo:padding-bottom="0cm" fo:border="0.5pt solid #000001"/>
    </style:style>
    <style:style style:name="Tabulka5.B2" style:family="table-cell">
      <style:table-cell-properties fo:padding-left="0.199cm" fo:padding-right="0.191cm" fo:padding-top="0cm" fo:padding-bottom="0cm" fo:border="0.5pt solid #000001"/>
    </style:style>
    <style:style style:name="Tabulka5.C2" style:family="table-cell">
      <style:table-cell-properties fo:padding-left="0.199cm" fo:padding-right="0.191cm" fo:padding-top="0cm" fo:padding-bottom="0cm" fo:border="0.5pt solid #000001"/>
    </style:style>
    <style:style style:name="Tabulka5.D2" style:family="table-cell">
      <style:table-cell-properties fo:padding-left="0.199cm" fo:padding-right="0.191cm" fo:padding-top="0cm" fo:padding-bottom="0cm" fo:border="0.5pt solid #000001"/>
    </style:style>
    <style:style style:name="Tabulka5.E2" style:family="table-cell">
      <style:table-cell-properties fo:padding-left="0.199cm" fo:padding-right="0.191cm" fo:padding-top="0cm" fo:padding-bottom="0cm" fo:border="0.5pt solid #000001"/>
    </style:style>
    <style:style style:name="Tabulka5.F2" style:family="table-cell">
      <style:table-cell-properties fo:padding-left="0.199cm" fo:padding-right="0.191cm" fo:padding-top="0cm" fo:padding-bottom="0cm" fo:border="0.5pt solid #000001"/>
    </style:style>
    <style:style style:name="Tabulka5.G2" style:family="table-cell">
      <style:table-cell-properties fo:padding-left="0.199cm" fo:padding-right="0.191cm" fo:padding-top="0cm" fo:padding-bottom="0cm" fo:border="0.5pt solid #000001"/>
    </style:style>
    <style:style style:name="Tabulka5.3" style:family="table-row">
      <style:table-row-properties style:min-row-height="1.834cm" fo:keep-together="auto"/>
    </style:style>
    <style:style style:name="Tabulka5.A3" style:family="table-cell">
      <style:table-cell-properties fo:padding-left="0.199cm" fo:padding-right="0.191cm" fo:padding-top="0cm" fo:padding-bottom="0cm" fo:border="0.5pt solid #000001"/>
    </style:style>
    <style:style style:name="Tabulka5.B3" style:family="table-cell">
      <style:table-cell-properties fo:padding-left="0.199cm" fo:padding-right="0.191cm" fo:padding-top="0cm" fo:padding-bottom="0cm" fo:border="0.5pt solid #000001"/>
    </style:style>
    <style:style style:name="Tabulka5.C3" style:family="table-cell">
      <style:table-cell-properties fo:padding-left="0.199cm" fo:padding-right="0.191cm" fo:padding-top="0cm" fo:padding-bottom="0cm" fo:border="0.5pt solid #000001"/>
    </style:style>
    <style:style style:name="Tabulka5.D3" style:family="table-cell">
      <style:table-cell-properties fo:padding-left="0.199cm" fo:padding-right="0.191cm" fo:padding-top="0cm" fo:padding-bottom="0cm" fo:border="0.5pt solid #000001"/>
    </style:style>
    <style:style style:name="Tabulka5.E3" style:family="table-cell">
      <style:table-cell-properties fo:padding-left="0.199cm" fo:padding-right="0.191cm" fo:padding-top="0cm" fo:padding-bottom="0cm" fo:border="0.5pt solid #000001"/>
    </style:style>
    <style:style style:name="Tabulka5.F3" style:family="table-cell">
      <style:table-cell-properties fo:padding-left="0.199cm" fo:padding-right="0.191cm" fo:padding-top="0cm" fo:padding-bottom="0cm" fo:border="0.5pt solid #000001"/>
    </style:style>
    <style:style style:name="Tabulka5.G3" style:family="table-cell">
      <style:table-cell-properties fo:padding-left="0.199cm" fo:padding-right="0.191cm" fo:padding-top="0cm" fo:padding-bottom="0cm" fo:border="0.5pt solid #000001"/>
    </style:style>
    <style:style style:name="Tabulka5.A4" style:family="table-cell">
      <style:table-cell-properties fo:padding-left="0.199cm" fo:padding-right="0.191cm" fo:padding-top="0cm" fo:padding-bottom="0cm" fo:border="0.5pt solid #000001"/>
    </style:style>
    <style:style style:name="Tabulka5.B4" style:family="table-cell">
      <style:table-cell-properties fo:padding-left="0.199cm" fo:padding-right="0.191cm" fo:padding-top="0cm" fo:padding-bottom="0cm" fo:border="0.5pt solid #000001"/>
    </style:style>
    <style:style style:name="Tabulka5.C4" style:family="table-cell">
      <style:table-cell-properties fo:padding-left="0.199cm" fo:padding-right="0.191cm" fo:padding-top="0cm" fo:padding-bottom="0cm" fo:border="0.5pt solid #000001"/>
    </style:style>
    <style:style style:name="Tabulka5.D4" style:family="table-cell">
      <style:table-cell-properties fo:padding-left="0.199cm" fo:padding-right="0.191cm" fo:padding-top="0cm" fo:padding-bottom="0cm" fo:border="0.5pt solid #000001"/>
    </style:style>
    <style:style style:name="Tabulka5.E4" style:family="table-cell">
      <style:table-cell-properties fo:padding-left="0.199cm" fo:padding-right="0.191cm" fo:padding-top="0cm" fo:padding-bottom="0cm" fo:border="0.5pt solid #000001"/>
    </style:style>
    <style:style style:name="Tabulka5.F4" style:family="table-cell">
      <style:table-cell-properties fo:padding-left="0.199cm" fo:padding-right="0.191cm" fo:padding-top="0cm" fo:padding-bottom="0cm" fo:border="0.5pt solid #000001"/>
    </style:style>
    <style:style style:name="Tabulka5.G4" style:family="table-cell">
      <style:table-cell-properties fo:padding-left="0.199cm" fo:padding-right="0.191cm" fo:padding-top="0cm" fo:padding-bottom="0cm" fo:border="0.5pt solid #000001"/>
    </style:style>
    <style:style style:name="Tabulka5.A5" style:family="table-cell">
      <style:table-cell-properties fo:padding-left="0.199cm" fo:padding-right="0.191cm" fo:padding-top="0cm" fo:padding-bottom="0cm" fo:border="0.5pt solid #000001"/>
    </style:style>
    <style:style style:name="Tabulka5.B5" style:family="table-cell">
      <style:table-cell-properties fo:padding-left="0.199cm" fo:padding-right="0.191cm" fo:padding-top="0cm" fo:padding-bottom="0cm" fo:border="0.5pt solid #000001"/>
    </style:style>
    <style:style style:name="Tabulka5.C5" style:family="table-cell">
      <style:table-cell-properties fo:padding-left="0.199cm" fo:padding-right="0.191cm" fo:padding-top="0cm" fo:padding-bottom="0cm" fo:border="0.5pt solid #000001"/>
    </style:style>
    <style:style style:name="Tabulka5.D5" style:family="table-cell">
      <style:table-cell-properties fo:padding-left="0.199cm" fo:padding-right="0.191cm" fo:padding-top="0cm" fo:padding-bottom="0cm" fo:border="0.5pt solid #000001"/>
    </style:style>
    <style:style style:name="Tabulka5.E5" style:family="table-cell">
      <style:table-cell-properties fo:padding-left="0.199cm" fo:padding-right="0.191cm" fo:padding-top="0cm" fo:padding-bottom="0cm" fo:border="0.5pt solid #000001"/>
    </style:style>
    <style:style style:name="Tabulka5.F5" style:family="table-cell">
      <style:table-cell-properties fo:padding-left="0.199cm" fo:padding-right="0.191cm" fo:padding-top="0cm" fo:padding-bottom="0cm" fo:border="0.5pt solid #000001"/>
    </style:style>
    <style:style style:name="Tabulka5.G5" style:family="table-cell">
      <style:table-cell-properties fo:padding-left="0.199cm" fo:padding-right="0.191cm" fo:padding-top="0cm" fo:padding-bottom="0cm" fo:border="0.5pt solid #000001"/>
    </style:style>
    <style:style style:name="Tabulka6" style:family="table">
      <style:table-properties style:width="25.21cm" fo:margin-left="-0.732cm" fo:margin-top="0cm" fo:margin-bottom="0cm" table:align="left" style:writing-mode="lr-tb"/>
    </style:style>
    <style:style style:name="Tabulka6.A" style:family="table-column">
      <style:table-column-properties style:column-width="2.817cm"/>
    </style:style>
    <style:style style:name="Tabulka6.B" style:family="table-column">
      <style:table-column-properties style:column-width="8.003cm"/>
    </style:style>
    <style:style style:name="Tabulka6.C" style:family="table-column">
      <style:table-column-properties style:column-width="3.75cm"/>
    </style:style>
    <style:style style:name="Tabulka6.D" style:family="table-column">
      <style:table-column-properties style:column-width="2cm"/>
    </style:style>
    <style:style style:name="Tabulka6.E" style:family="table-column">
      <style:table-column-properties style:column-width="2.75cm"/>
    </style:style>
    <style:style style:name="Tabulka6.F" style:family="table-column">
      <style:table-column-properties style:column-width="3.184cm"/>
    </style:style>
    <style:style style:name="Tabulka6.G" style:family="table-column">
      <style:table-column-properties style:column-width="2.704cm"/>
    </style:style>
    <style:style style:name="Tabulka6.1" style:family="table-row">
      <style:table-row-properties fo:keep-together="auto"/>
    </style:style>
    <style:style style:name="Tabulka6.A1" style:family="table-cell">
      <style:table-cell-properties fo:background-color="#b2a1c7" fo:padding-left="0.199cm" fo:padding-right="0.191cm" fo:padding-top="0cm" fo:padding-bottom="0cm" fo:border="0.5pt solid #000001">
        <style:background-image/>
      </style:table-cell-properties>
    </style:style>
    <style:style style:name="Tabulka6.2" style:family="table-row">
      <style:table-row-properties style:min-row-height="0.917cm" fo:keep-together="auto"/>
    </style:style>
    <style:style style:name="Tabulka6.A2" style:family="table-cell">
      <style:table-cell-properties fo:padding-left="0.199cm" fo:padding-right="0.191cm" fo:padding-top="0cm" fo:padding-bottom="0cm" fo:border="0.5pt solid #000001"/>
    </style:style>
    <style:style style:name="Tabulka6.B2" style:family="table-cell">
      <style:table-cell-properties fo:padding-left="0.199cm" fo:padding-right="0.191cm" fo:padding-top="0cm" fo:padding-bottom="0cm" fo:border="0.5pt solid #000001"/>
    </style:style>
    <style:style style:name="Tabulka6.C2" style:family="table-cell">
      <style:table-cell-properties fo:padding-left="0.199cm" fo:padding-right="0.191cm" fo:padding-top="0cm" fo:padding-bottom="0cm" fo:border="0.5pt solid #000001"/>
    </style:style>
    <style:style style:name="Tabulka6.D2" style:family="table-cell">
      <style:table-cell-properties fo:padding-left="0.199cm" fo:padding-right="0.191cm" fo:padding-top="0cm" fo:padding-bottom="0cm" fo:border="0.5pt solid #000001"/>
    </style:style>
    <style:style style:name="Tabulka6.E2" style:family="table-cell">
      <style:table-cell-properties fo:padding-left="0.199cm" fo:padding-right="0.191cm" fo:padding-top="0cm" fo:padding-bottom="0cm" fo:border="0.5pt solid #000001"/>
    </style:style>
    <style:style style:name="Tabulka6.F2" style:family="table-cell">
      <style:table-cell-properties fo:padding-left="0.199cm" fo:padding-right="0.191cm" fo:padding-top="0cm" fo:padding-bottom="0cm" fo:border="0.5pt solid #000001"/>
    </style:style>
    <style:style style:name="Tabulka6.G2" style:family="table-cell">
      <style:table-cell-properties fo:padding-left="0.199cm" fo:padding-right="0.191cm" fo:padding-top="0cm" fo:padding-bottom="0cm" fo:border="0.5pt solid #000001"/>
    </style:style>
    <style:style style:name="Tabulka6.A3" style:family="table-cell">
      <style:table-cell-properties fo:padding-left="0.199cm" fo:padding-right="0.191cm" fo:padding-top="0cm" fo:padding-bottom="0cm" fo:border="0.5pt solid #000001"/>
    </style:style>
    <style:style style:name="Tabulka6.B3" style:family="table-cell">
      <style:table-cell-properties fo:padding-left="0.199cm" fo:padding-right="0.191cm" fo:padding-top="0cm" fo:padding-bottom="0cm" fo:border="0.5pt solid #000001"/>
    </style:style>
    <style:style style:name="Tabulka6.C3" style:family="table-cell">
      <style:table-cell-properties fo:padding-left="0.199cm" fo:padding-right="0.191cm" fo:padding-top="0cm" fo:padding-bottom="0cm" fo:border="0.5pt solid #000001"/>
    </style:style>
    <style:style style:name="Tabulka6.D3" style:family="table-cell">
      <style:table-cell-properties fo:padding-left="0.199cm" fo:padding-right="0.191cm" fo:padding-top="0cm" fo:padding-bottom="0cm" fo:border="0.5pt solid #000001"/>
    </style:style>
    <style:style style:name="Tabulka6.E3" style:family="table-cell">
      <style:table-cell-properties fo:padding-left="0.199cm" fo:padding-right="0.191cm" fo:padding-top="0cm" fo:padding-bottom="0cm" fo:border="0.5pt solid #000001"/>
    </style:style>
    <style:style style:name="Tabulka6.F3" style:family="table-cell">
      <style:table-cell-properties fo:padding-left="0.199cm" fo:padding-right="0.191cm" fo:padding-top="0cm" fo:padding-bottom="0cm" fo:border="0.5pt solid #000001"/>
    </style:style>
    <style:style style:name="Tabulka6.G3" style:family="table-cell">
      <style:table-cell-properties fo:padding-left="0.199cm" fo:padding-right="0.191cm" fo:padding-top="0cm" fo:padding-bottom="0cm" fo:border="0.5pt solid #000001"/>
    </style:style>
    <style:style style:name="Tabulka6.4" style:family="table-row">
      <style:table-row-properties style:min-row-height="1.834cm" fo:keep-together="auto"/>
    </style:style>
    <style:style style:name="Tabulka6.A4" style:family="table-cell">
      <style:table-cell-properties fo:padding-left="0.199cm" fo:padding-right="0.191cm" fo:padding-top="0cm" fo:padding-bottom="0cm" fo:border="0.5pt solid #000001"/>
    </style:style>
    <style:style style:name="Tabulka6.B4" style:family="table-cell">
      <style:table-cell-properties fo:padding-left="0.199cm" fo:padding-right="0.191cm" fo:padding-top="0cm" fo:padding-bottom="0cm" fo:border="0.5pt solid #000001"/>
    </style:style>
    <style:style style:name="Tabulka6.C4" style:family="table-cell">
      <style:table-cell-properties fo:padding-left="0.199cm" fo:padding-right="0.191cm" fo:padding-top="0cm" fo:padding-bottom="0cm" fo:border="0.5pt solid #000001"/>
    </style:style>
    <style:style style:name="Tabulka6.D4" style:family="table-cell">
      <style:table-cell-properties fo:padding-left="0.199cm" fo:padding-right="0.191cm" fo:padding-top="0cm" fo:padding-bottom="0cm" fo:border="0.5pt solid #000001"/>
    </style:style>
    <style:style style:name="Tabulka6.E4" style:family="table-cell">
      <style:table-cell-properties fo:padding-left="0.199cm" fo:padding-right="0.191cm" fo:padding-top="0cm" fo:padding-bottom="0cm" fo:border="0.5pt solid #000001"/>
    </style:style>
    <style:style style:name="Tabulka6.F4" style:family="table-cell">
      <style:table-cell-properties fo:padding-left="0.199cm" fo:padding-right="0.191cm" fo:padding-top="0cm" fo:padding-bottom="0cm" fo:border="0.5pt solid #000001"/>
    </style:style>
    <style:style style:name="Tabulka6.G4" style:family="table-cell">
      <style:table-cell-properties fo:padding-left="0.199cm" fo:padding-right="0.191cm" fo:padding-top="0cm" fo:padding-bottom="0cm" fo:border="0.5pt solid #000001"/>
    </style:style>
    <style:style style:name="Tabulka6.5" style:family="table-row">
      <style:table-row-properties style:min-row-height="1.235cm" fo:keep-together="auto"/>
    </style:style>
    <style:style style:name="Tabulka6.A5" style:family="table-cell">
      <style:table-cell-properties fo:padding-left="0.199cm" fo:padding-right="0.191cm" fo:padding-top="0cm" fo:padding-bottom="0cm" fo:border="0.5pt solid #000001"/>
    </style:style>
    <style:style style:name="Tabulka6.B5" style:family="table-cell">
      <style:table-cell-properties fo:padding-left="0.199cm" fo:padding-right="0.191cm" fo:padding-top="0cm" fo:padding-bottom="0cm" fo:border="0.5pt solid #000001"/>
    </style:style>
    <style:style style:name="Tabulka6.C5" style:family="table-cell">
      <style:table-cell-properties fo:padding-left="0.199cm" fo:padding-right="0.191cm" fo:padding-top="0cm" fo:padding-bottom="0cm" fo:border="0.5pt solid #000001"/>
    </style:style>
    <style:style style:name="Tabulka6.D5" style:family="table-cell">
      <style:table-cell-properties fo:padding-left="0.199cm" fo:padding-right="0.191cm" fo:padding-top="0cm" fo:padding-bottom="0cm" fo:border="0.5pt solid #000001"/>
    </style:style>
    <style:style style:name="Tabulka6.E5" style:family="table-cell">
      <style:table-cell-properties fo:padding-left="0.199cm" fo:padding-right="0.191cm" fo:padding-top="0cm" fo:padding-bottom="0cm" fo:border="0.5pt solid #000001"/>
    </style:style>
    <style:style style:name="Tabulka6.F5" style:family="table-cell">
      <style:table-cell-properties fo:padding-left="0.199cm" fo:padding-right="0.191cm" fo:padding-top="0cm" fo:padding-bottom="0cm" fo:border="0.5pt solid #000001"/>
    </style:style>
    <style:style style:name="Tabulka6.G5" style:family="table-cell">
      <style:table-cell-properties fo:padding-left="0.199cm" fo:padding-right="0.191cm" fo:padding-top="0cm" fo:padding-bottom="0cm" fo:border="0.5pt solid #000001"/>
    </style:style>
    <style:style style:name="Tabulka6.6" style:family="table-row">
      <style:table-row-properties style:min-row-height="1.87cm" fo:keep-together="auto"/>
    </style:style>
    <style:style style:name="Tabulka6.A6" style:family="table-cell">
      <style:table-cell-properties fo:padding-left="0.199cm" fo:padding-right="0.191cm" fo:padding-top="0cm" fo:padding-bottom="0cm" fo:border="0.5pt solid #000001"/>
    </style:style>
    <style:style style:name="Tabulka6.B6" style:family="table-cell">
      <style:table-cell-properties fo:padding-left="0.199cm" fo:padding-right="0.191cm" fo:padding-top="0cm" fo:padding-bottom="0cm" fo:border="0.5pt solid #000001"/>
    </style:style>
    <style:style style:name="Tabulka6.C6" style:family="table-cell">
      <style:table-cell-properties fo:padding-left="0.199cm" fo:padding-right="0.191cm" fo:padding-top="0cm" fo:padding-bottom="0cm" fo:border="0.5pt solid #000001"/>
    </style:style>
    <style:style style:name="Tabulka6.D6" style:family="table-cell">
      <style:table-cell-properties fo:padding-left="0.199cm" fo:padding-right="0.191cm" fo:padding-top="0cm" fo:padding-bottom="0cm" fo:border="0.5pt solid #000001"/>
    </style:style>
    <style:style style:name="Tabulka6.E6" style:family="table-cell">
      <style:table-cell-properties fo:padding-left="0.199cm" fo:padding-right="0.191cm" fo:padding-top="0cm" fo:padding-bottom="0cm" fo:border="0.5pt solid #000001"/>
    </style:style>
    <style:style style:name="Tabulka6.F6" style:family="table-cell">
      <style:table-cell-properties fo:padding-left="0.199cm" fo:padding-right="0.191cm" fo:padding-top="0cm" fo:padding-bottom="0cm" fo:border="0.5pt solid #000001"/>
    </style:style>
    <style:style style:name="Tabulka6.G6" style:family="table-cell">
      <style:table-cell-properties fo:padding-left="0.199cm" fo:padding-right="0.191cm" fo:padding-top="0cm" fo:padding-bottom="0cm" fo:border="0.5pt solid #000001"/>
    </style:style>
    <style:style style:name="Tabulka6.A7" style:family="table-cell">
      <style:table-cell-properties fo:padding-left="0.199cm" fo:padding-right="0.191cm" fo:padding-top="0cm" fo:padding-bottom="0cm" fo:border="0.5pt solid #000001"/>
    </style:style>
    <style:style style:name="Tabulka6.B7" style:family="table-cell">
      <style:table-cell-properties fo:padding-left="0.199cm" fo:padding-right="0.191cm" fo:padding-top="0cm" fo:padding-bottom="0cm" fo:border="0.5pt solid #000001"/>
    </style:style>
    <style:style style:name="Tabulka6.C7" style:family="table-cell">
      <style:table-cell-properties fo:padding-left="0.199cm" fo:padding-right="0.191cm" fo:padding-top="0cm" fo:padding-bottom="0cm" fo:border="0.5pt solid #000001"/>
    </style:style>
    <style:style style:name="Tabulka6.D7" style:family="table-cell">
      <style:table-cell-properties fo:padding-left="0.199cm" fo:padding-right="0.191cm" fo:padding-top="0cm" fo:padding-bottom="0cm" fo:border="0.5pt solid #000001"/>
    </style:style>
    <style:style style:name="Tabulka6.E7" style:family="table-cell">
      <style:table-cell-properties fo:padding-left="0.199cm" fo:padding-right="0.191cm" fo:padding-top="0cm" fo:padding-bottom="0cm" fo:border="0.5pt solid #000001"/>
    </style:style>
    <style:style style:name="Tabulka6.F7" style:family="table-cell">
      <style:table-cell-properties fo:padding-left="0.199cm" fo:padding-right="0.191cm" fo:padding-top="0cm" fo:padding-bottom="0cm" fo:border="0.5pt solid #000001"/>
    </style:style>
    <style:style style:name="Tabulka6.G7" style:family="table-cell">
      <style:table-cell-properties fo:padding-left="0.199cm" fo:padding-right="0.191cm" fo:padding-top="0cm" fo:padding-bottom="0cm" fo:border="0.5pt solid #000001"/>
    </style:style>
    <style:style style:name="Tabulka7" style:family="table">
      <style:table-properties style:width="25.206cm" fo:margin-left="-0.732cm" fo:margin-top="0cm" fo:margin-bottom="0cm" table:align="left" style:writing-mode="lr-tb"/>
    </style:style>
    <style:style style:name="Tabulka7.A" style:family="table-column">
      <style:table-column-properties style:column-width="1.842cm"/>
    </style:style>
    <style:style style:name="Tabulka7.B" style:family="table-column">
      <style:table-column-properties style:column-width="6.473cm"/>
    </style:style>
    <style:style style:name="Tabulka7.C" style:family="table-column">
      <style:table-column-properties style:column-width="2.499cm"/>
    </style:style>
    <style:style style:name="Tabulka7.D" style:family="table-column">
      <style:table-column-properties style:column-width="2.251cm"/>
    </style:style>
    <style:style style:name="Tabulka7.E" style:family="table-column">
      <style:table-column-properties style:column-width="2.715cm"/>
    </style:style>
    <style:style style:name="Tabulka7.F" style:family="table-column">
      <style:table-column-properties style:column-width="2.536cm"/>
    </style:style>
    <style:style style:name="Tabulka7.G" style:family="table-column">
      <style:table-column-properties style:column-width="6.888cm"/>
    </style:style>
    <style:style style:name="Tabulka7.1" style:family="table-row">
      <style:table-row-properties fo:keep-together="auto"/>
    </style:style>
    <style:style style:name="Tabulka7.A1" style:family="table-cell">
      <style:table-cell-properties fo:background-color="#b2a1c7" fo:padding-left="0.199cm" fo:padding-right="0.191cm" fo:padding-top="0cm" fo:padding-bottom="0cm" fo:border="0.5pt solid #000001">
        <style:background-image/>
      </style:table-cell-properties>
    </style:style>
    <style:style style:name="Tabulka7.2" style:family="table-row">
      <style:table-row-properties style:min-row-height="0.917cm" fo:keep-together="auto"/>
    </style:style>
    <style:style style:name="Tabulka7.A2" style:family="table-cell">
      <style:table-cell-properties fo:padding-left="0.199cm" fo:padding-right="0.191cm" fo:padding-top="0cm" fo:padding-bottom="0cm" fo:border="0.5pt solid #000001"/>
    </style:style>
    <style:style style:name="Tabulka7.B2" style:family="table-cell">
      <style:table-cell-properties fo:padding-left="0.199cm" fo:padding-right="0.191cm" fo:padding-top="0cm" fo:padding-bottom="0cm" fo:border="0.5pt solid #000001"/>
    </style:style>
    <style:style style:name="Tabulka7.C2" style:family="table-cell">
      <style:table-cell-properties fo:padding-left="0.199cm" fo:padding-right="0.191cm" fo:padding-top="0cm" fo:padding-bottom="0cm" fo:border="0.5pt solid #000001"/>
    </style:style>
    <style:style style:name="Tabulka7.D2" style:family="table-cell">
      <style:table-cell-properties fo:padding-left="0.199cm" fo:padding-right="0.191cm" fo:padding-top="0cm" fo:padding-bottom="0cm" fo:border="0.5pt solid #000001"/>
    </style:style>
    <style:style style:name="Tabulka7.E2" style:family="table-cell">
      <style:table-cell-properties fo:padding-left="0.199cm" fo:padding-right="0.191cm" fo:padding-top="0cm" fo:padding-bottom="0cm" fo:border="0.5pt solid #000001"/>
    </style:style>
    <style:style style:name="Tabulka7.F2" style:family="table-cell">
      <style:table-cell-properties fo:padding-left="0.199cm" fo:padding-right="0.191cm" fo:padding-top="0cm" fo:padding-bottom="0cm" fo:border="0.5pt solid #000001"/>
    </style:style>
    <style:style style:name="Tabulka7.G2" style:family="table-cell">
      <style:table-cell-properties fo:padding-left="0.199cm" fo:padding-right="0.191cm" fo:padding-top="0cm" fo:padding-bottom="0cm" fo:border="0.5pt solid #000001"/>
    </style:style>
    <style:style style:name="Tabulka7.3" style:family="table-row">
      <style:table-row-properties style:min-row-height="1.235cm" fo:keep-together="auto"/>
    </style:style>
    <style:style style:name="Tabulka7.A3" style:family="table-cell">
      <style:table-cell-properties fo:padding-left="0.199cm" fo:padding-right="0.191cm" fo:padding-top="0cm" fo:padding-bottom="0cm" fo:border="0.5pt solid #000001"/>
    </style:style>
    <style:style style:name="Tabulka7.B3" style:family="table-cell">
      <style:table-cell-properties fo:padding-left="0.199cm" fo:padding-right="0.191cm" fo:padding-top="0cm" fo:padding-bottom="0cm" fo:border="0.5pt solid #000001"/>
    </style:style>
    <style:style style:name="Tabulka7.C3" style:family="table-cell">
      <style:table-cell-properties fo:padding-left="0.199cm" fo:padding-right="0.191cm" fo:padding-top="0cm" fo:padding-bottom="0cm" fo:border="0.5pt solid #000001"/>
    </style:style>
    <style:style style:name="Tabulka7.D3" style:family="table-cell">
      <style:table-cell-properties fo:padding-left="0.199cm" fo:padding-right="0.191cm" fo:padding-top="0cm" fo:padding-bottom="0cm" fo:border="0.5pt solid #000001"/>
    </style:style>
    <style:style style:name="Tabulka7.E3" style:family="table-cell">
      <style:table-cell-properties fo:padding-left="0.199cm" fo:padding-right="0.191cm" fo:padding-top="0cm" fo:padding-bottom="0cm" fo:border="0.5pt solid #000001"/>
    </style:style>
    <style:style style:name="Tabulka7.F3" style:family="table-cell">
      <style:table-cell-properties fo:padding-left="0.199cm" fo:padding-right="0.191cm" fo:padding-top="0cm" fo:padding-bottom="0cm" fo:border="0.5pt solid #000001"/>
    </style:style>
    <style:style style:name="Tabulka7.G3" style:family="table-cell">
      <style:table-cell-properties fo:padding-left="0.199cm" fo:padding-right="0.191cm" fo:padding-top="0cm" fo:padding-bottom="0cm" fo:border="0.5pt solid #000001"/>
    </style:style>
    <style:style style:name="Tabulka7.4" style:family="table-row">
      <style:table-row-properties style:min-row-height="1.87cm" fo:keep-together="auto"/>
    </style:style>
    <style:style style:name="Tabulka7.A4" style:family="table-cell">
      <style:table-cell-properties fo:padding-left="0.199cm" fo:padding-right="0.191cm" fo:padding-top="0cm" fo:padding-bottom="0cm" fo:border="0.5pt solid #000001"/>
    </style:style>
    <style:style style:name="Tabulka7.B4" style:family="table-cell">
      <style:table-cell-properties fo:padding-left="0.199cm" fo:padding-right="0.191cm" fo:padding-top="0cm" fo:padding-bottom="0cm" fo:border="0.5pt solid #000001"/>
    </style:style>
    <style:style style:name="Tabulka7.C4" style:family="table-cell">
      <style:table-cell-properties fo:padding-left="0.199cm" fo:padding-right="0.191cm" fo:padding-top="0cm" fo:padding-bottom="0cm" fo:border="0.5pt solid #000001"/>
    </style:style>
    <style:style style:name="Tabulka7.D4" style:family="table-cell">
      <style:table-cell-properties fo:padding-left="0.199cm" fo:padding-right="0.191cm" fo:padding-top="0cm" fo:padding-bottom="0cm" fo:border="0.5pt solid #000001"/>
    </style:style>
    <style:style style:name="Tabulka7.E4" style:family="table-cell">
      <style:table-cell-properties fo:padding-left="0.199cm" fo:padding-right="0.191cm" fo:padding-top="0cm" fo:padding-bottom="0cm" fo:border="0.5pt solid #000001"/>
    </style:style>
    <style:style style:name="Tabulka7.F4" style:family="table-cell">
      <style:table-cell-properties fo:padding-left="0.199cm" fo:padding-right="0.191cm" fo:padding-top="0cm" fo:padding-bottom="0cm" fo:border="0.5pt solid #000001"/>
    </style:style>
    <style:style style:name="Tabulka7.G4" style:family="table-cell">
      <style:table-cell-properties fo:padding-left="0.199cm" fo:padding-right="0.191cm" fo:padding-top="0cm" fo:padding-bottom="0cm" fo:border="0.5pt solid #000001"/>
    </style:style>
    <style:style style:name="P1" style:family="paragraph" style:parent-style-name="List_20_Paragraph">
      <style:paragraph-properties fo:text-align="justify" style:justify-single-word="false"/>
    </style:style>
    <style:style style:name="P2" style:family="paragraph" style:parent-style-name="List_20_Paragraph" style:list-style-name="WWNum3">
      <style:paragraph-properties fo:text-align="justify" style:justify-single-word="false"/>
    </style:style>
    <style:style style:name="P3" style:family="paragraph" style:parent-style-name="List_20_Paragraph" style:list-style-name="WWNum5">
      <style:paragraph-properties fo:text-align="justify" style:justify-single-word="false"/>
    </style:style>
    <style:style style:name="P4" style:family="paragraph" style:parent-style-name="List_20_Paragraph" style:list-style-name="WWNum6">
      <style:paragraph-properties fo:text-align="justify" style:justify-single-word="false"/>
    </style:style>
    <style:style style:name="P5" style:family="paragraph" style:parent-style-name="List_20_Paragraph">
      <style:text-properties style:font-name="Trebuchet MS"/>
    </style:style>
    <style:style style:name="P6" style:family="paragraph" style:parent-style-name="List_20_Paragraph">
      <style:paragraph-properties fo:text-align="justify" style:justify-single-word="false"/>
      <style:text-properties style:font-name="Trebuchet MS"/>
    </style:style>
    <style:style style:name="P7" style:family="paragraph" style:parent-style-name="List_20_Paragraph">
      <style:paragraph-properties fo:text-align="justify" style:justify-single-word="false"/>
      <style:text-properties style:font-name="Trebuchet MS" style:text-underline-style="solid" style:text-underline-width="auto" style:text-underline-color="font-color"/>
    </style:style>
    <style:style style:name="P8" style:family="paragraph" style:parent-style-name="List_20_Paragraph">
      <style:text-properties style:font-name="Trebuchet MS" fo:background-color="#b2b2b2"/>
    </style:style>
    <style:style style:name="P9" style:family="paragraph" style:parent-style-name="List_20_Paragraph">
      <style:paragraph-properties fo:text-align="justify" style:justify-single-word="false"/>
      <style:text-properties style:font-name="Trebuchet MS" fo:background-color="#b2b2b2"/>
    </style:style>
    <style:style style:name="P10" style:family="paragraph" style:parent-style-name="List_20_Paragraph" style:list-style-name="WWNum3">
      <style:paragraph-properties fo:text-align="justify" style:justify-single-word="false"/>
      <style:text-properties fo:background-color="#b2b2b2"/>
    </style:style>
    <style:style style:name="P11" style:family="paragraph" style:parent-style-name="List_20_Paragraph" style:list-style-name="WWNum5">
      <style:paragraph-properties fo:text-align="justify" style:justify-single-word="false"/>
      <style:text-properties fo:background-color="#b2b2b2"/>
    </style:style>
    <style:style style:name="P12" style:family="paragraph" style:parent-style-name="List_20_Paragraph" style:list-style-name="WWNum6">
      <style:paragraph-properties fo:text-align="justify" style:justify-single-word="false"/>
      <style:text-properties fo:background-color="#b2b2b2"/>
    </style:style>
    <style:style style:name="P13" style:family="paragraph" style:parent-style-name="List_20_Paragraph" style:list-style-name="WWNum6">
      <style:paragraph-properties fo:text-align="justify" style:justify-single-word="false"/>
      <style:text-properties fo:background-color="transparent"/>
    </style:style>
    <style:style style:name="P14" style:family="paragraph" style:parent-style-name="List_20_Paragraph">
      <style:paragraph-properties fo:margin-top="0cm" fo:margin-bottom="0cm" loext:contextual-spacing="false" fo:text-align="justify" style:justify-single-word="false"/>
    </style:style>
    <style:style style:name="P15" style:family="paragraph" style:parent-style-name="Contents_20_2">
      <style:paragraph-properties>
        <style:tab-stops>
          <style:tab-stop style:position="15.984cm" style:type="right" style:leader-style="dotted" style:leader-text="."/>
        </style:tab-stops>
      </style:paragraph-properties>
    </style:style>
    <style:style style:name="P16" style:family="paragraph" style:parent-style-name="Contents_20_1">
      <style:paragraph-properties>
        <style:tab-stops>
          <style:tab-stop style:position="15.984cm" style:type="right" style:leader-style="dotted" style:leader-text="."/>
        </style:tab-stops>
      </style:paragraph-properties>
    </style:style>
    <style:style style:name="P17" style:family="paragraph" style:parent-style-name="Normální1">
      <style:text-properties fo:language="cs" fo:country="CZ"/>
    </style:style>
    <style:style style:name="P18" style:family="paragraph" style:parent-style-name="Normální1">
      <style:paragraph-properties fo:text-align="justify" style:justify-single-word="false"/>
      <style:text-properties fo:language="cs" fo:country="CZ"/>
    </style:style>
    <style:style style:name="P19" style:family="paragraph" style:parent-style-name="Normální1">
      <style:paragraph-properties fo:text-align="justify" style:justify-single-word="false"/>
    </style:style>
    <style:style style:name="P20" style:family="paragraph" style:parent-style-name="Normální1" style:list-style-name="WWNum12">
      <style:paragraph-properties fo:margin-left="1.27cm" fo:margin-right="0cm" fo:margin-top="0cm" fo:margin-bottom="0.282cm" loext:contextual-spacing="true" fo:text-indent="-0.635cm" style:auto-text-indent="false"/>
    </style:style>
    <style:style style:name="P21" style:family="paragraph" style:parent-style-name="Normální1" style:list-style-name="WWNum12">
      <style:paragraph-properties fo:margin-left="0.557cm" fo:margin-right="0cm" fo:margin-top="0cm" fo:margin-bottom="0.282cm" loext:contextual-spacing="true" fo:text-indent="-0.499cm" style:auto-text-indent="false"/>
    </style:style>
    <style:style style:name="P22" style:family="paragraph" style:parent-style-name="Normální1" style:list-style-name="WWNum13">
      <style:paragraph-properties fo:margin-left="0cm" fo:margin-right="0cm" fo:margin-top="0.212cm" fo:margin-bottom="0.282cm" loext:contextual-spacing="true" fo:text-align="justify" style:justify-single-word="false" fo:text-indent="-0.635cm" style:auto-text-indent="false"/>
    </style:style>
    <style:style style:name="P23" style:family="paragraph" style:parent-style-name="Normální1" style:list-style-name="WWNum12">
      <style:paragraph-properties fo:margin-left="0.559cm" fo:margin-right="0cm" fo:margin-top="0cm" fo:margin-bottom="0.282cm" loext:contextual-spacing="true" fo:text-indent="-0.499cm" style:auto-text-indent="false"/>
    </style:style>
    <style:style style:name="P24" style:family="paragraph" style:parent-style-name="Normální1">
      <style:paragraph-properties fo:margin-top="0cm" fo:margin-bottom="0.353cm" loext:contextual-spacing="false" fo:line-height="115%"/>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Standard">
      <style:text-properties style:font-name="Trebuchet MS"/>
    </style:style>
    <style:style style:name="P27" style:family="paragraph" style:parent-style-name="Standard">
      <style:paragraph-properties fo:text-align="center" style:justify-single-word="false"/>
      <style:text-properties style:font-name="Trebuchet MS" fo:font-size="28pt" fo:font-weight="bold" style:font-size-asian="28pt" style:font-weight-asian="bold" style:font-size-complex="28pt"/>
    </style:style>
    <style:style style:name="P28" style:family="paragraph" style:parent-style-name="Standard">
      <style:text-properties style:font-name="Trebuchet MS"/>
    </style:style>
    <style:style style:name="P29" style:family="paragraph" style:parent-style-name="Standard">
      <style:paragraph-properties fo:text-align="justify" style:justify-single-word="false"/>
      <style:text-properties style:font-name="Trebuchet MS"/>
    </style:style>
    <style:style style:name="P30" style:family="paragraph" style:parent-style-name="Standard">
      <style:paragraph-properties fo:text-align="justify" style:justify-single-word="false"/>
      <style:text-properties style:font-name="Trebuchet MS" fo:font-weight="bold" style:font-weight-asian="bold"/>
    </style:style>
    <style:style style:name="P31" style:family="paragraph" style:parent-style-name="Standard">
      <style:paragraph-properties fo:text-align="center" style:justify-single-word="false"/>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fo:background-color="#b2b2b2"/>
    </style:style>
    <style:style style:name="P34" style:family="paragraph" style:parent-style-name="Standard">
      <style:paragraph-properties fo:margin-top="0cm" fo:margin-bottom="0cm" loext:contextual-spacing="false" fo:line-height="100%" fo:text-align="center" style:justify-single-word="false" fo:orphans="0" fo:widows="0"/>
    </style:style>
    <style:style style:name="P35" style:family="paragraph" style:parent-style-name="Standard">
      <style:paragraph-properties fo:margin-top="0cm" fo:margin-bottom="0cm" loext:contextual-spacing="false" fo:line-height="100%" fo:orphans="0" fo:widows="0"/>
      <style:text-properties style:font-name="Times New Roman" fo:font-size="5.5pt" style:font-size-asian="5.5pt" style:font-size-complex="5.5pt"/>
    </style:style>
    <style:style style:name="P36" style:family="paragraph" style:parent-style-name="Standard">
      <style:paragraph-properties fo:margin-top="0cm" fo:margin-bottom="0cm" loext:contextual-spacing="false" fo:line-height="100%" fo:orphans="0" fo:widows="0"/>
      <style:text-properties style:font-name="Times New Roman" fo:font-size="12pt" style:font-size-asian="12pt" style:font-size-complex="12pt"/>
    </style:style>
    <style:style style:name="P37" style:family="paragraph" style:parent-style-name="Standard">
      <style:paragraph-properties fo:margin-top="0cm" fo:margin-bottom="0cm" loext:contextual-spacing="false" fo:line-height="100%" fo:orphans="0" fo:widows="0"/>
      <style:text-properties style:font-name="Times New Roman" fo:font-size="4.5pt" style:font-size-asian="4.5pt" style:font-size-complex="4.5pt"/>
    </style:style>
    <style:style style:name="P38" style:family="paragraph" style:parent-style-name="Standard">
      <style:paragraph-properties fo:margin-top="0cm" fo:margin-bottom="0cm" loext:contextual-spacing="false" fo:line-height="100%" fo:text-align="center" style:justify-single-word="false" fo:orphans="0" fo:widows="0"/>
      <style:text-properties style:font-name="Trebuchet MS"/>
    </style:style>
    <style:style style:name="P39" style:family="paragraph" style:parent-style-name="Standard">
      <style:paragraph-properties fo:margin-left="0.247cm" fo:margin-right="0cm" fo:margin-top="0cm" fo:margin-bottom="0cm" loext:contextual-spacing="false" fo:line-height="100%" fo:text-align="center" style:justify-single-word="false" fo:orphans="0" fo:widows="0" fo:text-indent="0cm" style:auto-text-indent="false"/>
    </style:style>
    <style:style style:name="P40" style:family="paragraph" style:parent-style-name="Standard">
      <style:paragraph-properties fo:margin-left="0.494cm" fo:margin-right="0cm" fo:margin-top="0cm" fo:margin-bottom="0cm" loext:contextual-spacing="false" fo:line-height="100%" fo:text-align="center" style:justify-single-word="false" fo:orphans="0" fo:widows="0" fo:text-indent="0cm" style:auto-text-indent="false"/>
    </style:style>
    <style:style style:name="P41"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style>
    <style:style style:name="P42" style:family="paragraph" style:parent-style-name="Standard">
      <style:paragraph-properties fo:margin-left="0.212cm" fo:margin-right="0cm" fo:margin-top="0cm" fo:margin-bottom="0cm" loext:contextual-spacing="false" fo:line-height="0.434cm" fo:text-align="center" style:justify-single-word="false" fo:orphans="0" fo:widows="0" fo:text-indent="0cm" style:auto-text-indent="false"/>
    </style:style>
    <style:style style:name="P43" style:family="paragraph" style:parent-style-name="Standard">
      <style:paragraph-properties fo:margin-left="0.212cm" fo:margin-right="0cm" fo:margin-top="0cm" fo:margin-bottom="0cm" loext:contextual-spacing="false" fo:line-height="100%" fo:text-align="center" style:justify-single-word="false" fo:orphans="0" fo:widows="0" fo:text-indent="0cm" style:auto-text-indent="false"/>
      <style:text-properties style:font-name="Trebuchet MS"/>
    </style:style>
    <style:style style:name="P44" style:family="paragraph" style:parent-style-name="Standard">
      <style:paragraph-properties fo:margin-left="0cm" fo:margin-right="0.088cm" fo:margin-top="0cm" fo:margin-bottom="0cm" loext:contextual-spacing="false" fo:line-height="100%" fo:text-align="center" style:justify-single-word="false" fo:orphans="0" fo:widows="0" fo:text-indent="0cm" style:auto-text-indent="false"/>
    </style:style>
    <style:style style:name="P45" style:family="paragraph" style:parent-style-name="Standard">
      <style:paragraph-properties fo:margin-left="0cm" fo:margin-right="0.053cm" fo:margin-top="0cm" fo:margin-bottom="0cm" loext:contextual-spacing="false" fo:line-height="100%" fo:text-align="center" style:justify-single-word="false" fo:orphans="0" fo:widows="0" fo:text-indent="0cm" style:auto-text-indent="false"/>
    </style:style>
    <style:style style:name="P46" style:family="paragraph" style:parent-style-name="Standard" style:master-page-name="Standard">
      <style:paragraph-properties fo:text-align="center" style:justify-single-word="false" style:page-number="auto"/>
      <style:text-properties style:font-name="Trebuchet MS" fo:font-size="28pt" fo:font-weight="bold" style:font-size-asian="28pt" style:font-weight-asian="bold" style:font-size-complex="28pt"/>
    </style:style>
    <style:style style:name="P47" style:family="paragraph" style:parent-style-name="Heading_20_1" style:master-page-name="Converted2">
      <style:paragraph-properties style:page-number="auto"/>
    </style:style>
    <style:style style:name="P48" style:family="paragraph" style:parent-style-name="Footer">
      <style:paragraph-properties fo:text-align="center" style:justify-single-word="false"/>
    </style:style>
    <style:style style:name="P49" style:family="paragraph" style:parent-style-name="Heading_20_2">
      <style:text-properties fo:font-weight="bold" style:font-weight-asian="bold"/>
    </style:style>
    <style:style style:name="P50" style:family="paragraph" style:parent-style-name="Heading_20_2" style:master-page-name="Converted1">
      <style:paragraph-properties style:page-number="auto"/>
    </style:style>
    <style:style style:name="P5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Trebuchet MS"/>
    </style:style>
    <style:style style:name="T2" style:family="text">
      <style:text-properties style:font-name="Trebuchet MS" fo:font-size="28pt" fo:font-weight="bold" style:font-size-asian="28pt" style:font-weight-asian="bold" style:font-size-complex="28pt"/>
    </style:style>
    <style:style style:name="T3" style:family="text">
      <style:text-properties style:font-name="Trebuchet MS" text:display="true"/>
    </style:style>
    <style:style style:name="T4" style:family="text">
      <style:text-properties style:font-name="Trebuchet MS" style:font-name-asian="F" style:language-asian="cs" style:country-asian="CZ"/>
    </style:style>
    <style:style style:name="T5" style:family="text">
      <style:text-properties style:font-name="Trebuchet MS" style:font-name-asian="Trebuchet MS1"/>
    </style:style>
    <style:style style:name="T6" style:family="text">
      <style:text-properties style:font-name="Trebuchet MS" fo:font-style="italic" fo:font-weight="bold" style:font-style-asian="italic" style:font-weight-asian="bold"/>
    </style:style>
    <style:style style:name="T7" style:family="text">
      <style:text-properties style:font-name="Trebuchet MS" style:text-underline-style="solid" style:text-underline-width="auto" style:text-underline-color="font-color"/>
    </style:style>
    <style:style style:name="T8" style:family="text">
      <style:text-properties style:font-name="Trebuchet MS" fo:font-weight="bold" style:font-weight-asian="bold"/>
    </style:style>
    <style:style style:name="T9" style:family="text">
      <style:text-properties style:font-name="Trebuchet MS" fo:language="cs" fo:country="CZ" fo:font-weight="bold" style:font-name-asian="Trebuchet MS1" style:font-weight-asian="bold" style:font-name-complex="Trebuchet MS1"/>
    </style:style>
    <style:style style:name="T10" style:family="text">
      <style:text-properties style:font-name="Trebuchet MS" fo:font-size="10pt" fo:language="cs" fo:country="CZ" fo:font-weight="bold" style:font-name-asian="Trebuchet MS1" style:font-size-asian="10pt" style:font-weight-asian="bold" style:font-name-complex="Trebuchet MS1" style:font-size-complex="10pt"/>
    </style:style>
    <style:style style:name="T11" style:family="text">
      <style:text-properties style:font-name="Trebuchet MS" fo:font-size="10pt" fo:language="cs" fo:country="CZ" style:font-name-asian="Trebuchet MS1" style:font-size-asian="10pt" style:font-name-complex="Trebuchet MS1" style:font-size-complex="10pt"/>
    </style:style>
    <style:style style:name="T12" style:family="text">
      <style:text-properties style:font-name="Trebuchet MS" fo:font-size="12pt" fo:language="cs" fo:country="CZ" fo:font-weight="bold" style:font-name-asian="Trebuchet MS1" style:font-size-asian="12pt" style:font-weight-asian="bold" style:font-name-complex="Trebuchet MS1" style:font-size-complex="12pt"/>
    </style:style>
    <style:style style:name="T13" style:family="text">
      <style:text-properties style:font-name="Trebuchet MS" fo:background-color="#b2b2b2" loext:char-shading-value="0"/>
    </style:style>
    <style:style style:name="T14" style:family="text">
      <style:text-properties style:font-name="Trebuchet MS" fo:background-color="#b2b2b2" loext:char-shading-value="0"/>
    </style:style>
    <style:style style:name="T15" style:family="text">
      <style:text-properties style:font-name="Trebuchet MS" fo:background-color="transparent" loext:char-shading-value="0"/>
    </style:style>
    <style:style style:name="T16" style:family="text">
      <style:text-properties fo:color="#00000a" style:font-size-complex="14pt"/>
    </style:style>
    <style:style style:name="T17" style:family="text">
      <style:text-properties fo:font-weight="bold" style:font-weight-asian="bold"/>
    </style:style>
    <style:style style:name="T18" style:family="text">
      <style:text-properties fo:color="#000000" style:font-name="Trebuchet MS" fo:font-weight="bold" style:font-weight-asian="bold" style:font-name-complex="Trebuchet MS1" style:font-weight-complex="bold"/>
    </style:style>
    <style:style style:name="T19" style:family="text">
      <style:text-properties fo:color="#000000" style:font-name="Trebuchet MS" style:font-name-complex="Trebuchet MS1"/>
    </style:style>
    <style:style style:name="T20" style:family="text">
      <style:text-properties fo:color="#000000" style:font-name="Trebuchet MS" style:font-name-complex="Trebuchet MS1" style:text-scale="99%"/>
    </style:style>
    <style:style style:name="T21" style:family="text">
      <style:text-properties fo:color="#000000" style:font-name="Trebuchet MS" style:font-name-complex="Trebuchet MS1" style:text-scale="94%"/>
    </style:style>
    <style:style style:name="T22" style:family="text">
      <style:text-properties style:font-name="Times New Roman" fo:font-size="12pt" style:font-size-asian="12pt" style:font-size-complex="12pt"/>
    </style:style>
    <style:style style:name="T23" style:family="text">
      <style:text-properties style:font-name-asian="Trebuchet MS1"/>
    </style:style>
    <style:style style:name="T24" style:family="text">
      <style:text-properties fo:language="cs" fo:country="CZ"/>
    </style:style>
    <style:style style:name="T25" style:family="text">
      <style:text-properties fo:font-size="10pt" fo:language="cs" fo:country="CZ" style:font-size-asian="10pt" style:font-size-complex="10pt"/>
    </style:style>
    <style:style style:name="T26" style:family="text">
      <style:text-properties fo:font-variant="normal" fo:text-transform="none" style:use-window-font-color="true" style:text-outline="false" style:text-line-through-style="none" style:text-line-through-type="none" style:text-position="0% 100%" style:font-name="Calibri" fo:font-size="10pt" fo:letter-spacing="normal" fo:language="cs" fo:country="CZ"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27"/>
      <text:p text:style-name="P27"/>
      <text:p text:style-name="P27"/>
      <text:p text:style-name="P27"/>
      <text:p text:style-name="P31"><text:span text:style-name="T2">HLAVNÍ MĚSTO PRAHA</text:span></text:p>
      <text:p text:style-name="P31"><text:span text:style-name="T2">Protikorupční strategie</text:span></text:p>
      <text:p text:style-name="P31"><text:span text:style-name="T2">2016‐2018</text:span></text:p>
      <text:p text:style-name="P27"/>
      <text:p text:style-name="P27"/>
      <text:p text:style-name="P27"/>
      <text:p text:style-name="P27"/>
      <text:p text:style-name="P27"/>
      <text:p text:style-name="P27"/>
      <text:p text:style-name="P27"/>
      <text:p text:style-name="Standard"><text:soft-page-break/><text:span text:style-name="T1">Schválila: Rada hl. m. Prahy usnesením č. <text:s text:c="5"/>dne</text:span></text:p>
      <text:p text:style-name="TOC_20_Heading"><text:span text:style-name="Nadpis_20_1_20_Char"><text:span text:style-name="T16">Obsah</text:span></text:span></text:p>
      <text:table-of-content text:style-name="Sect1" text:protected="true" text:name="Obsah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Toc459384822" text:style-name="Index_20_Link" text:visited-style-name="Index_20_Link"><text:span text:style-name="T1">1 Úvod</text:span></text:a><text:a xlink:type="simple" xlink:href="#_Toc459384822" text:style-name="Index_20_Link" text:visited-style-name="Index_20_Link"><text:span text:style-name="T3"><text:tab/>3</text:span></text:a></text:p>
          <text:p text:style-name="P15"><text:a xlink:type="simple" xlink:href="#_Toc459384823" text:style-name="Index_20_Link" text:visited-style-name="Index_20_Link"><text:span text:style-name="T1">1.1 Pojem a definice korupce a její společenská nebezpečnost</text:span></text:a><text:a xlink:type="simple" xlink:href="#_Toc459384823" text:style-name="Index_20_Link" text:visited-style-name="Index_20_Link"><text:span text:style-name="T3"><text:tab/>4</text:span></text:a></text:p>
          <text:p text:style-name="P15"><text:a xlink:type="simple" xlink:href="#_Toc459384824" text:style-name="Index_20_Link" text:visited-style-name="Index_20_Link"><text:span text:style-name="T1">1.2 Boj proti korupci na úrovni hlavního města Prahy</text:span></text:a><text:a xlink:type="simple" xlink:href="#_Toc459384824" text:style-name="Index_20_Link" text:visited-style-name="Index_20_Link"><text:span text:style-name="T3"><text:tab/>5</text:span></text:a></text:p>
          <text:p text:style-name="P15"><text:a xlink:type="simple" xlink:href="#_Toc459384825" text:style-name="Index_20_Link" text:visited-style-name="Index_20_Link"><text:span text:style-name="T1">1.3 Cíle a principy Protikorupční strategie</text:span></text:a><text:a xlink:type="simple" xlink:href="#_Toc459384825" text:style-name="Index_20_Link" text:visited-style-name="Index_20_Link"><text:span text:style-name="T3"><text:tab/>7</text:span></text:a></text:p>
          <text:p text:style-name="P25"><text:a xlink:type="simple" xlink:href="#_Toc459384826" text:style-name="Index_20_Link" text:visited-style-name="Index_20_Link"><text:span text:style-name="T1">1.3.1 Cíle Protikorupční strategie:</text:span></text:a><text:a xlink:type="simple" xlink:href="#_Toc459384826" text:style-name="Index_20_Link" text:visited-style-name="Index_20_Link"><text:span text:style-name="T3"><text:tab/>7</text:span></text:a></text:p>
          <text:p text:style-name="P25"><text:a xlink:type="simple" xlink:href="#_Toc459384827" text:style-name="Index_20_Link" text:visited-style-name="Index_20_Link"><text:span text:style-name="T1">1.3.2 Principy Protikorupční strategie:</text:span></text:a><text:a xlink:type="simple" xlink:href="#_Toc459384827" text:style-name="Index_20_Link" text:visited-style-name="Index_20_Link"><text:span text:style-name="T3"><text:tab/>7</text:span></text:a></text:p>
          <text:p text:style-name="P16"><text:a xlink:type="simple" xlink:href="#_Toc459384828" text:style-name="Index_20_Link" text:visited-style-name="Index_20_Link"><text:span text:style-name="T1">2 Eliminace korupčních rizik</text:span></text:a><text:a xlink:type="simple" xlink:href="#_Toc459384828" text:style-name="Index_20_Link" text:visited-style-name="Index_20_Link"><text:span text:style-name="T3"><text:tab/>9</text:span></text:a></text:p>
          <text:p text:style-name="P15"><text:a xlink:type="simple" xlink:href="#_Toc459384829" text:style-name="Index_20_Link" text:visited-style-name="Index_20_Link"><text:span text:style-name="T1">2.1 Strategická úroveň odstraňování korupčních rizik</text:span></text:a><text:a xlink:type="simple" xlink:href="#_Toc459384829" text:style-name="Index_20_Link" text:visited-style-name="Index_20_Link"><text:span text:style-name="T3"><text:tab/>9</text:span></text:a></text:p>
          <text:p text:style-name="P15"><text:a xlink:type="simple" xlink:href="#_Toc459384830" text:style-name="Index_20_Link" text:visited-style-name="Index_20_Link"><text:span text:style-name="T1">2.2 Potřebnost transparentního projektového a procesního řízení agend</text:span></text:a><text:a xlink:type="simple" xlink:href="#_Toc459384830" text:style-name="Index_20_Link" text:visited-style-name="Index_20_Link"><text:span text:style-name="T3"><text:tab/>10</text:span></text:a></text:p>
          <text:p text:style-name="P15"><text:a xlink:type="simple" xlink:href="#_Toc459384831" text:style-name="Index_20_Link" text:visited-style-name="Index_20_Link"><text:span text:style-name="T1">2.3 Přijetí zásad bezpečného rozhodování</text:span></text:a><text:a xlink:type="simple" xlink:href="#_Toc459384831" text:style-name="Index_20_Link" text:visited-style-name="Index_20_Link"><text:span text:style-name="T3"><text:tab/>10</text:span></text:a></text:p>
          <text:p text:style-name="P15"><text:a xlink:type="simple" xlink:href="#_Toc459384832" text:style-name="Index_20_Link" text:visited-style-name="Index_20_Link"><text:span text:style-name="T1">2.4 Kontrola a interní audit</text:span></text:a><text:a xlink:type="simple" xlink:href="#_Toc459384832" text:style-name="Index_20_Link" text:visited-style-name="Index_20_Link"><text:span text:style-name="T3"><text:tab/>12</text:span></text:a></text:p>
          <text:p text:style-name="P15"><text:a xlink:type="simple" xlink:href="#_Toc459384833" text:style-name="Index_20_Link" text:visited-style-name="Index_20_Link"><text:span text:style-name="T1">2.5 Význam přenosu informací jako protikorupčního opatření</text:span></text:a><text:a xlink:type="simple" xlink:href="#_Toc459384833" text:style-name="Index_20_Link" text:visited-style-name="Index_20_Link"><text:span text:style-name="T3"><text:tab/>13</text:span></text:a></text:p>
          <text:p text:style-name="P15"><text:a xlink:type="simple" xlink:href="#_Toc459384834" text:style-name="Index_20_Link" text:visited-style-name="Index_20_Link"><text:span text:style-name="T1">2.6 Řízení a rozvoj lidských zdrojů a problematika střetu zájmů</text:span></text:a><text:a xlink:type="simple" xlink:href="#_Toc459384834" text:style-name="Index_20_Link" text:visited-style-name="Index_20_Link"><text:span text:style-name="T3"><text:tab/>14</text:span></text:a></text:p>
          <text:p text:style-name="P15"><text:a xlink:type="simple" xlink:href="#_Toc459384835" text:style-name="Index_20_Link" text:visited-style-name="Index_20_Link"><text:span text:style-name="T1">2.7 Vedení dokumentace</text:span></text:a><text:a xlink:type="simple" xlink:href="#_Toc459384835" text:style-name="Index_20_Link" text:visited-style-name="Index_20_Link"><text:span text:style-name="T3"><text:tab/>15</text:span></text:a></text:p>
          <text:p text:style-name="P15"><text:a xlink:type="simple" xlink:href="#_Toc459384836" text:style-name="Index_20_Link" text:visited-style-name="Index_20_Link"><text:span text:style-name="T1">2.8 Nulová tolerance</text:span></text:a><text:a xlink:type="simple" xlink:href="#_Toc459384836" text:style-name="Index_20_Link" text:visited-style-name="Index_20_Link"><text:span text:style-name="T3"><text:tab/>16</text:span></text:a></text:p>
          <text:p text:style-name="P16"><text:a xlink:type="simple" xlink:href="#_Toc459384837" text:style-name="Index_20_Link" text:visited-style-name="Index_20_Link"><text:span text:style-name="T1">3 Oblasti se zvýšenou mírou nebezpečí korupce – specifické oblasti rizik</text:span></text:a><text:a xlink:type="simple" xlink:href="#_Toc459384837" text:style-name="Index_20_Link" text:visited-style-name="Index_20_Link"><text:span text:style-name="T3"><text:tab/>17</text:span></text:a></text:p>
          <text:p text:style-name="P15"><text:a xlink:type="simple" xlink:href="#_Toc459384838" text:style-name="Index_20_Link" text:visited-style-name="Index_20_Link"><text:span text:style-name="T1">3.1 Agenda veřejných zakázek</text:span></text:a><text:a xlink:type="simple" xlink:href="#_Toc459384838" text:style-name="Index_20_Link" text:visited-style-name="Index_20_Link"><text:span text:style-name="T3"><text:tab/>17</text:span></text:a></text:p>
          <text:p text:style-name="P15"><text:a xlink:type="simple" xlink:href="#_Toc459384839" text:style-name="Index_20_Link" text:visited-style-name="Index_20_Link"><text:span text:style-name="T1">3.2 Oblast smluvních vztahů</text:span></text:a><text:a xlink:type="simple" xlink:href="#_Toc459384839" text:style-name="Index_20_Link" text:visited-style-name="Index_20_Link"><text:span text:style-name="T3"><text:tab/>18</text:span></text:a></text:p>
          <text:p text:style-name="P15"><text:a xlink:type="simple" xlink:href="#_Toc459384840" text:style-name="Index_20_Link" text:visited-style-name="Index_20_Link"><text:span text:style-name="T1">3.3 Nakládání s majetkem hl. m. Prahy</text:span></text:a><text:a xlink:type="simple" xlink:href="#_Toc459384840" text:style-name="Index_20_Link" text:visited-style-name="Index_20_Link"><text:span text:style-name="T3"><text:tab/>20</text:span></text:a></text:p>
          <text:p text:style-name="P15"><text:a xlink:type="simple" xlink:href="#_Toc459384841" text:style-name="Index_20_Link" text:visited-style-name="Index_20_Link"><text:span text:style-name="T1">3.4 Poskytování dotací, grantů a darů</text:span></text:a><text:a xlink:type="simple" xlink:href="#_Toc459384841" text:style-name="Index_20_Link" text:visited-style-name="Index_20_Link"><text:span text:style-name="T3"><text:tab/>21</text:span></text:a></text:p>
          <text:p text:style-name="P15"><text:a xlink:type="simple" xlink:href="#_Toc459384842" text:style-name="Index_20_Link" text:visited-style-name="Index_20_Link"><text:span text:style-name="T1">3.5 Pořizování a schvalování územního plánu, jeho změny a projednání podnětů</text:span></text:a><text:a xlink:type="simple" xlink:href="#_Toc459384842" text:style-name="Index_20_Link" text:visited-style-name="Index_20_Link"><text:span text:style-name="T3"><text:tab/>22</text:span></text:a></text:p>
          <text:p text:style-name="P15"><text:a xlink:type="simple" xlink:href="#_Toc459384843" text:style-name="Index_20_Link" text:visited-style-name="Index_20_Link"><text:span text:style-name="T1">3.6 Výkon veřejné správy v přenesené působnosti</text:span></text:a><text:a xlink:type="simple" xlink:href="#_Toc459384843" text:style-name="Index_20_Link" text:visited-style-name="Index_20_Link"><text:span text:style-name="T3"><text:tab/>23</text:span></text:a></text:p>
          <text:p text:style-name="P16"><text:a xlink:type="simple" xlink:href="#_Toc459384844" text:style-name="Index_20_Link" text:visited-style-name="Index_20_Link"><text:span text:style-name="T1">4 Zajištění implementace a vyhodnocování plnění protikorupční strategie</text:span></text:a><text:a xlink:type="simple" xlink:href="#_Toc459384844" text:style-name="Index_20_Link" text:visited-style-name="Index_20_Link"><text:span text:style-name="T3"><text:tab/>24</text:span></text:a></text:p>
          <text:p text:style-name="P15"><text:a xlink:type="simple" xlink:href="#_Toc459384845" text:style-name="Index_20_Link" text:visited-style-name="Index_20_Link"><text:span text:style-name="T1">4.1 Další hlavní opatření pro implementaci Strategie</text:span></text:a><text:a xlink:type="simple" xlink:href="#_Toc459384845" text:style-name="Index_20_Link" text:visited-style-name="Index_20_Link"><text:span text:style-name="T3"><text:tab/>25</text:span></text:a></text:p>
          <text:p text:style-name="P15"><text:a xlink:type="simple" xlink:href="#_Toc459384846" text:style-name="Index_20_Link" text:visited-style-name="Index_20_Link"><text:span text:style-name="T5">4.2 Definice jednotlivých dalších cílů</text:span></text:a><text:a xlink:type="simple" xlink:href="#_Toc459384846" text:style-name="Index_20_Link" text:visited-style-name="Index_20_Link"><text:span text:style-name="T3"><text:tab/>30</text:span></text:a></text:p>
          <text:p text:style-name="P16"><text:a xlink:type="simple" xlink:href="#_Toc459384847" text:style-name="Index_20_Link" text:visited-style-name="Index_20_Link"><text:span text:style-name="T1">5 Závěr</text:span></text:a><text:a xlink:type="simple" xlink:href="#_Toc459384847" text:style-name="Index_20_Link" text:visited-style-name="Index_20_Link"><text:span text:style-name="T3"><text:tab/>40</text:span></text:a></text:p>
          <text:p text:style-name="P16"><text:a xlink:type="simple" xlink:href="#_Toc459384848" text:style-name="Index_20_Link" text:visited-style-name="Index_20_Link"><text:span text:style-name="T1">Příloha č. 1</text:span></text:a><text:a xlink:type="simple" xlink:href="#_Toc459384848" text:style-name="Index_20_Link" text:visited-style-name="Index_20_Link"><text:span text:style-name="T3"><text:tab/>40</text:span></text:a></text:p>
          <text:p text:style-name="Standard"/>
        </text:index-body>
      </text:table-of-content>
      <text:p text:style-name="P26"/>
      <text:p text:style-name="P26"/>
      <text:h text:style-name="Heading_20_1" text:outline-level="1"><text:bookmark-start text:name="_Toc459384822"/><text:soft-page-break/>1 Úvod<text:bookmark-end text:name="_Toc459384822"/></text:h>
      <text:p text:style-name="Standard"/>
      <text:p text:style-name="P33"><text:span text:style-name="T1">Praha má cíl nastavit srozumitelný, funkční, účinný a efektivní systém prevence korupce, zmapovat korupční rizika a stanovit strategii prevence korupce v rámci působnosti orgánů veřejné správy a oblasti městu svěřené přenesené působnosti i působnosti samostatné. K naplnění uvedeného záměru přijímá tuto Protikorupční strategii hlavního města Prahy (dále jen „Protikorupční strategie“).</text:span><text:bookmark text:name="_GoBack"/></text:p>
      <text:p text:style-name="P33"><text:span text:style-name="T1">Praha hospodaří s rozpočtem v řádu mnoha desítek miliard korun a vykonává rozsáhlé kompetence v oblastech samosprávy i státní správy. Volení zástupci a také zaměstnanci mohou být proto ovlivňováni nejrůznějšími aktivitami osob či skupin osob, které mohou ohrožovat výkon veřejné správy a důvěru občanů v integritu fungování Magistrátu hl. m. Prahy a dalších institucí hl. m. Prahy. </text:span></text:p>
      <text:p text:style-name="P33"><text:span text:style-name="T1">K předcházení a k zabránění korupčních příležitostí a jejich negativních dopadů, má sloužit i tento dokument. Zaměřuje se na postupy a opatření uvnitř organizační struktury města a na vytvoření protikorupční politiky v širším smyslu slova, která by měla být implementována na všech úrovních řízení, jež mohou být potenciálně z hlediska korupce zranitelné.</text:span></text:p>
      <text:p text:style-name="P33"><text:span text:style-name="T1">Za korupci, resp. korupční jednání, je pro potřeby Protikorupční strategie hlavního města Prahy 2016‐2018 (dále jen „Strategie“) považováno jakékoliv ovlivnění stavu, údajů nebo rozhodnutí za účelem skutečného nebo i potenciálního prospěchu nebo neprospěchu určité osoby nebo skupiny osob i včetně snahy o takovéto jednání a postupy, a to za přímou nebo nepřímou, skutečnou nebo i potenciální výhodu pro sebe nebo jinou osobu. Patří sem např. i záměrné vytváření příležitosti a prostoru k možnému naplnění korupčního jednání, vědomá tolerance ke zřejmému korupčnímu jednání a k důvodnému podezření na korupční jednání, situace, kdy prospěch či újma jsou vyjádřitelné v penězích nebo jiných majetkových či nemajetkových hodnotách, jednání ve střetu zájmů atd.</text:span></text:p>
      <text:p text:style-name="P33"><text:span text:style-name="T1">Protikorupční strategie definuje jasně popsané žádoucí principy chování a jednání, které by se měly stát trvale vynucovaným i dobrovolně, přirozeně přijímaným standardem. Nedílnou součástí realizace Protikorupční strategie je vytvoření systému pravidelného vyhodnocování jednotlivých přijatých opatření, jejichž účelem je snižovat prostor i motivaci ke korupčnímu jednání a nastavení systému reagujícího na nové aktuální problémy, na výsledky kontrol, auditů, podezření publikovaná v médiích apod.</text:span></text:p>
      <text:p text:style-name="P33"><text:span text:style-name="T1">Strategie se vztahuje na všechny zaměstnance hlavního města Prahy zařazené do Magistrátu hl. m. Prahy a na členy orgánů hl. m. Prahy (včetně členů Zastupitelstva hl. m. Prahy).</text:span></text:p>
      <text:p text:style-name="P32"><text:span text:style-name="T1">Strategie se rovněž </text:span><text:span text:style-name="T6">přiměřeně</text:span><text:span text:style-name="T1"> uplatní a bude rozpracována v Městské policii hl. m. Prahy, v akciových společnostech se 100% majetkovou účastí hl. m. Prahy a jimi ovládaných společnostech, v příspěvkových organizacích, jejichž zřizovatelem je hl. m. Praha.</text:span></text:p>
      <text:p text:style-name="P32"><text:soft-page-break/><text:span text:style-name="T1">K prosazování<text:tab/>jejích základních principů a cílů budou zavázáni zástupci hl. m. Prahy v obchodních korporacích, v nichž má hl. m. Praha majetkovou účast.</text:span></text:p>
      <text:p text:style-name="P32"><text:span text:style-name="T1">Je žádoucí, aby se MČ buď připojily k této protikorupční strategii, nebo vytvořily vlastní a přijaly vlastní protikorupční strategii.</text:span></text:p>
      <text:p text:style-name="P29"/>
      <text:h text:style-name="Heading_20_2" text:outline-level="2"><text:bookmark-start text:name="_Toc459384823"/>1.1 Pojem a definice korupce a její společenská nebezpečnost<text:bookmark-end text:name="_Toc459384823"/></text:h>
      <text:p text:style-name="P33"><text:span text:style-name="T1">Z pohledu celospolečenského je korupce nepochybně vážným problémem, který je třeba řešit. Český právní řád přímo pojem korupce nezná. Současná právní úprava obsahuje především represivní opatření korupčního jednání, a to prostřednictvím zákona č. 40/2009 Sb., trestní zákoník. Ten postihuje korupci především pomocí trestných činů přijetí úplatku (§ 331), podplácení (§ 332) a nepřímého úplatkářství (§ 333). Zároveň vymezuje (§ 334) některé klíčové pojmy, například „úplatek“. Vzhledem ke skutečnosti, že rozhodující prostor a hlavní nebezpečí korupce leží především v oblasti veřejné správy, obsahuje trestní zákoník vybrané činy úředních osob, a to zneužití pravomoci úřední osoby (§ 329) a maření úkolů úřední osoby z nedbalosti (§ 330). Přestože trestní zákoník chrání především čistotu veřejného života a nestranné a objektivní obstarávání věcí obecného zájmu, trestá i korupci v podnikání a soukromoprávních vztazích.</text:span></text:p>
      <text:p text:style-name="P33"><text:span text:style-name="T1">K trestným činům, které mají znaky korupčního chování v určitých zvláštních situacích, lze řadit také například trestné činy: porušení povinnosti při správě cizího majetku (§ 220 a § 221), pletichy v insolvenčním řízení (§ 226), zneužití informace a postavení v obchodním styku (§ 255), sjednání výhody při zadání veřejné zakázky, při veřejné soutěži a veřejné dražbě (§ 256), pletichy při zadání veřejné zakázky a při veřejné soutěži (§ 257), pletichy při veřejné dražbě (§ 258).</text:span></text:p>
      <text:p text:style-name="P33"><text:span text:style-name="T1">Za korupci, resp. korupční jednání, je ve smyslu této Protikorupční strategie považováno jakékoliv ovlivnění stavu, údajů nebo rozhodnutí ve skutečný nebo i potenciální prospěch nebo neprospěch určité osoby nebo skupiny osob, a to za přímou nebo nepřímou, skutečnou nebo i potenciální výhodu pro sebe nebo jinou osobu. Patří sem např. i záměrné vytváření příležitosti a prostoru k možnému naplnění korupčního jednání, vědomá tolerance ke zjištěnému korupčnímu jednání a k důvodnému podezření na korupční jednání, situace, kdy prospěchem či neprospěchem jsou nemajetkové hodnoty, atd.</text:span></text:p>
      <text:p text:style-name="P33"><text:span text:style-name="T1">Korupce, ať už skutečná nebo vnímaná v rovině podezření, je jedním z nejdestruktivnějších prvků, které ohrožují dobrou veřejnou správu, poškozují ekonomický růst a vývoj. </text:span><text:span text:style-name="T7">Obecně platí, že riziko korupčního jednání se vyskytuje zejména tam, kde:</text:span></text:p>
      <text:list xml:id="list8123514932252964816" text:style-name="WWNum3">
        <text:list-item>
          <text:p text:style-name="P10"><text:span text:style-name="T1">je rozhodováno o penězích a jiných majetkových hodnotách (zejména veřejné povahy), o právech a právem chráněných zájmech fyzických i právnických osob, o kontrole a o trestání fyzických i právnických osob, o záležitostech týkajících se osobních nebo skupinových zájmů fyzických i právnických osob, o příležitostech a výhodách, o vlivu a o podílu na moci, o přístupu k informacím, o navazování a řízení závazkových právních vztahů, </text:span></text:p>
        </text:list-item>
      </text:list>
      <text:p text:style-name="P6"/>
      <text:list xml:id="list234149761724949" text:continue-numbering="true" text:style-name="WWNum3">
        <text:list-item>
          <text:p text:style-name="P10"><text:soft-page-break/><text:span text:style-name="T1">se shromažďují, evidují a připravují podklady podstatné pro rozhodování, </text:span></text:p>
        </text:list-item>
      </text:list>
      <text:p text:style-name="P9"/>
      <text:list xml:id="list234149819477091" text:continue-numbering="true" text:style-name="WWNum3">
        <text:list-item>
          <text:p text:style-name="P10"><text:span text:style-name="T1">existuje komplikovaná, nepřehledná a nedostatečně definovaná agenda výkonu veřejné moci (veřejné správy), agenda spojená s uplatňováním pravomoci a vlivu nebo agenda související s čerpáním veřejných zdrojů, </text:span></text:p>
        </text:list-item>
      </text:list>
      <text:p text:style-name="P9"/>
      <text:list xml:id="list234149976062695" text:continue-numbering="true" text:style-name="WWNum3">
        <text:list-item>
          <text:p text:style-name="P2"><text:span text:style-name="T14">je jakkoli možné ovlivňovat veřejné mínění a vnímání určité osoby nebo jejího postavení, chování, jednání v očích orgánů a osob disponujících formální nebo neformální mocí a vlivem.</text:span><text:span text:style-name="T1"> </text:span></text:p>
        </text:list-item>
      </text:list>
      <text:p text:style-name="P33"><text:span text:style-name="T1">Společenskou nebezpečnost korupce je možno pak vnímat z několika hledisek.</text:span></text:p>
      <text:p text:style-name="P33"><text:span text:style-name="T1">Prvním z nich je posuzování souladu jednání s právním řádem, zejména s normami trestního, případně přestupkového práva. Z tohoto pohledu je korupce, pokud se jí podaří odhalit, relativně dobře kvalifikovatelná i kvantifikovatelná a právo má nástroje, jak se z tohoto pohledu s korupcí vypořádat.</text:span></text:p>
      <text:p text:style-name="P33"><text:span text:style-name="T1">Druhým hlediskem je posuzování ekonomických a morálních dopadů na společnost. Negativní důsledky korupce jsou často dlouhodobé, projevují se pozvolna a velmi špatně se odbourávají. </text:span><text:span text:style-name="T7">Mezi dopady tohoto druhu patří zejména:</text:span></text:p>
      <text:list xml:id="list234149741006829" text:continue-numbering="true" text:style-name="WWNum3">
        <text:list-item>
          <text:p text:style-name="P10"><text:span text:style-name="T1">přímé a nepřímé hospodářské škody (neefektivní využívání veřejného majetku, veřejných finančních prostředků, snižování objemu zdrojů, tendence ke zvyšování výdajů veřejných rozpočtů, tendence k růstu soukromých výdajů spojených s korupcí, ke snížení výkonnosti a k obecnému zhoršování hospodářských výsledků, snižování motivace v hospodářské sféře a deformace hospodářské soutěže, tendence ke snižování kvality výkonu veřejné správy a poskytovaných veřejných služeb),</text:span></text:p>
        </text:list-item>
      </text:list>
      <text:p text:style-name="P9"/>
      <text:list xml:id="list234149901066011" text:continue-numbering="true" text:style-name="WWNum3">
        <text:list-item>
          <text:p text:style-name="P10"><text:span text:style-name="T1">dopady společensko‐politické (snížení důvěry veřejnosti ve stát a jeho zřízení, ve veřejný sektor, v principy právního státu a obecně ve spravedlnost, poškozování dobrého jména institucí veřejné správy, pokřivení relace mezi svobodou jednání a rozhodování na jedné straně a odpovědností na straně druhé, zhoršení naplňování smyslu existence a poslání veřejnoprávních subjektů, vytváření nestability a nejistoty, podpora pocitů skepse a beznaděje, směřování k morálnímu rozvratu, ke ztrátě respektu k morálním hodnotám).</text:span></text:p>
        </text:list-item>
      </text:list>
      <text:p text:style-name="P5"/>
      <text:h text:style-name="Heading_20_2" text:outline-level="2"><text:bookmark-start text:name="_Toc459384824"/>1.2 Boj proti korupci na úrovni hlavního města Prahy<text:bookmark-end text:name="_Toc459384824"/></text:h>
      <text:p text:style-name="P33"><text:span text:style-name="T1">Otevřenost, a zákonnost při rozhodování ve všech oblastech činnosti a také účelné, hospodárné a efektivní nakládání s veřejnými prostředky a jinými zdroji byla a jsou základními hodnotami, které hl. m. Praha prosazuje. Pro hl. m Prahu vždy byla a je prioritou realizace protikorupční politiky s nulovou tolerancí.</text:span></text:p>
      <text:p text:style-name="P33"><text:span text:style-name="T1">První systémové kroky v této oblasti byly Zastupitelstvem a Radou hlavního města Prahy učiněny již ve volebním období 2010-2014.</text:span></text:p>
      <text:p text:style-name="P33"><text:soft-page-break/><text:span text:style-name="T7">V rámci protikorupční programu byl přijat soubor protikorupčních opatření například:</text:span></text:p>
      <text:list xml:id="list234150016304721" text:continue-numbering="true" text:style-name="WWNum3">
        <text:list-item>
          <text:p text:style-name="P10"><text:span text:style-name="T1">přijat Etický kodex člena Zastupitelstva hlavního města Prahy – včetně majetkových přiznání; </text:span></text:p>
        </text:list-item>
      </text:list>
      <text:p text:style-name="P9"/>
      <text:list xml:id="list234149587602587" text:continue-numbering="true" text:style-name="WWNum3">
        <text:list-item>
          <text:p text:style-name="P10"><text:span text:style-name="T1">přijat Etický kodex zaměstnanců hlavního města Prahy zařazených do Magistrátu hl. m. Prahy, který stanovuje a popisuje zásady chování a jednání úředníků a je základní etickou normou prezentace a vystupování zaměstnanců především vůči veřejnosti; </text:span></text:p>
        </text:list-item>
      </text:list>
      <text:p text:style-name="P9"/>
      <text:list xml:id="list234150657749286" text:continue-numbering="true" text:style-name="WWNum3">
        <text:list-item>
          <text:p text:style-name="P10"><text:span text:style-name="T1">zpracována přesná a důkladná pravidla a metodika pro zadávání veřejných zakázek v podmínkách hlavního města Prahy a vymezeny osobní odpovědnosti za zajištění výběrových řízení, tato pravidla byla opakovaně upřesňována a zdokonalována;</text:span></text:p>
        </text:list-item>
      </text:list>
      <text:p text:style-name="P6"/>
      <text:list xml:id="list234150371547368" text:continue-numbering="true" text:style-name="WWNum3">
        <text:list-item>
          <text:p text:style-name="P10"><text:span text:style-name="T1">zavedena jednotná centrální evidence stížností adresovaných orgánům hl. m. Prahy;</text:span></text:p>
        </text:list-item>
      </text:list>
      <text:p text:style-name="P9"/>
      <text:list xml:id="list234149917972290" text:continue-numbering="true" text:style-name="WWNum3">
        <text:list-item>
          <text:p text:style-name="P10"><text:span text:style-name="T1">stanovena pravidla pro vyřizování stížností, petic a podání občanů, včetně definování zvláštního režimu pro vyřizování a prošetřování podání upozorňujících na možnou korupci;</text:span></text:p>
        </text:list-item>
      </text:list>
      <text:p text:style-name="P9"/>
      <text:list xml:id="list234149372016202" text:continue-numbering="true" text:style-name="WWNum3">
        <text:list-item>
          <text:p text:style-name="P10"><text:span text:style-name="T1">zřízen odbor stížností a mimořádných kontrol a reorganizována celá oblast kontrolních činností Magistrátu atd., odbor prošel v daném období reorganizací a posílením kompetencí;</text:span></text:p>
        </text:list-item>
      </text:list>
      <text:p text:style-name="P9"/>
      <text:list xml:id="list234150304968276" text:continue-numbering="true" text:style-name="WWNum3">
        <text:list-item>
          <text:p text:style-name="P10"><text:span text:style-name="T1">posílena transparentnost jednání orgánů hl. m. Prahy např. prostřednictvím www stránek (běžnými se staly přímé přenosy jednání ZHMP, zveřejňování zápisu z jednání výborů atd.;</text:span></text:p>
        </text:list-item>
      </text:list>
      <text:p text:style-name="P9"/>
      <text:list xml:id="list234151080919872" text:continue-numbering="true" text:style-name="WWNum3">
        <text:list-item>
          <text:p text:style-name="P2"><text:span text:style-name="T14">připraveno zveřejňování komplexních informací o veřejných zakázkách na internetovém serveru HMP.</text:span><text:span text:style-name="T1"> </text:span></text:p>
        </text:list-item>
      </text:list>
      <text:p text:style-name="P33"><text:span text:style-name="T1">Byly provedeny personální změny ve vedoucích funkcích úřadu města. Transparentnímu výběrovému řízení, v němž byla všestranně posouzena odborná a managerská způsobilost, se podrobili všichni ředitelé odborů a další vedoucí pracovníci Magistrátu hl. m. Prahy. </text:span></text:p>
      <text:p text:style-name="P33"><text:span text:style-name="T1">Byly upraveny úřední hodiny MHMP a bylo zřízeno středisko a informační přepážky v budovách MHMP.</text:span></text:p>
      <text:p text:style-name="P33"><text:span text:style-name="T1">Dostupnost služeb a úloh města v oblasti samostatné a přenesené působnosti pro občany byla zvýšena soustředěním většiny služeb do jedné budovy v Jungmannově ulici, kde v zájmu transparentnosti a možnosti zvýšení veřejné kontroly byly v maximální možné míře u naprosté většiny kanceláří zaměstnanců MHMP pořízeny prosklené průhledné dveře (s výjimkou pracoven ředitelů odborů a vlastní kanceláře ředitele MHMP). Všechny základní agendy a podání se vyřizují na přepážkách, kde není žádný prostor pro korupci.</text:span></text:p>
      <text:p text:style-name="P33"><text:soft-page-break/><text:span text:style-name="T1">Došlo k relativnímu zeštíhlení úřadu (v relaci k extrémně narůstajícímu počtu svěřených agend), neboť správní orgány HMP získaly každoročně nepřeberné množství nových agend zejména na úsecích dopravněsprávním, školském, občansko‐správním, životního prostředí a odpadového hospodářství, zdravotnictví a sociální péče, na úseku kontroly a interního auditu, archivnictví, personalistiky a v řadě dalších. Samozřejmou součástí práce každého úředníka se stal propracovaný systém odborného vzdělávání. Došlo ke zjednodušení organizační struktury magistrátu (některé odbory byly zrušeny, jiné sloučeny atd.) </text:span></text:p>
      <text:p text:style-name="P33"><text:span text:style-name="T1">Magistrát hl. m. Prahy se v minulosti zapojil do Projektu „Kvalita ve veřejné správě“, který má pomoci implementovat Model CAF (Common Assessment Framework, tj. Společný hodnotící rámec, vyvinutý v rámci Evropské unie) na Magistrátu hlavního města Prahy ve spolupráci s Českou společností pro jakost.</text:span></text:p>
      <text:p text:style-name="P33"><text:span text:style-name="T1">Změnil se i styl projednávání důležitých otázek dalšího rozvoje města. Důležité věci jsou projednávány veřejně, formou workshopů, veřejných slyšení a pomocí poradních skupin složených ze zástupců odborné veřejnosti (např. aktualizace Strategického plánu).</text:span></text:p>
      <text:p text:style-name="P29"/>
      <text:h text:style-name="Heading_20_2" text:outline-level="2"><text:bookmark-start text:name="_Toc459384825"/>1.3 Cíle a principy Protikorupční strategie<text:bookmark-end text:name="_Toc459384825"/></text:h>
      <text:p text:style-name="Standard"/>
      <text:h text:style-name="Heading_20_3" text:outline-level="3"><text:bookmark-start text:name="_Toc459384826"/>1.3.1 Cíle Protikorupční strategie:<text:bookmark-end text:name="_Toc459384826"/></text:h>
      <text:list xml:id="list234150627701569" text:continue-numbering="true" text:style-name="WWNum3">
        <text:list-item>
          <text:p text:style-name="P10"><text:span text:style-name="T1">definovat a popsat rizika v souvislosti s možným korupčním jednáním, a to již existující i rizika i rizika, která mohou vzniknout v budoucnu, a pokusit se je v maximální možné míře minimalizovat či zcela eliminovat;</text:span></text:p>
        </text:list-item>
      </text:list>
      <text:p text:style-name="P6"/>
      <text:list xml:id="list234149766149695" text:continue-numbering="true" text:style-name="WWNum3">
        <text:list-item>
          <text:p text:style-name="P10"><text:span text:style-name="T1">formulovat účinná nápravná a zejména preventivní opatření, která budou směřovat zejména do oblasti rozhodování o veřejných finančních prostředcích, rozhodování o právech a povinnostech, snižování byrokratické zátěže, správy informací, zvyšování transparentnosti a vedení otevřené komunikace;</text:span></text:p>
        </text:list-item>
      </text:list>
      <text:p text:style-name="P5"/>
      <text:list xml:id="list234150577176112" text:continue-numbering="true" text:style-name="WWNum3">
        <text:list-item>
          <text:p text:style-name="P2"><text:span text:style-name="T14">definovat postupy vedoucí k aktivnímu předcházení a odhalování společensky škodlivých jevů, včetně postupů vedoucích k vyvozování osobní odpovědnosti za porušení právních norem; vytvořit podmínky pro:</text:span><text:span text:style-name="T1"> </text:span></text:p>
        </text:list-item>
      </text:list>
      <text:p text:style-name="P5"/>
      <text:list xml:id="list86389341372798767" text:style-name="WWNum5">
        <text:list-item>
          <text:p text:style-name="P11"><text:span text:style-name="T1">zvyšování důvěry obyvatel hl. m. Prahy, podnikatelů a spolupracujících subjektů v řádné a spolehlivé uplatňování veřejné moci a poskytování veřejných finančních prostředků, či služeb, jakož i zvyšování prestiže a hrdosti na práci pro hl. m. Prahu; </text:span></text:p>
        </text:list-item>
        <text:list-item>
          <text:p text:style-name="P11"><text:span text:style-name="T1">účinnou prevenci vůči případnému korupčnímu jednání (spoluvytváření prostředí nepříznivého pro vznik a rozvoj korupce) ve všech orgánech hl. m. Prahy, v příspěvkových organizacích zřizovaných hl. m. Prahou a obchodních společnostech s majetkovou účastí hl. m. Prahy; </text:span></text:p>
        </text:list-item>
        <text:list-item>
          <text:p text:style-name="P3"><text:soft-page-break/><text:span text:style-name="T14">snazší identifikaci korupce a korupčního jednání v případech, pokud by k nim skutečně došlo (zvýšení pravděpodobnosti odhalení korupčního jednání); ochranu veřejných zdrojů a jejich efektivní využívání;</text:span><text:span text:style-name="T1"> </text:span></text:p>
        </text:list-item>
        <text:list-item>
          <text:p text:style-name="P3"><text:span text:style-name="T1"><office:annotation office:name="__Annotation__3105_634946804"><dc:creator>Neznámý autor</dc:creator><dc:date>2016-09-02T18:29:03.951859697</dc:date><text:p text:style-name="P51"><text:span text:style-name="T26">:D</text:span></text:p></office:annotation></text:span><text:span text:style-name="T1">odpovědné rozhodování na základě kvalitních podkladů, které nepovedou k účelové, neetické a politicky motivované kriminalizaci členů rady.</text:span><office:annotation-end office:name="__Annotation__3105_634946804"/></text:p>
        </text:list-item>
      </text:list>
      <text:p text:style-name="P29"/>
      <text:h text:style-name="Heading_20_3" text:outline-level="3"><text:bookmark-start text:name="_Toc459384827"/>1.3.2 Principy Protikorupční strategie:<text:bookmark-end text:name="_Toc459384827"/></text:h>
      <text:list xml:id="list4148387716578198860" text:style-name="WWNum6">
        <text:list-item>
          <text:p text:style-name="P12"><text:span text:style-name="T1">naplňování smyslu existence veřejné správy při striktním dodržování právního řádu a interních norem s důrazem na oblast možného střetu zájmů, včetně aktivní kontroly na tomto úseku a na oblast lobbingu;</text:span></text:p>
        </text:list-item>
      </text:list>
      <text:p text:style-name="P6"/>
      <text:list xml:id="list234150290620859" text:continue-numbering="true" text:style-name="WWNum6">
        <text:list-item>
          <text:p text:style-name="P12"><text:span text:style-name="T1">efektivní správa veřejných financí a hmotného i nehmotného majetku města a jeho efektivního, hospodárného a účelného využívání pro obecný prospěch s důrazem na jasnost a přehlednost pravidel pro nakládání s majetkem města, včetně pravidel pro zadávání veřejných zakázek;</text:span></text:p>
        </text:list-item>
      </text:list>
      <text:p text:style-name="P6"/>
      <text:list xml:id="list234150161604811" text:continue-numbering="true" text:style-name="WWNum6">
        <text:list-item>
          <text:p text:style-name="P4"><text:span text:style-name="T1">průkaznost všech podstatných kroků a zachování přiměřené auditní stopy (uchování dokumentace o jednání s dodavateli, vyčíslení předpokládané hodnoty zakázky, provedení předběžné řídící kontroly apod.) pro posouzení dodržení předpisů, včetně péče řádného hospodáře;</text:span></text:p>
        </text:list-item>
      </text:list>
      <text:p text:style-name="P6"/>
      <text:list xml:id="list234149947171141" text:continue-numbering="true" text:style-name="WWNum6">
        <text:list-item>
          <text:p text:style-name="P12"><text:span text:style-name="T1">pokračování v zavádění moderní veřejné správy na území města s důrazem na optimalizaci jejího výkonu;</text:span></text:p>
        </text:list-item>
      </text:list>
      <text:p text:style-name="P6"/>
      <text:list xml:id="list234150117647009" text:continue-numbering="true" text:style-name="WWNum6">
        <text:list-item>
          <text:p text:style-name="P12"><text:span text:style-name="T1">zvyšování dostupnosti, transparentnosti a kontrolovatelnosti veřejné správy především rozšiřováním možností elektronické komunikace a prostřednictvím nástrojů eGovernmentu;</text:span></text:p>
        </text:list-item>
      </text:list>
      <text:p text:style-name="P6"/>
      <text:list xml:id="list234151252112068" text:continue-numbering="true" text:style-name="WWNum6">
        <text:list-item>
          <text:p text:style-name="P12"><text:span text:style-name="T1">profesionalizace a rozvoj lidských zdrojů ve veřejné správě;</text:span></text:p>
        </text:list-item>
      </text:list>
      <text:p text:style-name="P6"/>
      <text:list xml:id="list234151161626490" text:continue-numbering="true" text:style-name="WWNum6">
        <text:list-item>
          <text:p text:style-name="P4"><text:span text:style-name="T1">ochrana oznamovatelů korupce (whistleblowerů), kteří oznámí své podezření zastupitelům, úřadu, médiím nebo neziskovým organizacím (zejména v pracovněprávním vztahu) se zvláštním důrazem na ochranu majetku a zájmů hl. m. Prahy;</text:span></text:p>
        </text:list-item>
      </text:list>
      <text:p text:style-name="P6"/>
      <text:list xml:id="list234151317484520" text:continue-numbering="true" text:style-name="WWNum6">
        <text:list-item>
          <text:p text:style-name="P12"><text:span text:style-name="T1">rozvíjení otevřené komunikace s veřejností (zejména v rizikových oblastech – veřejné zakázky, významné smlouvy, výsledky šetření podezření z korupce);</text:span></text:p>
        </text:list-item>
      </text:list>
      <text:p text:style-name="P6"/>
      <text:list xml:id="list234151332034053" text:continue-numbering="true" text:style-name="WWNum6">
        <text:list-item>
          <text:p text:style-name="P12"><text:span text:style-name="T1">rozšiřování prostoru pro rozvoj pozitivních a konstruktivních vztahů mezi orgány hl. m. Prahy, organizacemi zřízenými hl. m. Prahou a městskými částmi hl. m. Prahy;</text:span></text:p>
        </text:list-item>
      </text:list>
      <text:p text:style-name="P6"/>
      <text:list xml:id="list234150376386522" text:continue-numbering="true" text:style-name="WWNum6">
        <text:list-item>
          <text:p text:style-name="P12"><text:soft-page-break/><text:span text:style-name="T1">účinnou prevenci korupčního jednání (spoluvytváření prostředí nepříznivého pro vznik a rozvoj korupce) ve všech orgánech hl. m. Prahy a ve všech jí zřizovaných příspěvkových organizacích;</text:span></text:p>
        </text:list-item>
      </text:list>
      <text:p text:style-name="P6"/>
      <text:list xml:id="list234149507045311" text:continue-numbering="true" text:style-name="WWNum6">
        <text:list-item>
          <text:p text:style-name="P12"><text:span text:style-name="T1">zvyšování důvěry zákaznických skupin i nejširší veřejnosti v řádný, poctivý a korupce prostý výkon veřejné moci a řádné, poctivé a korupce prosté poskytování veřejných statků a služeb;</text:span></text:p>
        </text:list-item>
      </text:list>
      <text:p text:style-name="P9"/>
      <text:list xml:id="list234149708066059" text:continue-numbering="true" text:style-name="WWNum6">
        <text:list-item>
          <text:p text:style-name="P4"><text:span text:style-name="T14">zvyšování prestiže práce pro hl. m. Prahu a její příspěvkové organizace a rozšiřování prostoru pro rozvoj pozitivních vztahů mezi Prahou, jejími orgány a organizacemi jako zaměstnavateli na straně jedné a zaměstnanci obce, členy orgánů města a zaměstnanci příspěvkových organizací zřizovaných hl. m. Prahou na straně druhé.</text:span><text:span text:style-name="T1"> </text:span></text:p>
        </text:list-item>
      </text:list>
      <text:p text:style-name="P33"><text:span text:style-name="T1">Hlavní město Praha v realizaci protikorupční strategie a v implementaci protikorupčních opatření chce zajistit, aby rozhodování na všech úrovních probíhalo otevřeně a transparentně.</text:span></text:p>
      <text:p text:style-name="P33"><text:span text:style-name="T8">Hlavními hodnotami při sdílení strategie na všech úrovních jsou objektivita, odpovědnost, otevřenost, integrita, profesionalita, efektivita, kvalita, pečlivost, vzdělanost a úcta k lidem.</text:span></text:p>
      <text:p text:style-name="P30"/>
      <text:h text:style-name="Heading_20_1" text:outline-level="1"><text:bookmark-start text:name="_Toc459384828"/>2 Eliminace korupčních rizik<text:bookmark-end text:name="_Toc459384828"/></text:h>
      <text:p text:style-name="P29"/>
      <text:h text:style-name="Heading_20_2" text:outline-level="2"><text:bookmark-start text:name="_Toc459384829"/>2.1 <text:span text:style-name="Nadpis_20_2_20_Char"><text:span text:style-name="T17">Strategická úroveň odstraňování korupčních rizik</text:span></text:span><text:bookmark-end text:name="_Toc459384829"/></text:h>
      <text:p text:style-name="P32"><text:span text:style-name="T1">Zavedený a v praxi naplňovaný systém </text:span><text:span text:style-name="T1"><office:annotation office:name="__Annotation__3134_634946804"><dc:creator>Neznámý autor</dc:creator><dc:date>2016-09-02T18:40:26.409935787</dc:date><text:p text:style-name="P51"><text:span text:style-name="T26">Buzzwords, ale dobré</text:span></text:p></office:annotation></text:span><text:span text:style-name="T1">strategického řízení a plánování včetně systému kvality řízení a systému řízení rizik</text:span><office:annotation-end office:name="__Annotation__3134_634946804"/><text:span text:style-name="T1"> je jedním z nejdůležitějších prvků omezujících korupční riziko. </text:span><text:span text:style-name="T7">Prostor pro korupci pomáhají snižovat následující řešení:</text:span></text:p>
      <text:list xml:id="list234149526703704" text:continue-numbering="true" text:style-name="WWNum6">
        <text:list-item>
          <text:p text:style-name="P12"><text:span text:style-name="T1">definice poslání, resp. smyslu existence organizace;</text:span></text:p>
        </text:list-item>
      </text:list>
      <text:p text:style-name="P6"/>
      <text:list xml:id="list234149971238621" text:continue-numbering="true" text:style-name="WWNum6">
        <text:list-item>
          <text:p text:style-name="P12"><text:span text:style-name="T1">formulace vize, tj. vyjádření budoucího žádoucího stavu ‐ jakou by organizace v budoucnu měla být, jak by se měla chovat, čím by měla být prospěšná;</text:span></text:p>
        </text:list-item>
      </text:list>
      <text:p text:style-name="P5"/>
      <text:list xml:id="list234151271005682" text:continue-numbering="true" text:style-name="WWNum6">
        <text:list-item>
          <text:p text:style-name="P4"><text:span text:style-name="T1"><office:annotation office:name="__Annotation__3135_634946804"><dc:creator>Neznámý autor</dc:creator><dc:date>2016-09-02T18:40:56.776435944</dc:date><text:p text:style-name="P51"><text:span text:style-name="T26">důležité</text:span></text:p></office:annotation></text:span><text:span text:style-name="T1">plánování hlavních rozvojových a provozních ukazatelů, zejména v oblasti ekonomických zdrojů a jejich spotřeby, ale také v oblasti zdrojů věcných, personálních a v oblasti kapacit;</text:span><office:annotation-end office:name="__Annotation__3135_634946804"/></text:p>
        </text:list-item>
      </text:list>
      <text:p text:style-name="P5"/>
      <text:list xml:id="list234149546258813" text:continue-numbering="true" text:style-name="WWNum6">
        <text:list-item>
          <text:p text:style-name="P4"><text:span text:style-name="T1">zapracování konkrétních protikorupčních opatření do plánů a strategických i dalších cílů;</text:span></text:p>
        </text:list-item>
      </text:list>
      <text:p text:style-name="P5"/>
      <text:list xml:id="list234150856264060" text:continue-numbering="true" text:style-name="WWNum6">
        <text:list-item>
          <text:p text:style-name="P4"><text:span text:style-name="T14">zavedení systému řízení kvality a jeho praktické uplatňování.</text:span><text:span text:style-name="T1"> </text:span></text:p>
        </text:list-item>
      </text:list>
      <text:p text:style-name="P14"><text:span text:style-name="T1">Pravidelné hodnocení kvality procesů a řízení procesů podle požadavků takového systému má z hlediska možné korupce jednak represivní </text:span><text:soft-page-break/><text:span text:style-name="T1">charakter (zvyšuje pravděpodobnost odhalení korupce), tak i charakter preventivní (od korupčního jednání odrazuje, vytváří pro korupci nepříznivé prostředí). V systému řízení kvality si Praha v této oblasti klade za cíl nejen plnění všech právních předpisů a uspokojování potřeb klientů hl. m. Prahy, ale i neustálé zvyšování kvality a efektivnosti svých činností a poskytovaných služeb. </text:span><text:span text:style-name="T8">Jako cestu k těmto cílům zvolila Praha využití moderních metod řízení ‐ </text:span><text:span text:style-name="T8"><office:annotation office:name="__Annotation__3136_634946804"><dc:creator>Neznámý autor</dc:creator><dc:date>2016-09-02T18:43:24.554075981</dc:date><text:p text:style-name="P51"><text:span text:style-name="T26">Netuším, co to je</text:span></text:p></office:annotation></text:span><text:span text:style-name="T8">modelu CAF, benchlearningu a systému řízení kvality dle norem ČSN EN ISO 9001:2009</text:span><office:annotation-end office:name="__Annotation__3136_634946804"/><text:span text:style-name="T8">, popř. Místní agenda 21.</text:span></text:p>
      <text:p text:style-name="P6"/>
      <text:list xml:id="list234149715915230" text:continue-numbering="true" text:style-name="WWNum6">
        <text:list-item>
          <text:p text:style-name="P4"><text:span text:style-name="T1">periodické provádění identifikace rizik (pro jednotlivé procesy a pro jednotlivé organizační jednotky), hodnocení identifikovaných rizik, přijímání opatření k jejich odstranění nebo zmírnění (nejde‐li o rizika neřešitelná nebo akceptovatelná), implementaci těchto opatření a vyhodnocování jejich účinnosti.</text:span></text:p>
        </text:list-item>
      </text:list>
      <text:p text:style-name="P1"><text:span text:style-name="T1">Analýza rizik bude v rámci hl. m. Prahy resp. Magistrátu hl. m. Prahy každoročně prováděna v souladu s příslušným interním normativním aktem. S výstupem bude vždy seznámena Rada hl. m. Prahy.</text:span></text:p>
      <text:p text:style-name="P6"/>
      <text:list xml:id="list234151444676953" text:continue-numbering="true" text:style-name="WWNum6">
        <text:list-item>
          <text:p text:style-name="P4"><text:span text:style-name="T1">pravidelné hodnocení činnosti jednotlivých organizací a útvarů.</text:span></text:p>
        </text:list-item>
      </text:list>
      <text:p text:style-name="P29"/>
      <text:h text:style-name="Heading_20_2" text:outline-level="2"><text:bookmark-start text:name="_Toc459384830"/><office:annotation office:name="__Annotation__3160_634946804"><dc:creator>Neznámý autor</dc:creator><dc:date>2016-09-02T18:53:28.048946852</dc:date><text:p text:style-name="P51"><text:span text:style-name="T26">V textu pod nadpisem o projektovém řízení ani slovo</text:span></text:p></office:annotation>2.2 Potřebnost transparentního projektového a procesního řízení agend<text:bookmark-end text:name="_Toc459384830"/><office:annotation-end office:name="__Annotation__3160_634946804"/></text:h>
      <text:p text:style-name="P33"><text:span text:style-name="T1">Nastavení standardizovaných, přesně definovaných a transparentních procesů a pravidel při řízení projektů patří k účinným opatřením, která mohou být v rámci prevence a eliminace korupčních rizik použita.</text:span></text:p>
      <text:p text:style-name="P32"><text:span text:style-name="T7">Proto je potřebné dbát zejména na:</text:span></text:p>
      <text:list xml:id="list234150216776321" text:continue-numbering="true" text:style-name="WWNum6">
        <text:list-item>
          <text:p text:style-name="P4"><text:span text:style-name="T1">omezení administrativní náročnosti, odstraňování nadbytečných a neefektivních byrokratických úkonů a podporování elektronizace agend;</text:span></text:p>
        </text:list-item>
      </text:list>
      <text:p text:style-name="P6"/>
      <text:list xml:id="list234150426462746" text:continue-numbering="true" text:style-name="WWNum6">
        <text:list-item>
          <text:p text:style-name="P12"><text:span text:style-name="T1">odstranění zbytečných procesů v rámci nastavení vlastních vnitřních procesů a jejich pružné přizpůsobování měnícím se podmínkám a potřebám úřadu;</text:span></text:p>
        </text:list-item>
      </text:list>
      <text:p text:style-name="P5"/>
      <text:list xml:id="list234150884093938" text:continue-numbering="true" text:style-name="WWNum6">
        <text:list-item>
          <text:p text:style-name="P4"><text:span text:style-name="T1">uplatnění přísnějších pravidel pro výjimky ze standardně nastavených procesů včetně přísnější kontroly a podrobného zaznamenávání důvodů, které k výjimce vedly.</text:span></text:p>
        </text:list-item>
      </text:list>
      <text:p text:style-name="P32"><text:span text:style-name="T1"><office:annotation office:name="__Annotation__3137_634946804"><dc:creator>Neznámý autor</dc:creator><dc:date>2016-09-02T18:45:19.338465311</dc:date><text:p text:style-name="P51"><text:span text:style-name="T26">Nevím jestli jednou ročně není zbytečně často</text:span></text:p></office:annotation></text:span><text:span text:style-name="T1">Protikorupční strategie vychází ze zkušenosti, že v některých oblastech existuje v systému zabudované vyšší riziko možného korupčního jednání. Tato místa je potřebné identifikovat a zaznamenat do tzv. mapy korupčních rizik, která bude každoročně aktualizována.</text:span><office:annotation-end office:name="__Annotation__3137_634946804"/></text:p>
      <text:p text:style-name="P29"/>
      <text:h text:style-name="Heading_20_2" text:outline-level="2"><text:bookmark-start text:name="_Toc459384831"/><text:soft-page-break/>2.3 Přijetí zásad bezpečného rozhodování<text:bookmark-end text:name="_Toc459384831"/></text:h>
      <text:p text:style-name="P33"><text:span text:style-name="T1">Nastavení bezpečného rozhodování je věcí, která souvisí jednak s oblastí, ve které je rozhodováno, jednak s mírou rizika spojenou s rozhodováním.</text:span></text:p>
      <text:p text:style-name="P32"><text:span text:style-name="T1">Smyslem tohoto opatření je zejména stanovit zásady rozhodování a také konkrétní hranice, resp. limity, především pro oblasti s vysokou mírou korupčního rizika (např. opakující se finanční operace, opakující se nakládání s jinými majetkovými hodnotami, zadávání veřejných zakázek apod.). O míře korupčního potenciálu rozhoduje také koncentrace rozhodujících pravomocí u jediné osoby. Zvyšuje se tak riziko korupčního jednání a zároveň snižuje šanci jeho odhalení. </text:span><text:span text:style-name="T7">Mezi takové zásady rozhodování patří např.:</text:span></text:p>
      <text:list xml:id="list234150860080694" text:continue-numbering="true" text:style-name="WWNum6">
        <text:list-item>
          <text:p text:style-name="P4"><text:span text:style-name="T1"><office:annotation office:name="__Annotation__3161_634946804"><dc:creator>Neznámý autor</dc:creator><dc:date>2016-09-02T18:54:22.877600368</dc:date><text:p text:style-name="P51"><text:span text:style-name="T26">Může dost zvýšit administrativní náročnost</text:span></text:p></office:annotation></text:span><text:span text:style-name="T1">tzv. metoda čtyř očí (u rozhodnutí s vyšší mírou korupčního rizika bude vždy více než jeden člověk, popř. bude rozhodováno komisionálně), zejména v případech, kdy rozhodnutí s vyšší mírou rizika (zejména přesahující 100 000,‐ Kč, nebo např. udělování licencí) budou podléhat alespoň dvěma úředníkům;</text:span><office:annotation-end office:name="__Annotation__3161_634946804"/></text:p>
        </text:list-item>
      </text:list>
      <text:p text:style-name="P6"/>
      <text:list xml:id="list234150977933618" text:continue-numbering="true" text:style-name="WWNum6">
        <text:list-item>
          <text:p text:style-name="P4"><text:span text:style-name="T1">zajištění sdílení rozhodovací pravomoci mezi více osobami v oblastech, kde bylo zjištěno vyšší riziko korupčního jednání (viz níže a zejména kontrola soutěží, výběrových řízení, veřejné podpory a smluv s plněním převyšujícím 100 000,‐ Kč), a pravidelné obměňování odpovědných osob týmů tak, aby se v maximální možné míře předcházelo vzniku nežádoucích osobních vazeb;</text:span></text:p>
        </text:list-item>
      </text:list>
      <text:p text:style-name="P5"/>
      <text:list xml:id="list234150397032853" text:continue-numbering="true" text:style-name="WWNum6">
        <text:list-item>
          <text:p text:style-name="P4"><text:span text:style-name="T1">zavedení neslučitelnost určitých funkcí (např. ředitel odboru a předseda výběrové komise) a interním předpisem přesné stanovení pravomoci a odpovědnosti jednotlivých zaměstnanců Magistrátu hl. m. Prahy;</text:span></text:p>
        </text:list-item>
      </text:list>
      <text:p text:style-name="P5"/>
      <text:list xml:id="list234149934197685" text:continue-numbering="true" text:style-name="WWNum6">
        <text:list-item>
          <text:p text:style-name="P4"><text:span text:style-name="T1">zavedení rotace zaměstnanců Magistrátu hl. m. Prahy při rozhodování o právech a povinnostech v rizikových oblastech (zejména v komisích pro veřejné zakázky a v grantových komisích), zavedení systému a způsobu obměňování členů těchto komisí při zajištění nezbytné odbornosti);</text:span></text:p>
        </text:list-item>
      </text:list>
      <text:p text:style-name="P5"/>
      <text:list xml:id="list234150899674197" text:continue-numbering="true" text:style-name="WWNum6">
        <text:list-item>
          <text:p text:style-name="P4"><text:span text:style-name="T1">metoda personálního a dle možností i organizačního oddělení rozhodovacích, realizačních a kontrolních pravomocí (např. jiný zaměstnanec a dle možností i jiný útvar připravuje zadávací dokumentaci, jiný zajišťuje realizaci zakázky a jiný je zodpovědný za následnou kontrolu apod.);</text:span></text:p>
        </text:list-item>
      </text:list>
      <text:p text:style-name="P5"/>
      <text:list xml:id="list234150228617349" text:continue-numbering="true" text:style-name="WWNum6">
        <text:list-item>
          <text:p text:style-name="P4"><text:span text:style-name="T1"><office:annotation office:name="__Annotation__3162_634946804"><dc:creator>Neznámý autor</dc:creator><dc:date>2016-09-02T18:56:08.749065923</dc:date><text:p text:style-name="P51"><text:span text:style-name="T26">dobré</text:span></text:p></office:annotation></text:span><text:span text:style-name="T1">definování pravomoci a odpovědnosti jednotlivých zúčastněných zaměstnanců a členů orgánů hl. m. Prahy, resp. přesné přiřazení pravomoci a odpovědnosti za jednotlivé procesy k jejich vlastníkům (nositelům, vykonavatelům, např. právní správnost, věcná správnost apod.), definování jedné osoby zodpovědné za celou zakázku a smluvní vztah, možnosti zavedení jmenovitého hlasování v případech, kde ještě není;</text:span><office:annotation-end office:name="__Annotation__3162_634946804"/></text:p>
        </text:list-item>
      </text:list>
      <text:p text:style-name="P5"/>
      <text:list xml:id="list234149907208636" text:continue-numbering="true" text:style-name="WWNum6">
        <text:list-item>
          <text:p text:style-name="P4"><text:soft-page-break/><text:span text:style-name="T1"><office:annotation office:name="__Annotation__3191_634946804"><dc:creator>Neznámý autor</dc:creator><dc:date>2016-09-02T18:58:10.687503982</dc:date><text:p text:style-name="P51"><text:span text:style-name="T26">Imho by to měla být povinnost, aby tu spoluzodpovědnost měli; na druhou stranu riziko ovlivnění výběru politikem</text:span></text:p></office:annotation></text:span><text:span text:style-name="T1">metoda přímé politické kontroly (zahrnutí reprezentantů politické opozice do komisí pro posuzování a hodnocení nabídek apod. pokud budou ochotni převzít spoluodpovědnost);</text:span><office:annotation-end office:name="__Annotation__3191_634946804"/></text:p>
        </text:list-item>
      </text:list>
      <text:p text:style-name="P5"/>
      <text:list xml:id="list234150829603183" text:continue-numbering="true" text:style-name="WWNum6">
        <text:list-item>
          <text:p text:style-name="P12"><text:span text:style-name="T1">prověření všech a zrušení zbytečných vnitřních interních norem včetně procesů upravených těmito nadbytečnými normami, zajištění průběžného přizpůsobování vlastních vnitřních norem a procesů měnícím se podmínkám a potřebám;</text:span></text:p>
        </text:list-item>
      </text:list>
      <text:p text:style-name="P5"/>
      <text:list xml:id="list234150523916105" text:continue-numbering="true" text:style-name="WWNum6">
        <text:list-item>
          <text:p text:style-name="P12"><text:span text:style-name="T1">omezování administrativní náročnosti zaměřené na odstraňování nadbytečných a neefektivních byrokratických úkonů a optimalizaci softwarové podpory agend s cílem úspory finančních prostředků;</text:span></text:p>
        </text:list-item>
      </text:list>
      <text:p text:style-name="P5"/>
      <text:list xml:id="list234151329672071" text:continue-numbering="true" text:style-name="WWNum6">
        <text:list-item>
          <text:p text:style-name="P4"><text:span text:style-name="T1"><office:annotation office:name="__Annotation__3192_634946804"><dc:creator>Neznámý autor</dc:creator><dc:date>2016-09-02T18:59:07.381034207</dc:date><text:p text:style-name="P51"><text:span text:style-name="T26">super</text:span></text:p></office:annotation></text:span><text:span text:style-name="T1">rozšiřování povinného využívání standardizovaných vzorových smluv a jiných dokumentů;</text:span><office:annotation-end office:name="__Annotation__3192_634946804"/></text:p>
        </text:list-item>
      </text:list>
      <text:p text:style-name="P5"/>
      <text:list xml:id="list234149428916862" text:continue-numbering="true" text:style-name="WWNum6">
        <text:list-item>
          <text:p text:style-name="P12"><text:span text:style-name="T1">stanovení přísnějších pravidel včetně zintenzivnění kontrol a zaznamenávání důvodů u výjimek ze standardně nastavených procesů;</text:span></text:p>
        </text:list-item>
      </text:list>
      <text:p text:style-name="P5"/>
      <text:list xml:id="list234150810133199" text:continue-numbering="true" text:style-name="WWNum6">
        <text:list-item>
          <text:p text:style-name="P4"><text:span text:style-name="T14">stanovení konkrétních hranic, resp. limitů, především v oblastech s vysokou mírou korupčního rizika (např. opakující se finanční operace, opakující se nakládání s jinými majetkovými hodnotami, zadávání veřejných zakázek atd.)</text:span><text:span text:style-name="T1">;</text:span></text:p>
        </text:list-item>
      </text:list>
      <text:p text:style-name="P5"/>
      <text:list xml:id="list234149790221808" text:continue-numbering="true" text:style-name="WWNum6">
        <text:list-item>
          <text:p text:style-name="P4"><text:span text:style-name="T14">zpracování, pravidelná aktualizace a trvalé ověřování výsledků bezpečnostního auditu v oblasti IT tak, aby bylo maximálně omezeno riziko úniku informací, nebo jejich neoprávněného poskytnutí či získání.</text:span><text:span text:style-name="T1"> </text:span></text:p>
        </text:list-item>
      </text:list>
      <text:p text:style-name="P5"/>
      <text:h text:style-name="Heading_20_2" text:outline-level="2"><text:bookmark-start text:name="_Toc459384832"/>2.4 Kontrola a interní audit<text:bookmark-end text:name="_Toc459384832"/></text:h>
      <text:p text:style-name="P33"><text:span text:style-name="T1">Kontrola je jedním z obecných nástrojů, který má charakter nejen preventivní, ale rovněž má velmi silný represivní potenciál. </text:span><text:span text:style-name="T7">Z hlediska kontroly jako opatření ke zmírnění korupčních rizik jde o následující oblasti:</text:span></text:p>
      <text:list xml:id="list234149488004660" text:continue-numbering="true" text:style-name="WWNum6">
        <text:list-item>
          <text:p text:style-name="P12"><text:span text:style-name="T1">veřejná kontrola a politická odpovědnost – patří mezi nejdůležitější mechanismy v boji proti korupci, avšak základním předpokladem pro její účinnost je vytvoření odpovídajících podmínek ze strany kontrolovaného subjektu (kontrolované skutečnosti musí být veřejnosti dostupné);</text:span></text:p>
        </text:list-item>
      </text:list>
      <text:p text:style-name="P6"/>
      <text:list xml:id="list234151072594151" text:continue-numbering="true" text:style-name="WWNum6">
        <text:list-item>
          <text:p text:style-name="P12"><text:span text:style-name="T1">manažerská kontrola podpořená funkčním vnitřním kontrolním systémem;</text:span></text:p>
        </text:list-item>
      </text:list>
      <text:p text:style-name="P5"/>
      <text:list xml:id="list234150786904074" text:continue-numbering="true" text:style-name="WWNum6">
        <text:list-item>
          <text:p text:style-name="P12"><text:span text:style-name="T1">vnitřní kontrola ‐ tj. jednak existence vnitřního kontrolního systému a jednak výkon nezávislé kontrolní činnosti, která má ověřovat soulad činností s obecně závaznými i interními právními předpisy a s řídícími akty;</text:span></text:p>
        </text:list-item>
      </text:list>
      <text:p text:style-name="P5"/>
      <text:list xml:id="list234151381168997" text:continue-numbering="true" text:style-name="WWNum6">
        <text:list-item>
          <text:p text:style-name="P4"><text:span text:style-name="T14">kontrola ze strany třetích subjektů (Nejvyšší kontrolní úřad, finanční úřady, ústřední správní orgány, územní orgány státní správy, orgány a instituce Evropské unie atd.)</text:span><text:span text:style-name="T1">;</text:span></text:p>
        </text:list-item>
      </text:list>
      <text:p text:style-name="P5"/>
      <text:list xml:id="list234150644847119" text:continue-numbering="true" text:style-name="WWNum6">
        <text:list-item>
          <text:p text:style-name="P12"><text:soft-page-break/><text:span text:style-name="T1">kontrola realizovaná prostřednictvím samosprávných orgánů hl. m. Prahy spočívající v plnění usnesení, obecně závazných právních předpisů i předpisů interních, přijatých v samostatné působnosti (zabezpečována především prostřednictvím Kontrolního výboru ZHMP);</text:span></text:p>
        </text:list-item>
      </text:list>
      <text:p text:style-name="P5"/>
      <text:list xml:id="list234150875644698" text:continue-numbering="true" text:style-name="WWNum6">
        <text:list-item>
          <text:p text:style-name="P12"><text:span text:style-name="T1">interní audit, jako nezávislá ověřovací a konzultační činnost zaměřená na přidávání hodnoty a zdokonalování procesů, přináší systematický metodický přístup k hodnocení a zlepšování účinnosti systému řízení rizik, řídících a kontrolních procesů a řízení a správy organizace, v tomto kontextu hraje důležitou roli při prevenci a eliminaci korupčních rizik;</text:span></text:p>
        </text:list-item>
      </text:list>
      <text:p text:style-name="P5"/>
      <text:list xml:id="list234150823391320" text:continue-numbering="true" text:style-name="WWNum6">
        <text:list-item>
          <text:p text:style-name="P12"><text:span text:style-name="T1">zpracování postupu při průkazném zjištění konkrétního korupčního jednání, resp. při podezření na možné korupční jednání, včetně záruky anonymity oznamovatele a postupů k implementaci následných opatření, která omezí opakování konkrétního jednání, opatření a postupy budou rámcově definovány ve třech rovinách: ‐ úprava vnitřních předpisů včetně případného zobecnění, ‐ disciplinární opatření, ‐ řešení vzniklých škod včetně posouzení podezření na škodu od určité výše škodní komisí a dokumentace tohoto postupu;</text:span></text:p>
        </text:list-item>
      </text:list>
      <text:p text:style-name="P5"/>
      <text:list xml:id="list234150967425474" text:continue-numbering="true" text:style-name="WWNum6">
        <text:list-item>
          <text:p text:style-name="P12"><text:span text:style-name="T1">posílení role interního a externího auditu formou konkrétně definovaných rozhodovacích procesů podléhajících pravidelnému auditnímu prověřování a nastavení pravidel pro mimořádné audity včetně pravidelného uplatňování veřejnosprávních kontrol podle zákona o finanční kontrole v prioritních a rizikových oblastech;</text:span></text:p>
        </text:list-item>
      </text:list>
      <text:p text:style-name="P5"/>
      <text:list xml:id="list234151094204141" text:continue-numbering="true" text:style-name="WWNum6">
        <text:list-item>
          <text:p text:style-name="P13"><text:span text:style-name="T1"><office:annotation office:name="__Annotation__3257_634946804"><dc:creator>Neznámý autor</dc:creator><dc:date>2016-09-02T19:17:43.145296190</dc:date><text:p text:style-name="P51"><text:span text:style-name="T26">dobré</text:span></text:p></office:annotation></text:span><text:span text:style-name="T1">přidělování jednotlivých případů v agendě kontrol bude probíhat v souladu se schváleným plánem kontrol s tím, že personální zajištění bude prováděno automatickým elektronickým systémem, který bude vylučovat manipulaci v oblasti personálního obsazení kontrolního orgánu.</text:span><office:annotation-end office:name="__Annotation__3257_634946804"/></text:p>
        </text:list-item>
      </text:list>
      <text:h text:style-name="P49" text:outline-level="2"><text:span text:style-name="Nadpis_20_2_20_Char"/></text:h>
      <text:h text:style-name="Heading_20_2" text:outline-level="2"><text:bookmark-start text:name="_Toc459384833"/><text:span text:style-name="Nadpis_20_2_20_Char"><text:span text:style-name="T17">2.5 Význam přenosu informací jako protikorupčního opatření</text:span></text:span><text:bookmark-end text:name="_Toc459384833"/></text:h>
      <text:p text:style-name="P33"><text:span text:style-name="T1">Dostatečná informovanost je schopna v široké míře omezovat jak korupci domnělou (vnímaná korupce), tak i korupci faktickou. Tam, kde jsou informace veřejně dostupné, není třeba se jich domáhat nelegální popř. korupční cestou. </text:span><text:span text:style-name="T7">Pro eliminaci korupčních rizik je nezbytné zajišťovat informovanost v následujících rovinách:</text:span></text:p>
      <text:list xml:id="list234151070172236" text:continue-numbering="true" text:style-name="WWNum6">
        <text:list-item>
          <text:p text:style-name="P12"><text:span text:style-name="T1">komunikace úřadu s veřejností a médii spočívající v otevřeném a včasném poskytování podrobných informací o vlastní činnosti při dodržování principů rovné, otevřené, transparentní a objektivní komunikace, realizovaná prostřednictvím různých platforem (internet, tiskové konference a další);</text:span></text:p>
        </text:list-item>
      </text:list>
      <text:p text:style-name="P6"/>
      <text:list xml:id="list234150553372697" text:continue-numbering="true" text:style-name="WWNum6">
        <text:list-item>
          <text:p text:style-name="P12"><text:span text:style-name="T1">průběžná a komplexní informovanost představitelů a zaměstnanců hl. m. Prahy;</text:span></text:p>
        </text:list-item>
      </text:list>
      <text:p text:style-name="P5"/>
      <text:list xml:id="list234149851469455" text:continue-numbering="true" text:style-name="WWNum6">
        <text:list-item>
          <text:p text:style-name="P4"><text:soft-page-break/><text:span text:style-name="T14">zajištění postupů umožňujících přijímání informací o případném korupčním jednání od třetích subjektů – tj. přijmout konkrétní opatření, která by měla sloužit ke snazšímu podávání, a tedy i získávání, informací týkajících se podezření na korupční jednání (např. zajistit, aby podněty obsahující podezření na korupční jednání byly přijaty, zpracovány a vyřízeny objektivně, transparentně a aby byla v případě zjištění korupčního jednání přijata účinná opatření k nápravě).</text:span><text:span text:style-name="T1"> </text:span></text:p>
        </text:list-item>
      </text:list>
      <text:p text:style-name="P33"><text:span text:style-name="T1">V rámci dobré dosavadní praxe bude hl. m. Praha pokračovat v prohlubování otevřenosti a transparentnosti svého jednání. </text:span><text:span text:style-name="T7">K dispozici veřejnosti bude zejména:</text:span></text:p>
      <text:list xml:id="list234150008020312" text:continue-numbering="true" text:style-name="WWNum6">
        <text:list-item>
          <text:p text:style-name="P12"><text:span text:style-name="T1">on‐line záznam z jednání zastupitelstva a stenografické zápisy z jednání na internetu;</text:span></text:p>
        </text:list-item>
      </text:list>
      <text:p text:style-name="P9"/>
      <text:list xml:id="list234150928187202" text:continue-numbering="true" text:style-name="WWNum6">
        <text:list-item>
          <text:p text:style-name="P12"><text:span text:style-name="T1">jmenovité hlasování členů zastupitelstva HMP;</text:span></text:p>
        </text:list-item>
      </text:list>
      <text:p text:style-name="P8"/>
      <text:list xml:id="list234150395802102" text:continue-numbering="true" text:style-name="WWNum6">
        <text:list-item>
          <text:p text:style-name="P12"><text:span text:style-name="T1">programy, zápisy a usnesení z jednání Rady hl. m. Prahy na internetu;</text:span></text:p>
        </text:list-item>
      </text:list>
      <text:p text:style-name="P8"/>
      <text:list xml:id="list234150427599557" text:continue-numbering="true" text:style-name="WWNum6">
        <text:list-item>
          <text:p text:style-name="P12"><text:span text:style-name="T1">veřejné jednání výborů ZHMP;</text:span></text:p>
        </text:list-item>
      </text:list>
      <text:p text:style-name="P8"/>
      <text:list xml:id="list234150729468536" text:continue-numbering="true" text:style-name="WWNum6">
        <text:list-item>
          <text:p text:style-name="P12"><text:span text:style-name="T1">jasná a aktualizovaná Pravidla pro vyřizování petic a stížností;</text:span></text:p>
        </text:list-item>
      </text:list>
      <text:p text:style-name="P8"/>
      <text:list xml:id="list234149965974399" text:continue-numbering="true" text:style-name="WWNum6">
        <text:list-item>
          <text:p text:style-name="P4"><text:span text:style-name="T14">maximálně úplný a otevřený portál </text:span><text:a xlink:type="simple" xlink:href="http://www.praha.eu" text:style-name="Internet_20_link" text:visited-style-name="Visited_20_Internet_20_Link"><text:span text:style-name="T14">www.praha.eu</text:span></text:a><text:span text:style-name="T14">;</text:span></text:p>
        </text:list-item>
      </text:list>
      <text:p text:style-name="P8"/>
      <text:list xml:id="list234150934894743" text:continue-numbering="true" text:style-name="WWNum6">
        <text:list-item>
          <text:p text:style-name="P12"><text:span text:style-name="T1">veřejně dostupná Centrální evidence smluv;</text:span></text:p>
        </text:list-item>
      </text:list>
      <text:p text:style-name="P8"/>
      <text:list xml:id="list234149796894296" text:continue-numbering="true" text:style-name="WWNum6">
        <text:list-item>
          <text:p text:style-name="P12"><text:span text:style-name="T1">aktualizované Rodné listy zakázek;</text:span></text:p>
        </text:list-item>
      </text:list>
      <text:p text:style-name="P8"/>
      <text:list xml:id="list234151327029977" text:continue-numbering="true" text:style-name="WWNum6">
        <text:list-item>
          <text:p text:style-name="P12"><text:span text:style-name="T1">univerzální přepážka;</text:span></text:p>
        </text:list-item>
      </text:list>
      <text:p text:style-name="P8"/>
      <text:list xml:id="list234151145884613" text:continue-numbering="true" text:style-name="WWNum6">
        <text:list-item>
          <text:p text:style-name="P12"><text:span text:style-name="T1">evaluační dotazníky.</text:span><text:span text:style-name="T1"><office:annotation><dc:creator>Neznámý autor</dc:creator><dc:date>2016-09-02T19:41:36.349565022</dc:date><text:p text:style-name="P51"><text:span text:style-name="T26">Přidat faktury!</text:span></text:p></office:annotation></text:span></text:p>
        </text:list-item>
      </text:list>
      <text:p text:style-name="P5"/>
      <text:h text:style-name="Heading_20_2" text:outline-level="2"><text:bookmark-start text:name="_Toc459384834"/>2.6 Řízení a rozvoj lidských zdrojů a problematika střetu zájmů<text:bookmark-end text:name="_Toc459384834"/></text:h>
      <text:p text:style-name="P33"><text:span text:style-name="T1">Lidské zdroje jsou základním hybným prvkem v oblasti korupce a korupčního jednání. Je nesporným faktem, že problém korupce bezprostředně souvisí s kvalitou lidských zdrojů, jejich motivací, s charakterovými a morálními dispozicemi jednotlivých představitelů a zaměstnanců, ale také se způsobem personálního řízení.</text:span></text:p>
      <text:p text:style-name="P33"><text:span text:style-name="T7">V této oblasti je možné přistoupit k následujícím protikorupčním opatřením:</text:span></text:p>
      <text:list xml:id="list234150499381260" text:continue-numbering="true" text:style-name="WWNum6">
        <text:list-item>
          <text:p text:style-name="P12"><text:span text:style-name="T1">obsazování všech pracovních pozic a funkcí zařazených do Magistrátu hl. m. Prahy a příspěvkových organizací zřízených hl. m. Prahou, v prvé řadě vedoucích funkcí, bude probíhat výhradně formou otevřeného výběrového řízení a s exaktně stanovenými požadavky na uchazeče;</text:span></text:p>
        </text:list-item>
      </text:list>
      <text:p text:style-name="P7"/>
      <text:list xml:id="list234150588293032" text:continue-numbering="true" text:style-name="WWNum6">
        <text:list-item>
          <text:p text:style-name="P12"><text:span text:style-name="T1">transparentnost procesu přijímání zaměstnanců a rovný přístup k uchazečům (otevřená výběrová řízení, rovné podmínky), a plně </text:span><text:soft-page-break/><text:span text:style-name="T1">profesionální organizace výběru tak, aby byla zjištěna a posouzena mimo jiné motivace uchazeče;</text:span></text:p>
        </text:list-item>
      </text:list>
      <text:p text:style-name="P5"/>
      <text:list xml:id="list234149853060186" text:continue-numbering="true" text:style-name="WWNum6">
        <text:list-item>
          <text:p text:style-name="P12"><text:span text:style-name="T1">vzdělávání zaměstnanců rozšířené a prohloubené o protikorupční tématiku (zvýraznění protikorupčního zaměření u vstupního a průběžného vzdělávání, vytvořením e‐learningového programu s protikorupční tematikou a jeho uvedením do vzdělávací praxe apod.);</text:span></text:p>
        </text:list-item>
      </text:list>
      <text:p text:style-name="P5"/>
      <text:list xml:id="list234150807874296" text:continue-numbering="true" text:style-name="WWNum6">
        <text:list-item>
          <text:p text:style-name="P12"><text:span text:style-name="T1">zkvalitnění systému interních školení a vyhodnocování jejich kvality z pohledu účastníků;</text:span></text:p>
        </text:list-item>
      </text:list>
      <text:p text:style-name="P8"/>
      <text:list xml:id="list234149477188778" text:continue-numbering="true" text:style-name="WWNum6">
        <text:list-item>
          <text:p text:style-name="P12"><text:span text:style-name="T1">nabídka účasti na protikorupčních školeních také zástupcům městských částí, příspěvkových organizací a obchodních korporací s majetkovou účastí HMP;</text:span></text:p>
        </text:list-item>
      </text:list>
      <text:p text:style-name="P5"/>
      <text:list xml:id="list234149949810975" text:continue-numbering="true" text:style-name="WWNum6">
        <text:list-item>
          <text:p text:style-name="P12"><text:span text:style-name="T1">aktualizace a vyhodnocování Etického kodexu vztahujícího se nejen na zaměstnance úřadu ale i na představitele samosprávy;</text:span></text:p>
        </text:list-item>
      </text:list>
      <text:p text:style-name="P8"/>
      <text:list xml:id="list234150324291089" text:continue-numbering="true" text:style-name="WWNum6">
        <text:list-item>
          <text:p text:style-name="P12"><text:span text:style-name="T1">promítnutí protikorupčních opatření nejen do pracovněprávních vztahů, ale i do etických norem, požadovaných pravidel a projevů chování;</text:span></text:p>
        </text:list-item>
      </text:list>
      <text:p text:style-name="P8"/>
      <text:list xml:id="list234150475703914" text:continue-numbering="true" text:style-name="WWNum6">
        <text:list-item>
          <text:p text:style-name="P12"><text:span text:style-name="T1">omezení jiných výdělečných činností, a to vnitřními pravidly, omezení rozsahu výkonu jiných výdělečných činností;</text:span></text:p>
        </text:list-item>
      </text:list>
      <text:p text:style-name="P8"/>
      <text:list xml:id="list234150652427885" text:continue-numbering="true" text:style-name="WWNum6">
        <text:list-item>
          <text:p text:style-name="P12"><text:span text:style-name="T1">nastavení pravidel pro pracovněprávní opatření (postih) v případě zjištění a prokázání korupčního jednání jednotlivce (např. ztráta kvalifikačních předpokladů, ukončení pracovního poměru);</text:span></text:p>
        </text:list-item>
      </text:list>
      <text:p text:style-name="P8"/>
      <text:list xml:id="list234151049127675" text:continue-numbering="true" text:style-name="WWNum6">
        <text:list-item>
          <text:p text:style-name="P12"><text:span text:style-name="T1">snaha o uspokojování individuálních potřeb zaměstnanců (zaměstnanecké benefity, spokojený zaměstnanec nemá potřebu se nechat korumpovat);</text:span></text:p>
        </text:list-item>
      </text:list>
      <text:p text:style-name="P8"/>
      <text:list xml:id="list234150500605273" text:continue-numbering="true" text:style-name="WWNum6">
        <text:list-item>
          <text:p text:style-name="P12"><text:span text:style-name="T1"><office:annotation office:name="__Annotation__3326_634946804"><dc:creator>Neznámý autor</dc:creator><dc:date>2016-09-02T19:44:44.560216822</dc:date><text:p text:style-name="P51"><text:span text:style-name="T26">dobré; ale kdo je bude dělat?</text:span></text:p></office:annotation></text:span><text:span text:style-name="T1">pravidelná (např. výroční) hodnocení zaměstnanců;</text:span><office:annotation-end office:name="__Annotation__3326_634946804"/></text:p>
        </text:list-item>
      </text:list>
      <text:p text:style-name="P8"/>
      <text:list xml:id="list234150019782682" text:continue-numbering="true" text:style-name="WWNum6">
        <text:list-item>
          <text:p text:style-name="P12"><text:span text:style-name="T1">spravedlivé, přiměřené, dostatečně transparentní principy odměňování zaměstnanců, osobního hodnocení a výše odměn ve vazbě na konkrétní rozsah a výsledky práce i kvalitu plnění úkolů;</text:span></text:p>
        </text:list-item>
      </text:list>
      <text:p text:style-name="P8"/>
      <text:list xml:id="list234151329248755" text:continue-numbering="true" text:style-name="WWNum6">
        <text:list-item>
          <text:p text:style-name="P4"><text:span text:style-name="T15"><office:annotation office:name="__Annotation__3327_634946804"><dc:creator>Neznámý autor</dc:creator><dc:date>2016-09-02T19:45:41.645127441</dc:date><text:p text:style-name="P51"><text:span text:style-name="T26">Co takhle vykazování práce?</text:span></text:p></office:annotation></text:span><text:span text:style-name="T15">přesné a jednoznačné definování požadované pracovní činnosti (náplň práce) jednotlivých zaměstnanců, zejména jejich pravomoci a odpovědnosti, včetně jejich účasti v odborných, poradních, výběrových a dalších komisích a orgánech.</text:span><office:annotation-end office:name="__Annotation__3327_634946804"/><text:span text:style-name="T1"> </text:span></text:p>
        </text:list-item>
      </text:list>
      <text:p text:style-name="P33"><text:span text:style-name="T1">Zásadním standardem práce v řízení a rozvoji lidských zdrojů a problematice střetu zájmů je i rozpracovaná problematika uplatňování etického kodexu a interní podpora zaměstnanců. To má při snaze o potírání korupce klíčovou úlohu, kterou reprezentují jak zastupitelé, členové Rady, tak zaměstnanci Magistrátu hl. m. Prahy a jejich znalost a podpora této Strategie a etického kodexu. K tomu:</text:span></text:p>
      <text:list xml:id="list234150105535022" text:continue-numbering="true" text:style-name="WWNum6">
        <text:list-item>
          <text:p text:style-name="P12"><text:soft-page-break/><text:span text:style-name="T1">každý člen Zastupitelstva a Rady hl. m. Prahy a každý úředník Magistrátu HMP musí znát a řídit se ve své každodenní práci etickým kodexem. Etický kodex je platný jak pro zastupitele, tak pro zaměstnance Magistrátu;</text:span></text:p>
        </text:list-item>
      </text:list>
      <text:p text:style-name="P9"/>
      <text:list xml:id="list234149471379336" text:continue-numbering="true" text:style-name="WWNum6">
        <text:list-item>
          <text:p text:style-name="P12"><text:span text:style-name="T1">stanovit regulaci přijímání darů v souladu se zákonem o úřednících územních samosprávných celků, zaměstnanci Magistrátu nesmí přijímat žádné;</text:span></text:p>
        </text:list-item>
      </text:list>
      <text:p text:style-name="P5"/>
      <text:list xml:id="list234150399504584" text:continue-numbering="true" text:style-name="WWNum6">
        <text:list-item>
          <text:p text:style-name="P12"><text:span text:style-name="T1">důsledně dodržovat zákon o střetu zájmů, HMP se i nadále zavazuje vyžadovat respektování požadavků zákona o střetu zájmů, mimo jiné bude v mezích stávajícího legislativního rámce zaveden interní předpis upravující průběžný screening klíčových zaměstnanců pro zjišťování potenciálních konfliktů zájmů v konkrétních případech;</text:span></text:p>
        </text:list-item>
      </text:list>
      <text:p text:style-name="P8"/>
      <text:list xml:id="list234150963939779" text:continue-numbering="true" text:style-name="WWNum6">
        <text:list-item>
          <text:p text:style-name="P12"><text:span text:style-name="T1">podporovat a organizovat pravidelná interní setkání zaměstnanců MHMP na úrovni jednotlivých odborů s cílem společně sdílet problémy, s nimiž se v oblasti korupce setkávají a navrhovat řešení pro praxi;</text:span></text:p>
        </text:list-item>
      </text:list>
      <text:p text:style-name="P8"/>
      <text:list xml:id="list234150999356322" text:continue-numbering="true" text:style-name="WWNum6">
        <text:list-item>
          <text:p text:style-name="P12"><text:span text:style-name="T1">garantovat svobodu projevu a nepostihnutelnosti za projevy v rámci této diskuse, zástupce Etické komise bude o závěrech plynoucích z těchto setkání adekvátním způsobem informovat ředitele Magistrátu hl. m. Prahy a Radu HMP;</text:span></text:p>
        </text:list-item>
      </text:list>
      <text:p text:style-name="P8"/>
      <text:list xml:id="list234150761699921" text:continue-numbering="true" text:style-name="WWNum6">
        <text:list-item>
          <text:p text:style-name="P4"><text:span text:style-name="T14">zajistit ve stádiu kontroly a vyšetřování ochranu soukromí a osobnostních práv zaměstnanců Magistrátu hl. m. Prahy a dalších osob v souladu s principem presumpce neviny.</text:span><text:span text:style-name="T1"> </text:span></text:p>
        </text:list-item>
      </text:list>
      <text:p text:style-name="P33"><text:span text:style-name="T1">S touto oblastí taktéž souvisí problematika střetu zájmů, která je upravena obecně závaznými právními předpisy, zejména pak zákonem č. 159/2006 Sb., o střetu zájmů, ve znění pozdějších předpisů.</text:span></text:p>
      <text:p text:style-name="P29"/>
      <text:h text:style-name="Heading_20_2" text:outline-level="2"><text:bookmark-start text:name="_Toc459384835"/>2.7 Vedení dokumentace<text:bookmark-end text:name="_Toc459384835"/></text:h>
      <text:p text:style-name="P33"><text:span text:style-name="T1">Toto opatření vyžaduje zejména dokumentaci, evidenci a archivaci veškerých důležitých stavů a dále kroků v procesu rozhodování (od přípravy rozhodnutí až po jeho realizaci), dokumentaci provedených kontrol, rozhodnutí, další důležité úkony a případné povolené i nepovolené odchylky od nastavených procesů (výjimky a neshody). V podmínkách Magistrátu hl. m. Prahy v důsledném dodržování pravidel spisové služby, pravidel a archivace e‐mailové komunikace, zápisů z jednání i záznamů z jednání Rady hl. m. Prahy a Zastupitelstva hl. m. Prahy.</text:span></text:p>
      <text:p text:style-name="P33"><text:span text:style-name="T1">Korupční riziko totiž spočívá např. v možnosti manipulace se spisy (z oblasti správního rozhodování, z oblasti veřejných zakázek apod.) ve prospěch určité osoby, např. porušením pravidel evidence a nakládání s písemnostmi včetně jejich uložení a skartace. Většina informací je k dispozici v elektronické (datové) formě. Proto nabývá na významu uložení a zabezpečení dat v centrálním datovém skladu i v úložištích jednotlivých programových nástrojů pro podporu </text:span><text:soft-page-break/><text:span text:style-name="T1">různých agend. Dalšími opatřeními, kterými lze takováto rizika eliminovat, jsou např. vedení elektronických složek projektů či nastavení přístupových oprávnění, a to včetně záznamu historie přístupů a možnosti dohledat provedené změny až ke konkrétní osobě.</text:span></text:p>
      <text:p text:style-name="P32"><text:span text:style-name="T1">Základními nástroji s významnou protikorupční úlohou jsou účetní evidence a elektronická spisová služba, pro specializované agendy pak speciální softwarová podpora s evidencí (příp. vlastním úložištěm dat). </text:span><text:span text:style-name="T1"><office:annotation office:name="__Annotation__3369_634946804"><dc:creator>Neznámý autor</dc:creator><dc:date>2016-09-02T23:25:33.391880101</dc:date><text:p text:style-name="P51"><text:span text:style-name="T26">dobré</text:span></text:p></office:annotation></text:span><text:span text:style-name="T1">Záznamy musí být pořizovány chronologicky, bez možnosti smazání nebo dodatečných úprav v rovině věcné i v rovině tzv. metadat (strukturovaných průvodních informací).</text:span><office:annotation-end office:name="__Annotation__3369_634946804"/></text:p>
      <text:p text:style-name="P29"/>
      <text:h text:style-name="Heading_20_2" text:outline-level="2"><text:bookmark-start text:name="_Toc459384836"/>2.8 Nulová tolerance<text:bookmark-end text:name="_Toc459384836"/></text:h>
      <text:p text:style-name="P33"><text:span text:style-name="T1">Hl. město Praha má nulovou toleranci korupce, a je proto důležité ji nadále důsledně prosazovalo. <text:s/>Nebude tolerováno jakékoliv korupční jednání, bez ohledu na to, kdo je pachatelem.</text:span></text:p>
      <text:p text:style-name="P32"><text:span text:style-name="T14">Podezření na korupční jednání budou řádně zaznamenána a prokázaná pochybení budou přiměřeně postihována v disciplinárním řízení.</text:span><text:span text:style-name="T1"> </text:span></text:p>
      <text:p text:style-name="P32"><text:span text:style-name="T1"><office:annotation office:name="__Annotation__3371_634946804"><dc:creator>Neznámý autor</dc:creator><dc:date>2016-09-02T23:27:19.877115814</dc:date><text:p text:style-name="P51"><text:span text:style-name="T26">Na jednu stranu asi dobré, na druhou stranu ředitel asi často donutí podřízené něco udělat</text:span></text:p></office:annotation></text:span><text:span text:style-name="T1">Interní a externí kontroly se zaměří zejména na vyšší pozice (ředitel a vedoucí zaměstnanci) a na aktivity volených zástupců, kteří se účastní výkonných funkcí.</text:span><office:annotation-end office:name="__Annotation__3371_634946804"/></text:p>
      <text:p text:style-name="P32"><text:span text:style-name="T1"><office:annotation office:name="__Annotation__3370_634946804"><dc:creator>Neznámý autor</dc:creator><dc:date>2016-09-02T23:26:49.582719721</dc:date><text:p text:style-name="P51"><text:span text:style-name="T26">Hlavně že teď se tímhle řídí...</text:span></text:p></office:annotation></text:span><text:span text:style-name="T1">Škody způsobené korupčním jednáním budou důsledně vymáhány po odpovědných osobách, včetně smluvních pokut sjednaných v již uzavřených smlouvách (včetně vymáhání soudní cestou v občanském soudním řízení, resp. v trestním řízení).</text:span><office:annotation-end office:name="__Annotation__3370_634946804"/></text:p>
      <text:p text:style-name="P33"><text:span text:style-name="T1">Základem veškerých opatření a vlastního chování všech zúčastněných osob je čestnost a poctivost zaměstnanců a volených zástupců a jejich úsilí bojovat za průhledné a efektivní řízení agend (zejména systematickým zvyšováním povědomí o této Strategii a přijímaných opatřeních, zavedením interních setkání a školení zaměstnanců atd.).</text:span></text:p>
      <text:p text:style-name="P32"><text:span text:style-name="T1"><office:annotation office:name="__Annotation__3372_634946804"><dc:creator>Neznámý autor</dc:creator><dc:date>2016-09-02T23:31:00.889926527</dc:date><text:p text:style-name="P51"><text:span text:style-name="T26">Hehe, na to jsem zvědav</text:span></text:p></office:annotation></text:span><text:span text:style-name="T1">Protikorupční strategie bude podpořena vznikem nezávislé etické komise. Toto opatření však bude předmětem širší politické diskuse členů Zastupitelstva hl. m. Prahy.</text:span><office:annotation-end office:name="__Annotation__3372_634946804"/></text:p>
      <text:p text:style-name="P29"/>
      <text:h text:style-name="Heading_20_1" text:outline-level="1"><text:bookmark-start text:name="_Toc459384837"/>3 Oblasti se zvýšenou mírou nebezpečí korupce – specifické oblasti rizik<text:bookmark-end text:name="_Toc459384837"/></text:h>
      <text:p text:style-name="P32"><text:span text:style-name="T1">Oblasti se zvýšeným rizikem korupčního jednání jsou neuzavřeným, demonstrativním výčtem, který se může v čase měnit a vyvíjet. Stejně tak opatření přijatá a uplatněná k eliminaci těchto rizik, mohou procházet vývojem. Na všechny dále popsané oblasti s vyšší mírou korupčního rizika lze aplikovat obecné nástroje popsané v předchozí kapitole této Protikorupční strategie. V podkapitolách jsou popsána opatření, která lze použít specificky na určitou oblast s vyšší mírou korupčního rizika.</text:span></text:p>
      <text:p text:style-name="P29"><text:soft-page-break/></text:p>
      <text:h text:style-name="Heading_20_2" text:outline-level="2"><text:bookmark-start text:name="_Toc459384838"/>3.1 Agenda veřejných zakázek<text:bookmark-end text:name="_Toc459384838"/></text:h>
      <text:p text:style-name="P33"><text:span text:style-name="T1">Oblast veřejných zakázek je ze své podstaty agendou s vysokým korupčním potenciálem a mnoha korupčními riziky.</text:span></text:p>
      <text:p text:style-name="P33"><text:span text:style-name="T1">Kromě samotného charakteru agendy se na zvýšeném korupčním riziku podílí i formálnost a procesní složitost zákona </text:span><text:span text:style-name="T1"><office:annotation office:name="__Annotation__3373_634946804"><dc:creator>Neznámý autor</dc:creator><dc:date>2016-09-02T23:33:26.037866530</dc:date><text:p text:style-name="P51"><text:span text:style-name="T26">Tak asi spíš už 134/2016 Sb.</text:span></text:p></office:annotation></text:span><text:span text:style-name="T1">č. 137/2006 Sb.</text:span><office:annotation-end office:name="__Annotation__3373_634946804"/><text:span text:style-name="T1">, o veřejných zakázkách, ve znění pozdějších předpisů.</text:span></text:p>
      <text:p text:style-name="P33"><text:span text:style-name="T1">Přes zmíněnou složitost právní úpravy nelze prohlásit, že by byl proces zadávání veřejných zakázek upraven dostatečným způsobem, proto je třeba pro zvýšení protikorupční bezpečnosti doplňovat obecně závaznou právní úpravu úpravou interní, kterou je třeba vztáhnout i na zřizované příspěvkové organizace a jež má především sloužit:</text:span></text:p>
      <text:list xml:id="list234151084120026" text:continue-numbering="true" text:style-name="WWNum6">
        <text:list-item>
          <text:p text:style-name="P12"><text:span text:style-name="T1">k provedení zákona, tedy k podrobnější úpravě procesu, jeho pravidel, jím zahrnutých dílčích postupů, rozhodovacích pravomocí a odpovědnosti, způsobu administrace, evidence (dokumentace) a kontroly;</text:span></text:p>
        </text:list-item>
      </text:list>
      <text:p text:style-name="P9"/>
      <text:list xml:id="list234151285914382" text:continue-numbering="true" text:style-name="WWNum6">
        <text:list-item>
          <text:p text:style-name="P12"><text:span text:style-name="T1">ke stanovení pravomoci, odpovědnosti, pravidel a postupů pro tzv. zakázky malého rozsahu, jež nedosahují finančního limitu, od kterého se na zadávání veřejných zakázek nevztahují pravidla kodifikovaná zákonem;</text:span></text:p>
        </text:list-item>
      </text:list>
      <text:p text:style-name="P8"/>
      <text:list xml:id="list234150975505219" text:continue-numbering="true" text:style-name="WWNum6">
        <text:list-item>
          <text:p text:style-name="P4"><text:span text:style-name="T14">ke zvýšení transparentnosti a obecně protikorupční bezpečnosti agendy zadávání veřejných zakázek (především aplikací dalších protikorupčních opatření, která jsou vhodná k implementaci do pravidel).</text:span><text:span text:style-name="T1"> </text:span></text:p>
        </text:list-item>
      </text:list>
      <text:p text:style-name="P32"><text:span text:style-name="T7">Další protikorupční opatření k implementaci:</text:span></text:p>
      <text:list xml:id="list234151415934060" text:continue-numbering="true" text:style-name="WWNum6">
        <text:list-item>
          <text:p text:style-name="P12"><text:span text:style-name="T1">zásada zákonnosti, ale také princip rovnosti, zásady účelnosti, efektivnosti a hospodárnosti a v neposlední řadě princip transparentnosti; při formulování povinností doprovázejících zadávání veřejných zakázek je však třeba současně dbát o to, aby náklady na zavedení a uplatňování opatření nepřevyšovaly jejich možné přínosy;</text:span></text:p>
        </text:list-item>
      </text:list>
      <text:p text:style-name="P7"/>
      <text:list xml:id="list234151079646769" text:continue-numbering="true" text:style-name="WWNum6">
        <text:list-item>
          <text:p text:style-name="P12"><text:span text:style-name="T1">dělba kompetencí při zpracování a vyřizování správních agend;</text:span></text:p>
        </text:list-item>
      </text:list>
      <text:p text:style-name="P5"/>
      <text:list xml:id="list234149726838264" text:continue-numbering="true" text:style-name="WWNum6">
        <text:list-item>
          <text:p text:style-name="P4"><text:span text:style-name="T1"><office:annotation office:name="__Annotation__3424_634946804"><dc:creator>Neznámý autor</dc:creator><dc:date>2016-09-02T23:35:34.374880848</dc:date><text:p text:style-name="P51"><text:span text:style-name="T26">dobré</text:span></text:p></office:annotation></text:span><text:span text:style-name="T1">povinné využívání tzv. společných (soustředěných, centrálních) nákupů vybraných komodit pro hl. m. Prahu a zřizované příspěvkové organizace;</text:span><office:annotation-end office:name="__Annotation__3424_634946804"/></text:p>
        </text:list-item>
      </text:list>
      <text:p text:style-name="P5"/>
      <text:list xml:id="list234151400582850" text:continue-numbering="true" text:style-name="WWNum6">
        <text:list-item>
          <text:p text:style-name="P12"><text:span text:style-name="T1">eliminace tlaku ze strany uchazečů a zájmových skupin používáním co nejotevřenější formy zadávacích řízení;</text:span></text:p>
        </text:list-item>
      </text:list>
      <text:p text:style-name="P5"/>
      <text:list xml:id="list234149885345337" text:continue-numbering="true" text:style-name="WWNum6">
        <text:list-item>
          <text:p text:style-name="P4"><text:span text:style-name="T1"><office:annotation office:name="__Annotation__3425_634946804"><dc:creator>Neznámý autor</dc:creator><dc:date>2016-09-02T23:36:23.303611048</dc:date><text:p text:style-name="P51"><text:span text:style-name="T26">dobré</text:span></text:p></office:annotation></text:span><text:span text:style-name="T1">zveřejňování výsledků zadávacího řízení, alespoň v rozsahu informace o vybraném dodavateli, se kterým byla uzavřena smlouva, informace o hodnotách parametrů nabídnutých vybraným uchazečem, které byly předmětem hodnocení (např. výše nabídkové ceny, délka záruční doby, doba plnění, kvalita plnění);</text:span><office:annotation-end office:name="__Annotation__3425_634946804"/></text:p>
        </text:list-item>
      </text:list>
      <text:p text:style-name="P5"/>
      <text:list xml:id="list234150402836410" text:continue-numbering="true" text:style-name="WWNum6">
        <text:list-item>
          <text:p text:style-name="P4"><text:soft-page-break/><text:span text:style-name="T1"><office:annotation office:name="__Annotation__3426_634946804"><dc:creator>Neznámý autor</dc:creator><dc:date>2016-09-02T23:36:30.819190076</dc:date><text:p text:style-name="P51"><text:span text:style-name="T26">super</text:span></text:p></office:annotation></text:span><text:span text:style-name="T1">zveřejňování informací z aplikací Profil zadavatele a Rodné listy zakázek ve formátu otevřených dat (přístup skrze API);</text:span><office:annotation-end office:name="__Annotation__3426_634946804"/></text:p>
        </text:list-item>
      </text:list>
      <text:p text:style-name="P5"/>
      <text:list xml:id="list234150320984011" text:continue-numbering="true" text:style-name="WWNum6">
        <text:list-item>
          <text:p text:style-name="P4"><text:span text:style-name="T1">včasné zveřejňování informací o investičních záměrech a v dostatečném předstihu (u velkých investičních záměrů minimálně rok dopředu, u středně velkých minimálně půl roku dopředu). </text:span></text:p>
        </text:list-item>
      </text:list>
      <text:p text:style-name="P32"><text:span text:style-name="T7">K dílčím agendám při zadávacím řízení a výběru nejvhodnější nabídky:</text:span></text:p>
      <text:list xml:id="list234151409742245" text:continue-numbering="true" text:style-name="WWNum6">
        <text:list-item>
          <text:p text:style-name="P4"><text:span text:style-name="T1"><office:annotation office:name="__Annotation__3427_634946804"><dc:creator>Neznámý autor</dc:creator><dc:date>2016-09-02T23:37:02.848392821</dc:date><text:p text:style-name="P51"><text:span text:style-name="T26">dobré</text:span></text:p></office:annotation></text:span><text:span text:style-name="T1">zastupování jmenovaných členů komisí na jednání komisí je možné jen v odůvodněných a výjimečných případech hodných zřetele;</text:span><office:annotation-end office:name="__Annotation__3427_634946804"/></text:p>
        </text:list-item>
      </text:list>
      <text:p text:style-name="P6"/>
      <text:list xml:id="list234150676967693" text:continue-numbering="true" text:style-name="WWNum6">
        <text:list-item>
          <text:p text:style-name="P4"><text:span text:style-name="T1"><office:annotation office:name="__Annotation__3428_634946804"><dc:creator>Neznámý autor</dc:creator><dc:date>2016-09-02T23:37:20.073322584</dc:date><text:p text:style-name="P51"><text:span text:style-name="T26">dobré</text:span></text:p></office:annotation></text:span><text:span text:style-name="T1">bude respektováno širší zapojení nezávislých osob ve výběrových komisích – zapojení osob mimo zadávající odbor a včetně zástupců aktuální politické opozice;</text:span><office:annotation-end office:name="__Annotation__3428_634946804"/></text:p>
        </text:list-item>
      </text:list>
      <text:p text:style-name="P5"/>
      <text:list xml:id="list234150153538468" text:continue-numbering="true" text:style-name="WWNum6">
        <text:list-item>
          <text:p text:style-name="P12"><text:span text:style-name="T1">důsledné dodržování aplikací „zakázky pod lupou“ a „rodné listy zakázek“ obsahující údaje o opatření Protikorupční strategie (viz výše).</text:span></text:p>
        </text:list-item>
      </text:list>
      <text:p text:style-name="P5"/>
      <text:h text:style-name="Heading_20_2" text:outline-level="2"><text:bookmark-start text:name="_Toc459384839"/>3.2 Oblast smluvních vztahů<text:bookmark-end text:name="_Toc459384839"/></text:h>
      <text:p text:style-name="P33"><text:span text:style-name="T1">Korupční riziko u závazkových vztahů, uzavírání smluv, jejich dodatků, transparentnosti a zveřejňování je rizikem, které může nastat relativně často vzhledem k množství uzavíraných závazkových vztahů i k jejich obsahu. Riziko může mít několik podob. Může se jednat o nesprávně uzavřený závazkový vztah (např. smluvní vztah nevyvážený, pro veřejný subjekt nevýhodný), případně o nenaplnění uzavřeného závazkového vztahu (není vyžadováno plnění, není poskytnuta součinnost atd.). U tohoto rizika je vždy otázkou, zda se jedná o úmyslné, tedy v podstatě korupční jednání, či o prostou nedbalost.</text:span></text:p>
      <text:p text:style-name="P33"><text:span text:style-name="T1">Úmyslné jednání lze jen těžko předem vyloučit. Roli zde může sehrát protikorupční prevence spočívající v uplatnění takových opatření, která přinášejí preventivní účinky. Každý zaměstnanec musí vědět, že případná korupce by byla s vysokou mírou pravděpodobnosti odhalena, vyřešena a důsledně potrestána. U nedbalostního jednání lze nastavit určité procesy, které toto riziko s vysokou mírou pravděpodobnosti omezí, zejména jde tedy o standardizaci procesů a postupů.</text:span></text:p>
      <text:p text:style-name="P32"><text:span text:style-name="T1"><office:annotation office:name="__Annotation__3429_634946804"><dc:creator>Neznámý autor</dc:creator><dc:date>2016-09-02T23:38:33.259895086</dc:date><text:p text:style-name="P51"><text:span text:style-name="T26">dobré</text:span></text:p></office:annotation></text:span><text:span text:style-name="T1">V procesu přípravy smluvních dokumentů a vztahů budou v maximální míře využívány standardizované postupy a využívány vzorové a standardní dokumenty.</text:span><office:annotation-end office:name="__Annotation__3429_634946804"/></text:p>
      <text:p text:style-name="P33"><text:span text:style-name="T1">Ve fázi přípravy smluvních vztahů se bude jednat o striktní vyžadování právní kontroly uzavíraného závazkového vztahu. V průběhu celého vztahu pak jednoznačně a individuálně nastavená odpovědnost za správu smluvního vztahu (definování požadavků, potřeb a očekávání, příprava, resp. vyjednávání smluvních podmínek, případně výběr smluvního partnera, uzavření smluvního vztahu, plnění závazků a vyžadování plnění závazků druhé smluvní strany, poskytování součinnosti, uplatňování sankcí, apod.). Každý smluvní vztah musí být od svého počátku, resp. již od přípravné, vyjednávací fáze, řízen, a to až do </text:span><text:soft-page-break/><text:span text:style-name="T1">jeho úplného skončení a vypořádání. Následně, po skončení a vypořádání smluvního vztahu, často však též i v jeho průběhu, je vhodné a účelné provádět (podle povahy věci dílčí a závěrečné) vyhodnocování vztahu, přidané hodnoty, kterou přinesl, a nákladů, které vyvolal.</text:span></text:p>
      <text:p text:style-name="P32"><text:span text:style-name="T7">Z dílčích opatření:</text:span></text:p>
      <text:list xml:id="list234150593441043" text:continue-numbering="true" text:style-name="WWNum6">
        <text:list-item>
          <text:p text:style-name="P4"><text:span text:style-name="T1"><office:annotation office:name="__Annotation__3430_634946804"><dc:creator>Neznámý autor</dc:creator><dc:date>2016-09-02T23:39:56.723954910</dc:date><text:p text:style-name="P51"><text:span text:style-name="T26">dobré</text:span></text:p></office:annotation></text:span><text:span text:style-name="T1">všechny smlouvy budou zaneseny do Centrálního registru smluv MHMP, tento registr smluv bude veřejně přístupný ve formátu otevřených dat, včetně možnosti náhledu vlastní smlouvy a jejích dodatků a uvedením osoby zodpovědné za vkládání dat to této aplikace a za její funkčnost;</text:span><office:annotation-end office:name="__Annotation__3430_634946804"/></text:p>
        </text:list-item>
      </text:list>
      <text:p text:style-name="P6"/>
      <text:list xml:id="list234149654466240" text:continue-numbering="true" text:style-name="WWNum6">
        <text:list-item>
          <text:p text:style-name="P4"><text:span text:style-name="T1">v každé smlouvě budou uplatněny smluvních sankce, podrobné podmínky pro uplatnění víceprací a případné a změny smlouvy;</text:span></text:p>
        </text:list-item>
      </text:list>
      <text:p text:style-name="P5"/>
      <text:list xml:id="list234149850084942" text:continue-numbering="true" text:style-name="WWNum6">
        <text:list-item>
          <text:p text:style-name="P4"><text:span text:style-name="T1">systém elektronické evidence smluv bude obsahovat možnost kontroly dodržení termínů plnění smluv a návazných sankcí, jakož i zdůvodnění potřebnosti případných víceprací a ke změnám smluv;</text:span></text:p>
        </text:list-item>
      </text:list>
      <text:p text:style-name="P5"/>
      <text:list xml:id="list234149416462399" text:continue-numbering="true" text:style-name="WWNum6">
        <text:list-item>
          <text:p text:style-name="P4"><text:span text:style-name="T1">u fakturací bude zásadně dodržován princip „čtyř očí“;</text:span></text:p>
        </text:list-item>
      </text:list>
      <text:p text:style-name="P5"/>
      <text:list xml:id="list234150067106462" text:continue-numbering="true" text:style-name="WWNum6">
        <text:list-item>
          <text:p text:style-name="P4"><text:span text:style-name="T1">v krycím listu fakturace a jejího proplacení bude uveden reálně dohledatelný výsledek fakturovaných prací;</text:span></text:p>
        </text:list-item>
      </text:list>
      <text:p text:style-name="P5"/>
      <text:list xml:id="list234151227627367" text:continue-numbering="true" text:style-name="WWNum6">
        <text:list-item>
          <text:p text:style-name="P4"><text:span text:style-name="T1">před každou fakturací bude fakturující přesně písemně informován o náležitostech pro fakturaci, včetně data splatnosti, zodpovědné osoby, nezaměnitelného a jedinečného variabilního symbolu, který bude součástí jednotného systému pro fakturaci v rámci MHMP;</text:span></text:p>
        </text:list-item>
      </text:list>
      <text:p text:style-name="P5"/>
      <text:list xml:id="list234149881871136" text:continue-numbering="true" text:style-name="WWNum6">
        <text:list-item>
          <text:p text:style-name="P4"><text:span text:style-name="T1">bude stanovena osobní odpovědnost za interoperabilitu (propojenost) IT systémů na sledování veřejných zakázek od jejich zadání až po finanční operace související s konkrétní zakázkou, a to včetně uplatňování smluvních sankčních ustanovení, tyto informace budou součástí krycího listu smluv nebo objednávek a vlastní fakturace;</text:span></text:p>
        </text:list-item>
      </text:list>
      <text:p text:style-name="P5"/>
      <text:list xml:id="list234150648865242" text:continue-numbering="true" text:style-name="WWNum6">
        <text:list-item>
          <text:p text:style-name="P4"><text:span text:style-name="T1">podrobná a průběžně aktualizovaná pravidla pro zadávání veřejných zakázek v podmínkách hl. m. Prahy budou zohledňovat jak způsob zadávacího řízení dle předpokládané hodnoty zakázek, tak specifiku zakázek dle předmětu jejich plnění, např.: zakázky na stavební práce, zakázky IT, právní služby apod.</text:span></text:p>
        </text:list-item>
      </text:list>
      <text:p text:style-name="P5"/>
      <text:h text:style-name="Heading_20_2" text:outline-level="2"><text:bookmark-start text:name="_Toc459384840"/>3.3 Nakládání s majetkem hl. m. Prahy<text:bookmark-end text:name="_Toc459384840"/></text:h>
      <text:p text:style-name="P32"><text:span text:style-name="T1">Oblast hospodaření s veřejným majetkem v nejširším slova smyslu je upravena obecně závaznými právními předpisy. V podmínkách hl. m. Prahy je a bude nakládání s majetkem podrobně definováno interními předpisy, které podrobněji rozvíjejí a upřesňují zákonná pravidla (Pravidla pro nakládání s majetkem hl. m. Prahy – správa, prodej a pronájem, Pravidla pro hospodaření s byty hl. m. Prahy atd.). Jde o specifikaci procesů a postupů, definování kompetencí, stanovení </text:span><text:soft-page-break/><text:span text:style-name="T1">limitů a zvláštních podmínek. Tato oblast bude dostatečně definována také u zřizovaných příspěvkových organizací.</text:span></text:p>
      <text:p text:style-name="P32"><text:span text:style-name="T1">Hospodaření obecně v celé jeho šíři (nakládání s majetkem, financemi, právy apod., tedy obecněji hmotnými i nehmotnými statky) je oblast s vysokým korupčním rizikem. </text:span><text:span text:style-name="T7">Vzhledem k tomu je třeba, aby v této oblasti byla realizována i speciální opatření, která budou daná rizika eliminovat:</text:span></text:p>
      <text:list xml:id="list234150465528915" text:continue-numbering="true" text:style-name="WWNum6">
        <text:list-item>
          <text:p text:style-name="P4"><text:span text:style-name="T1">uplatnit princip řádného hospodáře doplněný jasně definovanou individuální odpovědností za svěřené hodnoty, resp. svěřenou oblast, za nakládání s nimi;</text:span></text:p>
        </text:list-item>
      </text:list>
      <text:p text:style-name="P6"/>
      <text:list xml:id="list234150623240085" text:continue-numbering="true" text:style-name="WWNum6">
        <text:list-item>
          <text:p text:style-name="P4"><text:span text:style-name="T1">implementovat obecné zásady (principy) a základní nástroje zaměřené proti korupci definované touto Protikorupční strategií, jde zejména o zásadu zákonnosti, zásadu transparentnosti a informovanosti, zásady účelnosti, efektivnosti a hospodárnosti, ale také o princip rovnosti (zejména rovnost v příležitostech a přístupu k informacím), z nástrojů pak především o nastavení systému tzv. bezpečného rozhodování, kontrolu, evidenci a zachování auditní stopy;</text:span></text:p>
        </text:list-item>
      </text:list>
      <text:p text:style-name="P5"/>
      <text:list xml:id="list234150391763999" text:continue-numbering="true" text:style-name="WWNum6">
        <text:list-item>
          <text:p text:style-name="P4"><text:span text:style-name="T1">systematicky a komplexně plánovat hospodaření a následně podrobně a důsledně vyhodnocovat plnění přijatých plánů (právě hodnocení plnění plánů může vést k odhalování případných korupčních tendencí);</text:span></text:p>
        </text:list-item>
      </text:list>
      <text:p text:style-name="P5"/>
      <text:list xml:id="list234149632253922" text:continue-numbering="true" text:style-name="WWNum6">
        <text:list-item>
          <text:p text:style-name="P4"><text:span text:style-name="T1">doplnit signální a kontrolní mechanismy i o mechanismy zjišťovací, resp. prevenčně kontrolní;</text:span></text:p>
        </text:list-item>
      </text:list>
      <text:p text:style-name="P5"/>
      <text:list xml:id="list234151362195358" text:continue-numbering="true" text:style-name="WWNum6">
        <text:list-item>
          <text:p text:style-name="P4"><text:span text:style-name="T1">přesně definovat všechny související vztahy mezi hl. m. Prahou jako zřizovatelem a zřizovanými příspěvkovými organizacemi;</text:span></text:p>
        </text:list-item>
      </text:list>
      <text:p text:style-name="P5"/>
      <text:list xml:id="list234149442718980" text:continue-numbering="true" text:style-name="WWNum6">
        <text:list-item>
          <text:p text:style-name="P4"><text:span text:style-name="T1">stanovit jmenovitou odpovědnost za vztah s příspěvkovými organizacemi hl. m. Prahy;</text:span></text:p>
        </text:list-item>
      </text:list>
      <text:p text:style-name="P5"/>
      <text:list xml:id="list234151331805122" text:continue-numbering="true" text:style-name="WWNum6">
        <text:list-item>
          <text:p text:style-name="P4"><text:span text:style-name="T1">zajistit transparentní pravidla pro nominaci zástupců HMP v právnických osobách s majetkovou účastí HMP, zejména kvalifikačních předpokladů a integrity osob;</text:span></text:p>
        </text:list-item>
      </text:list>
      <text:p text:style-name="P5"/>
      <text:list xml:id="list234149467067614" text:continue-numbering="true" text:style-name="WWNum6">
        <text:list-item>
          <text:p text:style-name="P4"><text:span text:style-name="T1">zveřejňovat aktuální seznam nájemních smluv na nebytový majetek HMP s dostatečně rozsáhlými metadaty (minimálně v rozsahu nájemník, nájemné, plocha, účel využití, datum uzavření);</text:span></text:p>
        </text:list-item>
      </text:list>
      <text:p text:style-name="P5"/>
      <text:list xml:id="list234150091100685" text:continue-numbering="true" text:style-name="WWNum6">
        <text:list-item>
          <text:p text:style-name="P4"><text:span text:style-name="T1">pravidelně (alespoň jedenkrát za tři roky) provádět externí audit hospodárnosti nájemních vztahů;</text:span></text:p>
        </text:list-item>
      </text:list>
      <text:p text:style-name="P5"/>
      <text:list xml:id="list234150089532777" text:continue-numbering="true" text:style-name="WWNum6">
        <text:list-item>
          <text:p text:style-name="P4"><text:span text:style-name="T1">zabezpečit přijetí etického kodexu ve všech příspěvkových organizacích a společnostech se 100% majetkovou účasti hl. města.</text:span></text:p>
        </text:list-item>
      </text:list>
      <text:p text:style-name="P5"/>
      <text:h text:style-name="Heading_20_2" text:outline-level="2"><text:bookmark-start text:name="_Toc459384841"/><text:soft-page-break/>3.4 Poskytování dotací, grantů a darů<text:bookmark-end text:name="_Toc459384841"/></text:h>
      <text:p text:style-name="P32"><text:span text:style-name="T1">Oblast veřejné podpory zejména neziskovým organizacím na veřejně prospěšnou činnost, tj. rozdělování dotací, grantů a darů (dále jen „dotace“) patří též k činnostem náchylným k výskytu korupce. Není přitom podstatné, z jakého rozpočtu, resp. rozpočtové kapitoly či podkapitoly, jsou dotace poskytovány ani okolnost, kdo v konečné fázi rozhodne o přidělení dotace. Pro definici nejrizikovějších oblastí procesu poskytování dotací je třeba přihlédnout k jednotlivým fázím systému přidělování dotací.</text:span></text:p>
      <text:p text:style-name="P32"><text:span text:style-name="T1">Veškeré vyhlašování, rozhodování, přidělování a využívání veřejné podpory (grantů) bude transparentně zveřejňováno na portálu hl. m. Prahy – GRANTY POD LUPOU.</text:span></text:p>
      <text:p text:style-name="P32"><text:span text:style-name="T1">Přidělování dotací bude vycházet z dílčích „resortních“ politik hl. m. Prahy v dané oblasti, např. Kulturní politika hl. m. Prahy, Zásady pro grantovou politiku v kultuře, Zásady pro granty v oblasti památkové péče, sportovní granty, příspěvky na změnu topných systémů apod.</text:span></text:p>
      <text:p text:style-name="P32"><text:span text:style-name="T1">Do oblastí dotací budou počítány nejen peněžité plnění ze strany hl. m. Prahy, nýbrž také formy nefinančního plnění, např. bezplatné poskytnutí prostor hl. m. Prahy na akce, poskytnutí plakátovacích ploch, bezúplatný pronájem veřejného prostranství atd. I na tuto formu podpory budou vypracovány transparentní zásady a pravidla, jakýkoliv benefit tohoto druhu bude konkrétně zdůvodněn.</text:span></text:p>
      <text:p text:style-name="P32"><text:span text:style-name="T7">Fáze podání žádosti o přidělení dotace:</text:span></text:p>
      <text:list xml:id="list234150944389976" text:continue-numbering="true" text:style-name="WWNum6">
        <text:list-item>
          <text:p text:style-name="P4"><text:span text:style-name="T1">v každém vyhlášení možnosti žádat o dotace nebo před rozhodnutím o jednorázovém přidělení dotace musí být zcela jednoznačně a komplexně definována hlediska pro přidělení dotace a to jak z pohledu technického tak ekonomického;</text:span></text:p>
        </text:list-item>
      </text:list>
      <text:p text:style-name="P7"/>
      <text:list xml:id="list234150751880804" text:continue-numbering="true" text:style-name="WWNum6">
        <text:list-item>
          <text:p text:style-name="P4"><text:span text:style-name="T1">v žádosti žadatelé musejí souhlasit se zveřejněním všech informací týkajících se dotace, včetně jimi podané žádosti a následného vyúčtování;</text:span></text:p>
        </text:list-item>
      </text:list>
      <text:p text:style-name="P5"/>
      <text:list xml:id="list234151137094105" text:continue-numbering="true" text:style-name="WWNum6">
        <text:list-item>
          <text:p text:style-name="P4"><text:span text:style-name="T1">zastupitelé hl. m. Prahy a zaměstnanci MHMP zpracovávající agendu dotací jsou povinni oznámit existenci vzájemných osobních vztahů mezi poskytovatelem dotace a zájemcem o dotaci;</text:span></text:p>
        </text:list-item>
      </text:list>
      <text:p text:style-name="P5"/>
      <text:list xml:id="list234151461091036" text:continue-numbering="true" text:style-name="WWNum6">
        <text:list-item>
          <text:p text:style-name="P4"><text:span text:style-name="T1">v případě nepřidělení dotace musí být zájemce o dotaci písemně a konkrétně informován o důvodech nepřidělení dotace, praxe, kdy je žadatel odkázán na fakt, že „dotace není nároková“, je i podle rozhodnutí Nejvyššího správního soudu sp. zn. 9 Ads 83/2014 ze dne 30. 9. 2015 nepřípustná;</text:span></text:p>
        </text:list-item>
      </text:list>
      <text:p text:style-name="P5"/>
      <text:list xml:id="list234151028713749" text:continue-numbering="true" text:style-name="WWNum6">
        <text:list-item>
          <text:p text:style-name="P4"><text:span text:style-name="T1">stanovit povinnost příjemce dotace prokázat připravenost akce k realizaci, včetně případného dofinancování a řízení celé akce. </text:span></text:p>
        </text:list-item>
      </text:list>
      <text:p text:style-name="P32"><text:span text:style-name="T7">Fáze rozhodování o přidělení dotace:</text:span></text:p>
      <text:list xml:id="list234150955398673" text:continue-numbering="true" text:style-name="WWNum6">
        <text:list-item>
          <text:p text:style-name="P4"><text:soft-page-break/><text:span text:style-name="T1">stanovena jednoznačná odpovědnost za administrativní úkony předcházející vlastnímu rozhodování;</text:span></text:p>
        </text:list-item>
      </text:list>
      <text:p text:style-name="P7"/>
      <text:list xml:id="list234150200818678" text:continue-numbering="true" text:style-name="WWNum6">
        <text:list-item>
          <text:p text:style-name="P4"><text:span text:style-name="T1">vyřazení některých žadatelů z důvodu drobných formálních chyb;</text:span></text:p>
        </text:list-item>
      </text:list>
      <text:p text:style-name="P5"/>
      <text:list xml:id="list234149791115015" text:continue-numbering="true" text:style-name="WWNum6">
        <text:list-item>
          <text:p text:style-name="P4"><text:span text:style-name="T1">není prováděn dostatečný průzkum výsledků dřívějších činností žadatele o dotaci;</text:span></text:p>
        </text:list-item>
      </text:list>
      <text:p text:style-name="P5"/>
      <text:list xml:id="list234149682584167" text:continue-numbering="true" text:style-name="WWNum6">
        <text:list-item>
          <text:p text:style-name="P4"><text:span text:style-name="T1">nedostatečná kvalifikace žadatele o dotaci;</text:span></text:p>
        </text:list-item>
      </text:list>
      <text:p text:style-name="P5"/>
      <text:list xml:id="list234149497522293" text:continue-numbering="true" text:style-name="WWNum6">
        <text:list-item>
          <text:p text:style-name="P4"><text:span text:style-name="T1">nedostatečné prověřování údajů uváděných v žádostech o dotaci;</text:span></text:p>
        </text:list-item>
      </text:list>
      <text:p text:style-name="P5"/>
      <text:list xml:id="list234150622691705" text:continue-numbering="true" text:style-name="WWNum6">
        <text:list-item>
          <text:p text:style-name="P4"><text:span text:style-name="T1">nejsou stanovena přesná kritéria hodnocení žádosti o dotace, včetně jejich jednoznačnosti, možnosti porovnání a měřitelnosti;</text:span></text:p>
        </text:list-item>
      </text:list>
      <text:p text:style-name="P5"/>
      <text:list xml:id="list234150326646222" text:continue-numbering="true" text:style-name="WWNum6">
        <text:list-item>
          <text:p text:style-name="P4"><text:span text:style-name="T1">nedostatky ve smluvním zajištění poskytnuté dotace.</text:span></text:p>
        </text:list-item>
      </text:list>
      <text:p text:style-name="P32"><text:span text:style-name="T7">Fáze vyúčtování:</text:span></text:p>
      <text:list xml:id="list234149735925291" text:continue-numbering="true" text:style-name="WWNum6">
        <text:list-item>
          <text:p text:style-name="P4"><text:span text:style-name="T1">v informačním systému se budou uchovávat informace o konečných příjemcích dotací (dodavatelé u investičních akcí) minimálně v rozsahu příjemce a finanční částka, které se následně budou zveřejňovat (tyto informace dodá příjemce v rámci vyúčtování).</text:span></text:p>
        </text:list-item>
      </text:list>
      <text:p text:style-name="P6"/>
      <text:h text:style-name="Heading_20_2" text:outline-level="2"><text:bookmark-start text:name="_Toc459384842"/>3.5 Pořizování a schvalování územního plánu, jeho změny a projednání podnětů<text:bookmark-end text:name="_Toc459384842"/></text:h>
      <text:p text:style-name="P32"><text:span text:style-name="T1">Oblast územního plánování je velkým potenciálním zdrojem korupce. Je to dáno složitostí a dlouhodobostí celého procesu, do něhož zasahují jak orgány samosprávy, tak státní správy, jakož i občanské iniciativy a vymezený okruh nestátních neziskových organizací, investoři, občané obecně a majitelé dotčených nemovitostí.</text:span></text:p>
      <text:p text:style-name="P32"><text:span text:style-name="T1">Hlavním opatřením je dodržování přípravy a změn územního plánu přísně v souladu se Zákonem č. 183/2006 Sb., o územním plánování a stavebním řádu (stavební zákon) a zákony souvisejícími, jakož i prováděcími předpisy, zejména vyhláška č. 500/2006 Sb., o územně analytických podkladech, územně plánovací dokumentaci a o způsobu evidence územně plánovací činnosti, vyhláška č. 501/2006 Sb., o obecných požadavcích na využívání území a další.</text:span></text:p>
      <text:p text:style-name="P32"><text:span text:style-name="T1">Pořizovatel, hl. m. Praha, zajistí dodržování zásady Zákona o územním plánování a stavebním řádu v části páté § 158 odst. (1), kde se stanoví, že zpracování územně plánovací dokumentace a územní studie je vybranou činností ve výstavbě, kterou smějí vykonávat jen a pouze fyzické osoby, které k tomu získaly oprávnění ‐ byly autorizovány dle speciálního zákona 360/92 Sb. Českou komorou architektů a jsou uvedeny ve veřejném rejstříku – „seznamu autorizovaných osob".</text:span></text:p>
      <text:p text:style-name="P32"><text:span text:style-name="T1">Hlavním protikorupčním opatřením je otevřenost, srozumitelnost a transparentnost přípravy a schvalování všech územně plánovacích podkladů </text:span><text:soft-page-break/><text:span text:style-name="T1">(územně analytické podklady, územní studie), pořizování politiky územního rozvoje, územně plánovací dokumentace, jejich změn a pro rozhodování v území (územní rozhodnutí, územní opatření, úprava vztahů v území), jakož i návrhu a vlastních zásad územního rozvoje, vlastní územní plán (ev. regulační plány) a strategický plán rozvoje hl. m. Prahy. Proto bude zveřejněn aktuální seznam podnětů k územnímu plánu s informacemi o tom, kdo ho podal, kdy tak učinil a v jaké fázi se podnět nachází.</text:span></text:p>
      <text:p text:style-name="P32"><text:span text:style-name="T1">Příprava a schvalování uvedených dokumentů musí probíhat pod veřejnou kontrolou a za účasti veřejnosti – veřejná slyšení, workshopy, veřejná projednání, semináře, výstavy návrhů, včasná dostupnost podkladů v elektronické podobě pro posouzení veřejnosti a další prvky veřejné informovanosti v médiích apod.</text:span></text:p>
      <text:p text:style-name="P32"><text:span text:style-name="T1">Při přípravě a projednávání územně plánovací dokumentace budou přiměřeně využity prvky a zásady programu Místní Agenda 21 (MA21), kde hlavním principem udržitelného rozvoje je zapojení (participace) místních občanů a veřejných činitelů do přípravy uvedených dokumentů.</text:span></text:p>
      <text:p text:style-name="P32"><text:span text:style-name="T1">V přípravě a schvalování zejména textové částí územně plánovací dokumentace bude dodržována zásada srozumitelnosti a určitosti textu. Nepřípustná jsou vágní ustanovení, která umožňují různou interpretaci při schvalování investičních a dalších záměrů v budoucnu a rozšiřují tak vůli a libovůli správních orgánů ve schvalovacích a povolovacích procesech.</text:span></text:p>
      <text:p text:style-name="P29"/>
      <text:h text:style-name="Heading_20_2" text:outline-level="2"><text:bookmark-start text:name="_Toc459384843"/>3.6 Výkon veřejné správy v přenesené působnosti<text:bookmark-end text:name="_Toc459384843"/></text:h>
      <text:p text:style-name="P32"><text:span text:style-name="T1">V oblasti správních úkonů včetně správního trestání, přestupků a jiných správních deliktů v různých oblastech, jako je stavební řízení, památková péče, živnostenská oprávnění, životní prostředí, dopravně správní agendy, dopravní přestupky a pokuty za jiné přestupky a správní delikty fyzických a právnických osob jde o výkon veřejné správy v přenesené působnosti a je oblastí s relativně vysokou mírou korupčního rizika. U této oblasti je však složité přijímat jakákoliv protikorupční opatření nad rámec opatření obecných. Jde o rozhodování v procesu výkonu státní správy, do něhož samospráva nesmí zasahovat. Toto rozhodování je podrobně upraveno obecně závaznými právními předpisy.</text:span></text:p>
      <text:p text:style-name="P32"><text:span text:style-name="T1">Při aplikaci správního rozhodování platí obecná zásada, že veřejná moc může činit pouze a výhradně to, co je zákonem stanoveno, k čemu je zákonem zmocněna. Základním protikorupčním nástrojem v této oblasti je tedy důsledná kontrola. Podpůrné protikorupční faktory spočívají v kvalitě personálu vykonávajícího příslušnou rozhodovací pravomoc a v manažerské a organizační práci. Kontrola takového rozhodování je realizována nadřízenými orgány, tedy zpravidla ministerstvy. Uvnitř MHMP je pro tuto oblast třeba stanovit především kontrolní mechanismy pro kontrolu dodržování procesních pravidel a formálně administrativních náležitostí.</text:span></text:p>
      <text:p text:style-name="P32"><text:span text:style-name="T8">Z konkrétních opatření zajistí HMP zejména:</text:span></text:p>
      <text:list xml:id="list234149797264380" text:continue-numbering="true" text:style-name="WWNum6">
        <text:list-item>
          <text:p text:style-name="P4"><text:soft-page-break/><text:span text:style-name="T1">důsledný monitoring dodržování správních lhůt, zejména bude prošetřovat situace, kdy vyřízení žádostí a povolení trvalo mimořádně krátkou nebo dlouhou dobu;</text:span></text:p>
        </text:list-item>
      </text:list>
      <text:p text:style-name="P6"/>
      <text:list xml:id="list234150496761704" text:continue-numbering="true" text:style-name="WWNum6">
        <text:list-item>
          <text:p text:style-name="P4"><text:span text:style-name="T1">zavede automatizované přidělování správních věcí jednotlivým úředníkům v rámci odborů, především v odborech stavebním, dopravněsprávních činností, živnostenském, správních činností ve zdravotnictví a sociální péči, správních činností ve školství, památkové péče, životního prostředí), implementaci nezbytných systémů zajistí ředitel MHMP ve spolupráci s řediteli jednotlivých odborů;</text:span></text:p>
        </text:list-item>
      </text:list>
      <text:p text:style-name="P5"/>
      <text:list xml:id="list234149506353044" text:continue-numbering="true" text:style-name="WWNum6">
        <text:list-item>
          <text:p text:style-name="P4"><text:span text:style-name="T1">uplatní systém interních přehledů ukládaných správních pokut a jejich výše s cílem nastavit jednotný a transparentní přístup ke správnímu trestání;</text:span></text:p>
        </text:list-item>
      </text:list>
      <text:p text:style-name="P5"/>
      <text:list xml:id="list234149460941493" text:continue-numbering="true" text:style-name="WWNum6">
        <text:list-item>
          <text:p text:style-name="P4"><text:span text:style-name="T1">monitoring nestandardně nízkých nebo vysokých správních pokut udělovaných v individuálních případech.</text:span></text:p>
        </text:list-item>
      </text:list>
      <text:p text:style-name="P5"/>
      <text:h text:style-name="Heading_20_1" text:outline-level="1"><text:bookmark-start text:name="_Toc459384844"/>4 Zajištění implementace a vyhodnocování plnění protikorupční strategie<text:bookmark-end text:name="_Toc459384844"/></text:h>
      <text:p text:style-name="P32"><text:span text:style-name="T1">Součástí implementace Protikorupční strategie hl. m. Prahy je soubor opatření, hlavních opatření, dalších hlavních opatření, definice jednotlivých dalších cílů i cíle směřující vůči hlavnímu městu Praze a jeho orgánům a také k příspěvkovým organizacím hl. m. Prahy.</text:span></text:p>
      <text:p text:style-name="P32"><text:span text:style-name="T1">Hlavní město Praha bude svoji protikorupční strategii pravidelně jednou ročně vyhodnocovat a předkládat v přehledné podobě na jednání Rady HMP výkaz zahrnující mimo jiné následující informace:</text:span></text:p>
      <text:list xml:id="list234151218610961" text:continue-numbering="true" text:style-name="WWNum6">
        <text:list-item>
          <text:p text:style-name="P4"><text:span text:style-name="T1">seznam škod zjištěných při provozu nebo kontrole (včetně např. nevymožených či promlčených pohledávek a jiné újmy na majetku);</text:span></text:p>
        </text:list-item>
      </text:list>
      <text:p text:style-name="P6"/>
      <text:list xml:id="list234150019059566" text:continue-numbering="true" text:style-name="WWNum6">
        <text:list-item>
          <text:p text:style-name="P4"><text:span text:style-name="T1">seznam sankcí včetně jejich výše uložených hl. m. Praze za porušení zákona o veřejných zakázkách, popř. též za porušení jiných právních norem;</text:span></text:p>
        </text:list-item>
      </text:list>
      <text:p text:style-name="P5"/>
      <text:list xml:id="list234149591756861" text:continue-numbering="true" text:style-name="WWNum6">
        <text:list-item>
          <text:p text:style-name="P4"><text:span text:style-name="T1">seznam rozhodnutí Magistrátu hl. m. Prahy prohlášených soudy za nezákonné či nicotné včetně nákladů vážících se k takovýmto aktům;</text:span></text:p>
        </text:list-item>
      </text:list>
      <text:p text:style-name="P5"/>
      <text:list xml:id="list234150569523445" text:continue-numbering="true" text:style-name="WWNum6">
        <text:list-item>
          <text:p text:style-name="P4"><text:span text:style-name="T1">seznam závažných zjištění podle zákona o finanční kontrole a závažných zjištění týkajících se hospodaření akciových společností města. </text:span></text:p>
        </text:list-item>
      </text:list>
      <text:p text:style-name="P32"><text:span text:style-name="T1">Zprávu o průběžném plnění Strategie jako celku, plnění konkrétních úkolů včetně návrhů na úpravu či doplnění existujících opatření na základě získaných zkušeností, bude každoročně zpracovávat organizační útvar zodpovědný za komplexní zajišťování oblasti protikorupčních aktivit a Radě hl. m. Prahy a Zastupitelstvu hl. m. Prahy předkládat člen RHMP zodpovědný za tuto oblast.</text:span></text:p>
      <text:p text:style-name="P32"><text:soft-page-break/><text:span text:style-name="T1">Ke zprávě o plnění Strategie se vždy vyjádří odborná komise (pokud byla zřízena), věcně příslušný výbor Zastupitelstva hl. m. Prahy a s jeho stanoviskem a případnými doporučeními projedná tuto zprávu Rada HMP a Zastupitelstvo HMP.</text:span></text:p>
      <text:p text:style-name="P32"><text:span text:style-name="T1">Veškeré podněty budou kvalitně prošetřeny v souladu s Pravidly pro přijímání a vyřizování stížností – nejdéle ve lhůtě 60 dní, pouze ve zcela mimořádně složitých případech bude moci být tato lhůta prodloužena, avšak každé prodloužení musí být konkrétně odůvodněno. Uvedená Pravidla budou upravena tak, aby byly zohledněny kompetence nezávislého protikorupčního orgánu, bude‐li zřízen.</text:span></text:p>
      <text:p text:style-name="P32"><text:span text:style-name="T1">Oznamovatel bude vždy do stanovené lhůty vyrozuměn o přijetí oznámení a v rámci možností daných aktuální právní úpravou také o tom, jak byl jeho podnět vyřízen. Veškeré podněty o možném korupčním jednání musí být postoupeny etické komisi.</text:span></text:p>
      <text:p text:style-name="P32"><text:span text:style-name="T1">Veškerá podezření budou nejprve prošetřena interně etickou komisi (a do její zřízení odborem kontrolních činností, resp. oddělením interního auditu pod vedením ředitele/ky MHMP. Otázka, zda mají být přizvány k šetření a zajištění důkazů orgány činné v trestním řízení, bude posouzena v co nejkratší možné lhůtě, avšak podněty nebudou postupovány Policii ČR mechanicky, aniž by byla provedena adekvátní interní šetření.</text:span></text:p>
      <text:p text:style-name="P32"><text:span text:style-name="T1">Součástí implementace Protikorupční strategie hl. m. Prahy je aktualizace všech hlavních směrných dokumentů pro postup a chování úřadu (MHMP), jeho zaměstnanců i politické reprezentace hl. m. Prahy. Aktualizovány a doplněny budou zejména:</text:span></text:p>
      <text:list xml:id="list234151185785466" text:continue-numbering="true" text:style-name="WWNum6">
        <text:list-item>
          <text:p text:style-name="P4"><text:span text:style-name="T1">Etický kodex platný pro všechny zaměstnance a volené orgány města;</text:span></text:p>
        </text:list-item>
      </text:list>
      <text:p text:style-name="P6"/>
      <text:list xml:id="list234149991002503" text:continue-numbering="true" text:style-name="WWNum6">
        <text:list-item>
          <text:p text:style-name="P4"><text:span text:style-name="T1">Pravidla pro zadávání veřejných zakázek v podmínkách HMP;</text:span></text:p>
        </text:list-item>
      </text:list>
      <text:p text:style-name="P5"/>
      <text:list xml:id="list234151513554951" text:continue-numbering="true" text:style-name="WWNum6">
        <text:list-item>
          <text:p text:style-name="P4"><text:span text:style-name="T1">Pravidla pro přijímání a vyřizování petic a stížností podaných orgánům HMP;</text:span></text:p>
        </text:list-item>
      </text:list>
      <text:p text:style-name="P5"/>
      <text:list xml:id="list234151400310833" text:continue-numbering="true" text:style-name="WWNum6">
        <text:list-item>
          <text:p text:style-name="P4"><text:span text:style-name="T1">Pracovní řád Magistrátu hl. m. Prahy;</text:span></text:p>
        </text:list-item>
      </text:list>
      <text:p text:style-name="P5"/>
      <text:list xml:id="list234150030269015" text:continue-numbering="true" text:style-name="WWNum6">
        <text:list-item>
          <text:p text:style-name="P4"><text:span text:style-name="T1">Organizační řád Magistrátu hl. m. Prahy;</text:span></text:p>
        </text:list-item>
      </text:list>
      <text:p text:style-name="P5"/>
      <text:list xml:id="list234150658040621" text:continue-numbering="true" text:style-name="WWNum6">
        <text:list-item>
          <text:p text:style-name="P4"><text:span text:style-name="T1">Nařízení ředitele Magistrátu HMP č. 22/2005, k zajištění jednotného postupu při oběhu soudních písemností, při podávání trestních oznámení a vyřizování žádostí orgánů činných v trestním řízení na MHMP. </text:span></text:p>
        </text:list-item>
      </text:list>
      <text:p text:style-name="P32"><text:span text:style-name="T1">Za implementaci Protikorupční strategie hl. m. Prahy do těchto předpisů a vnitřních norem hl. m. Prahy zodpovídá ředitelka MHMP s termínem do 30. 6. 2017.</text:span></text:p>
      <text:p text:style-name="P32"><text:span text:style-name="T1">Každý občan a všichni zaměstnanci Magistrátu hl. m. Prahy i každý zastupitel hl. m. Prahy musí mít možnost oznámit jakékoli podezření na korupční jednání způsobem zaručujícím anonymitu oznamovatele.</text:span></text:p>
      <text:p text:style-name="P29"/>
      <text:h text:style-name="Heading_20_2" text:outline-level="2"><text:bookmark-start text:name="_Toc459384845"/><text:soft-page-break/>4.1 Další hlavní opatření pro implementaci Strategie<text:bookmark-end text:name="_Toc459384845"/></text:h>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column table:style-name="Tabulka1.I"/>
        <table:table-row table:style-name="Tabulka1.1">
          <table:table-cell table:style-name="Tabulka1.A1" table:number-rows-spanned="3" table:number-columns-spanned="4" office:value-type="string">
            <text:p text:style-name="P34"><text:span text:style-name="T18">OPATŘENÍ</text:span></text:p>
          </table:table-cell>
          <table:covered-table-cell/>
          <table:covered-table-cell/>
          <table:covered-table-cell/>
          <table:table-cell table:style-name="Tabulka1.A1" table:number-rows-spanned="3" office:value-type="string">
            <text:p text:style-name="P39"><text:span text:style-name="T18">ZODPOVĚDNOST</text:span></text:p>
          </table:table-cell>
          <table:table-cell table:style-name="Tabulka1.F1" table:number-rows-spanned="3" table:number-columns-spanned="4" office:value-type="string">
            <text:p text:style-name="P40"><text:span text:style-name="T18">TERMÍN</text:span></text:p>
          </table:table-cell>
          <table:covered-table-cell/>
          <table:covered-table-cell/>
          <table:covered-table-cell/>
        </table:table-row>
        <table:table-row table:style-name="Tabulka1.2">
          <table:covered-table-cell/>
          <table:covered-table-cell/>
          <table:covered-table-cell/>
          <table:covered-table-cell/>
          <table:covered-table-cell/>
          <table:covered-table-cell/>
          <table:covered-table-cell/>
          <table:covered-table-cell/>
          <table:covered-table-cell/>
        </table:table-row>
        <table:table-row table:style-name="Tabulka1.3">
          <table:covered-table-cell/>
          <table:covered-table-cell/>
          <table:covered-table-cell/>
          <table:covered-table-cell/>
          <table:covered-table-cell/>
          <table:covered-table-cell/>
          <table:covered-table-cell/>
          <table:covered-table-cell/>
          <table:covered-table-cell/>
        </table:table-row>
        <table:table-row table:style-name="Tabulka1.4">
          <table:table-cell table:style-name="Tabulka1.A4" table:number-columns-spanned="4" office:value-type="string">
            <text:p text:style-name="P37"/>
          </table:table-cell>
          <table:covered-table-cell/>
          <table:covered-table-cell/>
          <table:covered-table-cell/>
          <table:table-cell table:style-name="Tabulka1.E4" office:value-type="string">
            <text:p text:style-name="P37"/>
          </table:table-cell>
          <table:table-cell table:style-name="Tabulka1.F4" table:number-columns-spanned="3" office:value-type="string">
            <text:p text:style-name="P37"/>
          </table:table-cell>
          <table:covered-table-cell/>
          <table:covered-table-cell/>
          <table:table-cell table:style-name="Tabulka1.E4" office:value-type="string">
            <text:p text:style-name="P37"/>
          </table:table-cell>
        </table:table-row>
        <table:table-row table:style-name="Tabulka1.5">
          <table:table-cell table:style-name="Tabulka1.A5" table:number-columns-spanned="4" office:value-type="string">
            <text:p text:style-name="P41"><text:span text:style-name="T19">Zapracovat zásady a relevantní opatření Strategie</text:span></text:p>
            <text:p text:style-name="P41"><text:span text:style-name="T19">do základních interních předpisů <text:s/>MHMP</text:span></text:p>
            <text:p text:style-name="P41"><text:span text:style-name="T19">(Organizační řád, Pravidla pro odměňování</text:span></text:p>
            <text:p text:style-name="P41"><text:span text:style-name="T19">zaměstnanců MHMP, Etický kodex, apod.)</text:span></text:p>
          </table:table-cell>
          <table:covered-table-cell/>
          <table:covered-table-cell/>
          <table:covered-table-cell/>
          <table:table-cell table:style-name="Tabulka1.E5" office:value-type="string">
            <text:p text:style-name="P41"><text:span text:style-name="T19">Ředitelka MHMP</text:span></text:p>
          </table:table-cell>
          <table:table-cell table:style-name="Tabulka1.E5" table:number-columns-spanned="4" office:value-type="string">
            <text:p text:style-name="P41"><text:span text:style-name="T19">30.</text:span><text:span text:style-name="T1"> </text:span><text:span text:style-name="T19">11.</text:span><text:span text:style-name="T1"> </text:span><text:span text:style-name="T19">2016</text:span></text:p>
          </table:table-cell>
          <table:covered-table-cell/>
          <table:covered-table-cell/>
          <table:covered-table-cell/>
        </table:table-row>
        <table:table-row table:style-name="Tabulka1.6">
          <table:table-cell table:style-name="Tabulka1.A6" table:number-columns-spanned="4" office:value-type="string">
            <text:p text:style-name="P41"><text:span text:style-name="T19">Zřídit Etickou komisi hl. m. Prahy</text:span></text:p>
            <text:p text:style-name="P41"><text:span text:style-name="T19">vč. zajištění administrativní podpory její</text:span><text:span text:style-name="T1"> práce a odbornosti a nezávislosti</text:span></text:p>
          </table:table-cell>
          <table:covered-table-cell/>
          <table:covered-table-cell/>
          <table:covered-table-cell/>
          <table:table-cell table:style-name="Tabulka1.A6" office:value-type="string">
            <text:p text:style-name="P41"><text:span text:style-name="T19">Ředitelka MHMP</text:span></text:p>
          </table:table-cell>
          <table:table-cell table:style-name="Tabulka1.A6" table:number-columns-spanned="4" office:value-type="string">
            <text:p text:style-name="P41"><text:span text:style-name="T19">30.</text:span><text:span text:style-name="T1"> </text:span><text:span text:style-name="T19">11.</text:span><text:span text:style-name="T1"> </text:span><text:span text:style-name="T19">2016</text:span></text:p>
          </table:table-cell>
          <table:covered-table-cell/>
          <table:covered-table-cell/>
          <table:covered-table-cell/>
        </table:table-row>
        <table:table-row table:style-name="Tabulka1.7">
          <table:table-cell table:style-name="Tabulka1.A7" table:number-columns-spanned="4" office:value-type="string">
            <text:p text:style-name="P41"><text:span text:style-name="T19">Zprovoznit protikorupční e-mail pro české</text:span></text:p>
            <text:p text:style-name="P34"><text:span text:style-name="T19">občany a pro cizince</text:span></text:p>
          </table:table-cell>
          <table:covered-table-cell/>
          <table:covered-table-cell/>
          <table:covered-table-cell/>
          <table:table-cell table:style-name="Tabulka1.E7" office:value-type="string">
            <text:p text:style-name="P41"><text:span text:style-name="T19">Ředitelka MHMP</text:span></text:p>
          </table:table-cell>
          <table:table-cell table:style-name="Tabulka1.E7" table:number-columns-spanned="4" office:value-type="string">
            <text:p text:style-name="P41"><text:span text:style-name="T19">1. 1. 2017</text:span></text:p>
          </table:table-cell>
          <table:covered-table-cell/>
          <table:covered-table-cell/>
          <table:covered-table-cell/>
        </table:table-row>
        <table:table-row table:style-name="Tabulka1.7">
          <table:table-cell table:style-name="Tabulka1.A6" table:number-columns-spanned="4" office:value-type="string">
            <text:p text:style-name="P41"><text:span text:style-name="T19">Zapracovat</text:span><text:span text:style-name="T1"> </text:span><text:span text:style-name="T19">protikorupční</text:span><text:span text:style-name="T1"> </text:span><text:span text:style-name="T19">odpovědnost <text:s/>do</text:span></text:p>
            <text:p text:style-name="P41"><text:span text:style-name="T19">pracovních smluv zaměstnanců MHMP</text:span></text:p>
          </table:table-cell>
          <table:covered-table-cell/>
          <table:covered-table-cell/>
          <table:covered-table-cell/>
          <table:table-cell table:style-name="Tabulka1.A6" office:value-type="string">
            <text:p text:style-name="P41"><text:span text:style-name="T19">RED PER</text:span></text:p>
          </table:table-cell>
          <table:table-cell table:style-name="Tabulka1.A6" table:number-columns-spanned="4" office:value-type="string">
            <text:p text:style-name="P41"><text:span text:style-name="T19">1. 1. 2017</text:span></text:p>
          </table:table-cell>
          <table:covered-table-cell/>
          <table:covered-table-cell/>
          <table:covered-table-cell/>
        </table:table-row>
        <table:table-row table:style-name="Tabulka1.9">
          <table:table-cell table:style-name="Tabulka1.A6" table:number-columns-spanned="4" office:value-type="string">
            <text:p text:style-name="P41"><text:span text:style-name="T19">Aktualizovat Pravidla pro zadávání veřejných</text:span></text:p>
            <text:p text:style-name="P34"><text:span text:style-name="T19">zakázek a předložit je RHMP ke schválení</text:span></text:p>
          </table:table-cell>
          <table:covered-table-cell/>
          <table:covered-table-cell/>
          <table:covered-table-cell/>
          <table:table-cell table:style-name="Tabulka1.A6" office:value-type="string">
            <text:p text:style-name="P41"><text:span text:style-name="T19">RED OVZ</text:span></text:p>
          </table:table-cell>
          <table:table-cell table:style-name="Tabulka1.A6" table:number-columns-spanned="4" office:value-type="string">
            <text:p text:style-name="P41"><text:span text:style-name="T19">30.</text:span><text:span text:style-name="T1"> </text:span><text:span text:style-name="T19">11.</text:span><text:span text:style-name="T1"> </text:span><text:span text:style-name="T19">2017</text:span></text:p>
          </table:table-cell>
          <table:covered-table-cell/>
          <table:covered-table-cell/>
          <table:covered-table-cell/>
        </table:table-row>
        <table:table-row table:style-name="Tabulka1.10">
          <table:table-cell table:style-name="Tabulka1.A6" table:number-columns-spanned="4" office:value-type="string">
            <text:p text:style-name="P41"><text:span text:style-name="T19">Zajistit zveřejňování informací z aplikací Profil</text:span></text:p>
            <text:p text:style-name="P41"><text:span text:style-name="T19">zadavatele a Rodné listy zakázek ve formátu otevřených dat</text:span></text:p>
          </table:table-cell>
          <table:covered-table-cell/>
          <table:covered-table-cell/>
          <table:covered-table-cell/>
          <table:table-cell table:style-name="Tabulka1.A6"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A6" table:number-columns-spanned="4" office:value-type="string">
            <text:p text:style-name="P41"><text:span text:style-name="T19">1. 1. 2017</text:span></text:p>
          </table:table-cell>
          <table:covered-table-cell/>
          <table:covered-table-cell/>
          <table:covered-table-cell/>
        </table:table-row>
        <table:table-row table:style-name="Tabulka1.11">
          <table:table-cell table:style-name="Tabulka1.A6" table:number-columns-spanned="4" office:value-type="string">
            <text:p text:style-name="P41"><text:span text:style-name="T19">Aktualizovat pravidla pro přidělování veřejné</text:span></text:p>
            <text:p text:style-name="P41"><text:span text:style-name="T19">podpory NGO (granty apod.) ve všech oblastech</text:span></text:p>
            <text:p text:style-name="P41"><text:span text:style-name="T19">poskytování (kultura, památky, sport, církve a</text:span></text:p>
            <text:p text:style-name="P41"><text:span text:style-name="T19">náboženské společnosti, životní prostředí, kotlíkové</text:span></text:p>
            <text:p text:style-name="P42"><text:span text:style-name="T19">dotace, školství, inovace, reklamní plochy,</text:span></text:p>
            <text:p text:style-name="P34"><text:span text:style-name="T19">národnostní menšiny, atd.)</text:span></text:p>
          </table:table-cell>
          <table:covered-table-cell/>
          <table:covered-table-cell/>
          <table:covered-table-cell/>
          <table:table-cell table:style-name="Tabulka1.A6" office:value-type="string">
            <text:p text:style-name="P41"><text:span text:style-name="T19">ŘEDITELÉ</text:span></text:p>
            <text:p text:style-name="P41"><text:span text:style-name="T19">ODBORŮ</text:span></text:p>
            <text:p text:style-name="P41"><text:span text:style-name="T19">MHMP</text:span></text:p>
            <text:p text:style-name="P41"><text:span text:style-name="T19">VE SPOLUPRÁCI</text:span></text:p>
            <text:p text:style-name="P41"><text:span text:style-name="T19">S ČLENEM RADY</text:span></text:p>
          </table:table-cell>
          <table:table-cell table:style-name="Tabulka1.A6" table:number-columns-spanned="4" office:value-type="string">
            <text:p text:style-name="P41"><text:span text:style-name="T19">1. 1. 2017</text:span></text:p>
          </table:table-cell>
          <table:covered-table-cell/>
          <table:covered-table-cell/>
          <table:covered-table-cell/>
        </table:table-row>
        <table:table-row table:style-name="Tabulka1.10">
          <table:table-cell table:style-name="Tabulka1.A6" table:number-columns-spanned="4" office:value-type="string">
            <text:p text:style-name="P41"><text:span text:style-name="T19">Zapracovat</text:span><text:span text:style-name="T1"> </text:span><text:span text:style-name="T19">souhlas</text:span><text:span text:style-name="T1"> </text:span><text:span text:style-name="T19">příjemce</text:span><text:span text:style-name="T1"> </text:span><text:span text:style-name="T19">dotace</text:span><text:span text:style-name="T1"> </text:span><text:span text:style-name="T19">se</text:span><text:span text:style-name="T1"> </text:span><text:span text:style-name="T19">zveřejněním žádosti o dotaci do grantových výzev a smluv o poskytnutí dotace</text:span></text:p>
          </table:table-cell>
          <table:covered-table-cell/>
          <table:covered-table-cell/>
          <table:covered-table-cell/>
          <table:table-cell table:style-name="Tabulka1.A6" office:value-type="string">
            <text:p text:style-name="P41"><text:span text:style-name="T19">Ředitelé odborů</text:span></text:p>
            <text:p text:style-name="P41"><text:span text:style-name="T19">MHMP</text:span></text:p>
          </table:table-cell>
          <table:table-cell table:style-name="Tabulka1.A6" table:number-columns-spanned="4" office:value-type="string">
            <text:p text:style-name="P41"><text:span text:style-name="T19">30.</text:span><text:span text:style-name="T1"> </text:span><text:span text:style-name="T19">10.</text:span><text:span text:style-name="T1"> </text:span><text:span text:style-name="T19">2016</text:span></text:p>
          </table:table-cell>
          <table:covered-table-cell/>
          <table:covered-table-cell/>
          <table:covered-table-cell/>
        </table:table-row>
        <table:table-row table:style-name="Tabulka1.13">
          <table:table-cell table:style-name="Tabulka1.A13" table:number-columns-spanned="4" office:value-type="string">
            <text:p text:style-name="P41"><text:span text:style-name="T19">Zapracovat</text:span><text:span text:style-name="T1"> </text:span><text:span text:style-name="T19">souhlas</text:span><text:span text:style-name="T1"> </text:span><text:span text:style-name="T19">příjemce</text:span><text:span text:style-name="T1"> </text:span><text:span text:style-name="T19">dotace</text:span><text:span text:style-name="T1"> </text:span><text:span text:style-name="T19">se</text:span><text:span text:style-name="T1"> </text:span><text:span text:style-name="T19">zveřejněním závěrečného vyúčtování do grantových</text:span><text:span text:style-name="T1"> </text:span><text:span text:style-name="T19">výzev a smluv o poskytnutí dotace</text:span></text:p>
          </table:table-cell>
          <table:covered-table-cell/>
          <table:covered-table-cell/>
          <table:covered-table-cell/>
          <table:table-cell table:style-name="Tabulka1.A13" office:value-type="string">
            <text:p text:style-name="P41"><text:span text:style-name="T19">Ředitelé odborů</text:span></text:p>
            <text:p text:style-name="P41"><text:span text:style-name="T19">MHMP</text:span></text:p>
          </table:table-cell>
          <table:table-cell table:style-name="Tabulka1.F13" table:number-columns-spanned="4" office:value-type="string">
            <text:p text:style-name="P41"><text:span text:style-name="T19">30.</text:span><text:span text:style-name="T1"> </text:span><text:span text:style-name="T19">10.</text:span><text:span text:style-name="T1"> </text:span><text:span text:style-name="T19">2016</text:span></text:p>
          </table:table-cell>
          <table:covered-table-cell/>
          <table:covered-table-cell/>
          <table:covered-table-cell/>
        </table:table-row>
        <table:table-row table:style-name="Tabulka1.14">
          <table:table-cell table:style-name="Tabulka1.A14" table:number-columns-spanned="4" office:value-type="string">
            <text:p text:style-name="P38"/>
          </table:table-cell>
          <table:covered-table-cell/>
          <table:covered-table-cell/>
          <table:covered-table-cell/>
          <table:table-cell table:style-name="Tabulka1.E14" office:value-type="string">
            <text:p text:style-name="P38"/>
          </table:table-cell>
          <table:table-cell table:style-name="Tabulka1.F14" table:number-columns-spanned="2" office:value-type="string">
            <text:p text:style-name="P38"/>
          </table:table-cell>
          <table:covered-table-cell/>
          <table:table-cell table:style-name="Tabulka1.E14" table:number-columns-spanned="2" office:value-type="string">
            <text:p text:style-name="P38"/>
          </table:table-cell>
          <table:covered-table-cell/>
        </table:table-row>
        <table:table-row table:style-name="Tabulka1.15">
          <table:table-cell table:style-name="Tabulka1.A6" table:number-columns-spanned="4" office:value-type="string">
            <text:p text:style-name="P41"><text:span text:style-name="T19">Zajistit zveřejňování žádosti o dotace a granty</text:span></text:p>
            <text:p text:style-name="P34"><text:span text:style-name="T19">jednotlivých žadatelů</text:span></text:p>
          </table:table-cell>
          <table:covered-table-cell/>
          <table:covered-table-cell/>
          <table:covered-table-cell/>
          <table:table-cell table:style-name="Tabulka1.A6" office:value-type="string">
            <text:p text:style-name="P41"><text:span text:style-name="T19">Ředitelé odborů</text:span></text:p>
            <text:p text:style-name="P41"><text:span text:style-name="T19">MHMP</text:span></text:p>
          </table:table-cell>
          <table:table-cell table:style-name="Tabulka1.A6" table:number-columns-spanned="4" office:value-type="string">
            <text:p text:style-name="P41"><text:span text:style-name="T19">30.</text:span><text:span text:style-name="T1"> </text:span><text:span text:style-name="T19">12.</text:span><text:span text:style-name="T1"> </text:span><text:span text:style-name="T19">2016</text:span></text:p>
          </table:table-cell>
          <table:covered-table-cell/>
          <table:covered-table-cell/>
          <table:covered-table-cell/>
        </table:table-row>
        <table:table-row table:style-name="Tabulka1.16">
          <table:table-cell table:style-name="Tabulka1.A13" table:number-columns-spanned="4" office:value-type="string">
            <text:p text:style-name="P41"><text:span text:style-name="T19">Zajistit zveřejňování seznamu konečných příjemců</text:span><text:span text:style-name="T1"> </text:span><text:span text:style-name="T19">peněz z grantů/dotací (dodavatelů zakázek</text:span><text:span text:style-name="T1"> </text:span><text:span text:style-name="T19">vzešlých z grantů/dotací) a výši takto přijatých</text:span><text:span text:style-name="T1"> </text:span><text:span text:style-name="T19">prostředků</text:span></text:p>
          </table:table-cell>
          <table:covered-table-cell/>
          <table:covered-table-cell/>
          <table:covered-table-cell/>
          <table:table-cell table:style-name="Tabulka1.F13" office:value-type="string">
            <text:p text:style-name="P41"><text:span text:style-name="T19">Ředitelé odborů</text:span></text:p>
            <text:p text:style-name="P41"><text:span text:style-name="T19">MHMP</text:span></text:p>
          </table:table-cell>
          <table:table-cell table:style-name="Tabulka1.F13" table:number-columns-spanned="4" office:value-type="string">
            <text:p text:style-name="P41"><text:span text:style-name="T19">30.</text:span><text:span text:style-name="T1"> </text:span><text:span text:style-name="T19">12.</text:span><text:span text:style-name="T1"> </text:span><text:span text:style-name="T19">2016</text:span></text:p>
          </table:table-cell>
          <table:covered-table-cell/>
          <table:covered-table-cell/>
          <table:covered-table-cell/>
        </table:table-row>
        <table:table-row table:style-name="Tabulka1.14">
          <table:table-cell table:style-name="Tabulka1.A17" table:number-columns-spanned="4" office:value-type="string">
            <text:p text:style-name="P38"/>
          </table:table-cell>
          <table:covered-table-cell/>
          <table:covered-table-cell/>
          <table:covered-table-cell/>
          <table:table-cell table:style-name="Tabulka1.E17" office:value-type="string">
            <text:p text:style-name="P38"/>
          </table:table-cell>
          <table:table-cell table:style-name="Tabulka1.F17" table:number-columns-spanned="2" office:value-type="string">
            <text:p text:style-name="P38"/>
          </table:table-cell>
          <table:covered-table-cell/>
          <table:table-cell table:style-name="Tabulka1.E17" table:number-columns-spanned="2" office:value-type="string">
            <text:p text:style-name="P38"/>
          </table:table-cell>
          <table:covered-table-cell/>
        </table:table-row>
        <text:soft-page-break/>
        <table:table-row table:style-name="Tabulka1.18">
          <table:table-cell table:style-name="Tabulka1.A5" table:number-columns-spanned="4" office:value-type="string">
            <text:p text:style-name="P41"><text:span text:style-name="T19">Aktualizovat Pravidla pro prodej a pronájem</text:span></text:p>
            <text:p text:style-name="P34"><text:span text:style-name="T19">majetku HMP</text:span></text:p>
          </table:table-cell>
          <table:covered-table-cell/>
          <table:covered-table-cell/>
          <table:covered-table-cell/>
          <table:table-cell table:style-name="Tabulka1.E5" office:value-type="string">
            <text:p text:style-name="P41"><text:span text:style-name="T19">RED OSV a člen</text:span></text:p>
            <text:p text:style-name="P41"><text:span text:style-name="T19">rady radní</text:span></text:p>
          </table:table-cell>
          <table:table-cell table:style-name="Tabulka1.E5" table:number-columns-spanned="4" office:value-type="string">
            <text:p text:style-name="P41"><text:span text:style-name="T19">30.</text:span><text:span text:style-name="T1"> </text:span><text:span text:style-name="T19">11.</text:span><text:span text:style-name="T1"> </text:span><text:span text:style-name="T19">2017</text:span></text:p>
          </table:table-cell>
          <table:covered-table-cell/>
          <table:covered-table-cell/>
          <table:covered-table-cell/>
        </table:table-row>
        <table:table-row table:style-name="Tabulka1.19">
          <table:table-cell table:style-name="Tabulka1.A6" table:number-columns-spanned="4" office:value-type="string">
            <text:p text:style-name="P41"><text:span text:style-name="T19">Zajistit</text:span><text:span text:style-name="T1"> </text:span><text:span text:style-name="T19">zveřejňování aktuálního seznamu</text:span><text:span text:style-name="T1"> </text:span><text:span text:style-name="T19">nájemních smluv na nebytový majetek HMP s</text:span><text:span text:style-name="T1"> </text:span><text:span text:style-name="T19">dostatečně rozsáhlými metadaty (minimálně v</text:span><text:span text:style-name="T1"> </text:span><text:span text:style-name="T19">rozsahu nájemník, nájemné, plocha, účel využití,</text:span><text:span text:style-name="T1"> </text:span><text:span text:style-name="T19">datum uzavření)</text:span></text:p>
          </table:table-cell>
          <table:covered-table-cell/>
          <table:covered-table-cell/>
          <table:covered-table-cell/>
          <table:table-cell table:style-name="Tabulka1.A6" office:value-type="string">
            <text:p text:style-name="P41"><text:span text:style-name="T19">RED SVM</text:span></text:p>
          </table:table-cell>
          <table:table-cell table:style-name="Tabulka1.A6" table:number-columns-spanned="4" office:value-type="string">
            <text:p text:style-name="P41"><text:span text:style-name="T19">1. 1. 2017</text:span></text:p>
          </table:table-cell>
          <table:covered-table-cell/>
          <table:covered-table-cell/>
          <table:covered-table-cell/>
        </table:table-row>
        <table:table-row table:style-name="Tabulka1.20">
          <table:table-cell table:style-name="Tabulka1.A6" table:number-columns-spanned="4" office:value-type="string">
            <text:p text:style-name="P41"><text:span text:style-name="T19">Provést audit hospodárnosti nájemních</text:span></text:p>
            <text:p text:style-name="P34"><text:span text:style-name="T19">vztahů HMP</text:span></text:p>
          </table:table-cell>
          <table:covered-table-cell/>
          <table:covered-table-cell/>
          <table:covered-table-cell/>
          <table:table-cell table:style-name="Tabulka1.A6" office:value-type="string">
            <text:p text:style-name="P41"><text:span text:style-name="T19">Ředitelka MHMP</text:span></text:p>
          </table:table-cell>
          <table:table-cell table:style-name="Tabulka1.A6" table:number-columns-spanned="4" office:value-type="string">
            <text:p text:style-name="P41"><text:span text:style-name="T19">1. 1. 2017</text:span></text:p>
          </table:table-cell>
          <table:covered-table-cell/>
          <table:covered-table-cell/>
          <table:covered-table-cell/>
        </table:table-row>
        <table:table-row table:style-name="Tabulka1.21">
          <table:table-cell table:style-name="Tabulka1.A13" table:number-rows-spanned="2" table:number-columns-spanned="4" office:value-type="string">
            <text:p text:style-name="P41"><text:span text:style-name="T19">Aktualizovat Pravidla pro prodej a pronájem bytů</text:span></text:p>
            <text:p text:style-name="P34"><text:span text:style-name="T19">HMP</text:span></text:p>
          </table:table-cell>
          <table:covered-table-cell/>
          <table:covered-table-cell/>
          <table:covered-table-cell/>
          <table:table-cell table:style-name="Tabulka1.F13" office:value-type="string">
            <text:p text:style-name="P41"><text:span text:style-name="T19">RED OSV a člen</text:span></text:p>
          </table:table-cell>
          <table:table-cell table:style-name="Tabulka1.F13" table:number-rows-spanned="2" table:number-columns-spanned="4" office:value-type="string">
            <text:p text:style-name="P41"><text:span text:style-name="T19">30.</text:span><text:span text:style-name="T1"> </text:span><text:span text:style-name="T19">11.</text:span><text:span text:style-name="T1"> </text:span><text:span text:style-name="T19">2017</text:span></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41"><text:span text:style-name="T19">rady radní</text:span></text:p>
          </table:table-cell>
          <table:covered-table-cell/>
          <table:covered-table-cell/>
          <table:covered-table-cell/>
          <table:covered-table-cell/>
        </table:table-row>
        <table:table-row table:style-name="Tabulka1.14">
          <table:table-cell table:style-name="Tabulka1.A14" table:number-columns-spanned="4" office:value-type="string">
            <text:p text:style-name="P38"/>
          </table:table-cell>
          <table:covered-table-cell/>
          <table:covered-table-cell/>
          <table:covered-table-cell/>
          <table:table-cell table:style-name="Tabulka1.E14" office:value-type="string">
            <text:p text:style-name="P38"/>
          </table:table-cell>
          <table:table-cell table:style-name="Tabulka1.F14" table:number-columns-spanned="2" office:value-type="string">
            <text:p text:style-name="P38"/>
          </table:table-cell>
          <table:covered-table-cell/>
          <table:table-cell table:style-name="Tabulka1.E14" table:number-columns-spanned="2" office:value-type="string">
            <text:p text:style-name="P38"/>
          </table:table-cell>
          <table:covered-table-cell/>
        </table:table-row>
        <table:table-row table:style-name="Tabulka1.24">
          <table:table-cell table:style-name="Tabulka1.A7" table:number-columns-spanned="4" office:value-type="string">
            <text:p text:style-name="P41"><text:span text:style-name="T19">Zpracovat metodiku pro způsob a zajištění</text:span><text:span text:style-name="T1"> </text:span><text:span text:style-name="T19">projednávání jednotlivých fází územně plánovací</text:span><text:span text:style-name="T1"> </text:span><text:span text:style-name="T19">dokumentace</text:span><text:span text:style-name="T1"> </text:span><text:span text:style-name="T19">s veřejností dle</text:span><text:span text:style-name="T1"> </text:span><text:span text:style-name="T19">MA21,</text:span><text:span text:style-name="T1"> </text:span><text:span text:style-name="T19">vč.</text:span><text:span text:style-name="T1"> </text:span><text:span text:style-name="T19">transparentního a včasného zveřejňování všech</text:span><text:span text:style-name="T1"> </text:span><text:span text:style-name="T19">záměrů</text:span></text:p>
          </table:table-cell>
          <table:covered-table-cell/>
          <table:covered-table-cell/>
          <table:covered-table-cell/>
          <table:table-cell table:style-name="Tabulka1.E7" office:value-type="string">
            <text:p text:style-name="P41"><text:span text:style-name="T19">ČLEN RADY ve</text:span></text:p>
            <text:p text:style-name="P41"><text:span text:style-name="T19">spolupráci s IPR</text:span></text:p>
          </table:table-cell>
          <table:table-cell table:style-name="Tabulka1.E7" table:number-columns-spanned="4" office:value-type="string">
            <text:p text:style-name="P41"><text:span text:style-name="T19">30.</text:span><text:span text:style-name="T1"> </text:span><text:span text:style-name="T19">11.</text:span><text:span text:style-name="T1"> </text:span><text:span text:style-name="T19">2017</text:span></text:p>
          </table:table-cell>
          <table:covered-table-cell/>
          <table:covered-table-cell/>
          <table:covered-table-cell/>
        </table:table-row>
        <table:table-row table:style-name="Tabulka1.25">
          <table:table-cell table:style-name="Tabulka1.A5" table:number-columns-spanned="4" office:value-type="string">
            <text:p text:style-name="P41"><text:span text:style-name="T19">Zajistit zveřejňování aktuálního (a pravidelně</text:span><text:span text:style-name="T1"> </text:span><text:span text:style-name="T19">aktualizovaného) seznamu podnětů k územnímu</text:span><text:span text:style-name="T1"> </text:span><text:span text:style-name="T19">plánu s informacemi o tom, kdo ho podal, kdy tak</text:span><text:span text:style-name="T1"> </text:span><text:span text:style-name="T19">učinil a v jaké fázi se podnět nachází</text:span></text:p>
          </table:table-cell>
          <table:covered-table-cell/>
          <table:covered-table-cell/>
          <table:covered-table-cell/>
          <table:table-cell table:style-name="Tabulka1.E5" office:value-type="string">
            <text:p text:style-name="P41"><text:span text:style-name="T19">RED UZR</text:span></text:p>
          </table:table-cell>
          <table:table-cell table:style-name="Tabulka1.E5" table:number-columns-spanned="4" office:value-type="string">
            <text:p text:style-name="P41"><text:span text:style-name="T19">1. 11. 2016</text:span></text:p>
          </table:table-cell>
          <table:covered-table-cell/>
          <table:covered-table-cell/>
          <table:covered-table-cell/>
        </table:table-row>
        <table:table-row table:style-name="Tabulka1.26">
          <table:table-cell table:style-name="Tabulka1.A1" table:number-columns-spanned="4" office:value-type="string">
            <text:p text:style-name="P41"><text:span text:style-name="T19">Zahájit proces řízení, hodnocení a sebehodnocení</text:span></text:p>
            <text:p text:style-name="P34"><text:span text:style-name="T19">činnosti MHMP dle modelu CAF</text:span></text:p>
          </table:table-cell>
          <table:covered-table-cell/>
          <table:covered-table-cell/>
          <table:covered-table-cell/>
          <table:table-cell table:style-name="Tabulka1.F1" office:value-type="string">
            <text:p text:style-name="P41"><text:span text:style-name="T19">Ředitelka MHMP</text:span></text:p>
          </table:table-cell>
          <table:table-cell table:style-name="Tabulka1.F1" table:number-columns-spanned="4" office:value-type="string">
            <text:p text:style-name="P41"><text:span text:style-name="T19">1. 7. 2017</text:span></text:p>
          </table:table-cell>
          <table:covered-table-cell/>
          <table:covered-table-cell/>
          <table:covered-table-cell/>
        </table:table-row>
        <table:table-row table:style-name="Tabulka1.14">
          <table:table-cell table:style-name="Tabulka1.A27" office:value-type="string">
            <text:p text:style-name="P38"/>
          </table:table-cell>
          <table:table-cell table:style-name="Tabulka1.F14" office:value-type="string">
            <text:p text:style-name="P38"/>
          </table:table-cell>
          <table:table-cell table:style-name="Tabulka1.E14" table:number-columns-spanned="2" office:value-type="string">
            <text:p text:style-name="P38"/>
          </table:table-cell>
          <table:covered-table-cell/>
          <table:table-cell table:style-name="Tabulka1.E14" office:value-type="string">
            <text:p text:style-name="P38"/>
          </table:table-cell>
          <table:table-cell table:style-name="Tabulka1.E14" table:number-columns-spanned="4" office:value-type="string">
            <text:p text:style-name="P38"/>
          </table:table-cell>
          <table:covered-table-cell/>
          <table:covered-table-cell/>
          <table:covered-table-cell/>
        </table:table-row>
        <table:table-row table:style-name="Tabulka1.28">
          <table:table-cell table:style-name="Tabulka1.A6" table:number-columns-spanned="4" office:value-type="string">
            <text:p text:style-name="P34"><text:span text:style-name="T19">Zajistit zveřejňování</text:span><text:span text:style-name="T1"> </text:span><text:span text:style-name="T19">průběžně</text:span><text:span text:style-name="T1"> </text:span><text:span text:style-name="T19">aktualizovaného</text:span></text:p>
            <text:p text:style-name="P34"><text:span text:style-name="T19">(alespoň jedenkrát měsíčně) seznamu faktur</text:span><text:span text:style-name="T1"> </text:span><text:span text:style-name="T19">proplácených Magistrátem hl. m. Prahy ve formátu</text:span><text:span text:style-name="T1"> </text:span><text:span text:style-name="T19">otevřených dat</text:span></text:p>
          </table:table-cell>
          <table:covered-table-cell/>
          <table:covered-table-cell/>
          <table:covered-table-cell/>
          <table:table-cell table:style-name="Tabulka1.A6"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A6" table:number-columns-spanned="4" office:value-type="string">
            <text:p text:style-name="P41"><text:span text:style-name="T19">1. 10. 2016</text:span></text:p>
          </table:table-cell>
          <table:covered-table-cell/>
          <table:covered-table-cell/>
          <table:covered-table-cell/>
        </table:table-row>
        <table:table-row table:style-name="Tabulka1.29">
          <table:table-cell table:style-name="Tabulka1.A6" table:number-columns-spanned="4" office:value-type="string">
            <text:p text:style-name="P41"><text:span text:style-name="T19">Zajistit propojení informačních systémů tak, aby</text:span></text:p>
            <text:p text:style-name="P41"><text:span text:style-name="T19">bylo možné jednoduše sledovat smluvní vztahy od</text:span></text:p>
            <text:p text:style-name="P41"><text:span text:style-name="T19">jejich počátku (schválení záměru veřejné</text:span></text:p>
            <text:p text:style-name="P41"><text:span text:style-name="T19">zakázky/prodeje <text:s/>majetku atd.) až ke konci</text:span></text:p>
            <text:p text:style-name="P41"><text:span text:style-name="T19">(uzavřená smlouva, proplacená faktura apod.)</text:span></text:p>
            <text:p text:style-name="P34"><text:span text:style-name="T19">včetně provázanosti na rozpočet</text:span></text:p>
          </table:table-cell>
          <table:covered-table-cell/>
          <table:covered-table-cell/>
          <table:covered-table-cell/>
          <table:table-cell table:style-name="Tabulka1.A6"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A6" table:number-columns-spanned="4" office:value-type="string">
            <text:p text:style-name="P41"><text:span text:style-name="T19">1. 12. 2017</text:span></text:p>
          </table:table-cell>
          <table:covered-table-cell/>
          <table:covered-table-cell/>
          <table:covered-table-cell/>
        </table:table-row>
        <table:table-row table:style-name="Tabulka1.21">
          <table:table-cell table:style-name="Tabulka1.A13" table:number-rows-spanned="3" table:number-columns-spanned="4" office:value-type="string">
            <text:p text:style-name="P41"><text:span text:style-name="T19">Zajistit přidělování jednotlivých případů správních</text:span></text:p>
            <text:p text:style-name="P41"><text:span text:style-name="T19">agend dle elektronického klíče zajišťujícího</text:span></text:p>
            <text:p text:style-name="P34"><text:span text:style-name="T19">náhodný výběr zpracovatele</text:span></text:p>
          </table:table-cell>
          <table:covered-table-cell/>
          <table:covered-table-cell/>
          <table:covered-table-cell/>
          <table:table-cell table:style-name="Tabulka1.F13" table:number-rows-spanned="3"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F13" table:number-columns-spanned="4" office:value-type="string">
            <text:p text:style-name="P41"><text:span text:style-name="T19">1. 1. 2017</text:span></text:p>
          </table:table-cell>
          <table:covered-table-cell/>
          <table:covered-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38"/>
          </table:table-cell>
          <table:covered-table-cell/>
          <table:table-cell table:style-name="Tabulka1.E5" table:number-columns-spanned="2" office:value-type="string">
            <text:p text:style-name="P38"/>
          </table:table-cell>
          <table:covered-table-cell/>
        </table:table-row>
        <table:table-row table:style-name="Tabulka1.22">
          <table:covered-table-cell/>
          <table:covered-table-cell/>
          <table:covered-table-cell/>
          <table:covered-table-cell/>
          <table:covered-table-cell/>
          <table:table-cell table:style-name="Tabulka1.F31" table:number-columns-spanned="2" office:value-type="string">
            <text:p text:style-name="P38"/>
          </table:table-cell>
          <table:covered-table-cell/>
          <table:table-cell table:style-name="Tabulka1.E5" table:number-columns-spanned="2" office:value-type="string">
            <text:p text:style-name="P38"/>
          </table:table-cell>
          <table:covered-table-cell/>
        </table:table-row>
        <table:table-row table:style-name="Tabulka1.14">
          <table:table-cell table:style-name="Tabulka1.A17" table:number-columns-spanned="4" office:value-type="string">
            <text:p text:style-name="P38"/>
          </table:table-cell>
          <table:covered-table-cell/>
          <table:covered-table-cell/>
          <table:covered-table-cell/>
          <table:table-cell table:style-name="Tabulka1.E17" office:value-type="string">
            <text:p text:style-name="P38"/>
          </table:table-cell>
          <table:table-cell table:style-name="Tabulka1.E17" table:number-columns-spanned="4" office:value-type="string">
            <text:p text:style-name="P38"/>
          </table:table-cell>
          <table:covered-table-cell/>
          <table:covered-table-cell/>
          <table:covered-table-cell/>
        </table:table-row>
        <table:table-row table:style-name="Tabulka1.21">
          <table:table-cell table:style-name="Tabulka1.A5" table:number-rows-spanned="3" table:number-columns-spanned="4" office:value-type="string">
            <text:p text:style-name="P41"><text:span text:style-name="T19">Zajistit členství na úrovni zaměstnanců MHMP ve</text:span><text:span text:style-name="T1"> </text:span><text:span text:style-name="T19">výběrových</text:span><text:span text:style-name="T1"> </text:span><text:span text:style-name="T19">a</text:span><text:span text:style-name="T1"> </text:span><text:span text:style-name="T19">hodnotících</text:span><text:span text:style-name="T1"> </text:span><text:span text:style-name="T19">komisích</text:span><text:span text:style-name="T1"> </text:span><text:span text:style-name="T19">dle</text:span></text:p>
            <text:p text:style-name="P41"><text:soft-page-break/><text:span text:style-name="T19">elektronického klíče zajišťujícího náhodný výběr</text:span></text:p>
          </table:table-cell>
          <table:covered-table-cell/>
          <table:covered-table-cell/>
          <table:covered-table-cell/>
          <table:table-cell table:style-name="Tabulka1.E5" office:value-type="string">
            <text:p text:style-name="P41"><text:span text:style-name="T19">Ředitelka MHMP</text:span></text:p>
          </table:table-cell>
          <table:table-cell table:style-name="Tabulka1.E5" table:number-rows-spanned="3" table:number-columns-spanned="4" office:value-type="string">
            <text:p text:style-name="P41"><text:span text:style-name="T19">1. 1. 2017</text:span></text:p>
          </table:table-cell>
          <table:covered-table-cell/>
          <table:covered-table-cell/>
          <table:covered-table-cell/>
        </table:table-row>
        <table:table-row table:style-name="Tabulka1.22">
          <table:covered-table-cell/>
          <table:covered-table-cell/>
          <table:covered-table-cell/>
          <table:covered-table-cell/>
          <table:table-cell table:style-name="Tabulka1.A5" office:value-type="string">
            <text:p text:style-name="P41"><text:span text:style-name="T19">ve spolupráci s</text:span></text:p>
          </table:table-cell>
          <table:covered-table-cell/>
          <table:covered-table-cell/>
          <table:covered-table-cell/>
          <table:covered-table-cell/>
        </table:table-row>
        <table:table-row table:style-name="Tabulka1.22">
          <table:covered-table-cell/>
          <table:covered-table-cell/>
          <table:covered-table-cell/>
          <table:covered-table-cell/>
          <table:table-cell table:style-name="Tabulka1.E5" office:value-type="string">
            <text:p text:style-name="P41"><text:span text:style-name="T19">INF</text:span></text:p>
          </table:table-cell>
          <table:covered-table-cell/>
          <table:covered-table-cell/>
          <table:covered-table-cell/>
          <table:covered-table-cell/>
        </table:table-row>
        <table:table-row table:style-name="Tabulka1.14">
          <table:table-cell table:style-name="Tabulka1.A17" table:number-columns-spanned="4" office:value-type="string">
            <text:p text:style-name="P38"/>
          </table:table-cell>
          <table:covered-table-cell/>
          <table:covered-table-cell/>
          <table:covered-table-cell/>
          <table:table-cell table:style-name="Tabulka1.E17" office:value-type="string">
            <text:p text:style-name="P38"/>
          </table:table-cell>
          <table:table-cell table:style-name="Tabulka1.E17" table:number-columns-spanned="4" office:value-type="string">
            <text:p text:style-name="P38"/>
          </table:table-cell>
          <table:covered-table-cell/>
          <table:covered-table-cell/>
          <table:covered-table-cell/>
        </table:table-row>
        <table:table-row table:style-name="Tabulka1.13">
          <table:table-cell table:style-name="Tabulka1.A5" table:number-columns-spanned="4" office:value-type="string">
            <text:p text:style-name="P41"><text:span text:style-name="T19">Zajistit personální obsazení kontrolních a auditních</text:span></text:p>
            <text:p text:style-name="P41"><text:span text:style-name="T19">týmů zaměstnanců MHMP dle elektronického klíče</text:span></text:p>
            <text:p text:style-name="P34"><text:span text:style-name="T19">zajišťujícího náhodný výběr</text:span></text:p>
          </table:table-cell>
          <table:covered-table-cell/>
          <table:covered-table-cell/>
          <table:covered-table-cell/>
          <table:table-cell table:style-name="Tabulka1.E5" office:value-type="string">
            <text:p text:style-name="P41"><text:span text:style-name="T19">RED <text:s/>OKC <text:s/>ve</text:span></text:p>
            <text:p text:style-name="P41"><text:span text:style-name="T19">spolupráci s INF</text:span></text:p>
          </table:table-cell>
          <table:table-cell table:style-name="Tabulka1.E5" table:number-columns-spanned="4" office:value-type="string">
            <text:p text:style-name="P41"><text:span text:style-name="T19">1. 1. 2017</text:span></text:p>
          </table:table-cell>
          <table:covered-table-cell/>
          <table:covered-table-cell/>
          <table:covered-table-cell/>
        </table:table-row>
        <table:table-row table:style-name="Tabulka1.14">
          <table:table-cell table:style-name="Tabulka1.A17" table:number-columns-spanned="4" office:value-type="string">
            <text:p text:style-name="P38"/>
          </table:table-cell>
          <table:covered-table-cell/>
          <table:covered-table-cell/>
          <table:covered-table-cell/>
          <table:table-cell table:style-name="Tabulka1.E17" office:value-type="string">
            <text:p text:style-name="P38"/>
          </table:table-cell>
          <table:table-cell table:style-name="Tabulka1.F17" table:number-columns-spanned="2" office:value-type="string">
            <text:p text:style-name="P38"/>
          </table:table-cell>
          <table:covered-table-cell/>
          <table:table-cell table:style-name="Tabulka1.E17" table:number-columns-spanned="2" office:value-type="string">
            <text:p text:style-name="P38"/>
          </table:table-cell>
          <table:covered-table-cell/>
        </table:table-row>
        <table:table-row table:style-name="Tabulka1.13">
          <table:table-cell table:style-name="Tabulka1.A5" table:number-columns-spanned="4" office:value-type="string">
            <text:p text:style-name="P41"><text:span text:style-name="T19">Prověřit, doplnit a nastavit modelové, vzorové,</text:span></text:p>
            <text:p text:style-name="P41"><text:span text:style-name="T19">standardizované smlouvy a dalších dokumenty</text:span></text:p>
            <text:p text:style-name="P34"><text:span text:style-name="T19">vztahujících se k činnosti odboru</text:span></text:p>
          </table:table-cell>
          <table:covered-table-cell/>
          <table:covered-table-cell/>
          <table:covered-table-cell/>
          <table:table-cell table:style-name="Tabulka1.E5" office:value-type="string">
            <text:p text:style-name="P41"><text:span text:style-name="T19">Ředitelé odborů</text:span></text:p>
            <text:p text:style-name="P41"><text:span text:style-name="T19">MHMP</text:span></text:p>
          </table:table-cell>
          <table:table-cell table:style-name="Tabulka1.E5" table:number-columns-spanned="4" office:value-type="string">
            <text:p text:style-name="P41"><text:span text:style-name="T19">30.</text:span><text:span text:style-name="T1"> </text:span><text:span text:style-name="T19">10.</text:span><text:span text:style-name="T1"> </text:span><text:span text:style-name="T19">2016</text:span></text:p>
          </table:table-cell>
          <table:covered-table-cell/>
          <table:covered-table-cell/>
          <table:covered-table-cell/>
        </table:table-row>
        <table:table-row table:style-name="Tabulka1.14">
          <table:table-cell table:style-name="Tabulka1.A14" table:number-columns-spanned="4" office:value-type="string">
            <text:p text:style-name="P38"/>
          </table:table-cell>
          <table:covered-table-cell/>
          <table:covered-table-cell/>
          <table:covered-table-cell/>
          <table:table-cell table:style-name="Tabulka1.E14" office:value-type="string">
            <text:p text:style-name="P38"/>
          </table:table-cell>
          <table:table-cell table:style-name="Tabulka1.F14" table:number-columns-spanned="2" office:value-type="string">
            <text:p text:style-name="P38"/>
          </table:table-cell>
          <table:covered-table-cell/>
          <table:table-cell table:style-name="Tabulka1.E14" table:number-columns-spanned="2" office:value-type="string">
            <text:p text:style-name="P38"/>
          </table:table-cell>
          <table:covered-table-cell/>
        </table:table-row>
        <table:table-row table:style-name="Tabulka1.13">
          <table:table-cell table:style-name="Tabulka1.A6" table:number-columns-spanned="4" office:value-type="string">
            <text:p text:style-name="P41"><text:span text:style-name="T19">Zajistit zveřejňování seznamu smluv z registru</text:span></text:p>
            <text:p text:style-name="P41"><text:span text:style-name="T19">smluv se všemi metadaty ve formátu otevřených</text:span></text:p>
            <text:p text:style-name="P34"><text:span text:style-name="T19">dat</text:span></text:p>
          </table:table-cell>
          <table:covered-table-cell/>
          <table:covered-table-cell/>
          <table:covered-table-cell/>
          <table:table-cell table:style-name="Tabulka1.A6"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A6" table:number-columns-spanned="4" office:value-type="string">
            <text:p text:style-name="P41"><text:span text:style-name="T19">30.</text:span><text:span text:style-name="T1"> </text:span><text:span text:style-name="T19">10.</text:span><text:span text:style-name="T1"> </text:span><text:span text:style-name="T19">2016</text:span></text:p>
          </table:table-cell>
          <table:covered-table-cell/>
          <table:covered-table-cell/>
          <table:covered-table-cell/>
        </table:table-row>
        <table:table-row table:style-name="Tabulka1.6">
          <table:table-cell table:style-name="Tabulka1.A6" table:number-columns-spanned="4" office:value-type="string">
            <text:p text:style-name="P41"><text:span text:style-name="T19">Umožnit vyhledávání v registru smluv pomocí více</text:span></text:p>
            <text:p text:style-name="P34"><text:span text:style-name="T19">kritérií zároveň</text:span></text:p>
          </table:table-cell>
          <table:covered-table-cell/>
          <table:covered-table-cell/>
          <table:covered-table-cell/>
          <table:table-cell table:style-name="Tabulka1.A6"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A6" table:number-columns-spanned="4" office:value-type="string">
            <text:p text:style-name="P41"><text:span text:style-name="T19">30.</text:span><text:span text:style-name="T1"> </text:span><text:span text:style-name="T19">10.</text:span><text:span text:style-name="T1"> </text:span><text:span text:style-name="T19">2016</text:span></text:p>
          </table:table-cell>
          <table:covered-table-cell/>
          <table:covered-table-cell/>
          <table:covered-table-cell/>
        </table:table-row>
        <table:table-row table:style-name="Tabulka1.10">
          <table:table-cell table:style-name="Tabulka1.A13" table:number-columns-spanned="4" office:value-type="string">
            <text:p text:style-name="P41"><text:span text:style-name="T19">Přidat do registru smluv sloupec “Částka”, který</text:span></text:p>
            <text:p text:style-name="P34"><text:span text:style-name="T19">bude reflektovat hodnotu smlouvy</text:span></text:p>
          </table:table-cell>
          <table:covered-table-cell/>
          <table:covered-table-cell/>
          <table:covered-table-cell/>
          <table:table-cell table:style-name="Tabulka1.F13" office:value-type="string">
            <text:p text:style-name="P41"><text:span text:style-name="T19">Ředitelka MHMP</text:span></text:p>
            <text:p text:style-name="P41"><text:span text:style-name="T19">ve spolupráci s</text:span></text:p>
            <text:p text:style-name="P41"><text:span text:style-name="T19">INF</text:span></text:p>
          </table:table-cell>
          <table:table-cell table:style-name="Tabulka1.F13" table:number-columns-spanned="4" office:value-type="string">
            <text:p text:style-name="P41"><text:span text:style-name="T19">30.</text:span><text:span text:style-name="T1"> </text:span><text:span text:style-name="T19">12.</text:span><text:span text:style-name="T1"> </text:span><text:span text:style-name="T19">2016</text:span></text:p>
          </table:table-cell>
          <table:covered-table-cell/>
          <table:covered-table-cell/>
          <table:covered-table-cell/>
        </table:table-row>
        <table:table-row table:style-name="Tabulka1.45">
          <table:table-cell table:style-name="Tabulka1.A6" table:number-columns-spanned="4" office:value-type="string">
            <text:p text:style-name="P41"><text:span text:style-name="T19">Zjistit bezpečností audit IT a jeho vyhodnocování</text:span></text:p>
          </table:table-cell>
          <table:covered-table-cell/>
          <table:covered-table-cell/>
          <table:covered-table-cell/>
          <table:table-cell table:style-name="Tabulka1.A6" office:value-type="string">
            <text:p text:style-name="P41"><text:span text:style-name="T19">RED INF a BEZp</text:span></text:p>
          </table:table-cell>
          <table:table-cell table:style-name="Tabulka1.A6" table:number-columns-spanned="4" office:value-type="string">
            <text:p text:style-name="P41"><text:span text:style-name="T19">30. 6. 2017</text:span></text:p>
          </table:table-cell>
          <table:covered-table-cell/>
          <table:covered-table-cell/>
          <table:covered-table-cell/>
        </table:table-row>
        <table:table-row table:style-name="Tabulka1.7">
          <table:table-cell table:style-name="Tabulka1.A13" table:number-columns-spanned="4" office:value-type="string">
            <text:p text:style-name="P41"><text:span text:style-name="T19">Zajistit centrální nákupy zboží běžné potřeby a</text:span></text:p>
            <text:p text:style-name="P34"><text:span text:style-name="T19">služeb</text:span></text:p>
          </table:table-cell>
          <table:covered-table-cell/>
          <table:covered-table-cell/>
          <table:covered-table-cell/>
          <table:table-cell table:style-name="Tabulka1.F13" office:value-type="string">
            <text:p text:style-name="P41"><text:span text:style-name="T19">RED OSL a OVZ</text:span></text:p>
          </table:table-cell>
          <table:table-cell table:style-name="Tabulka1.F13" table:number-columns-spanned="4" office:value-type="string">
            <text:p text:style-name="P41"><text:span text:style-name="T19">30.</text:span><text:span text:style-name="T1"> </text:span><text:span text:style-name="T19">11.</text:span><text:span text:style-name="T1"> </text:span><text:span text:style-name="T19">2016</text:span></text:p>
          </table:table-cell>
          <table:covered-table-cell/>
          <table:covered-table-cell/>
          <table:covered-table-cell/>
        </table:table-row>
        <table:table-row table:style-name="Tabulka1.14">
          <table:table-cell table:style-name="Tabulka1.A27" table:number-columns-spanned="3" office:value-type="string">
            <text:p text:style-name="P38"/>
          </table:table-cell>
          <table:covered-table-cell/>
          <table:covered-table-cell/>
          <table:table-cell table:style-name="Tabulka1.E14" office:value-type="string">
            <text:p text:style-name="P38"/>
          </table:table-cell>
          <table:table-cell table:style-name="Tabulka1.E14" office:value-type="string">
            <text:p text:style-name="P38"/>
          </table:table-cell>
          <table:table-cell table:style-name="Tabulka1.E14" table:number-columns-spanned="4" office:value-type="string">
            <text:p text:style-name="P38"/>
          </table:table-cell>
          <table:covered-table-cell/>
          <table:covered-table-cell/>
          <table:covered-table-cell/>
        </table:table-row>
        <table:table-row table:style-name="Tabulka1.48">
          <table:table-cell table:style-name="Tabulka1.A6" table:number-columns-spanned="4" office:value-type="string">
            <text:p text:style-name="P34"><text:span text:style-name="T19">Provést aktualizaci Mapy korupčních rizik</text:span></text:p>
          </table:table-cell>
          <table:covered-table-cell/>
          <table:covered-table-cell/>
          <table:covered-table-cell/>
          <table:table-cell table:style-name="Tabulka1.A6" office:value-type="string">
            <text:p text:style-name="P41"><text:span text:style-name="T19">Ředitelka MHMP</text:span></text:p>
          </table:table-cell>
          <table:table-cell table:style-name="Tabulka1.A6" table:number-columns-spanned="4" office:value-type="string">
            <text:p text:style-name="P41"><text:span text:style-name="T19">1. 1. 2018</text:span></text:p>
          </table:table-cell>
          <table:covered-table-cell/>
          <table:covered-table-cell/>
          <table:covered-table-cell/>
        </table:table-row>
        <table:table-row table:style-name="Tabulka1.49">
          <table:table-cell table:style-name="Tabulka1.A13" table:number-columns-spanned="4" office:value-type="string">
            <text:p text:style-name="P41"><text:span text:style-name="T19">Provádět průběžný pracovní audit včasnosti a</text:span></text:p>
            <text:p text:style-name="P41"><text:span text:style-name="T19">úplnosti zveřejňovaných informaci a jejich</text:span><text:span text:style-name="T1"> </text:span><text:span text:style-name="T19">dostupnosti</text:span><text:span text:style-name="T1"> </text:span><text:span text:style-name="T19">veřejnosti</text:span><text:span text:style-name="T1"> </text:span><text:span text:style-name="T19">v plném rozsahu informací</text:span></text:p>
            <text:p text:style-name="P41"><text:span text:style-name="T19">stanovených Strategií a pravidelně informovat</text:span></text:p>
            <text:p text:style-name="P34"><text:span text:style-name="T19">RHMP</text:span></text:p>
          </table:table-cell>
          <table:covered-table-cell/>
          <table:covered-table-cell/>
          <table:covered-table-cell/>
          <table:table-cell table:style-name="Tabulka1.F13" office:value-type="string">
            <text:p text:style-name="P41"><text:span text:style-name="T19">RED OKM</text:span></text:p>
          </table:table-cell>
          <table:table-cell table:style-name="Tabulka1.F13" table:number-columns-spanned="4" office:value-type="string">
            <text:p text:style-name="P41"><text:span text:style-name="T19">Průběžně 1. zpráva do RHMP do 6. 12. 2016</text:span></text:p>
          </table:table-cell>
          <table:covered-table-cell/>
          <table:covered-table-cell/>
          <table:covered-table-cell/>
        </table:table-row>
        <table:table-row table:style-name="Tabulka1.6">
          <table:table-cell table:style-name="Tabulka1.A6" table:number-columns-spanned="4" office:value-type="string">
            <text:p text:style-name="P41"><text:span text:style-name="T19">Přijmout strategii „čtyř očí“ formou pokynu</text:span></text:p>
            <text:p text:style-name="P41"><text:span text:style-name="T19">ředitelů odborů v činnosti jednotlivých odborů (vč.</text:span></text:p>
            <text:p text:style-name="P34"><text:span text:style-name="T19">stanovení osobní odpovědnosti)</text:span></text:p>
          </table:table-cell>
          <table:covered-table-cell/>
          <table:covered-table-cell/>
          <table:covered-table-cell/>
          <table:table-cell table:style-name="Tabulka1.A6" office:value-type="string">
            <text:p text:style-name="P41"><text:span text:style-name="T19">Ředitelé odborů</text:span></text:p>
            <text:p text:style-name="P34"><text:span text:style-name="T19">MHMP</text:span></text:p>
          </table:table-cell>
          <table:table-cell table:style-name="Tabulka1.A6" table:number-columns-spanned="4" office:value-type="string">
            <text:p text:style-name="P41"><text:span text:style-name="T19">30.</text:span><text:span text:style-name="T1"> </text:span><text:span text:style-name="T19">11.</text:span><text:span text:style-name="T1"> </text:span><text:span text:style-name="T19">2016</text:span></text:p>
          </table:table-cell>
          <table:covered-table-cell/>
          <table:covered-table-cell/>
          <table:covered-table-cell/>
        </table:table-row>
        <table:table-row table:style-name="Tabulka1.51">
          <table:table-cell table:style-name="Tabulka1.A13" table:number-columns-spanned="4" office:value-type="string">
            <text:p text:style-name="P41"><text:span text:style-name="T19">Provést revizi všech právních předpisů MHMP</text:span><text:span text:style-name="T1"> </text:span><text:span text:style-name="T19">(vyhlášky, nařízení) s návrhem na jejich úpravu či</text:span><text:span text:style-name="T1"> </text:span><text:span text:style-name="T19">zrušení s cílem</text:span><text:span text:style-name="T1"> </text:span><text:span text:style-name="T19">zjednodušit život</text:span><text:span text:style-name="T1"> </text:span><text:span text:style-name="T19">občanů hl. m.</text:span></text:p>
            <text:p text:style-name="P34"><text:span text:style-name="T19">Prahy a jednání s veřejnou správou</text:span></text:p>
          </table:table-cell>
          <table:covered-table-cell/>
          <table:covered-table-cell/>
          <table:covered-table-cell/>
          <table:table-cell table:style-name="Tabulka1.F13" office:value-type="string">
            <text:p text:style-name="P34"><text:span text:style-name="T19">RED LEG</text:span></text:p>
          </table:table-cell>
          <table:table-cell table:style-name="Tabulka1.A13" table:number-columns-spanned="4" office:value-type="string">
            <text:p text:style-name="P41"><text:span text:style-name="T19">30. 6. 2017</text:span></text:p>
          </table:table-cell>
          <table:covered-table-cell/>
          <table:covered-table-cell/>
          <table:covered-table-cell/>
        </table:table-row>
        <text:soft-page-break/>
        <table:table-row table:style-name="Tabulka1.15">
          <table:table-cell table:style-name="Tabulka1.A6" table:number-columns-spanned="4" office:value-type="string">
            <text:p text:style-name="P41"><text:span text:style-name="T19">Zřídit samostatnou součást</text:span></text:p>
            <text:p text:style-name="P34"><text:span text:style-name="T19">stávajícího portálu „PRAHA BEZ KORUPCE“</text:span></text:p>
          </table:table-cell>
          <table:covered-table-cell/>
          <table:covered-table-cell/>
          <table:covered-table-cell/>
          <table:table-cell table:style-name="Tabulka1.A6" office:value-type="string">
            <text:p text:style-name="P41"><text:span text:style-name="T19">RED OKM a INF</text:span></text:p>
          </table:table-cell>
          <table:table-cell table:style-name="Tabulka1.A6" table:number-columns-spanned="4" office:value-type="string">
            <text:p text:style-name="P41"><text:span text:style-name="T19">30.</text:span><text:span text:style-name="T1"> </text:span><text:span text:style-name="T19">11.</text:span><text:span text:style-name="T1"> </text:span><text:span text:style-name="T19">2017</text:span></text:p>
          </table:table-cell>
          <table:covered-table-cell/>
          <table:covered-table-cell/>
          <table:covered-table-cell/>
        </table:table-row>
        <table:table-row table:style-name="Tabulka1.10">
          <table:table-cell table:style-name="Tabulka1.A6" table:number-columns-spanned="4" office:value-type="string">
            <text:p text:style-name="P41"><text:span text:style-name="T19">Prověřit a případně zavést využívání elektronických</text:span></text:p>
            <text:p text:style-name="P41"><text:span text:style-name="T19">aukcí při zadávání veřejných zakázek na dodávky,</text:span></text:p>
            <text:p text:style-name="P41"><text:span text:style-name="T19">případně služby, jejichž předmět to umožňuje</text:span></text:p>
          </table:table-cell>
          <table:covered-table-cell/>
          <table:covered-table-cell/>
          <table:covered-table-cell/>
          <table:table-cell table:style-name="Tabulka1.A6" office:value-type="string">
            <text:p text:style-name="P41"><text:span text:style-name="T19">Ředitelé odborů</text:span></text:p>
            <text:p text:style-name="P34"><text:span text:style-name="T19">MHMP</text:span></text:p>
          </table:table-cell>
          <table:table-cell table:style-name="Tabulka1.A6" table:number-columns-spanned="4" office:value-type="string">
            <text:p text:style-name="P41"><text:span text:style-name="T19">30.</text:span><text:span text:style-name="T1"> </text:span><text:span text:style-name="T19">11.</text:span><text:span text:style-name="T1"> </text:span><text:span text:style-name="T19">2017</text:span></text:p>
          </table:table-cell>
          <table:covered-table-cell/>
          <table:covered-table-cell/>
          <table:covered-table-cell/>
        </table:table-row>
        <table:table-row table:style-name="Tabulka1.54">
          <table:table-cell table:style-name="Tabulka1.A6" table:number-columns-spanned="4" office:value-type="string">
            <text:p text:style-name="P41"><text:span text:style-name="T19">Předložit <text:s/>RHMP každoročně Zprávu o plnění</text:span></text:p>
            <text:p text:style-name="P34"><text:span text:style-name="T20">Protikorupční strategie hl. m. Prahy</text:span></text:p>
          </table:table-cell>
          <table:covered-table-cell/>
          <table:covered-table-cell/>
          <table:covered-table-cell/>
          <table:table-cell table:style-name="Tabulka1.A6" office:value-type="string">
            <text:p text:style-name="P41"><text:span text:style-name="T19">Příslušný</text:span></text:p>
            <text:p text:style-name="P44"><text:span text:style-name="T19">člen</text:span></text:p>
            <text:p text:style-name="P34"><text:span text:style-name="T19">RHMP</text:span></text:p>
          </table:table-cell>
          <table:table-cell table:style-name="Tabulka1.A6" table:number-columns-spanned="4" office:value-type="string">
            <text:p text:style-name="P34"><text:span text:style-name="T19">1. průběžná informace</text:span><text:span text:style-name="T1"> </text:span><text:span text:style-name="T19">6. 12. 2016</text:span><text:span text:style-name="T1"> a </text:span><text:span text:style-name="T19">dále</text:span><text:span text:style-name="T1"> </text:span><text:span text:style-name="T21">vždy</text:span><text:span text:style-name="T1"> </text:span><text:span text:style-name="T19">únor</text:span><text:span text:style-name="T1"> </text:span><text:span text:style-name="T19">příslušného roku</text:span></text:p>
          </table:table-cell>
          <table:covered-table-cell/>
          <table:covered-table-cell/>
          <table:covered-table-cell/>
        </table:table-row>
        <table:table-row table:style-name="Tabulka1.21">
          <table:table-cell table:style-name="Tabulka1.A5" table:number-rows-spanned="5" table:number-columns-spanned="4" office:value-type="string">
            <text:p text:style-name="P41"><text:span text:style-name="T19">Požadovat po ředitelích příspěvkových organizací</text:span><text:span text:style-name="T1"> </text:span><text:span text:style-name="T19">zřízených</text:span><text:span text:style-name="T1"> </text:span><text:span text:style-name="T19">hl.</text:span><text:span text:style-name="T1"> </text:span><text:span text:style-name="T19">m.</text:span><text:span text:style-name="T1"> </text:span><text:span text:style-name="T19">Prahou implementaci</text:span><text:span text:style-name="T1"> </text:span><text:span text:style-name="T19">vlastní protikorupční strategie a etického kodexu</text:span><text:span text:style-name="T1"> </text:span><text:span text:style-name="T19">informování RHP o jejím plnění formou Zprávy o</text:span><text:span text:style-name="T1"> </text:span><text:span text:style-name="T19">plnění strategie</text:span></text:p>
          </table:table-cell>
          <table:covered-table-cell/>
          <table:covered-table-cell/>
          <table:covered-table-cell/>
          <table:table-cell table:style-name="Tabulka1.E5" table:number-rows-spanned="6" office:value-type="string">
            <text:p text:style-name="P41"><text:span text:style-name="T19">odbory</text:span></text:p>
            <text:p text:style-name="P45"><text:span text:style-name="T19">MHMP</text:span></text:p>
            <text:p text:style-name="P41"><text:span text:style-name="T19">s odpovědností</text:span></text:p>
            <text:p text:style-name="P41"><text:span text:style-name="T19">za příspěvkové</text:span></text:p>
            <text:p text:style-name="P41"><text:span text:style-name="T19">organizace</text:span></text:p>
          </table:table-cell>
          <table:table-cell table:style-name="Tabulka1.F55" office:value-type="string">
            <text:p text:style-name="P38"/>
          </table:table-cell>
          <table:table-cell table:style-name="Tabulka1.E5" table:number-columns-spanned="3" office:value-type="string">
            <text:p text:style-name="P38"/>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38"/>
          </table:table-cell>
          <table:table-cell table:style-name="Tabulka1.E5" table:number-columns-spanned="3" office:value-type="string">
            <text:p text:style-name="P38"/>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38"/>
          </table:table-cell>
          <table:table-cell table:style-name="Tabulka1.E5" table:number-columns-spanned="3" office:value-type="string">
            <text:p text:style-name="P38"/>
          </table:table-cell>
          <table:covered-table-cell/>
          <table:covered-table-cell/>
        </table:table-row>
        <table:table-row table:style-name="Tabulka1.22">
          <table:covered-table-cell/>
          <table:covered-table-cell/>
          <table:covered-table-cell/>
          <table:covered-table-cell/>
          <table:covered-table-cell/>
          <table:table-cell table:style-name="Tabulka1.F31" office:value-type="string">
            <text:p text:style-name="P38"/>
          </table:table-cell>
          <table:table-cell table:style-name="Tabulka1.E5" table:number-columns-spanned="3" office:value-type="string">
            <text:p text:style-name="P38"/>
          </table:table-cell>
          <table:covered-table-cell/>
          <table:covered-table-cell/>
        </table:table-row>
        <table:table-row table:style-name="Tabulka1.22">
          <table:covered-table-cell/>
          <table:covered-table-cell/>
          <table:covered-table-cell/>
          <table:covered-table-cell/>
          <table:covered-table-cell/>
          <table:table-cell table:style-name="Tabulka1.F55" office:value-type="string">
            <text:p text:style-name="P38"/>
          </table:table-cell>
          <table:table-cell table:style-name="Tabulka1.E5" table:number-columns-spanned="3" office:value-type="string">
            <text:p text:style-name="P38"/>
          </table:table-cell>
          <table:covered-table-cell/>
          <table:covered-table-cell/>
        </table:table-row>
        <table:table-row table:style-name="Tabulka1.14">
          <table:table-cell table:style-name="Tabulka1.A14" table:number-columns-spanned="4" office:value-type="string">
            <text:p text:style-name="P38"/>
          </table:table-cell>
          <table:covered-table-cell/>
          <table:covered-table-cell/>
          <table:covered-table-cell/>
          <table:covered-table-cell/>
          <table:table-cell table:style-name="Tabulka1.F14" office:value-type="string">
            <text:p text:style-name="P38"/>
          </table:table-cell>
          <table:table-cell table:style-name="Tabulka1.E14" table:number-columns-spanned="3" office:value-type="string">
            <text:p text:style-name="P38"/>
          </table:table-cell>
          <table:covered-table-cell/>
          <table:covered-table-cell/>
        </table:table-row>
        <table:table-row table:style-name="Tabulka1.15">
          <table:table-cell table:style-name="Tabulka1.A6" table:number-columns-spanned="4" office:value-type="string">
            <text:p text:style-name="P41"><text:span text:style-name="T19">Zajistit zveřejňování projektů kandidátů na vedoucí</text:span></text:p>
            <text:p text:style-name="P41"><text:span text:style-name="T19">funkce obsazované skrze výběrová řízení</text:span></text:p>
          </table:table-cell>
          <table:covered-table-cell/>
          <table:covered-table-cell/>
          <table:covered-table-cell/>
          <table:table-cell table:style-name="Tabulka1.A6" office:value-type="string">
            <text:p text:style-name="P41"><text:span text:style-name="T19">Ředitelka MHMP</text:span></text:p>
          </table:table-cell>
          <table:table-cell table:style-name="Tabulka1.A6" table:number-columns-spanned="4" office:value-type="string">
            <text:p text:style-name="P41"><text:span text:style-name="T19">30.</text:span><text:span text:style-name="T1"> </text:span><text:span text:style-name="T19">11.</text:span><text:span text:style-name="T1"> </text:span><text:span text:style-name="T19">2016</text:span></text:p>
          </table:table-cell>
          <table:covered-table-cell/>
          <table:covered-table-cell/>
          <table:covered-table-cell/>
        </table:table-row>
        <table:table-row table:style-name="Tabulka1.62">
          <table:table-cell table:style-name="Tabulka1.A7" table:number-columns-spanned="4" office:value-type="string">
            <text:p text:style-name="P41"><text:span text:style-name="T19">Navrhnout</text:span><text:span text:style-name="T1"> </text:span><text:span text:style-name="T19">zřízení</text:span><text:span text:style-name="T1"> </text:span><text:span text:style-name="T19">nezávislé</text:span><text:span text:style-name="T1"> </text:span><text:span text:style-name="T19">Etické komise (vč. Stanovení pravomocí, jednacího řádu a organizačního zabezpečení)</text:span></text:p>
          </table:table-cell>
          <table:covered-table-cell/>
          <table:covered-table-cell/>
          <table:covered-table-cell/>
          <table:table-cell table:style-name="Tabulka1.A7" office:value-type="string">
            <text:p text:style-name="P34"><text:span text:style-name="T19">Člen</text:span><text:span text:style-name="T1"> </text:span><text:span text:style-name="T19">RHMP <text:s/>a</text:span></text:p>
            <text:p text:style-name="P41"><text:span text:style-name="T19">RED MHMP</text:span></text:p>
          </table:table-cell>
          <table:table-cell table:style-name="Tabulka1.A7" table:number-columns-spanned="4" office:value-type="string">
            <text:p text:style-name="P41"><text:span text:style-name="T19">30. 6. 2017</text:span></text:p>
          </table:table-cell>
          <table:covered-table-cell/>
          <table:covered-table-cell/>
          <table:covered-table-cell/>
        </table:table-row>
        <table:table-row table:style-name="Tabulka1.63">
          <table:table-cell table:style-name="Tabulka1.A6" table:number-columns-spanned="4" office:value-type="string">
            <text:p text:style-name="P41"><text:span text:style-name="T19">Implementovat Protikorupční strategii hl. m. Prahy</text:span></text:p>
            <text:p text:style-name="P41"><text:span text:style-name="T19">v obchodních společnostech 100% ovládaných hl. m.</text:span></text:p>
            <text:p text:style-name="P34"><text:span text:style-name="T19">Prahou</text:span></text:p>
          </table:table-cell>
          <table:covered-table-cell/>
          <table:covered-table-cell/>
          <table:covered-table-cell/>
          <table:table-cell table:style-name="Tabulka1.A6" office:value-type="string">
            <text:p text:style-name="P41"><text:span text:style-name="T19">Členové</text:span><text:span text:style-name="T1"> </text:span><text:span text:style-name="T19">ZHMP</text:span><text:span text:style-name="T1"> </text:span><text:span text:style-name="T19">pověření</text:span><text:span text:style-name="T1"> </text:span><text:span text:style-name="T19">zastupováním</text:span><text:span text:style-name="T1"> </text:span><text:span text:style-name="T19">hl.</text:span><text:span text:style-name="T1"> </text:span><text:span text:style-name="T19">m.</text:span><text:span text:style-name="T1"> </text:span><text:span text:style-name="T19">Prahy</text:span><text:span text:style-name="T1"> </text:span><text:span text:style-name="T19">v řídících</text:span><text:span text:style-name="T1"> </text:span><text:span text:style-name="T19">orgánech</text:span><text:span text:style-name="T1"> </text:span><text:span text:style-name="T19">obchodních</text:span><text:span text:style-name="T1"> </text:span><text:span text:style-name="T19">společností</text:span></text:p>
          </table:table-cell>
          <table:table-cell table:style-name="Tabulka1.A6" table:number-columns-spanned="4" office:value-type="string">
            <text:p text:style-name="P41"><text:span text:style-name="T19">30. 9. 2016</text:span></text:p>
          </table:table-cell>
          <table:covered-table-cell/>
          <table:covered-table-cell/>
          <table:covered-table-cell/>
        </table:table-row>
        <table:table-row table:style-name="Tabulka1.64">
          <table:table-cell table:style-name="Tabulka1.A6" table:number-columns-spanned="4" office:value-type="string">
            <text:p text:style-name="P41"><text:span text:style-name="T19">Zajistit (a v případě vhodnosti též externí)</text:span></text:p>
            <text:p text:style-name="P41"><text:span text:style-name="T19">prověření významných veřejných zakázek a</text:span></text:p>
            <text:p text:style-name="P41"><text:span text:style-name="T19">uzavřených smluv, kde vzniklo podezření z korupce</text:span></text:p>
          </table:table-cell>
          <table:covered-table-cell/>
          <table:covered-table-cell/>
          <table:covered-table-cell/>
          <table:table-cell table:style-name="Tabulka1.A6" office:value-type="string">
            <text:p text:style-name="P41"><text:span text:style-name="T19">Odbor</text:span></text:p>
            <text:p text:style-name="P41"><text:span text:style-name="T19">kontrolních</text:span></text:p>
            <text:p text:style-name="P41"><text:span text:style-name="T19">činností a/nebo</text:span></text:p>
            <text:p text:style-name="P41"><text:span text:style-name="T19">oddělení</text:span></text:p>
            <text:p text:style-name="P34"><text:span text:style-name="T19">Interního auditu odboru Kanceláře ředitele Magistrátu HMP (popř. nezávislý protikorupční orgán, bude-li zřízen)</text:span></text:p>
          </table:table-cell>
          <table:table-cell table:style-name="Tabulka1.A6" table:number-columns-spanned="4" office:value-type="string">
            <text:p text:style-name="P41"><text:span text:style-name="T19">průběžně</text:span></text:p>
          </table:table-cell>
          <table:covered-table-cell/>
          <table:covered-table-cell/>
          <table:covered-table-cell/>
        </table:table-row>
        <text:soft-page-break/>
        <table:table-row table:style-name="Tabulka1.65">
          <table:table-cell table:style-name="Tabulka1.A65" table:number-columns-spanned="4" office:value-type="string">
            <text:p text:style-name="P34"><text:span text:style-name="T1">Připravit a přijmout podrobný interní předpis MHMP</text:span></text:p>
            <text:p text:style-name="P34"><text:span text:style-name="T1">upravující postup oznamování při podezření na</text:span></text:p>
            <text:p text:style-name="P34"><text:span text:style-name="T1">spáchání trestného činu, včetně oznamovacích práv</text:span></text:p>
            <text:p text:style-name="P34"><text:span text:style-name="T1">a povinností („whistleblowing“)</text:span></text:p>
          </table:table-cell>
          <table:covered-table-cell/>
          <table:covered-table-cell/>
          <table:covered-table-cell/>
          <table:table-cell table:style-name="Tabulka1.E65" office:value-type="string">
            <text:p text:style-name="P34"><text:span text:style-name="T1">RED MHMP</text:span></text:p>
          </table:table-cell>
          <table:table-cell table:style-name="Tabulka1.A65" table:number-columns-spanned="4" office:value-type="string">
            <text:p text:style-name="P34"><text:span text:style-name="T1">30. 6. 2017</text:span></text:p>
          </table:table-cell>
          <table:covered-table-cell/>
          <table:covered-table-cell/>
          <table:covered-table-cell/>
        </table:table-row>
      </table:table>
      <text:p text:style-name="P26"/>
      <text:p text:style-name="P26"/>
      <text:p text:style-name="P26"/>
      <text:p text:style-name="P26"/>
      <text:p text:style-name="P26"/>
      <text:p text:style-name="P26"/>
      <text:p text:style-name="P26"/>
      <text:p text:style-name="P26"/>
      <text:p text:style-name="P26"/>
      <text:p text:style-name="P26"/>
      <text:h text:style-name="P50" text:outline-level="2"><text:bookmark-start text:name="_Toc459384846"/><text:span text:style-name="T23">4.2 Definice jednotlivých dalších cílů</text:span><text:bookmark-end text:name="_Toc459384846"/></text:h>
      <text:p text:style-name="Normální1"><text:span text:style-name="T9">I. Cíle směřující vůči hlavnímu městu Praze a jeho orgánům</text:span></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G"/>
        <table:table-row table:style-name="Tabulka2.1">
          <table:table-cell table:style-name="Tabulka2.A1" office:value-type="string">
            <text:p text:style-name="Normální1"><text:span text:style-name="T10">Oblast A</text:span></text:p>
          </table:table-cell>
          <table:table-cell table:style-name="Tabulka2.A1" table:number-columns-spanned="6" office:value-type="string">
            <text:p text:style-name="Normální1"><text:span text:style-name="T10">Protikorupční strategie a protikorupční politika hl. m. Prahy</text:span></text:p>
          </table:table-cell>
          <table:covered-table-cell/>
          <table:covered-table-cell/>
          <table:covered-table-cell/>
          <table:covered-table-cell/>
          <table:covered-table-cell/>
        </table:table-row>
        <table:table-row table:style-name="Tabulka2.2">
          <table:table-cell table:style-name="Tabulka2.A2" office:value-type="string">
            <text:p text:style-name="Normální1"><text:span text:style-name="T10">Typ řešení</text:span></text:p>
          </table:table-cell>
          <table:table-cell table:style-name="Tabulka2.B2" office:value-type="string">
            <text:p text:style-name="Normální1"><text:span text:style-name="T10">Cíle:</text:span></text:p>
          </table:table-cell>
          <table:table-cell table:style-name="Tabulka2.C2" office:value-type="string">
            <text:p text:style-name="Normální1"><text:span text:style-name="T10">Zodpovídá/</text:span></text:p>
            <text:p text:style-name="Normální1"><text:span text:style-name="T10">Provádí:</text:span></text:p>
          </table:table-cell>
          <table:table-cell table:style-name="Tabulka2.D2" office:value-type="string">
            <text:p text:style-name="Normální1"><text:span text:style-name="T10">Termín:</text:span></text:p>
          </table:table-cell>
          <table:table-cell table:style-name="Tabulka2.E2" office:value-type="string">
            <text:p text:style-name="Normální1"><text:span text:style-name="T10">Předpokládaná finanční náročnost</text:span></text:p>
          </table:table-cell>
          <table:table-cell table:style-name="Tabulka2.F2" office:value-type="string">
            <text:p text:style-name="Normální1"><text:span text:style-name="T10">Indikátor pro hodnocení</text:span></text:p>
          </table:table-cell>
          <table:table-cell table:style-name="Tabulka2.G2" office:value-type="string">
            <text:p text:style-name="Normální1"><text:span text:style-name="T10">Kontroluje:</text:span></text:p>
          </table:table-cell>
        </table:table-row>
        <table:table-row table:style-name="Tabulka2.3">
          <table:table-cell table:style-name="Tabulka2.A3" office:value-type="string">
            <text:p text:style-name="Normální1"><text:span text:style-name="T11">Stálá aktivita</text:span></text:p>
          </table:table-cell>
          <table:table-cell table:style-name="Tabulka2.B3" office:value-type="string">
            <text:p text:style-name="Normální1"><text:span text:style-name="T11">Naplňovat Protikorupční strategii hl. m. Prahy a plnit v ní definované cíle</text:span></text:p>
          </table:table-cell>
          <table:table-cell table:style-name="Tabulka2.C3" office:value-type="string">
            <text:p text:style-name="Normální1"><text:span text:style-name="T11">volené orgány HMP a jejich členové, MHMP a jeho zaměstnanci</text:span></text:p>
          </table:table-cell>
          <table:table-cell table:style-name="Tabulka2.D3" office:value-type="string">
            <text:p text:style-name="Normální1"><text:span text:style-name="T11">dle termínů protikorupční strategie</text:span></text:p>
          </table:table-cell>
          <table:table-cell table:style-name="Tabulka2.E3" office:value-type="string">
            <text:p text:style-name="P17"/>
          </table:table-cell>
          <table:table-cell table:style-name="Tabulka2.F3" office:value-type="string">
            <text:p text:style-name="Normální1"><text:span text:style-name="T11">% plněných cílů</text:span></text:p>
          </table:table-cell>
          <table:table-cell table:style-name="Tabulka2.G3" office:value-type="string">
            <text:p text:style-name="Normální1"><text:span text:style-name="T11">RED MHMP </text:span></text:p>
            <text:p text:style-name="Normální1"><text:span text:style-name="T11">PRIM HMP</text:span></text:p>
          </table:table-cell>
        </table:table-row>
        <table:table-row table:style-name="Tabulka2.4">
          <table:table-cell table:style-name="Tabulka2.A4" office:value-type="string">
            <text:p text:style-name="Normální1"><text:span text:style-name="T11">Stálá aktivita</text:span></text:p>
          </table:table-cell>
          <table:table-cell table:style-name="Tabulka2.B4" office:value-type="string">
            <text:p text:style-name="Normální1"><text:span text:style-name="T11">Každoroční revize Protikorupční strategie HMP spojená s doplněním klíčových aktivit reagujících na vzniklé situace (korupční rizika) a na změny v legislativní oblasti. Revize včetně návrhů bude součástí Zprávy o plnění Protikorupční strategie HMP</text:span></text:p>
          </table:table-cell>
          <table:table-cell table:style-name="Tabulka2.C4" office:value-type="string">
            <text:p text:style-name="Normální1"><text:span text:style-name="T11">OKC, PRM</text:span></text:p>
          </table:table-cell>
          <table:table-cell table:style-name="Tabulka2.D4" office:value-type="string">
            <text:p text:style-name="Normální1"><text:span text:style-name="T11">Dílčí hodnocení 6. 12. 2016 a dále vždy únor kalendářního roku</text:span></text:p>
          </table:table-cell>
          <table:table-cell table:style-name="Tabulka2.E4" office:value-type="string">
            <text:p text:style-name="Normální1"><text:span text:style-name="T11">Prostředky na platy</text:span></text:p>
          </table:table-cell>
          <table:table-cell table:style-name="Tabulka2.F4" office:value-type="string">
            <text:p text:style-name="Normální1"><text:span text:style-name="T11">zpracování zprávy v termínu</text:span></text:p>
            <text:p text:style-name="Normální1"><text:span text:style-name="T11">% zohledněných nastalých situací v klíčových aktivitách protikorupční strategie</text:span></text:p>
          </table:table-cell>
          <table:table-cell table:style-name="Tabulka2.G4" office:value-type="string">
            <text:p text:style-name="Normální1"><text:span text:style-name="T11">RED MHMP</text:span></text:p>
            <text:p text:style-name="Normální1"><text:span text:style-name="T11">a člen RHMP</text:span></text:p>
          </table:table-cell>
        </table:table-row>
        <table:table-row table:style-name="Tabulka2.5">
          <table:table-cell table:style-name="Tabulka2.A5" office:value-type="string">
            <text:p text:style-name="Normální1"><text:span text:style-name="T11">Stálá aktivita</text:span></text:p>
          </table:table-cell>
          <table:table-cell table:style-name="Tabulka2.B5" office:value-type="string">
            <text:p text:style-name="Normální1"><text:span text:style-name="T11">Zabezpečit provoz webového portálu nebo samostatnou část stávajícího („prahabezkorupce“) a zveřejňovat aktuální informace související s protikorupční politikou (informace o veřejných zakázkách, nakládání s majetkem, veřejná podpora apod.)</text:span></text:p>
          </table:table-cell>
          <table:table-cell table:style-name="Tabulka2.C5" office:value-type="string">
            <text:p text:style-name="Normální1"><text:span text:style-name="T11">RED OKM a INF</text:span></text:p>
          </table:table-cell>
          <table:table-cell table:style-name="Tabulka2.D5" office:value-type="string">
            <text:p text:style-name="Normální1"><text:span text:style-name="T11">Průběžně</text:span></text:p>
          </table:table-cell>
          <table:table-cell table:style-name="Tabulka2.E5" office:value-type="string">
            <text:p text:style-name="Normální1"><text:span text:style-name="T11">Prostředky na platy</text:span></text:p>
          </table:table-cell>
          <table:table-cell table:style-name="Tabulka2.F5" office:value-type="string">
            <text:p text:style-name="Normální1"><text:span text:style-name="T11">aktuálnost zveřejňovaných informací; návštěvnost stránek za hodnocené období, počet podnětů týkajících se neaktuálnosti stránek</text:span></text:p>
          </table:table-cell>
          <table:table-cell table:style-name="Tabulka2.G5" office:value-type="string">
            <text:p text:style-name="Normální1"><text:span text:style-name="T11">RED MHMP</text:span></text:p>
          </table:table-cell>
        </table:table-row>
        <table:table-row table:style-name="Tabulka2.5">
          <table:table-cell table:style-name="Tabulka2.A6" office:value-type="string">
            <text:p text:style-name="Normální1"><text:span text:style-name="T11">Stálá aktivita</text:span></text:p>
          </table:table-cell>
          <table:table-cell table:style-name="Tabulka2.B6" office:value-type="string">
            <text:p text:style-name="Normální1"><text:span text:style-name="T11">Dostatečně propagovat Protikorupční strategii HMP a možnosti oznámení, zajistit adekvátní veřejnou kampaň s cílem zvýšit povědomí veřejnosti a zaměstnanců <text:s/>MHMP o těchto způsobech a o tom, jak je zaručena anonymita ohlašovatele.</text:span></text:p>
          </table:table-cell>
          <table:table-cell table:style-name="Tabulka2.C6" office:value-type="string">
            <text:p text:style-name="Normální1"><text:span text:style-name="T11">RED OKM</text:span></text:p>
          </table:table-cell>
          <table:table-cell table:style-name="Tabulka2.D6" office:value-type="string">
            <text:p text:style-name="Normální1"><text:span text:style-name="T11">průběžně</text:span></text:p>
          </table:table-cell>
          <table:table-cell table:style-name="Tabulka2.E6" office:value-type="string">
            <text:p text:style-name="Normální1"><text:span text:style-name="T11">Prostředky na platy</text:span></text:p>
          </table:table-cell>
          <table:table-cell table:style-name="Tabulka2.F6" office:value-type="string">
            <text:p text:style-name="Normální1"><text:span text:style-name="T11">Zpětná vazba občanů</text:span></text:p>
          </table:table-cell>
          <table:table-cell table:style-name="Tabulka2.G6" office:value-type="string">
            <text:p text:style-name="Normální1"><text:span text:style-name="T11">RED MHMP</text:span></text:p>
          </table:table-cell>
        </table:table-row>
      </table:table>
      <text:p text:style-name="P26"><text:soft-page-break/></text:p>
      <table:table table:name="Tabulka3" table:style-name="Tabulka3">
        <table:table-column table:style-name="Tabulka3.A"/>
        <table:table-column table:style-name="Tabulka3.B"/>
        <table:table-column table:style-name="Tabulka3.C"/>
        <table:table-column table:style-name="Tabulka3.D"/>
        <table:table-column table:style-name="Tabulka3.E"/>
        <table:table-column table:style-name="Tabulka3.F"/>
        <table:table-column table:style-name="Tabulka3.G"/>
        <table:table-row table:style-name="Tabulka3.1">
          <table:table-cell table:style-name="Tabulka3.A1" office:value-type="string">
            <text:p text:style-name="Normální1"><text:span text:style-name="T10">Oblast B</text:span></text:p>
          </table:table-cell>
          <table:table-cell table:style-name="Tabulka3.A1" table:number-columns-spanned="6" office:value-type="string">
            <text:p text:style-name="Normální1"><text:span text:style-name="T10">Veřejné zakázky</text:span></text:p>
          </table:table-cell>
          <table:covered-table-cell/>
          <table:covered-table-cell/>
          <table:covered-table-cell/>
          <table:covered-table-cell/>
          <table:covered-table-cell/>
        </table:table-row>
        <table:table-row table:style-name="Tabulka3.2">
          <table:table-cell table:style-name="Tabulka3.A2" office:value-type="string">
            <text:p text:style-name="Normální1"><text:span text:style-name="T10">Typ řešení</text:span></text:p>
          </table:table-cell>
          <table:table-cell table:style-name="Tabulka3.B2" office:value-type="string">
            <text:p text:style-name="Normální1"><text:span text:style-name="T10">Cíle:</text:span></text:p>
          </table:table-cell>
          <table:table-cell table:style-name="Tabulka3.C2" office:value-type="string">
            <text:p text:style-name="Normální1"><text:span text:style-name="T10">Zodpovídá/</text:span></text:p>
            <text:p text:style-name="Normální1"><text:span text:style-name="T10">Provádí:</text:span></text:p>
          </table:table-cell>
          <table:table-cell table:style-name="Tabulka3.D2" office:value-type="string">
            <text:p text:style-name="Normální1"><text:span text:style-name="T10">Termín:</text:span></text:p>
          </table:table-cell>
          <table:table-cell table:style-name="Tabulka3.E2" office:value-type="string">
            <text:p text:style-name="Normální1"><text:span text:style-name="T10">Předpokládaná finanční náročnost</text:span></text:p>
          </table:table-cell>
          <table:table-cell table:style-name="Tabulka3.F2" office:value-type="string">
            <text:p text:style-name="Normální1"><text:span text:style-name="T10">Indikátor pro hodnocení</text:span></text:p>
          </table:table-cell>
          <table:table-cell table:style-name="Tabulka3.G2" office:value-type="string">
            <text:p text:style-name="Normální1"><text:span text:style-name="T10">Kontroluje:</text:span></text:p>
          </table:table-cell>
        </table:table-row>
        <table:table-row table:style-name="Tabulka3.2">
          <table:table-cell table:style-name="Tabulka3.A3" office:value-type="string">
            <text:p text:style-name="Normální1"><text:span text:style-name="T11">Stálá aktivita</text:span></text:p>
          </table:table-cell>
          <table:table-cell table:style-name="Tabulka3.B3" office:value-type="string">
            <text:p text:style-name="Normální1"><text:span text:style-name="T11">Zajistit striktní dodržování postupů dle zákona č. 137/2006 Sb., o veřejných zakázkách v platném znění </text:span></text:p>
          </table:table-cell>
          <table:table-cell table:style-name="Tabulka3.C3" office:value-type="string">
            <text:p text:style-name="Normální1"><text:span text:style-name="T11">RED MHMP</text:span></text:p>
          </table:table-cell>
          <table:table-cell table:style-name="Tabulka3.D3" office:value-type="string">
            <text:p text:style-name="Normální1"><text:span text:style-name="T11">průběžně</text:span></text:p>
          </table:table-cell>
          <table:table-cell table:style-name="Tabulka3.E3" office:value-type="string">
            <text:p text:style-name="P17"/>
          </table:table-cell>
          <table:table-cell table:style-name="Tabulka3.F3" office:value-type="string">
            <text:p text:style-name="Normální1"><text:span text:style-name="T11">počet řízení vedených ÚOHS, počet udělených pokut</text:span></text:p>
          </table:table-cell>
          <table:table-cell table:style-name="Tabulka3.G3" office:value-type="string">
            <text:p text:style-name="Normální1"><text:span text:style-name="T11">RHMP</text:span></text:p>
          </table:table-cell>
        </table:table-row>
        <table:table-row table:style-name="Tabulka3.4">
          <table:table-cell table:style-name="Tabulka3.A4" office:value-type="string">
            <text:p text:style-name="Normální1"><text:span text:style-name="T11">Stálá aktivita</text:span></text:p>
          </table:table-cell>
          <table:table-cell table:style-name="Tabulka3.B4" office:value-type="string">
            <text:p text:style-name="Normální1"><text:span text:style-name="T11">Zveřejňovat informace o veřejných zakázkách (zejména o veřejném zadavateli, předmětu veřejné zakázky včetně jeho specifikace, předpokládané hodnotě veřejné zakázky a lhůtě pro podání nabídek) v předpokládané hodnotě <text:s/>přesahující 500 tis. Kč. bez DPH na profilu zadavatele, <text:s/>a to v následujícím rozsahu: </text:span></text:p>
            <text:list xml:id="list7393454775968096338" text:style-name="WWNum12">
              <text:list-item>
                <text:p text:style-name="P20"><text:span text:style-name="T11">výzva k podání nabídky, je-li zpracována, nebo odkaz na uveřejněné oznámení o zakázce ve Věstníku veřejných zakázek;</text:span></text:p>
              </text:list-item>
              <text:list-item>
                <text:p text:style-name="P20"><text:span text:style-name="T11">zadávací dokumentace veřejných zakázek malého rozsahu, je-li zpracována (v závislosti na technických možnostech zadavatele)</text:span></text:p>
              </text:list-item>
              <text:list-item>
                <text:p text:style-name="P20"><text:span text:style-name="T11">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span></text:p>
              </text:list-item>
            </text:list>
          </table:table-cell>
          <table:table-cell table:style-name="Tabulka3.C4" office:value-type="string">
            <text:p text:style-name="Normální1"><text:span text:style-name="T11">Odbory administrující veřejné zakázky</text:span></text:p>
          </table:table-cell>
          <table:table-cell table:style-name="Tabulka3.D4" office:value-type="string">
            <text:p text:style-name="Normální1"><text:span text:style-name="T11">Průběžně</text:span></text:p>
          </table:table-cell>
          <table:table-cell table:style-name="Tabulka3.E4" office:value-type="string">
            <text:p text:style-name="Normální1"><text:span text:style-name="T11">Prostředky na platy</text:span></text:p>
          </table:table-cell>
          <table:table-cell table:style-name="Tabulka3.F4" office:value-type="string">
            <text:p text:style-name="Normální1"><text:span text:style-name="T11">Aktuálnost a úplnost zveřejněných informací</text:span></text:p>
          </table:table-cell>
          <table:table-cell table:style-name="Tabulka3.G4" office:value-type="string">
            <text:p text:style-name="Normální1"><text:span text:style-name="T11">OKC v rámci interního auditu realizace protikorupčních cílů</text:span></text:p>
          </table:table-cell>
        </table:table-row>
        <text:soft-page-break/>
        <table:table-row table:style-name="Tabulka3.5">
          <table:table-cell table:style-name="Tabulka3.A5" office:value-type="string">
            <text:p text:style-name="Normální1"><text:span text:style-name="T11">Stálá aktivita</text:span></text:p>
          </table:table-cell>
          <table:table-cell table:style-name="Tabulka3.B5" office:value-type="string">
            <text:p text:style-name="Normální1"><text:span text:style-name="T11">U veřejných zakázek zadávaných HMP zajistit souhlas druhé smluvní strany s poskytnutím informací o smlouvě v rozsahu zákona č. 106/1999 Sb.,o svobodném přístupu k informacím </text:span></text:p>
          </table:table-cell>
          <table:table-cell table:style-name="Tabulka3.C5" office:value-type="string">
            <text:p text:style-name="Normální1"><text:span text:style-name="T11">Odbory administrující veřejné zakázky</text:span></text:p>
          </table:table-cell>
          <table:table-cell table:style-name="Tabulka3.D5" office:value-type="string">
            <text:p text:style-name="Normální1"><text:span text:style-name="T11">Průběžně</text:span></text:p>
          </table:table-cell>
          <table:table-cell table:style-name="Tabulka3.E5" office:value-type="string">
            <text:p text:style-name="Normální1"><text:span text:style-name="T11">Prostředky na platy</text:span></text:p>
          </table:table-cell>
          <table:table-cell table:style-name="Tabulka3.F5" office:value-type="string">
            <text:p text:style-name="Normální1"><text:span text:style-name="T11">% veřejných zakázek, u nichž je souhlas se zveřejněním zajištěn z celkového počtu zadávaných zakázek</text:span></text:p>
          </table:table-cell>
          <table:table-cell table:style-name="Tabulka3.G5" office:value-type="string">
            <text:p text:style-name="Normální1"><text:span text:style-name="T11">OKC v rámci interního auditu realizace protikorupčních cílů</text:span></text:p>
          </table:table-cell>
        </table:table-row>
        <table:table-row table:style-name="Tabulka3.6">
          <table:table-cell table:style-name="Tabulka3.A6" office:value-type="string">
            <text:p text:style-name="Normální1"><text:span text:style-name="T11">Stálá aktivita</text:span></text:p>
          </table:table-cell>
          <table:table-cell table:style-name="Tabulka3.B6" office:value-type="string">
            <text:p text:style-name="Normální1"><text:span text:style-name="T11">Veřejné zakázky v předpokládané hodnotě přesahující 100 000,- Kč bez DPH evidovat v systému x:tender</text:span></text:p>
          </table:table-cell>
          <table:table-cell table:style-name="Tabulka3.C6" office:value-type="string">
            <text:p text:style-name="Normální1"><text:span text:style-name="T11">Odbory administrující veřejné zakázky</text:span></text:p>
          </table:table-cell>
          <table:table-cell table:style-name="Tabulka3.D6" office:value-type="string">
            <text:p text:style-name="Normální1"><text:span text:style-name="T11">Průběžně </text:span></text:p>
          </table:table-cell>
          <table:table-cell table:style-name="Tabulka3.E6" office:value-type="string">
            <text:p text:style-name="Normální1"><text:span text:style-name="T11">Prostředky na platy</text:span></text:p>
          </table:table-cell>
          <table:table-cell table:style-name="Tabulka3.F6" office:value-type="string">
            <text:p text:style-name="Normální1"><text:span text:style-name="T11">% <text:s/>evidovaných zakázek v systému <text:s/>z celkového počtu povinně evidovaných</text:span></text:p>
          </table:table-cell>
          <table:table-cell table:style-name="Tabulka3.G6" office:value-type="string">
            <text:p text:style-name="Normální1"><text:span text:style-name="T11">OKC v rámci interního auditu realizace protikorupčních cílů</text:span></text:p>
          </table:table-cell>
        </table:table-row>
        <table:table-row table:style-name="Tabulka3.2">
          <table:table-cell table:style-name="Tabulka3.A7" office:value-type="string">
            <text:p text:style-name="Normální1"><text:span text:style-name="T11">Stálá aktivita </text:span></text:p>
          </table:table-cell>
          <table:table-cell table:style-name="Tabulka3.B7" office:value-type="string">
            <text:p text:style-name="Normální1"><text:span text:style-name="T11">Zapojit odbornou veřejnost do procesu hodnocení veřejných zakázek </text:span></text:p>
          </table:table-cell>
          <table:table-cell table:style-name="Tabulka3.C7" office:value-type="string">
            <text:p text:style-name="Normální1"><text:span text:style-name="T11">Odbory administrující veřejné zakázky</text:span></text:p>
          </table:table-cell>
          <table:table-cell table:style-name="Tabulka3.D7" office:value-type="string">
            <text:p text:style-name="Normální1"><text:span text:style-name="T11">Průběžně </text:span></text:p>
          </table:table-cell>
          <table:table-cell table:style-name="Tabulka3.E7" office:value-type="string">
            <text:p text:style-name="P17"/>
          </table:table-cell>
          <table:table-cell table:style-name="Tabulka3.F7" office:value-type="string">
            <text:p text:style-name="Normální1"><text:span text:style-name="T11">Počet veřejných zakázek, na jejichž hodnocení se podílí odborná veřejnost (%)</text:span></text:p>
          </table:table-cell>
          <table:table-cell table:style-name="Tabulka3.G7" office:value-type="string">
            <text:p text:style-name="Normální1"><text:span text:style-name="T11">OKC v rámci interního auditu realizace protikorupčních cílů</text:span></text:p>
          </table:table-cell>
        </table:table-row>
        <table:table-row table:style-name="Tabulka3.8">
          <table:table-cell table:style-name="Tabulka3.A8" office:value-type="string">
            <text:p text:style-name="Normální1"><text:span text:style-name="T11">Stálá aktivita</text:span></text:p>
          </table:table-cell>
          <table:table-cell table:style-name="Tabulka3.B8" office:value-type="string">
            <text:p text:style-name="Normální1"><text:span text:style-name="T11">V návaznosti na změny právních předpisů souvisejících se zadáváním veřejných zakázek zpracovávat vzorové dokumenty pro zadávání veřejných zakázek a zveřejňovat je způsobem umožňujícím dálkový přístup</text:span></text:p>
          </table:table-cell>
          <table:table-cell table:style-name="Tabulka3.C8" office:value-type="string">
            <text:p text:style-name="Normální1"><text:span text:style-name="T11">Odbory administrující veřejné zakázky ve spolupráci s INF a </text:span><text:soft-page-break/><text:span text:style-name="T11">OKM</text:span></text:p>
          </table:table-cell>
          <table:table-cell table:style-name="Tabulka3.D8" office:value-type="string">
            <text:p text:style-name="Normální1"><text:span text:style-name="T11">průběžně</text:span></text:p>
          </table:table-cell>
          <table:table-cell table:style-name="Tabulka3.E8" office:value-type="string">
            <text:p text:style-name="Normální1"><text:span text:style-name="T11">Prostředky na platy</text:span></text:p>
          </table:table-cell>
          <table:table-cell table:style-name="Tabulka3.F8" office:value-type="string">
            <text:p text:style-name="Normální1"><text:span text:style-name="T11">Aktuálnost zveřejněných vzorů a dokumentů a jejich počet za </text:span><text:soft-page-break/><text:span text:style-name="T11">hodnocené období</text:span></text:p>
          </table:table-cell>
          <table:table-cell table:style-name="Tabulka3.G8" office:value-type="string">
            <text:p text:style-name="Normální1"><text:span text:style-name="T11">OKC v rámci interního auditu realizace protikorupčních cílů</text:span></text:p>
          </table:table-cell>
        </table:table-row>
        <table:table-row table:style-name="Tabulka3.8">
          <table:table-cell table:style-name="Tabulka3.A9" office:value-type="string">
            <text:p text:style-name="Normální1"><text:span text:style-name="T11">Stálá aktivita </text:span></text:p>
          </table:table-cell>
          <table:table-cell table:style-name="Tabulka3.B9" office:value-type="string">
            <text:p text:style-name="Normální1"><text:span text:style-name="T11">Pravidelně provádět interní audit realizace protikorupčních cílů v oblasti veřejných zakázek zadávaných HMP v předpokládané hodnotě nad 100 000,- Kč bez DPH</text:span></text:p>
          </table:table-cell>
          <table:table-cell table:style-name="Tabulka3.C9" office:value-type="string">
            <text:p text:style-name="Normální1"><text:span text:style-name="T11">OKC</text:span></text:p>
          </table:table-cell>
          <table:table-cell table:style-name="Tabulka3.D9" office:value-type="string">
            <text:p text:style-name="Normální1"><text:span text:style-name="T11">1x za 2 roky </text:span></text:p>
          </table:table-cell>
          <table:table-cell table:style-name="Tabulka3.E9" office:value-type="string">
            <text:p text:style-name="Normální1"><text:span text:style-name="T11">Prostředky na platy a školení týkajících se změn v právních předpisech souvisejících s oblastí veřejných zakázek</text:span></text:p>
          </table:table-cell>
          <table:table-cell table:style-name="Tabulka3.F9" office:value-type="string">
            <text:p text:style-name="Normální1"><text:span text:style-name="T11">Počet provedených auditů; počet zjištěných skutečností a navržených opatření</text:span></text:p>
          </table:table-cell>
          <table:table-cell table:style-name="Tabulka3.G9" office:value-type="string">
            <text:p text:style-name="Normální1"><text:span text:style-name="T11">RED MHMP</text:span></text:p>
          </table:table-cell>
        </table:table-row>
      </table:table>
      <text:p text:style-name="P26"/>
      <text:p text:style-name="Normální1"><text:span text:style-name="T10">Oblast C</text:span></text:p>
      <text:p text:style-name="Normální1"><text:span text:style-name="T10">Vnitřní předpisy a postupy</text:span></text:p>
      <text:p text:style-name="Normální1"><text:span text:style-name="T10">Typ řešení</text:span></text:p>
      <text:p text:style-name="Normální1"><text:span text:style-name="T10">Cíle:</text:span></text:p>
      <text:p text:style-name="Normální1"><text:span text:style-name="T10">Zodpovídá/</text:span></text:p>
      <text:p text:style-name="Normální1"><text:span text:style-name="T10">Provádí:</text:span></text:p>
      <text:p text:style-name="Normální1"><text:span text:style-name="T10">Termín:</text:span></text:p>
      <text:p text:style-name="Normální1"><text:span text:style-name="T10">Předpokládaná finanční náročnost</text:span></text:p>
      <text:p text:style-name="Normální1"><text:span text:style-name="T10">Indikátor pro hodnocení</text:span></text:p>
      <text:p text:style-name="Normální1"><text:span text:style-name="T10">Kontroluje:</text:span></text:p>
      <text:p text:style-name="Normální1"><text:span text:style-name="T11">Krátkodobý projekt</text:span></text:p>
      <text:p text:style-name="Normální1"><text:span text:style-name="T11">Prověřit další možnosti uplatnění systému whistleblower k ochraně své i zainteresovaných stran tak, aby bylo možné odhalit, prověřit a případně zastavit eventuální pochybení nebo nesrovnalosti a následně je bylo možné právně řešit, aby se předešlo negativním důsledkům</text:span></text:p>
      <text:p text:style-name="Normální1"><text:span text:style-name="T11">PRM a LEG</text:span></text:p>
      <text:p text:style-name="Normální1"><text:span text:style-name="T11">do 30.6.2017</text:span></text:p>
      <text:p text:style-name="Normální1"><text:span text:style-name="T11">Prostředky na platy</text:span></text:p>
      <text:p text:style-name="Normální1"><text:span text:style-name="T11">závěry analýzy - doporučení/ nedoporučení </text:span></text:p>
      <text:p text:style-name="Normální1"><text:span text:style-name="T11">RED MHMP</text:span></text:p>
      <text:p text:style-name="Normální1"><text:soft-page-break/><text:span text:style-name="T11">Krátkodobý projekt</text:span></text:p>
      <text:p text:style-name="Normální1"><text:span text:style-name="T11">Aktualizace a revize platného etického kodexu MHMP</text:span></text:p>
      <text:p text:style-name="Normální1"><text:span text:style-name="T11">PRM</text:span></text:p>
      <text:p text:style-name="Normální1"><text:span text:style-name="T11">do 30.6.2017</text:span></text:p>
      <text:p text:style-name="Normální1"><text:span text:style-name="T11">Prostředky na platy</text:span></text:p>
      <text:p text:style-name="Normální1"><text:span text:style-name="T11">aktualizovaný etický kodex</text:span></text:p>
      <text:p text:style-name="Normální1"><text:span text:style-name="T11">RED MHMP</text:span></text:p>
      <text:p text:style-name="Normální1"><text:span text:style-name="T11">Krátkodobý projekt</text:span></text:p>
      <text:p text:style-name="Normální1"><text:span text:style-name="T11">Zpracovat vnitřní předpis řešící přijímání darů zaměstnanci úřadu</text:span></text:p>
      <text:p text:style-name="Normální1"><text:span text:style-name="T11">PER a LEG</text:span></text:p>
      <text:p text:style-name="Normální1"><text:span text:style-name="T11">30. 6. 2017</text:span></text:p>
      <text:p text:style-name="Normální1"><text:span text:style-name="T11">Prostředky na platy</text:span></text:p>
      <text:p text:style-name="Normální1"><text:span text:style-name="T11">interní předpis</text:span></text:p>
      <text:p text:style-name="Normální1"><text:span text:style-name="T11">RED MHMP</text:span></text:p>
      <text:p text:style-name="Normální1"><text:span text:style-name="T11">Krátkodobý projekt</text:span></text:p>
      <text:p text:style-name="Normální1"><text:span text:style-name="T11">Zpracovat příručku zaměstnance, obsahující informace, jak pozná korupci a jak se má zachovat, včetně zavedených praxí z předcházejících klíčových aktivit zmíněných výše. Umístit ji volně ke stažení na intranetu</text:span></text:p>
      <text:p text:style-name="Normální1"><text:span text:style-name="T11">OKM a LEG</text:span></text:p>
      <text:p text:style-name="Normální1"><text:span text:style-name="T11">30. 6. 2017</text:span></text:p>
      <text:p text:style-name="Normální1"><text:span text:style-name="T11">Prostředky na platy</text:span></text:p>
      <text:p text:style-name="Normální1"><text:span text:style-name="T11">intranetová verze příručky</text:span></text:p>
      <text:p text:style-name="Normální1"><text:span text:style-name="T11">RED MHMP</text:span></text:p>
      <text:p text:style-name="Normální1"><text:span text:style-name="T11">Krátkodobý projekt</text:span></text:p>
      <text:p text:style-name="Normální1"><text:span text:style-name="T11">Implementace systému řízení bezpečnosti informací dle normy ISO 27001, jehož základem budou specializované interní normativní akty zaměřené na nakládání s informacemi a zajištění bezpečnosti informací</text:span></text:p>
      <text:p text:style-name="Normální1"><text:span text:style-name="T11">INF</text:span></text:p>
      <text:p text:style-name="Normální1"><text:span text:style-name="T11">Do 31.12.2017</text:span></text:p>
      <text:p text:style-name="Normální1"><text:span text:style-name="T11">Prostředky na platy</text:span></text:p>
      <text:p text:style-name="Normální1"><text:span text:style-name="T11">Vytvoření specializovaných interních předpisů</text:span></text:p>
      <text:p text:style-name="Normální1"><text:span text:style-name="T11">RED MHMP</text:span></text:p>
      <text:p text:style-name="Normální1"><text:span text:style-name="T11">Jednorázový projekt</text:span></text:p>
      <text:p text:style-name="P19"><text:span text:style-name="T11">Upravit Nařízení ředitele Magistrátu HMP č. 22/2005, k zajištění jednotného postupu při oběhu soudních písemností, při podávání trestních oznámení a vyřizování žádostí orgánů činných v trestním řízení na MHMP.</text:span></text:p>
      <text:p text:style-name="Normální1"><text:span text:style-name="T11">KRM a LEG</text:span></text:p>
      <text:p text:style-name="Normální1"><text:soft-page-break/><text:span text:style-name="T11">Do 31. 12. 2016</text:span></text:p>
      <text:p text:style-name="Normální1"><text:span text:style-name="T11">Prostředky na platy</text:span></text:p>
      <text:p text:style-name="Normální1"><text:span text:style-name="T11">Interní předpis</text:span></text:p>
      <text:p text:style-name="Normální1"><text:span text:style-name="T11">RED MHMP</text:span></text:p>
      <text:p text:style-name="Normální1"><text:span text:style-name="T11">Jednorázový projekt</text:span></text:p>
      <text:p text:style-name="Normální1"><text:span text:style-name="T11">Zajistit výběrové řízení na poskytovatele právních služeb pro roky 2016-2018 za účelem prověření a vyšetření významných podezřelých veřejných zakázek a uzavřených smluv</text:span></text:p>
      <text:p text:style-name="P18"/>
      <text:p text:style-name="Normální1"><text:span text:style-name="T11">Člen RHMP</text:span></text:p>
      <text:p text:style-name="Normální1"><text:span text:style-name="T11">Do 31.12. 2017</text:span></text:p>
      <text:p text:style-name="Normální1"><text:span text:style-name="T11">Prostředky na platy a dle výsledků výběrového řízení</text:span></text:p>
      <text:p text:style-name="Normální1"><text:span text:style-name="T11">Výsledky šetření </text:span></text:p>
      <text:p text:style-name="Normální1"><text:span text:style-name="T11">RHMP</text:span></text:p>
      <text:p text:style-name="P26"/>
      <text:p text:style-name="P26"/>
      <text:p text:style-name="Normální1"><text:span text:style-name="T10">Oblast D</text:span></text:p>
      <text:p text:style-name="Normální1"><text:span text:style-name="T10">Vzdělávání</text:span></text:p>
      <text:p text:style-name="Standard"/>
      <text:p text:style-name="Normální1"><text:span text:style-name="T10">Typ řešení</text:span></text:p>
      <text:p text:style-name="Normální1"><text:span text:style-name="T10">Cíle:</text:span></text:p>
      <text:p text:style-name="Normální1"><text:span text:style-name="T10">Zodpovídá/</text:span></text:p>
      <text:p text:style-name="Normální1"><text:span text:style-name="T10">Provádí:</text:span></text:p>
      <text:p text:style-name="Normální1"><text:span text:style-name="T10">Termín:</text:span></text:p>
      <text:p text:style-name="Normální1"><text:span text:style-name="T10">Předpokládaná finanční náročnost</text:span></text:p>
      <text:p text:style-name="Normální1"><text:span text:style-name="T10">Indikátor pro hodnocení</text:span></text:p>
      <text:p text:style-name="Normální1"><text:span text:style-name="T10">Kontroluje:</text:span></text:p>
      <text:p text:style-name="Standard"/>
      <text:p text:style-name="Normální1"><text:span text:style-name="T11">Stálá aktivita</text:span></text:p>
      <text:p text:style-name="Normální1"><text:span text:style-name="T11">Zajistit průběžné externí a interní proškolování v oblasti korupce; proškolit dosud neproškolené a všechny nově nastupující zaměstnance o protikorupčních opatřeních</text:span></text:p>
      <text:p text:style-name="Normální1"><text:span text:style-name="T11">PER</text:span></text:p>
      <text:p text:style-name="Normální1"><text:soft-page-break/><text:span text:style-name="T11">průběžně, minimálně 1krát/3 roky (první v roce 2017); nové zaměstnance do 3 měsíců od nástupu</text:span></text:p>
      <text:p text:style-name="Normální1"><text:span text:style-name="T11">náklady na proškolení, náklady na školení</text:span></text:p>
      <text:p text:style-name="Normální1"><text:span text:style-name="T11">počet proškolených/počet neproškolených zaměstnanců, (%) počet uskutečněných školení v oblasti korupce</text:span></text:p>
      <text:p text:style-name="Normální1"><text:span text:style-name="T11">RED MHMP</text:span></text:p>
      <text:p text:style-name="Standard"/>
      <text:p text:style-name="Normální1"><text:span text:style-name="T11">Stálá aktivita</text:span></text:p>
      <text:p text:style-name="Normální1"><text:span text:style-name="T11">Zvyšovat profesní kvalifikaci osob podílejících se na přípravě a realizaci veřejných zakázek zadávaných HMP</text:span></text:p>
      <text:p text:style-name="Normální1"><text:span text:style-name="T11">PER</text:span></text:p>
      <text:p text:style-name="Normální1"><text:span text:style-name="T11">Průběžně, nové zaměstnance do 3 měsíců od nástupu </text:span></text:p>
      <text:p text:style-name="Normální1"><text:span text:style-name="T11">Náklady na proškolení</text:span></text:p>
      <text:p text:style-name="Normální1"><text:span text:style-name="T11">Počet školení, počet proškolených osob</text:span></text:p>
      <text:p text:style-name="Normální1"><text:span text:style-name="T11">RED MHMP</text:span></text:p>
      <text:p text:style-name="Standard"/>
      <text:p text:style-name="Normální1"><text:span text:style-name="T11">Dlouhodobý projekt</text:span></text:p>
      <text:p text:style-name="Normální1"><text:span text:style-name="T11">Seznámit ředitele příspěvkových organizací s Protikorupční strategií HMP </text:span></text:p>
      <text:p text:style-name="Normální1"><text:span text:style-name="T11">PRM a odvětvové odbory</text:span></text:p>
      <text:p text:style-name="Normální1"><text:span text:style-name="T11">Do 30. 11. 2016</text:span></text:p>
      <text:p text:style-name="Normální1"><text:span text:style-name="T11">Prostředky na platy</text:span></text:p>
      <text:p text:style-name="Normální1"><text:span text:style-name="T11">Počet seznámených/počet neseznámených osob (%), materiál do ZHMP</text:span></text:p>
      <text:p text:style-name="Normální1"><text:span text:style-name="T11">RED MHMP</text:span></text:p>
      <text:p text:style-name="Normální1"><text:span text:style-name="T10">Oblast E</text:span></text:p>
      <text:p text:style-name="Normální1"><text:span text:style-name="T10">Nakládání s majetkem hl. m. Prahy</text:span></text:p>
      <text:p text:style-name="Normální1"><text:span text:style-name="T10">Typ řešení</text:span></text:p>
      <text:p text:style-name="Normální1"><text:span text:style-name="T10">Cíle:</text:span></text:p>
      <text:p text:style-name="Normální1"><text:span text:style-name="T10">Zodpovídá/</text:span></text:p>
      <text:p text:style-name="Normální1"><text:span text:style-name="T10">Provádí:</text:span></text:p>
      <text:p text:style-name="Normální1"><text:span text:style-name="T10">Termín:</text:span></text:p>
      <text:p text:style-name="Normální1"><text:span text:style-name="T10">Předpokládaná finanční náročnost</text:span></text:p>
      <text:p text:style-name="Normální1"><text:span text:style-name="T10">Indikátor pro hodnocení</text:span></text:p>
      <text:p text:style-name="Normální1"><text:span text:style-name="T10">Kontroluje:</text:span></text:p>
      <text:p text:style-name="Normální1"><text:span text:style-name="T11">Stálá aktivita</text:span></text:p>
      <text:p text:style-name="Normální1"><text:span text:style-name="T11">Zveřejňovat informace o záměrech prodeje a pronájmu nemovitého a movitého majetku způsobem umožňujícím dálkový přístup, a to v následujícím rozsahu: </text:span></text:p>
      <text:list xml:id="list234149831209476" text:continue-numbering="true" text:style-name="WWNum12">
        <text:list-item>
          <text:p text:style-name="P21"><text:soft-page-break/><text:span text:style-name="T11">aktuální záměry prodeje a pronájmu schválené RHMP</text:span></text:p>
        </text:list-item>
        <text:list-item>
          <text:p text:style-name="P21"><text:span text:style-name="T11">informace o prodeji nemovitého majetku (údaje o kupujícím, označení předmětu koupě a kupní cena)</text:span></text:p>
        </text:list-item>
        <text:list-item>
          <text:p text:style-name="P21"><text:span text:style-name="T11">uzavřené kupní smlouvy o prodeji movitého majetku</text:span></text:p>
        </text:list-item>
        <text:list-item>
          <text:p text:style-name="P21"><text:span text:style-name="T11">informace o pronájmech schválených RHMP</text:span></text:p>
        </text:list-item>
      </text:list>
      <text:list xml:id="list2062312973927674236" text:style-name="WWNum13">
        <text:list-item>
          <text:p text:style-name="P22"><text:span text:style-name="T11">OSM</text:span></text:p>
        </text:list-item>
        <text:list-item>
          <text:p text:style-name="P22"><text:span text:style-name="T11">průběžně</text:span></text:p>
        </text:list-item>
        <text:list-item>
          <text:p text:style-name="P22"><text:span text:style-name="T11">Prostředky na platy</text:span></text:p>
        </text:list-item>
        <text:list-item>
          <text:p text:style-name="P22"><text:span text:style-name="T11">Zveřejnění informací a jejich aktuálnost</text:span></text:p>
        </text:list-item>
        <text:list-item>
          <text:p text:style-name="P22"><text:span text:style-name="T11">RED MHMP</text:span></text:p>
        </text:list-item>
        <text:list-item>
          <text:p text:style-name="P22"><text:span text:style-name="T11">Stálá aktivita </text:span></text:p>
        </text:list-item>
        <text:list-item>
          <text:p text:style-name="P22"><text:span text:style-name="T11">Zveřejňovat způsobem umožňujícím dálkový přístup aktuální informace o postupech při nakládání s majetkem hl. m. Prahy</text:span></text:p>
        </text:list-item>
        <text:list-item>
          <text:p text:style-name="P22"><text:span text:style-name="T11">OSM</text:span></text:p>
        </text:list-item>
        <text:list-item>
          <text:p text:style-name="P22"><text:span text:style-name="T11">Průběžně</text:span></text:p>
        </text:list-item>
        <text:list-item>
          <text:p text:style-name="P22"><text:span text:style-name="T11">Prostředky na platy </text:span></text:p>
        </text:list-item>
        <text:list-item>
          <text:p text:style-name="P22"><text:span text:style-name="T11">Zveřejnění informací a jejich aktuálnost</text:span></text:p>
        </text:list-item>
        <text:list-item>
          <text:p text:style-name="P22"><text:span text:style-name="T11">RED MHMP</text:span></text:p>
        </text:list-item>
        <text:list-item>
          <text:p text:style-name="P22"><text:span text:style-name="T11">Krátkodobý projekt</text:span></text:p>
        </text:list-item>
        <text:list-item>
          <text:p text:style-name="P22"><text:span text:style-name="T11">Prověřit a posoudit možnost zveřejňování dalších informací týkajících se nakládání s majetkem (kupní smlouvy o prodeji nemovitého majetku, darování majetku, směny, výpůjčky apod.) a navrhnout další postup.</text:span></text:p>
        </text:list-item>
        <text:list-item>
          <text:p text:style-name="P22"><text:span text:style-name="T11">OSM</text:span></text:p>
        </text:list-item>
        <text:list-item>
          <text:p text:style-name="P22"><text:span text:style-name="T11">Do 30. 11. 2016</text:span></text:p>
        </text:list-item>
        <text:list-item>
          <text:p text:style-name="P22"><text:span text:style-name="T11">Prostředky na platy</text:span></text:p>
        </text:list-item>
        <text:list-item>
          <text:p text:style-name="P22"><text:span text:style-name="T11">Analýza obsahující posouzení předmětné problematiky a návrh dalšího postupu</text:span></text:p>
        </text:list-item>
        <text:list-item>
          <text:p text:style-name="P22"><text:span text:style-name="T11">MHMP</text:span></text:p>
        </text:list-item>
      </text:list>
      <text:p text:style-name="P17"/>
      <table:table table:name="Tabulka4" table:style-name="Tabulka4">
        <table:table-column table:style-name="Tabulka4.A"/>
        <table:table-column table:style-name="Tabulka4.B"/>
        <table:table-column table:style-name="Tabulka4.C"/>
        <table:table-column table:style-name="Tabulka4.D"/>
        <table:table-column table:style-name="Tabulka4.E"/>
        <table:table-column table:style-name="Tabulka4.F"/>
        <table:table-column table:style-name="Tabulka4.G"/>
        <table:table-row table:style-name="Tabulka4.1">
          <table:table-cell table:style-name="Tabulka4.A1" office:value-type="string">
            <text:p text:style-name="Normální1"><text:span text:style-name="T10">Oblast F</text:span></text:p>
          </table:table-cell>
          <table:table-cell table:style-name="Tabulka4.A1" table:number-columns-spanned="6" office:value-type="string">
            <text:p text:style-name="Normální1"><text:span text:style-name="T10">Poskytování dotací </text:span></text:p>
          </table:table-cell>
          <table:covered-table-cell/>
          <table:covered-table-cell/>
          <table:covered-table-cell/>
          <table:covered-table-cell/>
          <table:covered-table-cell/>
        </table:table-row>
        <table:table-row table:style-name="Tabulka4.2">
          <table:table-cell table:style-name="Tabulka4.A2" office:value-type="string">
            <text:p text:style-name="Normální1"><text:span text:style-name="T10">Typ řešení</text:span></text:p>
          </table:table-cell>
          <table:table-cell table:style-name="Tabulka4.B2" office:value-type="string">
            <text:p text:style-name="Normální1"><text:span text:style-name="T10">Cíle:</text:span></text:p>
          </table:table-cell>
          <table:table-cell table:style-name="Tabulka4.C2" office:value-type="string">
            <text:p text:style-name="Normální1"><text:span text:style-name="T10">Zodpovídá/</text:span></text:p>
            <text:p text:style-name="Normální1"><text:span text:style-name="T10">Provádí:</text:span></text:p>
          </table:table-cell>
          <table:table-cell table:style-name="Tabulka4.D2" office:value-type="string">
            <text:p text:style-name="Normální1"><text:span text:style-name="T10">Termín:</text:span></text:p>
          </table:table-cell>
          <table:table-cell table:style-name="Tabulka4.E2" office:value-type="string">
            <text:p text:style-name="Normální1"><text:span text:style-name="T10">Předpokládaná finanční náročnost</text:span></text:p>
          </table:table-cell>
          <table:table-cell table:style-name="Tabulka4.F2" office:value-type="string">
            <text:p text:style-name="Normální1"><text:span text:style-name="T10">Indikátor pro hodnocení</text:span></text:p>
          </table:table-cell>
          <table:table-cell table:style-name="Tabulka4.G2" office:value-type="string">
            <text:p text:style-name="Normální1"><text:span text:style-name="T10">Kontroluje:</text:span></text:p>
          </table:table-cell>
        </table:table-row>
        <table:table-row table:style-name="Tabulka4.3">
          <table:table-cell table:style-name="Tabulka4.A3" office:value-type="string">
            <text:p text:style-name="Normální1"><text:span text:style-name="T11">Stálá aktivita</text:span></text:p>
          </table:table-cell>
          <table:table-cell table:style-name="Tabulka4.B3" office:value-type="string">
            <text:p text:style-name="Normální1"><text:span text:style-name="T11">Zveřejňovat informace o dotacích, finančních darech a dalších formách veřejné podpory poskytovaných z rozpočtu hl. m. Prahy způsobem umožňujícím dálkový přístup a to </text:span><text:soft-page-break/><text:span text:style-name="T11">v rozsahu údajů o příjemcích poskytnuté podpory, výši poskytnuté podpory a účelu, na který byla dotace poskytnuta</text:span></text:p>
          </table:table-cell>
          <table:table-cell table:style-name="Tabulka4.C3" office:value-type="string">
            <text:p text:style-name="Normální1"><text:span text:style-name="T11">Odbory administrující dotace</text:span></text:p>
          </table:table-cell>
          <table:table-cell table:style-name="Tabulka4.D3" office:value-type="string">
            <text:p text:style-name="Normální1"><text:span text:style-name="T11">Průběžně </text:span></text:p>
          </table:table-cell>
          <table:table-cell table:style-name="Tabulka4.E3" office:value-type="string">
            <text:p text:style-name="Normální1"><text:span text:style-name="T11">Prostředky na platy </text:span></text:p>
          </table:table-cell>
          <table:table-cell table:style-name="Tabulka4.F3" office:value-type="string">
            <text:p text:style-name="Normální1"><text:span text:style-name="T11">Zveřejnění informací</text:span></text:p>
          </table:table-cell>
          <table:table-cell table:style-name="Tabulka4.G3" office:value-type="string">
            <text:p text:style-name="Normální1"><text:span text:style-name="T11">RED MHMP</text:span></text:p>
          </table:table-cell>
        </table:table-row>
        <table:table-row table:style-name="Tabulka4.4">
          <table:table-cell table:style-name="Tabulka4.A4" office:value-type="string">
            <text:p text:style-name="Normální1"><text:span text:style-name="T11">Pilotní projekt </text:span></text:p>
          </table:table-cell>
          <table:table-cell table:style-name="Tabulka4.B4" office:value-type="string">
            <text:p text:style-name="Normální1"><text:span text:style-name="T11">Navrhnout a připravit platformu pro zveřejňování všech smluv o dotacích a finančních darech a dalších formách veřejné podpory poskytnutých z rozpočtu HMP umožňujícím dálkový přístup</text:span></text:p>
          </table:table-cell>
          <table:table-cell table:style-name="Tabulka4.C4" office:value-type="string">
            <text:p text:style-name="Normální1"><text:span text:style-name="T11">INF ve spolupráci s odbory administrujícími dotace</text:span></text:p>
          </table:table-cell>
          <table:table-cell table:style-name="Tabulka4.D4" office:value-type="string">
            <text:p text:style-name="Normální1"><text:span text:style-name="T11">Do 30.6.2017</text:span></text:p>
          </table:table-cell>
          <table:table-cell table:style-name="Tabulka4.E4" office:value-type="string">
            <text:p text:style-name="Normální1"><text:span text:style-name="T11">Prostředky na platy</text:span></text:p>
          </table:table-cell>
          <table:table-cell table:style-name="Tabulka4.F4" office:value-type="string">
            <text:p text:style-name="Normální1"><text:span text:style-name="T11">Vytvoření platformy, prostřednictvím které bude umožněno zveřejňovat smlouvy o dotacích a darech</text:span></text:p>
          </table:table-cell>
          <table:table-cell table:style-name="Tabulka4.G4" office:value-type="string">
            <text:p text:style-name="Normální1"><text:span text:style-name="T11">RED MHMP</text:span></text:p>
          </table:table-cell>
        </table:table-row>
      </table:table>
      <text:p text:style-name="P17"/>
      <text:p text:style-name="Normální1"><text:span text:style-name="T12">II. Cíle směřující vůči příspěvkovým organizacím hl. m. Prahy</text:span></text:p>
      <table:table table:name="Tabulka5" table:style-name="Tabulka5">
        <table:table-column table:style-name="Tabulka5.A"/>
        <table:table-column table:style-name="Tabulka5.B"/>
        <table:table-column table:style-name="Tabulka5.C"/>
        <table:table-column table:style-name="Tabulka5.D"/>
        <table:table-column table:style-name="Tabulka5.E"/>
        <table:table-column table:style-name="Tabulka5.F"/>
        <table:table-column table:style-name="Tabulka5.G"/>
        <table:table-row table:style-name="Tabulka5.1">
          <table:table-cell table:style-name="Tabulka5.A1" office:value-type="string">
            <text:p text:style-name="Normální1"><text:span text:style-name="T10">Oblast A</text:span></text:p>
          </table:table-cell>
          <table:table-cell table:style-name="Tabulka5.A1" table:number-columns-spanned="6" office:value-type="string">
            <text:p text:style-name="Normální1"><text:span text:style-name="T10">Protikorupční strategie a protikorupční politika hl. m. Prahy</text:span></text:p>
          </table:table-cell>
          <table:covered-table-cell/>
          <table:covered-table-cell/>
          <table:covered-table-cell/>
          <table:covered-table-cell/>
          <table:covered-table-cell/>
        </table:table-row>
        <table:table-row table:style-name="Tabulka5.2">
          <table:table-cell table:style-name="Tabulka5.A2" office:value-type="string">
            <text:p text:style-name="Normální1"><text:span text:style-name="T10">Typ řešení</text:span></text:p>
          </table:table-cell>
          <table:table-cell table:style-name="Tabulka5.B2" office:value-type="string">
            <text:p text:style-name="Normální1"><text:span text:style-name="T10">Cíle:</text:span></text:p>
          </table:table-cell>
          <table:table-cell table:style-name="Tabulka5.C2" office:value-type="string">
            <text:p text:style-name="Normální1"><text:span text:style-name="T10">Zodpovídá/</text:span></text:p>
            <text:p text:style-name="Normální1"><text:span text:style-name="T10">Provádí:</text:span></text:p>
          </table:table-cell>
          <table:table-cell table:style-name="Tabulka5.D2" office:value-type="string">
            <text:p text:style-name="Normální1"><text:span text:style-name="T10">Termín:</text:span></text:p>
          </table:table-cell>
          <table:table-cell table:style-name="Tabulka5.E2" office:value-type="string">
            <text:p text:style-name="Normální1"><text:span text:style-name="T10">Předpokládaná finanční náročnost</text:span></text:p>
          </table:table-cell>
          <table:table-cell table:style-name="Tabulka5.F2" office:value-type="string">
            <text:p text:style-name="Normální1"><text:span text:style-name="T10">Indikátor pro hodnocení</text:span></text:p>
          </table:table-cell>
          <table:table-cell table:style-name="Tabulka5.G2" office:value-type="string">
            <text:p text:style-name="Normální1"><text:span text:style-name="T10">Kontroluje:</text:span></text:p>
          </table:table-cell>
        </table:table-row>
        <table:table-row table:style-name="Tabulka5.3">
          <table:table-cell table:style-name="Tabulka5.A3" office:value-type="string">
            <text:p text:style-name="Normální1"><text:span text:style-name="T11">Stálá aktivita</text:span></text:p>
          </table:table-cell>
          <table:table-cell table:style-name="Tabulka5.B3" office:value-type="string">
            <text:p text:style-name="Normální1"><text:span text:style-name="T11">Naplňovat Protikorupční strategii HMP a plnit v ní definované cíle</text:span></text:p>
          </table:table-cell>
          <table:table-cell table:style-name="Tabulka5.C3" office:value-type="string">
            <text:p text:style-name="Normální1"><text:span text:style-name="T11">Ředitelé příspěvkových organizací hl. m. Prahy</text:span></text:p>
          </table:table-cell>
          <table:table-cell table:style-name="Tabulka5.D3" office:value-type="string">
            <text:p text:style-name="Normální1"><text:span text:style-name="T11">dle protikorupční strategie</text:span></text:p>
          </table:table-cell>
          <table:table-cell table:style-name="Tabulka5.E3" office:value-type="string">
            <text:p text:style-name="P17"/>
          </table:table-cell>
          <table:table-cell table:style-name="Tabulka5.F3" office:value-type="string">
            <text:p text:style-name="Normální1"><text:span text:style-name="T11">% plněných cílů</text:span></text:p>
          </table:table-cell>
          <table:table-cell table:style-name="Tabulka5.G3" office:value-type="string">
            <text:p text:style-name="Normální1"><text:span text:style-name="T11">odbory MHMP s odpovědností za příspěvkové organizace prostřednictvím Zprávy o plnění Protikorupční strategie HMP</text:span></text:p>
          </table:table-cell>
        </table:table-row>
        <table:table-row table:style-name="Tabulka5.3">
          <table:table-cell table:style-name="Tabulka5.A4" office:value-type="string">
            <text:p text:style-name="Normální1"><text:span text:style-name="T11">Stálá aktivita</text:span></text:p>
          </table:table-cell>
          <table:table-cell table:style-name="Tabulka5.B4" office:value-type="string">
            <text:p text:style-name="Normální1"><text:span text:style-name="T11">Zpracovat zprávu o plnění cílů plynoucích z Protikorupční strategie HMP včetně vyhodnocení indikátorů a zaslat ji příslušnému odboru MHMP</text:span></text:p>
          </table:table-cell>
          <table:table-cell table:style-name="Tabulka5.C4" office:value-type="string">
            <text:p text:style-name="Normální1"><text:span text:style-name="T11">Ředitelé příspěvkových organizací</text:span></text:p>
          </table:table-cell>
          <table:table-cell table:style-name="Tabulka5.D4" office:value-type="string">
            <text:p text:style-name="Normální1"><text:span text:style-name="T11">Každoročně do 30. 6.</text:span></text:p>
          </table:table-cell>
          <table:table-cell table:style-name="Tabulka5.E4" office:value-type="string">
            <text:p text:style-name="Normální1"><text:span text:style-name="T11">Prostředky na platy</text:span></text:p>
          </table:table-cell>
          <table:table-cell table:style-name="Tabulka5.F4" office:value-type="string">
            <text:p text:style-name="Normální1"><text:span text:style-name="T11">Zpráva o plnění cílů, % odevzdaných zpráv z celkového počtu </text:span><text:soft-page-break/><text:span text:style-name="T11">příspěvkových organizací</text:span></text:p>
          </table:table-cell>
          <table:table-cell table:style-name="Tabulka5.G4" office:value-type="string">
            <text:p text:style-name="Normální1"><text:span text:style-name="T11">odbory MHMP s odpovědností za příspěvkové organizace prostřednictvím Zprávy o plnění </text:span><text:soft-page-break/><text:span text:style-name="T11">Protikorupční strategie HMP</text:span></text:p>
          </table:table-cell>
        </table:table-row>
        <table:table-row table:style-name="Tabulka5.3">
          <table:table-cell table:style-name="Tabulka5.A5" office:value-type="string">
            <text:p text:style-name="Normální1"><text:span text:style-name="T11">Stálá aktivita</text:span></text:p>
          </table:table-cell>
          <table:table-cell table:style-name="Tabulka5.B5" office:value-type="string">
            <text:p text:style-name="Normální1"><text:span text:style-name="T11">Seznámit všechny zaměstnance s platným Etickým kodexem zaměstnance MHMP a implementovat jej do vnitřních předpisů příspěvkové organizace</text:span></text:p>
          </table:table-cell>
          <table:table-cell table:style-name="Tabulka5.C5" office:value-type="string">
            <text:p text:style-name="Normální1"><text:span text:style-name="T11">Ředitelé příspěvkových organizací</text:span></text:p>
          </table:table-cell>
          <table:table-cell table:style-name="Tabulka5.D5" office:value-type="string">
            <text:p text:style-name="Normální1"><text:span text:style-name="T11">Do 30. 6. 2017</text:span></text:p>
          </table:table-cell>
          <table:table-cell table:style-name="Tabulka5.E5" office:value-type="string">
            <text:p text:style-name="Normální1"><text:span text:style-name="T11">Prostředky na platy</text:span></text:p>
          </table:table-cell>
          <table:table-cell table:style-name="Tabulka5.F5" office:value-type="string">
            <text:p text:style-name="Normální1"><text:span text:style-name="T11">Počet seznámených zaměstnanců, interní norma dokládající implementaci kodexu</text:span></text:p>
          </table:table-cell>
          <table:table-cell table:style-name="Tabulka5.G5" office:value-type="string">
            <text:p text:style-name="Normální1"><text:span text:style-name="T11">odbory MHMP s odpovědností za příspěvkové organizace prostřednictvím Zprávy o plnění Protikorupční strategie HMP</text:span></text:p>
          </table:table-cell>
        </table:table-row>
      </table:table>
      <text:p text:style-name="P17"/>
      <text:p text:style-name="P17"/>
      <table:table table:name="Tabulka6" table:style-name="Tabulka6">
        <table:table-column table:style-name="Tabulka6.A"/>
        <table:table-column table:style-name="Tabulka6.B"/>
        <table:table-column table:style-name="Tabulka6.C"/>
        <table:table-column table:style-name="Tabulka6.D"/>
        <table:table-column table:style-name="Tabulka6.E"/>
        <table:table-column table:style-name="Tabulka6.F"/>
        <table:table-column table:style-name="Tabulka6.G"/>
        <table:table-row table:style-name="Tabulka6.1">
          <table:table-cell table:style-name="Tabulka6.A1" office:value-type="string">
            <text:p text:style-name="Normální1"><text:span text:style-name="T10">Oblast B</text:span></text:p>
          </table:table-cell>
          <table:table-cell table:style-name="Tabulka6.A1" table:number-columns-spanned="6" office:value-type="string">
            <text:p text:style-name="Normální1"><text:span text:style-name="T10">Veřejné zakázky</text:span></text:p>
          </table:table-cell>
          <table:covered-table-cell/>
          <table:covered-table-cell/>
          <table:covered-table-cell/>
          <table:covered-table-cell/>
          <table:covered-table-cell/>
        </table:table-row>
        <table:table-row table:style-name="Tabulka6.2">
          <table:table-cell table:style-name="Tabulka6.A2" office:value-type="string">
            <text:p text:style-name="Normální1"><text:span text:style-name="T10">Typ řešení</text:span></text:p>
          </table:table-cell>
          <table:table-cell table:style-name="Tabulka6.B2" office:value-type="string">
            <text:p text:style-name="Normální1"><text:span text:style-name="T10">Cíle:</text:span></text:p>
          </table:table-cell>
          <table:table-cell table:style-name="Tabulka6.C2" office:value-type="string">
            <text:p text:style-name="Normální1"><text:span text:style-name="T10">Zodpovídá/</text:span></text:p>
            <text:p text:style-name="Normální1"><text:span text:style-name="T10">Provádí:</text:span></text:p>
          </table:table-cell>
          <table:table-cell table:style-name="Tabulka6.D2" office:value-type="string">
            <text:p text:style-name="Normální1"><text:span text:style-name="T10">Termín:</text:span></text:p>
          </table:table-cell>
          <table:table-cell table:style-name="Tabulka6.E2" office:value-type="string">
            <text:p text:style-name="Normální1"><text:span text:style-name="T10">Předpokládaná finanční náročnost</text:span></text:p>
          </table:table-cell>
          <table:table-cell table:style-name="Tabulka6.F2" office:value-type="string">
            <text:p text:style-name="Normální1"><text:span text:style-name="T10">Indikátor pro hodnocení</text:span></text:p>
          </table:table-cell>
          <table:table-cell table:style-name="Tabulka6.G2" office:value-type="string">
            <text:p text:style-name="Normální1"><text:span text:style-name="T10">Kontroluje:</text:span></text:p>
          </table:table-cell>
        </table:table-row>
        <table:table-row table:style-name="Tabulka6.2">
          <table:table-cell table:style-name="Tabulka6.A3" office:value-type="string">
            <text:p text:style-name="Normální1"><text:span text:style-name="T11">Stálá aktivita</text:span></text:p>
          </table:table-cell>
          <table:table-cell table:style-name="Tabulka6.B3" office:value-type="string">
            <text:p text:style-name="Normální1"><text:span text:style-name="T11">Zajistit striktní dodržování postupů dle zákona č. 137/2006 Sb., o veřejných zakázkách v platném znění </text:span></text:p>
          </table:table-cell>
          <table:table-cell table:style-name="Tabulka6.C3" office:value-type="string">
            <text:p text:style-name="Normální1"><text:span text:style-name="T11">Ředitelé příspěvkových organizací</text:span></text:p>
          </table:table-cell>
          <table:table-cell table:style-name="Tabulka6.D3" office:value-type="string">
            <text:p text:style-name="Normální1"><text:span text:style-name="T11">průběžně</text:span></text:p>
          </table:table-cell>
          <table:table-cell table:style-name="Tabulka6.E3" office:value-type="string">
            <text:p text:style-name="P17"/>
          </table:table-cell>
          <table:table-cell table:style-name="Tabulka6.F3" office:value-type="string">
            <text:p text:style-name="Normální1"><text:span text:style-name="T11">počet řízení vedených ÚHOS, počet <text:s/>udělených pokut</text:span></text:p>
          </table:table-cell>
          <table:table-cell table:style-name="Tabulka6.G3" office:value-type="string">
            <text:p text:style-name="Normální1"><text:span text:style-name="T11">odbory MHMP s odpovědností za příspěvkové organizace prostřednictvím Zprávy o plnění Protikorupční strategie HMP</text:span></text:p>
          </table:table-cell>
        </table:table-row>
        <text:soft-page-break/>
        <table:table-row table:style-name="Tabulka6.4">
          <table:table-cell table:style-name="Tabulka6.A4" office:value-type="string">
            <text:p text:style-name="Normální1"><text:span text:style-name="T11">Stálá aktivita</text:span></text:p>
          </table:table-cell>
          <table:table-cell table:style-name="Tabulka6.B4" office:value-type="string">
            <text:p text:style-name="Normální1"><text:span text:style-name="T11">Zveřejňovat informace o veřejných zakázkách zadávaných organizacemi zřizovanými HMP (zejména o veřejném zadavateli, předmětu veřejné zakázky včetně jeho specifikace, předpokládané hodnotě veřejné zakázky a lhůtě pro podání nabídek) v předpokládané hodnotě <text:s/>přesahující 100 tis. Kč. bez DPH, na profilu zadavatele, <text:s/>a to v následujícím rozsahu: </text:span></text:p>
            <text:list xml:id="list234150988341321" text:continue-list="list234149831209476" text:style-name="WWNum12">
              <text:list-item>
                <text:p text:style-name="P23"><text:span text:style-name="T11">výzva k podání nabídky, je-li zpracována, nebo odkaz na uveřejněné oznámení o zakázce ve Věstníku veřejných zakázek;</text:span></text:p>
              </text:list-item>
              <text:list-item>
                <text:p text:style-name="P23"><text:span text:style-name="T11">zadávací dokumentace veřejných zakázek malého rozsahu, je-li zpracována (v závislosti na technických možnostech zadavatele)</text:span></text:p>
              </text:list-item>
              <text:list-item>
                <text:p text:style-name="P23"><text:span text:style-name="T11">výsledky zadávacího řízení formou uveřejnění celého znění smlouvy na veřejnou zakázku nebo rámcové smlouvy včetně všech jejích změn a dodatků, uveřejnění výše skutečně uhrazené ceny za plnění veřejné zakázky, uveřejnění seznamu subdodavatelů dodavatele veřejné zakázky</text:span></text:p>
              </text:list-item>
            </text:list>
          </table:table-cell>
          <table:table-cell table:style-name="Tabulka6.C4" office:value-type="string">
            <text:p text:style-name="Normální1"><text:span text:style-name="T11">Ředitelé příspěvkových organizací </text:span></text:p>
          </table:table-cell>
          <table:table-cell table:style-name="Tabulka6.D4" office:value-type="string">
            <text:p text:style-name="Normální1"><text:span text:style-name="T11">Průběžně</text:span></text:p>
          </table:table-cell>
          <table:table-cell table:style-name="Tabulka6.E4" office:value-type="string">
            <text:p text:style-name="Normální1"><text:span text:style-name="T11">Prostředky na platy</text:span></text:p>
          </table:table-cell>
          <table:table-cell table:style-name="Tabulka6.F4" office:value-type="string">
            <text:p text:style-name="Normální1"><text:span text:style-name="T11">Aktuálnost a úplnost zveřejněných informací</text:span></text:p>
          </table:table-cell>
          <table:table-cell table:style-name="Tabulka6.G4" office:value-type="string">
            <text:p text:style-name="Normální1"><text:span text:style-name="T11">odbory MHMP s odpovědností za příspěvkové organizace prostřednictvím Zprávy o plnění Protikorupční strategie HMP</text:span></text:p>
          </table:table-cell>
        </table:table-row>
        <table:table-row table:style-name="Tabulka6.5">
          <table:table-cell table:style-name="Tabulka6.A5" office:value-type="string">
            <text:p text:style-name="Normální1"><text:span text:style-name="T11">Krátkodobý projekt</text:span></text:p>
          </table:table-cell>
          <table:table-cell table:style-name="Tabulka6.B5" office:value-type="string">
            <text:p text:style-name="P24"><text:span text:style-name="T11">Prověřit a případně zavést využívání elektronických aukcí při zadávání veřejných zakázek na dodávky, případně služby, jejichž předmět to umožňuje </text:span></text:p>
          </table:table-cell>
          <table:table-cell table:style-name="Tabulka6.C5" office:value-type="string">
            <text:p text:style-name="Normální1"><text:span text:style-name="T11">Ředitelé příspěvkových organizací</text:span></text:p>
          </table:table-cell>
          <table:table-cell table:style-name="Tabulka6.D5" office:value-type="string">
            <text:p text:style-name="Normální1"><text:span text:style-name="T11">do 30.6.2017</text:span></text:p>
          </table:table-cell>
          <table:table-cell table:style-name="Tabulka6.E5" office:value-type="string">
            <text:p text:style-name="Normální1"><text:span text:style-name="T11">Prostředky na platy</text:span></text:p>
          </table:table-cell>
          <table:table-cell table:style-name="Tabulka6.F5" office:value-type="string">
            <text:p text:style-name="Normální1"><text:span text:style-name="T11">Počet organizací, u nichž byl systém elektronických aukcí zaveden, počet zakázek zadaných </text:span><text:soft-page-break/><text:span text:style-name="T11">prostřednictvím elektronických aukcí</text:span></text:p>
          </table:table-cell>
          <table:table-cell table:style-name="Tabulka6.G5" office:value-type="string">
            <text:p text:style-name="Normální1"><text:span text:style-name="T11">odbory MHMP s odpovědností za příspěvkové organizace prostřednictvím Zprávy </text:span><text:soft-page-break/><text:span text:style-name="T11">o plnění Protikorupční strategie HMP</text:span></text:p>
          </table:table-cell>
        </table:table-row>
        <table:table-row table:style-name="Tabulka6.6">
          <table:table-cell table:style-name="Tabulka6.A6" office:value-type="string">
            <text:p text:style-name="Normální1"><text:span text:style-name="T11">Stálá aktivita</text:span></text:p>
          </table:table-cell>
          <table:table-cell table:style-name="Tabulka6.B6" office:value-type="string">
            <text:p text:style-name="Normální1"><text:span text:style-name="T11">U veřejných zakázek zadávaných příspěvkovými organizacemi HMP zajistit souhlas druhé smluvní strany s poskytnutím informací o smlouvě v rozsahu zákona o svobodném přístupu k informacím </text:span></text:p>
          </table:table-cell>
          <table:table-cell table:style-name="Tabulka6.C6" office:value-type="string">
            <text:p text:style-name="Normální1"><text:span text:style-name="T11">Ředitelé příspěvkových organizací</text:span></text:p>
          </table:table-cell>
          <table:table-cell table:style-name="Tabulka6.D6" office:value-type="string">
            <text:p text:style-name="Normální1"><text:span text:style-name="T11">Průběžně</text:span></text:p>
          </table:table-cell>
          <table:table-cell table:style-name="Tabulka6.E6" office:value-type="string">
            <text:p text:style-name="Normální1"><text:span text:style-name="T11">Prostředky na platy</text:span></text:p>
          </table:table-cell>
          <table:table-cell table:style-name="Tabulka6.F6" office:value-type="string">
            <text:p text:style-name="Normální1"><text:span text:style-name="T11">% veřejných zakázek, u nichž je souhlas se zveřejněním zajištěn z celkového počtu zadávaných zakázek</text:span></text:p>
          </table:table-cell>
          <table:table-cell table:style-name="Tabulka6.G6" office:value-type="string">
            <text:p text:style-name="Normální1"><text:span text:style-name="T11">odbory MHMP s odpovědností za příspěvkové organizace prostřednictvím Zprávy o plnění Protikorupční strategie HMP</text:span></text:p>
          </table:table-cell>
        </table:table-row>
        <table:table-row table:style-name="Tabulka6.2">
          <table:table-cell table:style-name="Tabulka6.A7" office:value-type="string">
            <text:p text:style-name="Normální1"><text:span text:style-name="T11">Stálá aktivita </text:span></text:p>
          </table:table-cell>
          <table:table-cell table:style-name="Tabulka6.B7" office:value-type="string">
            <text:p text:style-name="Normální1"><text:span text:style-name="T11">Zapojit odbornou veřejnost do procesu hodnocení veřejných zakázek u příspěvkových organizací</text:span></text:p>
          </table:table-cell>
          <table:table-cell table:style-name="Tabulka6.C7" office:value-type="string">
            <text:p text:style-name="Normální1"><text:span text:style-name="T11">Ředitelé příspěvkových organizací</text:span></text:p>
          </table:table-cell>
          <table:table-cell table:style-name="Tabulka6.D7" office:value-type="string">
            <text:p text:style-name="Normální1"><text:span text:style-name="T11">Průběžně </text:span></text:p>
          </table:table-cell>
          <table:table-cell table:style-name="Tabulka6.E7" office:value-type="string">
            <text:p text:style-name="P17"/>
          </table:table-cell>
          <table:table-cell table:style-name="Tabulka6.F7" office:value-type="string">
            <text:p text:style-name="Normální1"><text:span text:style-name="T11">Počet veřejných zakázek, na jejichž hodnocení se podílí odborná veřejnost (%)</text:span></text:p>
          </table:table-cell>
          <table:table-cell table:style-name="Tabulka6.G7" office:value-type="string">
            <text:p text:style-name="Normální1"><text:span text:style-name="T11">odbory MHMP s odpovědností za příspěvkové organizace prostřednictvím Zprávy o plnění Protikorupční strategie HMP</text:span></text:p>
          </table:table-cell>
        </table:table-row>
      </table:table>
      <text:p text:style-name="P17"/>
      <table:table table:name="Tabulka7" table:style-name="Tabulka7">
        <table:table-column table:style-name="Tabulka7.A"/>
        <table:table-column table:style-name="Tabulka7.B"/>
        <table:table-column table:style-name="Tabulka7.C"/>
        <table:table-column table:style-name="Tabulka7.D"/>
        <table:table-column table:style-name="Tabulka7.E"/>
        <table:table-column table:style-name="Tabulka7.F"/>
        <table:table-column table:style-name="Tabulka7.G"/>
        <table:table-row table:style-name="Tabulka7.1">
          <table:table-cell table:style-name="Tabulka7.A1" office:value-type="string">
            <text:p text:style-name="Normální1"><text:span text:style-name="T10">Oblast C</text:span></text:p>
          </table:table-cell>
          <table:table-cell table:style-name="Tabulka7.A1" table:number-columns-spanned="6" office:value-type="string">
            <text:p text:style-name="Normální1"><text:span text:style-name="T10">Vzdělávání</text:span></text:p>
          </table:table-cell>
          <table:covered-table-cell/>
          <table:covered-table-cell/>
          <table:covered-table-cell/>
          <table:covered-table-cell/>
          <table:covered-table-cell/>
        </table:table-row>
        <table:table-row table:style-name="Tabulka7.2">
          <table:table-cell table:style-name="Tabulka7.A2" office:value-type="string">
            <text:p text:style-name="Normální1"><text:span text:style-name="T10">Typ řešení</text:span></text:p>
          </table:table-cell>
          <table:table-cell table:style-name="Tabulka7.B2" office:value-type="string">
            <text:p text:style-name="Normální1"><text:span text:style-name="T10">Cíle:</text:span></text:p>
          </table:table-cell>
          <table:table-cell table:style-name="Tabulka7.C2" office:value-type="string">
            <text:p text:style-name="Normální1"><text:span text:style-name="T10">Zodpovídá/</text:span></text:p>
            <text:p text:style-name="Normální1"><text:span text:style-name="T10">Provádí:</text:span></text:p>
          </table:table-cell>
          <table:table-cell table:style-name="Tabulka7.D2" office:value-type="string">
            <text:p text:style-name="Normální1"><text:span text:style-name="T10">Termín:</text:span></text:p>
          </table:table-cell>
          <table:table-cell table:style-name="Tabulka7.E2" office:value-type="string">
            <text:p text:style-name="Normální1"><text:span text:style-name="T10">Předpokládaná finanční </text:span><text:soft-page-break/><text:span text:style-name="T10">náročnost</text:span></text:p>
          </table:table-cell>
          <table:table-cell table:style-name="Tabulka7.F2" office:value-type="string">
            <text:p text:style-name="Normální1"><text:span text:style-name="T10">Indikátor pro hodnocení</text:span></text:p>
          </table:table-cell>
          <table:table-cell table:style-name="Tabulka7.G2" office:value-type="string">
            <text:p text:style-name="Normální1"><text:span text:style-name="T10">Kontroluje:</text:span></text:p>
          </table:table-cell>
        </table:table-row>
        <table:table-row table:style-name="Tabulka7.3">
          <table:table-cell table:style-name="Tabulka7.A3" office:value-type="string">
            <text:p text:style-name="Normální1"><text:span text:style-name="T11">Stálá aktivita</text:span></text:p>
          </table:table-cell>
          <table:table-cell table:style-name="Tabulka7.B3" office:value-type="string">
            <text:p text:style-name="Normální1"><text:span text:style-name="T11">Zvyšovat profesní kvalifikaci osob podílejících se na přípravě a realizaci veřejných zakázek</text:span></text:p>
          </table:table-cell>
          <table:table-cell table:style-name="Tabulka7.C3" office:value-type="string">
            <text:p text:style-name="Normální1"><text:span text:style-name="T11">Vedoucí zaměstnanci příspěvkových organizací</text:span></text:p>
          </table:table-cell>
          <table:table-cell table:style-name="Tabulka7.D3" office:value-type="string">
            <text:p text:style-name="Normální1"><text:span text:style-name="T11">Průběžně </text:span></text:p>
          </table:table-cell>
          <table:table-cell table:style-name="Tabulka7.E3" office:value-type="string">
            <text:p text:style-name="Normální1"><text:span text:style-name="T11">Náklady na proškolení</text:span></text:p>
          </table:table-cell>
          <table:table-cell table:style-name="Tabulka7.F3" office:value-type="string">
            <text:p text:style-name="Normální1"><text:span text:style-name="T11">Počet <text:s/>školení; počet proškolených osob</text:span></text:p>
          </table:table-cell>
          <table:table-cell table:style-name="Tabulka7.G3" office:value-type="string">
            <text:p text:style-name="Normální1"><text:span text:style-name="T11">Ředitelé příspěvkových organizací Zprávy o plnění Protikorupční strategie HMP</text:span></text:p>
          </table:table-cell>
        </table:table-row>
        <table:table-row table:style-name="Tabulka7.4">
          <table:table-cell table:style-name="Tabulka7.A4" office:value-type="string">
            <text:p text:style-name="Normální1"><text:span text:style-name="T11">Stálá aktivita</text:span></text:p>
          </table:table-cell>
          <table:table-cell table:style-name="Tabulka7.B4" office:value-type="string">
            <text:p text:style-name="Normální1"><text:span text:style-name="T11">Zajištění školení v oblasti boje proti korupci pro zaměstnance příspěvkových organizací</text:span></text:p>
          </table:table-cell>
          <table:table-cell table:style-name="Tabulka7.C4" office:value-type="string">
            <text:p text:style-name="Normální1"><text:span text:style-name="T11">Ředitelé příspěvkových organizací </text:span></text:p>
          </table:table-cell>
          <table:table-cell table:style-name="Tabulka7.D4" office:value-type="string">
            <text:p text:style-name="Normální1"><text:span text:style-name="T11">1x za 3 roky (první (30. 6. 2017 </text:span></text:p>
          </table:table-cell>
          <table:table-cell table:style-name="Tabulka7.E4" office:value-type="string">
            <text:p text:style-name="Normální1"><text:span text:style-name="T11">Náklady na školení</text:span></text:p>
          </table:table-cell>
          <table:table-cell table:style-name="Tabulka7.F4" office:value-type="string">
            <text:p text:style-name="Normální1"><text:span text:style-name="T11">Počet uskutečněných kurzů/ počet proškolených zaměstnanců</text:span></text:p>
          </table:table-cell>
          <table:table-cell table:style-name="Tabulka7.G4" office:value-type="string">
            <text:p text:style-name="Normální1"><text:span text:style-name="T11">odbory MHMP s odpovědností za příspěvkové organizace prostřednictvím Zprávy o plnění Protikorupční strategie HMP</text:span></text:p>
          </table:table-cell>
        </table:table-row>
      </table:table>
      <text:p text:style-name="Standard"/>
      <text:h text:style-name="P47" text:outline-level="1"><text:bookmark-start text:name="_Toc459384847"/>5 Závěr<text:bookmark-end text:name="_Toc459384847"/></text:h>
      <text:p text:style-name="P32"><text:span text:style-name="T1">Protikorupční strategie hlavního města Prahy popisuje hlavní zásady a pravidla a též systémová i individuální opatření vedoucí ke snížení korupčních rizik. Vymezuje základní směrování souvisejících aktivit. Smyslem strategie není okamžitý efekt v podobě odhalených korupčních jednání značného rozsahu, neboť zavádění a realizace protikorupčních opatření je postupným procesem, který je třeba přizpůsobovat konkrétním podmínkám a okolnostem. Smyslem je vytvářet a stupňovat neustálý tlak ne potření korupčních jevů v podmínkách hl. m. Prahy.</text:span></text:p>
      <text:p text:style-name="P32"><text:span text:style-name="T1">Hlavním úkolem strategie je definovat a uspořádat systém fungování hlavního města Prahy, jeho orgánů a jím zřízených příspěvkových organizací tak, aby byla minimalizována korupční rizika a aby při všech pravidelných plánovacích a hodnotících aktivitách, jakož i při každém podstatném zásahu do činnosti organizace či systému řízení, byla tato korupční rizika vždy vyhodnocena včetně možnosti a vhodnosti zavedení konkrétních opatření k jejich eliminaci či minimalizaci.</text:span></text:p>
      <text:p text:style-name="P32"><text:span text:style-name="T1">Prostřednictvím Protikorupční strategie chce Praha zároveň seznámit širokou veřejnost s tím, že je problém korupce připravena nejen v maximální možné míře eliminovat zaváděním potřebných protikorupčních opatření, ale je i odhodlána důsledně řešit případně dokonané korupční jednání.</text:span></text:p>
      <text:p text:style-name="P32"><text:span text:style-name="T1">Hlavní město Praha se zavazuje nejen za všechny své orgány, ale i za jím zřizované příspěvkové organizace k postupné a možnostem i okolnostem přiměřené realizaci zásad, opatření a cílů obsažených v této Protikorupční strategii tak, aby byla co nejvíce omezována pravděpodobnost vzniku a rozvoje korupčního jednání.</text:span></text:p>
      <text:p text:style-name="P32"><text:span text:style-name="T1">Protikorupční strategie hl. m. Prahy je součástí snahy hlavního města Prahy o uplatňování „politiky otevřených dveří“, kdy tato strategie je její hlavní součástí.</text:span></text:p>
      <text:p text:style-name="P32"><text:span text:style-name="T1">Praha sdílí přesvědčení, že Protikorupční strategie a její naplňování v každodenním životě přispějí v dlouhodobějším horizontu ke zlepšení mínění veřejnosti o úrovni veřejné správy v obci, o práci politických představitelů samosprávy, o úřednících MHMP a o dalších veřejných zaměstnancích podílejících se na výkonu správy území města, na hospodaření s veřejným majetkem a na dobrém poskytování služeb veřejnosti.</text:span></text:p>
      <text:p text:style-name="P29"/>
      <text:h text:style-name="Heading_20_1" text:outline-level="1"><text:bookmark-start text:name="_Toc459384848"/>Příloha č. 1<text:bookmark-end text:name="_Toc459384848"/></text:h>
      <text:p text:style-name="P32"><text:span text:style-name="T8">Boj proti korupci na úrovni vlády České republiky</text:span></text:p>
      <text:p text:style-name="P32"><text:span text:style-name="T1">Boj proti korupci na úrovni vlády České republiky je prioritou, která dne 5. ledna 2011 vyvrcholila přijetím usnesení o Strategii vlády v boji proti korupci na období let 2011 a 2012. Vláda tímto usnesením schválila předmětnou strategii a zároveň zrušila předchozí Strategii vlády v boji proti korupci na období let 2006 až 2011, schválenou usnesením vlády ze dne 25. října 2006 č. 1199, ve znění usnesení </text:span><text:soft-page-break/><text:span text:style-name="T1">vlády ze dne 12. března 2007 č. 221, usnesení vlády ze dne 18. června 2007 č. 676 a usnesení vlády ze dne 13. srpna 2007 č. 880.</text:span></text:p>
      <text:p text:style-name="P32"><text:span text:style-name="T1">Aktualizovaná Strategie vlády v boji s korupcí na období let 2013 a 2014 byla schválena usnesením vlády ze dne 16. ledna 2013 č. 39, ve znění usnesení vlády ze dne 22. května č. 381Vládní koncepce boje s korupcí na léta 2015 až 2017, byla schválena Usnesením vlády České republiky ze dne 15. prosince 2014 č. 1057. Koncepce byla předložena v návaznosti na usnesení vlády ze dne 4. června 2014 č. 418, jímž byl schválen dokument s názvem Základní směry boje s korupcí na vládní úrovni, a reflektuje rovněž platné mezinárodní závazky České republiky. Předkládaná Koncepce je od roku 1999 v pořadí již pátým vládním protikorupčním strategickým materiálem. Na základě Koncepce byl formulován Akční plán boje s korupcí na rok 2015.</text:span></text:p>
      <text:p text:style-name="P32"><text:span text:style-name="T7">Prioritami vlády jsou:</text:span></text:p>
      <text:p text:style-name="P32"><text:span text:style-name="T8">Výkonná a nezávislá exekutiva –</text:span><text:span text:style-name="T1"> přijetí zákona o státní službě a jeho důsledné uvádění do praxe, prosazení nového zákona o státním zastupitelství.</text:span></text:p>
      <text:p text:style-name="P32"><text:span text:style-name="T8">Transparentnost a otevřený přístup k informacím –</text:span><text:span text:style-name="T1"> projekt elektronické Sbírky zákonů a Sbírky mezinárodních smluv a elektronického legislativního procesu, předložení novely zákona o střetu zájmů, zpřísnění systému financování politických stran, předložení zákona o centrálním registru, vytvoření závazných standardů pro nominaci zástupců státu.</text:span></text:p>
      <text:p text:style-name="P32"><text:span text:style-name="T8">Hospodárné nakládání s majetkem státu –</text:span><text:span text:style-name="T1"> příprava nových pravidel pro zadávání veřejných zakázek, předložení návrhu zákona, který zajistí transparentnost vlastnictví, podpora centrálních nákupů a elektronických aukcí, rozšíření pravomocí NKÚ, vytvoření zákona o vnitřním řízení a kontrole.</text:span></text:p>
      <text:p text:style-name="P32"><text:span text:style-name="T8">Rozvoj občanské společnosti –</text:span><text:span text:style-name="T1"> přijetí legislativního řešení ochrany oznamovatelů korupce (whistleblowerů).</text:span></text:p>
      <text:p text:style-name="P32"><text:span text:style-name="T8">Naplňování úkolů vyplývajících z iniciativy Open Government Partnership.</text:span></text:p>
      <text:p text:style-name="P32"><text:span text:style-name="T1">Tyto oblasti mají z hlediska boje proti korupci na úrovni hl. m. Prahy povahu priorit. Proto jsou dále zmíněny hlavní body, které si vláda v této souvislosti vytyčila, neboť lze očekávat, že jejich následná implementace bude mít přímý dopad i na kroky hl. m. Prahy v daných oblastech.</text:span></text:p>
      <text:p text:style-name="P32"><text:span text:style-name="T1">Z textů uvedených dokumentů vyplývá, že vláda spatřuje rozhodující prostor a hlavní nebezpečí korupce mj. v oblasti veřejné správy. Obecně jsou korupcí nejvíce zasaženy oblasti, ve kterých je rozhodováno o veřejných financích, a tam, kde jsou poskytovány služby občanům. Strategie proto obsahuje samostatné kapitoly obsahující opatření týkající se problematiky veřejných zakázek a opatření ve veřejné správě, a to jak na úrovni ústředních správních úřadů, tak na úrovni územních samospráv.</text:span></text:p>
      <text:p text:style-name="P32"><text:span text:style-name="T1">Vláda vnímá boj s korupcí jako dlouhodobý proces vyžadující spolupráci všech složek veřejné správy jak v oblasti prevence, tak v oblasti zprůhledňování </text:span><text:soft-page-break/><text:span text:style-name="T1">procesů i postihů korupčního jednání. Korupční praktiky jsou v řadě případů úzce propojeny s dalšími formami trestné činnosti a přispívají tak k oslabování základů demokratické společnosti.</text:span></text:p>
      <text:p text:style-name="P32"><text:span text:style-name="T1">Vládní strategie obsahuje analytické části, týkající se vnímání korupce, kvalitativní analýzy ekonomických souvislostí korupce a odhalování a vyšetřování korupce. </text:span><text:span text:style-name="T7">Strategicky pak vládní materiál uvádí základní směry:</text:span></text:p>
      <text:list xml:id="list234150643586013" text:continue-list="list234150658040621" text:style-name="WWNum6">
        <text:list-item>
          <text:p text:style-name="P4"><text:span text:style-name="T1">profesionalizace veřejné správy;</text:span></text:p>
        </text:list-item>
      </text:list>
      <text:p text:style-name="P6"/>
      <text:list xml:id="list234150771432719" text:continue-numbering="true" text:style-name="WWNum6">
        <text:list-item>
          <text:p text:style-name="P4"><text:span text:style-name="T1">nakládání s veřejným majetkem;</text:span></text:p>
        </text:list-item>
      </text:list>
      <text:p text:style-name="P5"/>
      <text:list xml:id="list234150569191707" text:continue-numbering="true" text:style-name="WWNum6">
        <text:list-item>
          <text:p text:style-name="P4"><text:span text:style-name="T1">posilování protikorupčních nástrojů v soukromém sektoru;</text:span></text:p>
        </text:list-item>
      </text:list>
      <text:p text:style-name="P5"/>
      <text:list xml:id="list234151118922859" text:continue-numbering="true" text:style-name="WWNum6">
        <text:list-item>
          <text:p text:style-name="P4"><text:span text:style-name="T1">posilování politického systému a zvyšování transparentnosti politických stran;</text:span></text:p>
        </text:list-item>
      </text:list>
      <text:p text:style-name="P5"/>
      <text:list xml:id="list234151068945494" text:continue-numbering="true" text:style-name="WWNum6">
        <text:list-item>
          <text:p text:style-name="P4"><text:span text:style-name="T1">odhalování, vyšetřování a stíhání korupce;</text:span></text:p>
        </text:list-item>
      </text:list>
      <text:p text:style-name="P5"/>
      <text:list xml:id="list234150594610708" text:continue-numbering="true" text:style-name="WWNum6">
        <text:list-item>
          <text:p text:style-name="P4"><text:span text:style-name="T1">posilování protikorupčního klimatu v české společnosti;</text:span></text:p>
        </text:list-item>
      </text:list>
      <text:p text:style-name="P5"/>
      <text:list xml:id="list234151250059987" text:continue-numbering="true" text:style-name="WWNum6">
        <text:list-item>
          <text:p text:style-name="P4"><text:span text:style-name="T1">vytvoření kapacit pro monitoring korupce, formulaci protikorupční politiky a její monitoring a koordinaci jednotlivých kroků protikorupční politiky; posílení zdrojů na implementaci protikorupční politiky;</text:span></text:p>
        </text:list-item>
      </text:list>
      <text:p text:style-name="P5"/>
      <text:list xml:id="list234149983338973" text:continue-numbering="true" text:style-name="WWNum6">
        <text:list-item>
          <text:p text:style-name="P4"><text:span text:style-name="T1">posilování transparentnosti veřejného sektoru.</text:span></text:p>
        </text:list-item>
      </text:list>
      <text:p text:style-name="P5"/>
      <text:p text:style-name="P32"><text:span text:style-name="T1">K vládním strategickým prioritám patří zejména tyto úkoly:</text:span></text:p>
      <text:list xml:id="list234151495831447" text:continue-numbering="true" text:style-name="WWNum6">
        <text:list-item>
          <text:p text:style-name="P4"><text:span text:style-name="T1">zákon o úřednících (dokončení implementace);</text:span></text:p>
        </text:list-item>
      </text:list>
      <text:p text:style-name="P6"/>
      <text:list xml:id="list234150026878221" text:continue-numbering="true" text:style-name="WWNum6">
        <text:list-item>
          <text:p text:style-name="P4"><text:span text:style-name="T1">zákon o střetu zájmů;</text:span></text:p>
        </text:list-item>
      </text:list>
      <text:p text:style-name="P5"/>
      <text:list xml:id="list234150578545283" text:continue-numbering="true" text:style-name="WWNum6">
        <text:list-item>
          <text:p text:style-name="P4"><text:span text:style-name="T1">zákon o svobodném přístupu k informacím;</text:span></text:p>
        </text:list-item>
      </text:list>
      <text:p text:style-name="P5"/>
      <text:list xml:id="list234151132382440" text:continue-numbering="true" text:style-name="WWNum6">
        <text:list-item>
          <text:p text:style-name="P4"><text:span text:style-name="T1">rozkrývání konečných vlastníků;</text:span></text:p>
        </text:list-item>
      </text:list>
      <text:p text:style-name="P5"/>
      <text:list xml:id="list234150664681672" text:continue-numbering="true" text:style-name="WWNum6">
        <text:list-item>
          <text:p text:style-name="P4"><text:span text:style-name="T1">ochrana oznamovatelů;</text:span></text:p>
        </text:list-item>
      </text:list>
      <text:p text:style-name="P5"/>
      <text:list xml:id="list234150806440709" text:continue-numbering="true" text:style-name="WWNum6">
        <text:list-item>
          <text:p text:style-name="P4"><text:span text:style-name="T1">finanční kontrola a audit;</text:span></text:p>
        </text:list-item>
      </text:list>
      <text:p text:style-name="P5"/>
      <text:list xml:id="list234150772357314" text:continue-numbering="true" text:style-name="WWNum6">
        <text:list-item>
          <text:p text:style-name="P4"><text:span text:style-name="T1">vlastnická politika státu;</text:span></text:p>
        </text:list-item>
      </text:list>
      <text:p text:style-name="P5"/>
      <text:list xml:id="list234150017879054" text:continue-numbering="true" text:style-name="WWNum6">
        <text:list-item>
          <text:p text:style-name="P4"><text:span text:style-name="T1">strategie a metodika veřejného nakupování;</text:span></text:p>
        </text:list-item>
      </text:list>
      <text:p text:style-name="P5"/>
      <text:list xml:id="list234150664690816" text:continue-numbering="true" text:style-name="WWNum6">
        <text:list-item>
          <text:p text:style-name="P4"><text:span text:style-name="T1">zákon o státním zastupitelství;</text:span></text:p>
        </text:list-item>
      </text:list>
      <text:p text:style-name="P5"/>
      <text:list xml:id="list234150125566763" text:continue-numbering="true" text:style-name="WWNum6">
        <text:list-item>
          <text:p text:style-name="P4"><text:span text:style-name="T1">protikorupční program. </text:span></text:p>
        </text:list-item>
      </text:list>
      <text:p text:style-name="P32"><text:span text:style-name="T7">Na uvedené hlavní úkoly navazují další úkoly zahrnující oblasti:</text:span></text:p>
      <text:list xml:id="list234150715916126" text:continue-numbering="true" text:style-name="WWNum6">
        <text:list-item>
          <text:p text:style-name="P4"><text:soft-page-break/><text:span text:style-name="T1">veřejná správa;</text:span></text:p>
        </text:list-item>
      </text:list>
      <text:p text:style-name="P7"/>
      <text:list xml:id="list234151673210749" text:continue-numbering="true" text:style-name="WWNum6">
        <text:list-item>
          <text:p text:style-name="P4"><text:span text:style-name="T1">veřejné zakázky;</text:span></text:p>
        </text:list-item>
      </text:list>
      <text:p text:style-name="P5"/>
      <text:list xml:id="list234150343189463" text:continue-numbering="true" text:style-name="WWNum6">
        <text:list-item>
          <text:p text:style-name="P4"><text:span text:style-name="T1">orgány činné v trestném řízení;</text:span></text:p>
        </text:list-item>
      </text:list>
      <text:p text:style-name="P5"/>
      <text:list xml:id="list234150975202879" text:continue-numbering="true" text:style-name="WWNum6">
        <text:list-item>
          <text:p text:style-name="P4"><text:span text:style-name="T1">vzdělávání;</text:span></text:p>
        </text:list-item>
      </text:list>
      <text:p text:style-name="P5"/>
      <text:list xml:id="list234150207590831" text:continue-numbering="true" text:style-name="WWNum6">
        <text:list-item>
          <text:p text:style-name="P4"><text:span text:style-name="T1">ostatní úkoly. </text:span></text:p>
        </text:list-item>
      </text:list>
      <text:p text:style-name="P32"><text:span text:style-name="T1">Všechny zmíněné vládní strategie si kladou za cíl snižovat korupční příležitosti, zajistit transparentnost veřejné správy, zvýšit a zkvalitnit vymahatelnost práva, zlepšit celospolečenské klima a dosáhnout změn směrem od korupce k integritě.</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mily-generic="swiss"/>
    <style:font-face style:name="Calibri1" svg:font-family="Calibri" style:font-family-generic="swiss"/>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cs" fo:country="CZ"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cs" fo:country="CZ"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23cm" fo:margin-bottom="0cm" loext:contextual-spacing="false" fo:keep-together="always" fo:keep-with-next="always"/>
      <style:text-properties style:font-name="Trebuchet MS" fo:font-family="'Trebuchet MS'"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style:font-name="Trebuchet MS" fo:font-family="'Trebuchet MS'"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OC_20_Heading" style:display-name="TOC Heading" style:family="paragraph" style:parent-style-name="Heading_20_1" style:default-outline-level="">
      <style:text-properties fo:color="#2e74b5" style:font-name="Calibri Light" fo:font-family="'Calibri Light'" style:font-family-generic="roman" style:font-pitch="variable" fo:font-size="16pt" fo:font-weight="normal" style:font-size-asian="16pt" style:language-asian="cs" style:country-asian="CZ" style:font-weight-asian="normal"/>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Normální1"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language="en" fo:country="US" style:font-name-asian="Arial2" style:font-family-asian="Arial" style:font-family-generic-asian="system" style:font-pitch-asian="variable" style:font-name-complex="Arial2" style:font-family-complex="Arial" style:font-family-generic-complex="system" style:font-pitch-complex="variable"/>
    </style:style>
    <style:style style:name="Default_20_Paragraph_20_Font" style:display-name="Default Paragraph Font" style:family="text"/>
    <style:style style:name="Nadpis_20_1_20_Char" style:display-name="Nadpis 1 Char" style:family="text" style:parent-style-name="Default_20_Paragraph_20_Font">
      <style:text-properties style:font-name="Trebuchet MS" fo:font-family="'Trebuchet MS'"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Nadpis_20_2_20_Char" style:display-name="Nadpis 2 Char" style:family="text" style:parent-style-name="Default_20_Paragraph_20_Font">
      <style:text-properties style:font-name="Trebuchet MS" fo:font-family="'Trebuchet MS'"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Nadpis_20_3_20_Char" style:display-name="Nadpis 3 Char" style:family="text" style:parent-style-name="Default_20_Paragraph_20_Font">
      <style:text-properties style:font-name="Trebuchet MS" fo:font-family="'Trebuchet MS'" style:font-family-generic="roman" style:font-pitch="variable" fo:font-weight="bold" style:font-name-asian="F" style:font-family-generic-asian="system" style:font-pitch-asian="variable" style:font-weight-asian="bold" style:font-name-complex="F" style:font-family-generic-complex="system" style:font-pitch-complex="variable" style:font-size-complex="12pt"/>
    </style:style>
    <style:style style:name="Záhlaví_20_Char" style:display-name="Záhlaví Char" style:family="text" style:parent-style-name="Default_20_Paragraph_20_Font"/>
    <style:style style:name="Zápatí_20_Char" style:display-name="Zápatí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Trebuchet MS" fo:font-family="'Trebuchet MS'" style:font-family-generic="roman" style:font-pitch="variable" style:font-name-asian="Calibri2"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Trebuchet MS" fo:font-family="'Trebuchet MS'" style:font-family-generic="roman" style:font-pitch="variable" style:font-name-asian="Calibri2" style:font-family-asian="Calibri" style:font-family-generic-asian="system" style:font-pitch-asian="variable" style:font-name-complex="F"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000000" fo:font-size="11pt" style:font-size-asian="11pt" style:font-name-complex="Trebuchet MS1" style:font-family-complex="'Trebuchet MS'" style:font-family-generic-complex="system" style:font-pitch-complex="variable"/>
    </style:style>
    <style:style style:name="ListLabel_20_13" style:display-name="ListLabel 13" style:family="text">
      <style:text-properties fo:color="#000000" fo:font-size="11pt" style:font-size-asian="11pt" style:font-name-complex="Trebuchet MS1" style:font-family-complex="'Trebuchet MS'" style:font-family-generic-complex="system" style:font-pitch-complex="variable"/>
    </style:style>
    <style:style style:name="ListLabel_20_14" style:display-name="ListLabel 14" style:family="text">
      <style:text-properties fo:color="#000000" fo:font-size="11pt" style:font-size-asian="11pt" style:font-name-complex="Trebuchet MS1" style:font-family-complex="'Trebuchet MS'" style:font-family-generic-complex="system" style:font-pitch-complex="variable"/>
    </style:style>
    <style:style style:name="ListLabel_20_15" style:display-name="ListLabel 15" style:family="text">
      <style:text-properties fo:font-size="10pt"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0" style:display-name="ListLabel 2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1" style:display-name="ListLabel 2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2" style:display-name="ListLabel 2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3" style:display-name="ListLabel 2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7cm" fo:margin-left="0.767cm"/>
        </style:list-level-properties>
      </text:list-level-style-number>
      <text:list-level-style-number text:level="2" style:num-format="1" text:display-levels="2">
        <style:list-level-properties text:list-level-position-and-space-mode="label-alignment">
          <style:list-level-label-alignment text:label-followed-by="listtab" fo:text-indent="-0.767cm" fo:margin-left="0.76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2"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3" style:num-suffix="." style:num-format="1">
        <style:list-level-properties text:list-level-position-and-space-mode="label-alignment">
          <style:list-level-label-alignment text:label-followed-by="listtab" fo:text-indent="-0.635cm" fo:margin-left="0.84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4" style:num-suffix="." style:num-format="1" text:start-value="12">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 style:num-suffix="-" text:bullet-char="-">
        <style:list-level-properties text:list-level-position-and-space-mode="label-alignment">
          <style:list-level-label-alignment text:label-followed-by="listtab" fo:text-indent="1.905cm" fo:margin-left="1.27cm"/>
        </style:list-level-properties>
        <style:text-properties style:font-name="Arial1"/>
      </text:list-level-style-bullet>
      <text:list-level-style-bullet text:level="2" text:style-name="ListLabel_20_16" style:num-suffix="o" text:bullet-char="o">
        <style:list-level-properties text:list-level-position-and-space-mode="label-alignment">
          <style:list-level-label-alignment text:label-followed-by="listtab" fo:text-indent="4.445cm" fo:margin-left="2.54cm"/>
        </style:list-level-properties>
        <style:text-properties style:font-name="Arial1"/>
      </text:list-level-style-bullet>
      <text:list-level-style-bullet text:level="3" text:style-name="ListLabel_20_17" style:num-suffix="▪" text:bullet-char="▪">
        <style:list-level-properties text:list-level-position-and-space-mode="label-alignment">
          <style:list-level-label-alignment text:label-followed-by="listtab" fo:text-indent="6.985cm" fo:margin-left="3.81cm"/>
        </style:list-level-properties>
        <style:text-properties style:font-name="Arial1"/>
      </text:list-level-style-bullet>
      <text:list-level-style-bullet text:level="4" text:style-name="ListLabel_20_18" style:num-suffix="●" text:bullet-char="●">
        <style:list-level-properties text:list-level-position-and-space-mode="label-alignment">
          <style:list-level-label-alignment text:label-followed-by="listtab" fo:text-indent="9.525cm" fo:margin-left="5.08cm"/>
        </style:list-level-properties>
        <style:text-properties style:font-name="Arial1"/>
      </text:list-level-style-bullet>
      <text:list-level-style-bullet text:level="5" text:style-name="ListLabel_20_19" style:num-suffix="o" text:bullet-char="o">
        <style:list-level-properties text:list-level-position-and-space-mode="label-alignment">
          <style:list-level-label-alignment text:label-followed-by="listtab" fo:text-indent="12.065cm" fo:margin-left="6.35cm"/>
        </style:list-level-properties>
        <style:text-properties style:font-name="Arial1"/>
      </text:list-level-style-bullet>
      <text:list-level-style-bullet text:level="6" text:style-name="ListLabel_20_20" style:num-suffix="▪" text:bullet-char="▪">
        <style:list-level-properties text:list-level-position-and-space-mode="label-alignment">
          <style:list-level-label-alignment text:label-followed-by="listtab" fo:text-indent="14.605cm" fo:margin-left="7.62cm"/>
        </style:list-level-properties>
        <style:text-properties style:font-name="Arial1"/>
      </text:list-level-style-bullet>
      <text:list-level-style-bullet text:level="7" text:style-name="ListLabel_20_21" style:num-suffix="●" text:bullet-char="●">
        <style:list-level-properties text:list-level-position-and-space-mode="label-alignment">
          <style:list-level-label-alignment text:label-followed-by="listtab" fo:text-indent="17.145cm" fo:margin-left="8.89cm"/>
        </style:list-level-properties>
        <style:text-properties style:font-name="Arial1"/>
      </text:list-level-style-bullet>
      <text:list-level-style-bullet text:level="8" text:style-name="ListLabel_20_22" style:num-suffix="o" text:bullet-char="o">
        <style:list-level-properties text:list-level-position-and-space-mode="label-alignment">
          <style:list-level-label-alignment text:label-followed-by="listtab" fo:text-indent="19.685cm" fo:margin-left="10.16cm"/>
        </style:list-level-properties>
        <style:text-properties style:font-name="Arial1"/>
      </text:list-level-style-bullet>
      <text:list-level-style-bullet text:level="9" text:style-name="ListLabel_20_23" style:num-suffix="▪" text:bullet-char="▪">
        <style:list-level-properties text:list-level-position-and-space-mode="label-alignment">
          <style:list-level-label-alignment text:label-followed-by="listtab" fo:text-indent="22.22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1.90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3.30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4.69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6.22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7.74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9.27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0.79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12.31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13.97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2.501cm" fo:margin-bottom="1.251cm" fo:margin-left="2.501cm" fo:margin-right="2.501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1" style:print-orientation="portrait" fo:margin-top="2.501cm" fo:margin-bottom="1.251cm" fo:margin-left="2.501cm" fo:margin-right="2.50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9</text:page-number></text:p>
        <text:p text:style-name="Footer"/>
        <text:p text:style-name="Standard"/>
        <text:p text:style-name="Standard"/>
        <text:p text:style-name="Standard"/>
      </style:footer>
    </style:master-page>
    <style:master-page style:name="Converted1" style:page-layout-name="Mpm2">
      <style:footer>
        <text:p text:style-name="MP1"><text:page-number text:select-page="current">44</text:page-number></text:p>
        <text:p text:style-name="Footer"/>
        <text:p text:style-name="Standard"/>
        <text:p text:style-name="Standard"/>
        <text:p text:style-name="Standard"/>
      </style:footer>
    </style:master-page>
    <style:master-page style:name="Converted2" style:page-layout-name="Mpm3">
      <style:footer>
        <text:p text:style-name="MP1"><text:page-number text:select-page="current">48</text:page-number></text:p>
        <text:p text:style-name="Footer"/>
        <text:p text:style-name="Standard"/>
        <text:p text:style-name="Standard"/>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dláček Martin (MHMP, PRM)</meta:initial-creator>
    <meta:editing-cycles>14</meta:editing-cycles>
    <meta:creation-date>2016-08-19T07:57:00</meta:creation-date>
    <dc:date>2016-09-02T23:41:49.154024512</dc:date>
    <meta:editing-duration>PT4H24M56S</meta:editing-duration>
    <meta:generator>LibreOffice/5.1.4.2$Linux_X86_64 LibreOffice_project/10m0$Build-2</meta:generator>
    <meta:document-statistic meta:table-count="7" meta:image-count="0" meta:object-count="0" meta:page-count="48" meta:paragraph-count="928" meta:word-count="12064" meta:character-count="86647" meta:non-whitespace-character-count="756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